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4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Row Width</text:p>
          </table:table-cell>
          <table:table-cell table:style-name="ce1" office:value-type="string" calcext:value-type="string">
            <text:p>Row Number</text:p>
          </table:table-cell>
          <table:table-cell table:style-name="ce1" office:value-type="string" calcext:value-type="string">
            <text:p>Decimal Row Start Address</text:p>
          </table:table-cell>
          <table:table-cell table:style-name="ce1" office:value-type="string" calcext:value-type="string">
            <text:p>Binary Row Start Address</text:p>
          </table:table-cell>
          <table:table-cell table:style-name="ce1"/>
          <table:table-cell table:style-name="ce1" office:value-type="string" calcext:value-type="string">
            <text:p>Decimal Row End Address</text:p>
          </table:table-cell>
          <table:table-cell table:style-name="ce1" office:value-type="string" calcext:value-type="string">
            <text:p>Binary Row End Address</text:p>
          </table:table-cell>
          <table:table-cell table:style-name="ce1"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TRUNC([.B2]/2)*[.$A$2]" office:value-type="float" office:value="0" calcext:value-type="float">
            <text:p>0</text:p>
          </table:table-cell>
          <table:table-cell table:formula="of:=BASE([.C2];2;16)" office:value-type="string" office:string-value="0000000000000000" calcext:value-type="string">
            <text:p>0000000000000000</text:p>
          </table:table-cell>
          <table:table-cell table:style-name="ce1" office:value-type="string" calcext:value-type="string">
            <text:p>…</text:p>
          </table:table-cell>
          <table:table-cell table:formula="of:=[.C2]+[.$A$2]-1" office:value-type="float" office:value="319" calcext:value-type="float">
            <text:p>319</text:p>
          </table:table-cell>
          <table:table-cell table:style-name="ce2" table:formula="of:=BASE([.F2];2;16)" office:value-type="string" office:string-value="0000000100111111" calcext:value-type="string">
            <text:p>0000000100111111</text:p>
          </table:table-cell>
          <table:table-cell table:number-columns-repeated="1017"/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 table:formula="of:=TRUNC([.B3]/2)*[.$A$2]" office:value-type="float" office:value="0" calcext:value-type="float">
            <text:p>0</text:p>
          </table:table-cell>
          <table:table-cell table:formula="of:=BASE([.C3];2;16)" office:value-type="string" office:string-value="0000000000000000" calcext:value-type="string">
            <text:p>0000000000000000</text:p>
          </table:table-cell>
          <table:table-cell/>
          <table:table-cell table:formula="of:=[.C3]+[.$A$2]-1" office:value-type="float" office:value="319" calcext:value-type="float">
            <text:p>319</text:p>
          </table:table-cell>
          <table:table-cell table:style-name="ce2" table:formula="of:=BASE([.F3];2;16)" office:value-type="string" office:string-value="0000000100111111" calcext:value-type="string">
            <text:p>0000000100111111</text:p>
          </table:table-cell>
          <table:table-cell table:number-columns-repeated="1017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formula="of:=TRUNC([.B4]/2)*[.$A$2]" office:value-type="float" office:value="320" calcext:value-type="float">
            <text:p>320</text:p>
          </table:table-cell>
          <table:table-cell table:formula="of:=BASE([.C4];2;16)" office:value-type="string" office:string-value="0000000101000000" calcext:value-type="string">
            <text:p>0000000101000000</text:p>
          </table:table-cell>
          <table:table-cell/>
          <table:table-cell table:formula="of:=[.C4]+[.$A$2]-1" office:value-type="float" office:value="639" calcext:value-type="float">
            <text:p>639</text:p>
          </table:table-cell>
          <table:table-cell table:style-name="ce2" table:formula="of:=BASE([.F4];2;16)" office:value-type="string" office:string-value="0000001001111111" calcext:value-type="string">
            <text:p>0000001001111111</text:p>
          </table:table-cell>
          <table:table-cell table:number-columns-repeated="1017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formula="of:=TRUNC([.B5]/2)*[.$A$2]" office:value-type="float" office:value="320" calcext:value-type="float">
            <text:p>320</text:p>
          </table:table-cell>
          <table:table-cell table:formula="of:=BASE([.C5];2;16)" office:value-type="string" office:string-value="0000000101000000" calcext:value-type="string">
            <text:p>0000000101000000</text:p>
          </table:table-cell>
          <table:table-cell/>
          <table:table-cell table:formula="of:=[.C5]+[.$A$2]-1" office:value-type="float" office:value="639" calcext:value-type="float">
            <text:p>639</text:p>
          </table:table-cell>
          <table:table-cell table:style-name="ce2" table:formula="of:=BASE([.F5];2;16)" office:value-type="string" office:string-value="0000001001111111" calcext:value-type="string">
            <text:p>0000001001111111</text:p>
          </table:table-cell>
          <table:table-cell table:number-columns-repeated="1017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formula="of:=TRUNC([.B6]/2)*[.$A$2]" office:value-type="float" office:value="640" calcext:value-type="float">
            <text:p>640</text:p>
          </table:table-cell>
          <table:table-cell table:formula="of:=BASE([.C6];2;16)" office:value-type="string" office:string-value="0000001010000000" calcext:value-type="string">
            <text:p>0000001010000000</text:p>
          </table:table-cell>
          <table:table-cell/>
          <table:table-cell table:formula="of:=[.C6]+[.$A$2]-1" office:value-type="float" office:value="959" calcext:value-type="float">
            <text:p>959</text:p>
          </table:table-cell>
          <table:table-cell table:style-name="ce2" table:formula="of:=BASE([.F6];2;16)" office:value-type="string" office:string-value="0000001110111111" calcext:value-type="string">
            <text:p>0000001110111111</text:p>
          </table:table-cell>
          <table:table-cell table:number-columns-repeated="1017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formula="of:=TRUNC([.B7]/2)*[.$A$2]" office:value-type="float" office:value="640" calcext:value-type="float">
            <text:p>640</text:p>
          </table:table-cell>
          <table:table-cell table:formula="of:=BASE([.C7];2;16)" office:value-type="string" office:string-value="0000001010000000" calcext:value-type="string">
            <text:p>0000001010000000</text:p>
          </table:table-cell>
          <table:table-cell/>
          <table:table-cell table:formula="of:=[.C7]+[.$A$2]-1" office:value-type="float" office:value="959" calcext:value-type="float">
            <text:p>959</text:p>
          </table:table-cell>
          <table:table-cell table:style-name="ce2" table:formula="of:=BASE([.F7];2;16)" office:value-type="string" office:string-value="0000001110111111" calcext:value-type="string">
            <text:p>0000001110111111</text:p>
          </table:table-cell>
          <table:table-cell table:number-columns-repeated="1017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formula="of:=TRUNC([.B8]/2)*[.$A$2]" office:value-type="float" office:value="960" calcext:value-type="float">
            <text:p>960</text:p>
          </table:table-cell>
          <table:table-cell table:formula="of:=BASE([.C8];2;16)" office:value-type="string" office:string-value="0000001111000000" calcext:value-type="string">
            <text:p>0000001111000000</text:p>
          </table:table-cell>
          <table:table-cell/>
          <table:table-cell table:formula="of:=[.C8]+[.$A$2]-1" office:value-type="float" office:value="1279" calcext:value-type="float">
            <text:p>1279</text:p>
          </table:table-cell>
          <table:table-cell table:style-name="ce2" table:formula="of:=BASE([.F8];2;16)" office:value-type="string" office:string-value="0000010011111111" calcext:value-type="string">
            <text:p>0000010011111111</text:p>
          </table:table-cell>
          <table:table-cell table:number-columns-repeated="1017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formula="of:=TRUNC([.B9]/2)*[.$A$2]" office:value-type="float" office:value="960" calcext:value-type="float">
            <text:p>960</text:p>
          </table:table-cell>
          <table:table-cell table:formula="of:=BASE([.C9];2;16)" office:value-type="string" office:string-value="0000001111000000" calcext:value-type="string">
            <text:p>0000001111000000</text:p>
          </table:table-cell>
          <table:table-cell/>
          <table:table-cell table:formula="of:=[.C9]+[.$A$2]-1" office:value-type="float" office:value="1279" calcext:value-type="float">
            <text:p>1279</text:p>
          </table:table-cell>
          <table:table-cell table:style-name="ce2" table:formula="of:=BASE([.F9];2;16)" office:value-type="string" office:string-value="0000010011111111" calcext:value-type="string">
            <text:p>0000010011111111</text:p>
          </table:table-cell>
          <table:table-cell table:number-columns-repeated="1017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formula="of:=TRUNC([.B10]/2)*[.$A$2]" office:value-type="float" office:value="1280" calcext:value-type="float">
            <text:p>1280</text:p>
          </table:table-cell>
          <table:table-cell table:formula="of:=BASE([.C10];2;16)" office:value-type="string" office:string-value="0000010100000000" calcext:value-type="string">
            <text:p>0000010100000000</text:p>
          </table:table-cell>
          <table:table-cell/>
          <table:table-cell table:formula="of:=[.C10]+[.$A$2]-1" office:value-type="float" office:value="1599" calcext:value-type="float">
            <text:p>1599</text:p>
          </table:table-cell>
          <table:table-cell table:style-name="ce2" table:formula="of:=BASE([.F10];2;16)" office:value-type="string" office:string-value="0000011000111111" calcext:value-type="string">
            <text:p>0000011000111111</text:p>
          </table:table-cell>
          <table:table-cell table:number-columns-repeated="1017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formula="of:=TRUNC([.B11]/2)*[.$A$2]" office:value-type="float" office:value="1280" calcext:value-type="float">
            <text:p>1280</text:p>
          </table:table-cell>
          <table:table-cell table:formula="of:=BASE([.C11];2;16)" office:value-type="string" office:string-value="0000010100000000" calcext:value-type="string">
            <text:p>0000010100000000</text:p>
          </table:table-cell>
          <table:table-cell/>
          <table:table-cell table:formula="of:=[.C11]+[.$A$2]-1" office:value-type="float" office:value="1599" calcext:value-type="float">
            <text:p>1599</text:p>
          </table:table-cell>
          <table:table-cell table:style-name="ce2" table:formula="of:=BASE([.F11];2;16)" office:value-type="string" office:string-value="0000011000111111" calcext:value-type="string">
            <text:p>0000011000111111</text:p>
          </table:table-cell>
          <table:table-cell table:number-columns-repeated="1017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formula="of:=TRUNC([.B12]/2)*[.$A$2]" office:value-type="float" office:value="1600" calcext:value-type="float">
            <text:p>1600</text:p>
          </table:table-cell>
          <table:table-cell table:formula="of:=BASE([.C12];2;16)" office:value-type="string" office:string-value="0000011001000000" calcext:value-type="string">
            <text:p>0000011001000000</text:p>
          </table:table-cell>
          <table:table-cell/>
          <table:table-cell table:formula="of:=[.C12]+[.$A$2]-1" office:value-type="float" office:value="1919" calcext:value-type="float">
            <text:p>1919</text:p>
          </table:table-cell>
          <table:table-cell table:style-name="ce2" table:formula="of:=BASE([.F12];2;16)" office:value-type="string" office:string-value="0000011101111111" calcext:value-type="string">
            <text:p>0000011101111111</text:p>
          </table:table-cell>
          <table:table-cell table:number-columns-repeated="1017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formula="of:=TRUNC([.B13]/2)*[.$A$2]" office:value-type="float" office:value="1600" calcext:value-type="float">
            <text:p>1600</text:p>
          </table:table-cell>
          <table:table-cell table:formula="of:=BASE([.C13];2;16)" office:value-type="string" office:string-value="0000011001000000" calcext:value-type="string">
            <text:p>0000011001000000</text:p>
          </table:table-cell>
          <table:table-cell/>
          <table:table-cell table:formula="of:=[.C13]+[.$A$2]-1" office:value-type="float" office:value="1919" calcext:value-type="float">
            <text:p>1919</text:p>
          </table:table-cell>
          <table:table-cell table:style-name="ce2" table:formula="of:=BASE([.F13];2;16)" office:value-type="string" office:string-value="0000011101111111" calcext:value-type="string">
            <text:p>0000011101111111</text:p>
          </table:table-cell>
          <table:table-cell table:number-columns-repeated="1017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formula="of:=TRUNC([.B14]/2)*[.$A$2]" office:value-type="float" office:value="1920" calcext:value-type="float">
            <text:p>1920</text:p>
          </table:table-cell>
          <table:table-cell table:formula="of:=BASE([.C14];2;16)" office:value-type="string" office:string-value="0000011110000000" calcext:value-type="string">
            <text:p>0000011110000000</text:p>
          </table:table-cell>
          <table:table-cell/>
          <table:table-cell table:formula="of:=[.C14]+[.$A$2]-1" office:value-type="float" office:value="2239" calcext:value-type="float">
            <text:p>2239</text:p>
          </table:table-cell>
          <table:table-cell table:style-name="ce2" table:formula="of:=BASE([.F14];2;16)" office:value-type="string" office:string-value="0000100010111111" calcext:value-type="string">
            <text:p>0000100010111111</text:p>
          </table:table-cell>
          <table:table-cell table:number-columns-repeated="1017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formula="of:=TRUNC([.B15]/2)*[.$A$2]" office:value-type="float" office:value="1920" calcext:value-type="float">
            <text:p>1920</text:p>
          </table:table-cell>
          <table:table-cell table:formula="of:=BASE([.C15];2;16)" office:value-type="string" office:string-value="0000011110000000" calcext:value-type="string">
            <text:p>0000011110000000</text:p>
          </table:table-cell>
          <table:table-cell/>
          <table:table-cell table:formula="of:=[.C15]+[.$A$2]-1" office:value-type="float" office:value="2239" calcext:value-type="float">
            <text:p>2239</text:p>
          </table:table-cell>
          <table:table-cell table:style-name="ce2" table:formula="of:=BASE([.F15];2;16)" office:value-type="string" office:string-value="0000100010111111" calcext:value-type="string">
            <text:p>0000100010111111</text:p>
          </table:table-cell>
          <table:table-cell table:number-columns-repeated="1017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formula="of:=TRUNC([.B16]/2)*[.$A$2]" office:value-type="float" office:value="2240" calcext:value-type="float">
            <text:p>2240</text:p>
          </table:table-cell>
          <table:table-cell table:formula="of:=BASE([.C16];2;16)" office:value-type="string" office:string-value="0000100011000000" calcext:value-type="string">
            <text:p>0000100011000000</text:p>
          </table:table-cell>
          <table:table-cell/>
          <table:table-cell table:formula="of:=[.C16]+[.$A$2]-1" office:value-type="float" office:value="2559" calcext:value-type="float">
            <text:p>2559</text:p>
          </table:table-cell>
          <table:table-cell table:style-name="ce2" table:formula="of:=BASE([.F16];2;16)" office:value-type="string" office:string-value="0000100111111111" calcext:value-type="string">
            <text:p>0000100111111111</text:p>
          </table:table-cell>
          <table:table-cell table:number-columns-repeated="1017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formula="of:=TRUNC([.B17]/2)*[.$A$2]" office:value-type="float" office:value="2240" calcext:value-type="float">
            <text:p>2240</text:p>
          </table:table-cell>
          <table:table-cell table:formula="of:=BASE([.C17];2;16)" office:value-type="string" office:string-value="0000100011000000" calcext:value-type="string">
            <text:p>0000100011000000</text:p>
          </table:table-cell>
          <table:table-cell/>
          <table:table-cell table:formula="of:=[.C17]+[.$A$2]-1" office:value-type="float" office:value="2559" calcext:value-type="float">
            <text:p>2559</text:p>
          </table:table-cell>
          <table:table-cell table:style-name="ce2" table:formula="of:=BASE([.F17];2;16)" office:value-type="string" office:string-value="0000100111111111" calcext:value-type="string">
            <text:p>0000100111111111</text:p>
          </table:table-cell>
          <table:table-cell table:number-columns-repeated="1017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formula="of:=TRUNC([.B18]/2)*[.$A$2]" office:value-type="float" office:value="2560" calcext:value-type="float">
            <text:p>2560</text:p>
          </table:table-cell>
          <table:table-cell table:formula="of:=BASE([.C18];2;16)" office:value-type="string" office:string-value="0000101000000000" calcext:value-type="string">
            <text:p>0000101000000000</text:p>
          </table:table-cell>
          <table:table-cell/>
          <table:table-cell table:formula="of:=[.C18]+[.$A$2]-1" office:value-type="float" office:value="2879" calcext:value-type="float">
            <text:p>2879</text:p>
          </table:table-cell>
          <table:table-cell table:style-name="ce2" table:formula="of:=BASE([.F18];2;16)" office:value-type="string" office:string-value="0000101100111111" calcext:value-type="string">
            <text:p>0000101100111111</text:p>
          </table:table-cell>
          <table:table-cell table:number-columns-repeated="1017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formula="of:=TRUNC([.B19]/2)*[.$A$2]" office:value-type="float" office:value="2560" calcext:value-type="float">
            <text:p>2560</text:p>
          </table:table-cell>
          <table:table-cell table:formula="of:=BASE([.C19];2;16)" office:value-type="string" office:string-value="0000101000000000" calcext:value-type="string">
            <text:p>0000101000000000</text:p>
          </table:table-cell>
          <table:table-cell/>
          <table:table-cell table:formula="of:=[.C19]+[.$A$2]-1" office:value-type="float" office:value="2879" calcext:value-type="float">
            <text:p>2879</text:p>
          </table:table-cell>
          <table:table-cell table:style-name="ce2" table:formula="of:=BASE([.F19];2;16)" office:value-type="string" office:string-value="0000101100111111" calcext:value-type="string">
            <text:p>0000101100111111</text:p>
          </table:table-cell>
          <table:table-cell table:number-columns-repeated="1017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formula="of:=TRUNC([.B20]/2)*[.$A$2]" office:value-type="float" office:value="2880" calcext:value-type="float">
            <text:p>2880</text:p>
          </table:table-cell>
          <table:table-cell table:formula="of:=BASE([.C20];2;16)" office:value-type="string" office:string-value="0000101101000000" calcext:value-type="string">
            <text:p>0000101101000000</text:p>
          </table:table-cell>
          <table:table-cell/>
          <table:table-cell table:formula="of:=[.C20]+[.$A$2]-1" office:value-type="float" office:value="3199" calcext:value-type="float">
            <text:p>3199</text:p>
          </table:table-cell>
          <table:table-cell table:style-name="ce2" table:formula="of:=BASE([.F20];2;16)" office:value-type="string" office:string-value="0000110001111111" calcext:value-type="string">
            <text:p>0000110001111111</text:p>
          </table:table-cell>
          <table:table-cell table:number-columns-repeated="1017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formula="of:=TRUNC([.B21]/2)*[.$A$2]" office:value-type="float" office:value="2880" calcext:value-type="float">
            <text:p>2880</text:p>
          </table:table-cell>
          <table:table-cell table:formula="of:=BASE([.C21];2;16)" office:value-type="string" office:string-value="0000101101000000" calcext:value-type="string">
            <text:p>0000101101000000</text:p>
          </table:table-cell>
          <table:table-cell/>
          <table:table-cell table:formula="of:=[.C21]+[.$A$2]-1" office:value-type="float" office:value="3199" calcext:value-type="float">
            <text:p>3199</text:p>
          </table:table-cell>
          <table:table-cell table:style-name="ce2" table:formula="of:=BASE([.F21];2;16)" office:value-type="string" office:string-value="0000110001111111" calcext:value-type="string">
            <text:p>0000110001111111</text:p>
          </table:table-cell>
          <table:table-cell table:number-columns-repeated="1017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formula="of:=TRUNC([.B22]/2)*[.$A$2]" office:value-type="float" office:value="3200" calcext:value-type="float">
            <text:p>3200</text:p>
          </table:table-cell>
          <table:table-cell table:formula="of:=BASE([.C22];2;16)" office:value-type="string" office:string-value="0000110010000000" calcext:value-type="string">
            <text:p>0000110010000000</text:p>
          </table:table-cell>
          <table:table-cell/>
          <table:table-cell table:formula="of:=[.C22]+[.$A$2]-1" office:value-type="float" office:value="3519" calcext:value-type="float">
            <text:p>3519</text:p>
          </table:table-cell>
          <table:table-cell table:style-name="ce2" table:formula="of:=BASE([.F22];2;16)" office:value-type="string" office:string-value="0000110110111111" calcext:value-type="string">
            <text:p>0000110110111111</text:p>
          </table:table-cell>
          <table:table-cell table:number-columns-repeated="1017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formula="of:=TRUNC([.B23]/2)*[.$A$2]" office:value-type="float" office:value="3200" calcext:value-type="float">
            <text:p>3200</text:p>
          </table:table-cell>
          <table:table-cell table:formula="of:=BASE([.C23];2;16)" office:value-type="string" office:string-value="0000110010000000" calcext:value-type="string">
            <text:p>0000110010000000</text:p>
          </table:table-cell>
          <table:table-cell/>
          <table:table-cell table:formula="of:=[.C23]+[.$A$2]-1" office:value-type="float" office:value="3519" calcext:value-type="float">
            <text:p>3519</text:p>
          </table:table-cell>
          <table:table-cell table:style-name="ce2" table:formula="of:=BASE([.F23];2;16)" office:value-type="string" office:string-value="0000110110111111" calcext:value-type="string">
            <text:p>0000110110111111</text:p>
          </table:table-cell>
          <table:table-cell table:number-columns-repeated="1017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formula="of:=TRUNC([.B24]/2)*[.$A$2]" office:value-type="float" office:value="3520" calcext:value-type="float">
            <text:p>3520</text:p>
          </table:table-cell>
          <table:table-cell table:formula="of:=BASE([.C24];2;16)" office:value-type="string" office:string-value="0000110111000000" calcext:value-type="string">
            <text:p>0000110111000000</text:p>
          </table:table-cell>
          <table:table-cell/>
          <table:table-cell table:formula="of:=[.C24]+[.$A$2]-1" office:value-type="float" office:value="3839" calcext:value-type="float">
            <text:p>3839</text:p>
          </table:table-cell>
          <table:table-cell table:style-name="ce2" table:formula="of:=BASE([.F24];2;16)" office:value-type="string" office:string-value="0000111011111111" calcext:value-type="string">
            <text:p>0000111011111111</text:p>
          </table:table-cell>
          <table:table-cell table:number-columns-repeated="1017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formula="of:=TRUNC([.B25]/2)*[.$A$2]" office:value-type="float" office:value="3520" calcext:value-type="float">
            <text:p>3520</text:p>
          </table:table-cell>
          <table:table-cell table:formula="of:=BASE([.C25];2;16)" office:value-type="string" office:string-value="0000110111000000" calcext:value-type="string">
            <text:p>0000110111000000</text:p>
          </table:table-cell>
          <table:table-cell/>
          <table:table-cell table:formula="of:=[.C25]+[.$A$2]-1" office:value-type="float" office:value="3839" calcext:value-type="float">
            <text:p>3839</text:p>
          </table:table-cell>
          <table:table-cell table:style-name="ce2" table:formula="of:=BASE([.F25];2;16)" office:value-type="string" office:string-value="0000111011111111" calcext:value-type="string">
            <text:p>0000111011111111</text:p>
          </table:table-cell>
          <table:table-cell table:number-columns-repeated="1017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formula="of:=TRUNC([.B26]/2)*[.$A$2]" office:value-type="float" office:value="3840" calcext:value-type="float">
            <text:p>3840</text:p>
          </table:table-cell>
          <table:table-cell table:formula="of:=BASE([.C26];2;16)" office:value-type="string" office:string-value="0000111100000000" calcext:value-type="string">
            <text:p>0000111100000000</text:p>
          </table:table-cell>
          <table:table-cell/>
          <table:table-cell table:formula="of:=[.C26]+[.$A$2]-1" office:value-type="float" office:value="4159" calcext:value-type="float">
            <text:p>4159</text:p>
          </table:table-cell>
          <table:table-cell table:style-name="ce2" table:formula="of:=BASE([.F26];2;16)" office:value-type="string" office:string-value="0001000000111111" calcext:value-type="string">
            <text:p>0001000000111111</text:p>
          </table:table-cell>
          <table:table-cell table:number-columns-repeated="1017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formula="of:=TRUNC([.B27]/2)*[.$A$2]" office:value-type="float" office:value="3840" calcext:value-type="float">
            <text:p>3840</text:p>
          </table:table-cell>
          <table:table-cell table:formula="of:=BASE([.C27];2;16)" office:value-type="string" office:string-value="0000111100000000" calcext:value-type="string">
            <text:p>0000111100000000</text:p>
          </table:table-cell>
          <table:table-cell/>
          <table:table-cell table:formula="of:=[.C27]+[.$A$2]-1" office:value-type="float" office:value="4159" calcext:value-type="float">
            <text:p>4159</text:p>
          </table:table-cell>
          <table:table-cell table:style-name="ce2" table:formula="of:=BASE([.F27];2;16)" office:value-type="string" office:string-value="0001000000111111" calcext:value-type="string">
            <text:p>0001000000111111</text:p>
          </table:table-cell>
          <table:table-cell table:number-columns-repeated="1017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formula="of:=TRUNC([.B28]/2)*[.$A$2]" office:value-type="float" office:value="4160" calcext:value-type="float">
            <text:p>4160</text:p>
          </table:table-cell>
          <table:table-cell table:formula="of:=BASE([.C28];2;16)" office:value-type="string" office:string-value="0001000001000000" calcext:value-type="string">
            <text:p>0001000001000000</text:p>
          </table:table-cell>
          <table:table-cell/>
          <table:table-cell table:formula="of:=[.C28]+[.$A$2]-1" office:value-type="float" office:value="4479" calcext:value-type="float">
            <text:p>4479</text:p>
          </table:table-cell>
          <table:table-cell table:style-name="ce2" table:formula="of:=BASE([.F28];2;16)" office:value-type="string" office:string-value="0001000101111111" calcext:value-type="string">
            <text:p>0001000101111111</text:p>
          </table:table-cell>
          <table:table-cell table:number-columns-repeated="1017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formula="of:=TRUNC([.B29]/2)*[.$A$2]" office:value-type="float" office:value="4160" calcext:value-type="float">
            <text:p>4160</text:p>
          </table:table-cell>
          <table:table-cell table:formula="of:=BASE([.C29];2;16)" office:value-type="string" office:string-value="0001000001000000" calcext:value-type="string">
            <text:p>0001000001000000</text:p>
          </table:table-cell>
          <table:table-cell/>
          <table:table-cell table:formula="of:=[.C29]+[.$A$2]-1" office:value-type="float" office:value="4479" calcext:value-type="float">
            <text:p>4479</text:p>
          </table:table-cell>
          <table:table-cell table:style-name="ce2" table:formula="of:=BASE([.F29];2;16)" office:value-type="string" office:string-value="0001000101111111" calcext:value-type="string">
            <text:p>0001000101111111</text:p>
          </table:table-cell>
          <table:table-cell table:number-columns-repeated="1017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formula="of:=TRUNC([.B30]/2)*[.$A$2]" office:value-type="float" office:value="4480" calcext:value-type="float">
            <text:p>4480</text:p>
          </table:table-cell>
          <table:table-cell table:formula="of:=BASE([.C30];2;16)" office:value-type="string" office:string-value="0001000110000000" calcext:value-type="string">
            <text:p>0001000110000000</text:p>
          </table:table-cell>
          <table:table-cell/>
          <table:table-cell table:formula="of:=[.C30]+[.$A$2]-1" office:value-type="float" office:value="4799" calcext:value-type="float">
            <text:p>4799</text:p>
          </table:table-cell>
          <table:table-cell table:style-name="ce2" table:formula="of:=BASE([.F30];2;16)" office:value-type="string" office:string-value="0001001010111111" calcext:value-type="string">
            <text:p>0001001010111111</text:p>
          </table:table-cell>
          <table:table-cell table:number-columns-repeated="1017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formula="of:=TRUNC([.B31]/2)*[.$A$2]" office:value-type="float" office:value="4480" calcext:value-type="float">
            <text:p>4480</text:p>
          </table:table-cell>
          <table:table-cell table:formula="of:=BASE([.C31];2;16)" office:value-type="string" office:string-value="0001000110000000" calcext:value-type="string">
            <text:p>0001000110000000</text:p>
          </table:table-cell>
          <table:table-cell/>
          <table:table-cell table:formula="of:=[.C31]+[.$A$2]-1" office:value-type="float" office:value="4799" calcext:value-type="float">
            <text:p>4799</text:p>
          </table:table-cell>
          <table:table-cell table:style-name="ce2" table:formula="of:=BASE([.F31];2;16)" office:value-type="string" office:string-value="0001001010111111" calcext:value-type="string">
            <text:p>0001001010111111</text:p>
          </table:table-cell>
          <table:table-cell table:number-columns-repeated="1017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formula="of:=TRUNC([.B32]/2)*[.$A$2]" office:value-type="float" office:value="4800" calcext:value-type="float">
            <text:p>4800</text:p>
          </table:table-cell>
          <table:table-cell table:formula="of:=BASE([.C32];2;16)" office:value-type="string" office:string-value="0001001011000000" calcext:value-type="string">
            <text:p>0001001011000000</text:p>
          </table:table-cell>
          <table:table-cell/>
          <table:table-cell table:formula="of:=[.C32]+[.$A$2]-1" office:value-type="float" office:value="5119" calcext:value-type="float">
            <text:p>5119</text:p>
          </table:table-cell>
          <table:table-cell table:style-name="ce2" table:formula="of:=BASE([.F32];2;16)" office:value-type="string" office:string-value="0001001111111111" calcext:value-type="string">
            <text:p>0001001111111111</text:p>
          </table:table-cell>
          <table:table-cell table:number-columns-repeated="1017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formula="of:=TRUNC([.B33]/2)*[.$A$2]" office:value-type="float" office:value="4800" calcext:value-type="float">
            <text:p>4800</text:p>
          </table:table-cell>
          <table:table-cell table:formula="of:=BASE([.C33];2;16)" office:value-type="string" office:string-value="0001001011000000" calcext:value-type="string">
            <text:p>0001001011000000</text:p>
          </table:table-cell>
          <table:table-cell/>
          <table:table-cell table:formula="of:=[.C33]+[.$A$2]-1" office:value-type="float" office:value="5119" calcext:value-type="float">
            <text:p>5119</text:p>
          </table:table-cell>
          <table:table-cell table:style-name="ce2" table:formula="of:=BASE([.F33];2;16)" office:value-type="string" office:string-value="0001001111111111" calcext:value-type="string">
            <text:p>0001001111111111</text:p>
          </table:table-cell>
          <table:table-cell table:number-columns-repeated="1017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formula="of:=TRUNC([.B34]/2)*[.$A$2]" office:value-type="float" office:value="5120" calcext:value-type="float">
            <text:p>5120</text:p>
          </table:table-cell>
          <table:table-cell table:formula="of:=BASE([.C34];2;16)" office:value-type="string" office:string-value="0001010000000000" calcext:value-type="string">
            <text:p>0001010000000000</text:p>
          </table:table-cell>
          <table:table-cell/>
          <table:table-cell table:formula="of:=[.C34]+[.$A$2]-1" office:value-type="float" office:value="5439" calcext:value-type="float">
            <text:p>5439</text:p>
          </table:table-cell>
          <table:table-cell table:style-name="ce2" table:formula="of:=BASE([.F34];2;16)" office:value-type="string" office:string-value="0001010100111111" calcext:value-type="string">
            <text:p>0001010100111111</text:p>
          </table:table-cell>
          <table:table-cell table:number-columns-repeated="1017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formula="of:=TRUNC([.B35]/2)*[.$A$2]" office:value-type="float" office:value="5120" calcext:value-type="float">
            <text:p>5120</text:p>
          </table:table-cell>
          <table:table-cell table:formula="of:=BASE([.C35];2;16)" office:value-type="string" office:string-value="0001010000000000" calcext:value-type="string">
            <text:p>0001010000000000</text:p>
          </table:table-cell>
          <table:table-cell/>
          <table:table-cell table:formula="of:=[.C35]+[.$A$2]-1" office:value-type="float" office:value="5439" calcext:value-type="float">
            <text:p>5439</text:p>
          </table:table-cell>
          <table:table-cell table:style-name="ce2" table:formula="of:=BASE([.F35];2;16)" office:value-type="string" office:string-value="0001010100111111" calcext:value-type="string">
            <text:p>0001010100111111</text:p>
          </table:table-cell>
          <table:table-cell table:number-columns-repeated="1017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formula="of:=TRUNC([.B36]/2)*[.$A$2]" office:value-type="float" office:value="5440" calcext:value-type="float">
            <text:p>5440</text:p>
          </table:table-cell>
          <table:table-cell table:formula="of:=BASE([.C36];2;16)" office:value-type="string" office:string-value="0001010101000000" calcext:value-type="string">
            <text:p>0001010101000000</text:p>
          </table:table-cell>
          <table:table-cell/>
          <table:table-cell table:formula="of:=[.C36]+[.$A$2]-1" office:value-type="float" office:value="5759" calcext:value-type="float">
            <text:p>5759</text:p>
          </table:table-cell>
          <table:table-cell table:style-name="ce2" table:formula="of:=BASE([.F36];2;16)" office:value-type="string" office:string-value="0001011001111111" calcext:value-type="string">
            <text:p>0001011001111111</text:p>
          </table:table-cell>
          <table:table-cell table:number-columns-repeated="1017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formula="of:=TRUNC([.B37]/2)*[.$A$2]" office:value-type="float" office:value="5440" calcext:value-type="float">
            <text:p>5440</text:p>
          </table:table-cell>
          <table:table-cell table:formula="of:=BASE([.C37];2;16)" office:value-type="string" office:string-value="0001010101000000" calcext:value-type="string">
            <text:p>0001010101000000</text:p>
          </table:table-cell>
          <table:table-cell/>
          <table:table-cell table:formula="of:=[.C37]+[.$A$2]-1" office:value-type="float" office:value="5759" calcext:value-type="float">
            <text:p>5759</text:p>
          </table:table-cell>
          <table:table-cell table:style-name="ce2" table:formula="of:=BASE([.F37];2;16)" office:value-type="string" office:string-value="0001011001111111" calcext:value-type="string">
            <text:p>0001011001111111</text:p>
          </table:table-cell>
          <table:table-cell table:number-columns-repeated="1017"/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table:formula="of:=TRUNC([.B38]/2)*[.$A$2]" office:value-type="float" office:value="5760" calcext:value-type="float">
            <text:p>5760</text:p>
          </table:table-cell>
          <table:table-cell table:formula="of:=BASE([.C38];2;16)" office:value-type="string" office:string-value="0001011010000000" calcext:value-type="string">
            <text:p>0001011010000000</text:p>
          </table:table-cell>
          <table:table-cell/>
          <table:table-cell table:formula="of:=[.C38]+[.$A$2]-1" office:value-type="float" office:value="6079" calcext:value-type="float">
            <text:p>6079</text:p>
          </table:table-cell>
          <table:table-cell table:style-name="ce2" table:formula="of:=BASE([.F38];2;16)" office:value-type="string" office:string-value="0001011110111111" calcext:value-type="string">
            <text:p>0001011110111111</text:p>
          </table:table-cell>
          <table:table-cell table:number-columns-repeated="1017"/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table:formula="of:=TRUNC([.B39]/2)*[.$A$2]" office:value-type="float" office:value="5760" calcext:value-type="float">
            <text:p>5760</text:p>
          </table:table-cell>
          <table:table-cell table:formula="of:=BASE([.C39];2;16)" office:value-type="string" office:string-value="0001011010000000" calcext:value-type="string">
            <text:p>0001011010000000</text:p>
          </table:table-cell>
          <table:table-cell/>
          <table:table-cell table:formula="of:=[.C39]+[.$A$2]-1" office:value-type="float" office:value="6079" calcext:value-type="float">
            <text:p>6079</text:p>
          </table:table-cell>
          <table:table-cell table:style-name="ce2" table:formula="of:=BASE([.F39];2;16)" office:value-type="string" office:string-value="0001011110111111" calcext:value-type="string">
            <text:p>0001011110111111</text:p>
          </table:table-cell>
          <table:table-cell table:number-columns-repeated="1017"/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table:formula="of:=TRUNC([.B40]/2)*[.$A$2]" office:value-type="float" office:value="6080" calcext:value-type="float">
            <text:p>6080</text:p>
          </table:table-cell>
          <table:table-cell table:formula="of:=BASE([.C40];2;16)" office:value-type="string" office:string-value="0001011111000000" calcext:value-type="string">
            <text:p>0001011111000000</text:p>
          </table:table-cell>
          <table:table-cell/>
          <table:table-cell table:formula="of:=[.C40]+[.$A$2]-1" office:value-type="float" office:value="6399" calcext:value-type="float">
            <text:p>6399</text:p>
          </table:table-cell>
          <table:table-cell table:style-name="ce2" table:formula="of:=BASE([.F40];2;16)" office:value-type="string" office:string-value="0001100011111111" calcext:value-type="string">
            <text:p>0001100011111111</text:p>
          </table:table-cell>
          <table:table-cell table:number-columns-repeated="1017"/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table:formula="of:=TRUNC([.B41]/2)*[.$A$2]" office:value-type="float" office:value="6080" calcext:value-type="float">
            <text:p>6080</text:p>
          </table:table-cell>
          <table:table-cell table:formula="of:=BASE([.C41];2;16)" office:value-type="string" office:string-value="0001011111000000" calcext:value-type="string">
            <text:p>0001011111000000</text:p>
          </table:table-cell>
          <table:table-cell/>
          <table:table-cell table:formula="of:=[.C41]+[.$A$2]-1" office:value-type="float" office:value="6399" calcext:value-type="float">
            <text:p>6399</text:p>
          </table:table-cell>
          <table:table-cell table:style-name="ce2" table:formula="of:=BASE([.F41];2;16)" office:value-type="string" office:string-value="0001100011111111" calcext:value-type="string">
            <text:p>0001100011111111</text:p>
          </table:table-cell>
          <table:table-cell table:number-columns-repeated="1017"/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table:formula="of:=TRUNC([.B42]/2)*[.$A$2]" office:value-type="float" office:value="6400" calcext:value-type="float">
            <text:p>6400</text:p>
          </table:table-cell>
          <table:table-cell table:formula="of:=BASE([.C42];2;16)" office:value-type="string" office:string-value="0001100100000000" calcext:value-type="string">
            <text:p>0001100100000000</text:p>
          </table:table-cell>
          <table:table-cell/>
          <table:table-cell table:formula="of:=[.C42]+[.$A$2]-1" office:value-type="float" office:value="6719" calcext:value-type="float">
            <text:p>6719</text:p>
          </table:table-cell>
          <table:table-cell table:style-name="ce2" table:formula="of:=BASE([.F42];2;16)" office:value-type="string" office:string-value="0001101000111111" calcext:value-type="string">
            <text:p>0001101000111111</text:p>
          </table:table-cell>
          <table:table-cell table:number-columns-repeated="1017"/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table:formula="of:=TRUNC([.B43]/2)*[.$A$2]" office:value-type="float" office:value="6400" calcext:value-type="float">
            <text:p>6400</text:p>
          </table:table-cell>
          <table:table-cell table:formula="of:=BASE([.C43];2;16)" office:value-type="string" office:string-value="0001100100000000" calcext:value-type="string">
            <text:p>0001100100000000</text:p>
          </table:table-cell>
          <table:table-cell/>
          <table:table-cell table:formula="of:=[.C43]+[.$A$2]-1" office:value-type="float" office:value="6719" calcext:value-type="float">
            <text:p>6719</text:p>
          </table:table-cell>
          <table:table-cell table:style-name="ce2" table:formula="of:=BASE([.F43];2;16)" office:value-type="string" office:string-value="0001101000111111" calcext:value-type="string">
            <text:p>0001101000111111</text:p>
          </table:table-cell>
          <table:table-cell table:number-columns-repeated="1017"/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 table:formula="of:=TRUNC([.B44]/2)*[.$A$2]" office:value-type="float" office:value="6720" calcext:value-type="float">
            <text:p>6720</text:p>
          </table:table-cell>
          <table:table-cell table:formula="of:=BASE([.C44];2;16)" office:value-type="string" office:string-value="0001101001000000" calcext:value-type="string">
            <text:p>0001101001000000</text:p>
          </table:table-cell>
          <table:table-cell/>
          <table:table-cell table:formula="of:=[.C44]+[.$A$2]-1" office:value-type="float" office:value="7039" calcext:value-type="float">
            <text:p>7039</text:p>
          </table:table-cell>
          <table:table-cell table:style-name="ce2" table:formula="of:=BASE([.F44];2;16)" office:value-type="string" office:string-value="0001101101111111" calcext:value-type="string">
            <text:p>0001101101111111</text:p>
          </table:table-cell>
          <table:table-cell table:number-columns-repeated="1017"/>
        </table:table-row>
        <table:table-row table:style-name="ro1">
          <table:table-cell/>
          <table:table-cell table:formula="of:=[.B44]+1" office:value-type="float" office:value="43" calcext:value-type="float">
            <text:p>43</text:p>
          </table:table-cell>
          <table:table-cell table:formula="of:=TRUNC([.B45]/2)*[.$A$2]" office:value-type="float" office:value="6720" calcext:value-type="float">
            <text:p>6720</text:p>
          </table:table-cell>
          <table:table-cell table:formula="of:=BASE([.C45];2;16)" office:value-type="string" office:string-value="0001101001000000" calcext:value-type="string">
            <text:p>0001101001000000</text:p>
          </table:table-cell>
          <table:table-cell/>
          <table:table-cell table:formula="of:=[.C45]+[.$A$2]-1" office:value-type="float" office:value="7039" calcext:value-type="float">
            <text:p>7039</text:p>
          </table:table-cell>
          <table:table-cell table:style-name="ce2" table:formula="of:=BASE([.F45];2;16)" office:value-type="string" office:string-value="0001101101111111" calcext:value-type="string">
            <text:p>0001101101111111</text:p>
          </table:table-cell>
          <table:table-cell table:number-columns-repeated="1017"/>
        </table:table-row>
        <table:table-row table:style-name="ro1">
          <table:table-cell/>
          <table:table-cell table:formula="of:=[.B45]+1" office:value-type="float" office:value="44" calcext:value-type="float">
            <text:p>44</text:p>
          </table:table-cell>
          <table:table-cell table:formula="of:=TRUNC([.B46]/2)*[.$A$2]" office:value-type="float" office:value="7040" calcext:value-type="float">
            <text:p>7040</text:p>
          </table:table-cell>
          <table:table-cell table:formula="of:=BASE([.C46];2;16)" office:value-type="string" office:string-value="0001101110000000" calcext:value-type="string">
            <text:p>0001101110000000</text:p>
          </table:table-cell>
          <table:table-cell/>
          <table:table-cell table:formula="of:=[.C46]+[.$A$2]-1" office:value-type="float" office:value="7359" calcext:value-type="float">
            <text:p>7359</text:p>
          </table:table-cell>
          <table:table-cell table:style-name="ce2" table:formula="of:=BASE([.F46];2;16)" office:value-type="string" office:string-value="0001110010111111" calcext:value-type="string">
            <text:p>0001110010111111</text:p>
          </table:table-cell>
          <table:table-cell table:number-columns-repeated="1017"/>
        </table:table-row>
        <table:table-row table:style-name="ro1">
          <table:table-cell/>
          <table:table-cell table:formula="of:=[.B46]+1" office:value-type="float" office:value="45" calcext:value-type="float">
            <text:p>45</text:p>
          </table:table-cell>
          <table:table-cell table:formula="of:=TRUNC([.B47]/2)*[.$A$2]" office:value-type="float" office:value="7040" calcext:value-type="float">
            <text:p>7040</text:p>
          </table:table-cell>
          <table:table-cell table:formula="of:=BASE([.C47];2;16)" office:value-type="string" office:string-value="0001101110000000" calcext:value-type="string">
            <text:p>0001101110000000</text:p>
          </table:table-cell>
          <table:table-cell/>
          <table:table-cell table:formula="of:=[.C47]+[.$A$2]-1" office:value-type="float" office:value="7359" calcext:value-type="float">
            <text:p>7359</text:p>
          </table:table-cell>
          <table:table-cell table:style-name="ce2" table:formula="of:=BASE([.F47];2;16)" office:value-type="string" office:string-value="0001110010111111" calcext:value-type="string">
            <text:p>0001110010111111</text:p>
          </table:table-cell>
          <table:table-cell table:number-columns-repeated="1017"/>
        </table:table-row>
        <table:table-row table:style-name="ro1">
          <table:table-cell/>
          <table:table-cell table:formula="of:=[.B47]+1" office:value-type="float" office:value="46" calcext:value-type="float">
            <text:p>46</text:p>
          </table:table-cell>
          <table:table-cell table:formula="of:=TRUNC([.B48]/2)*[.$A$2]" office:value-type="float" office:value="7360" calcext:value-type="float">
            <text:p>7360</text:p>
          </table:table-cell>
          <table:table-cell table:formula="of:=BASE([.C48];2;16)" office:value-type="string" office:string-value="0001110011000000" calcext:value-type="string">
            <text:p>0001110011000000</text:p>
          </table:table-cell>
          <table:table-cell/>
          <table:table-cell table:formula="of:=[.C48]+[.$A$2]-1" office:value-type="float" office:value="7679" calcext:value-type="float">
            <text:p>7679</text:p>
          </table:table-cell>
          <table:table-cell table:style-name="ce2" table:formula="of:=BASE([.F48];2;16)" office:value-type="string" office:string-value="0001110111111111" calcext:value-type="string">
            <text:p>0001110111111111</text:p>
          </table:table-cell>
          <table:table-cell table:number-columns-repeated="1017"/>
        </table:table-row>
        <table:table-row table:style-name="ro1">
          <table:table-cell/>
          <table:table-cell table:formula="of:=[.B48]+1" office:value-type="float" office:value="47" calcext:value-type="float">
            <text:p>47</text:p>
          </table:table-cell>
          <table:table-cell table:formula="of:=TRUNC([.B49]/2)*[.$A$2]" office:value-type="float" office:value="7360" calcext:value-type="float">
            <text:p>7360</text:p>
          </table:table-cell>
          <table:table-cell table:formula="of:=BASE([.C49];2;16)" office:value-type="string" office:string-value="0001110011000000" calcext:value-type="string">
            <text:p>0001110011000000</text:p>
          </table:table-cell>
          <table:table-cell/>
          <table:table-cell table:formula="of:=[.C49]+[.$A$2]-1" office:value-type="float" office:value="7679" calcext:value-type="float">
            <text:p>7679</text:p>
          </table:table-cell>
          <table:table-cell table:style-name="ce2" table:formula="of:=BASE([.F49];2;16)" office:value-type="string" office:string-value="0001110111111111" calcext:value-type="string">
            <text:p>0001110111111111</text:p>
          </table:table-cell>
          <table:table-cell table:number-columns-repeated="1017"/>
        </table:table-row>
        <table:table-row table:style-name="ro1">
          <table:table-cell/>
          <table:table-cell table:formula="of:=[.B49]+1" office:value-type="float" office:value="48" calcext:value-type="float">
            <text:p>48</text:p>
          </table:table-cell>
          <table:table-cell table:formula="of:=TRUNC([.B50]/2)*[.$A$2]" office:value-type="float" office:value="7680" calcext:value-type="float">
            <text:p>7680</text:p>
          </table:table-cell>
          <table:table-cell table:formula="of:=BASE([.C50];2;16)" office:value-type="string" office:string-value="0001111000000000" calcext:value-type="string">
            <text:p>0001111000000000</text:p>
          </table:table-cell>
          <table:table-cell/>
          <table:table-cell table:formula="of:=[.C50]+[.$A$2]-1" office:value-type="float" office:value="7999" calcext:value-type="float">
            <text:p>7999</text:p>
          </table:table-cell>
          <table:table-cell table:style-name="ce2" table:formula="of:=BASE([.F50];2;16)" office:value-type="string" office:string-value="0001111100111111" calcext:value-type="string">
            <text:p>0001111100111111</text:p>
          </table:table-cell>
          <table:table-cell table:number-columns-repeated="1017"/>
        </table:table-row>
        <table:table-row table:style-name="ro1">
          <table:table-cell/>
          <table:table-cell table:formula="of:=[.B50]+1" office:value-type="float" office:value="49" calcext:value-type="float">
            <text:p>49</text:p>
          </table:table-cell>
          <table:table-cell table:formula="of:=TRUNC([.B51]/2)*[.$A$2]" office:value-type="float" office:value="7680" calcext:value-type="float">
            <text:p>7680</text:p>
          </table:table-cell>
          <table:table-cell table:formula="of:=BASE([.C51];2;16)" office:value-type="string" office:string-value="0001111000000000" calcext:value-type="string">
            <text:p>0001111000000000</text:p>
          </table:table-cell>
          <table:table-cell/>
          <table:table-cell table:formula="of:=[.C51]+[.$A$2]-1" office:value-type="float" office:value="7999" calcext:value-type="float">
            <text:p>7999</text:p>
          </table:table-cell>
          <table:table-cell table:style-name="ce2" table:formula="of:=BASE([.F51];2;16)" office:value-type="string" office:string-value="0001111100111111" calcext:value-type="string">
            <text:p>0001111100111111</text:p>
          </table:table-cell>
          <table:table-cell table:number-columns-repeated="1017"/>
        </table:table-row>
        <table:table-row table:style-name="ro1">
          <table:table-cell/>
          <table:table-cell table:formula="of:=[.B51]+1" office:value-type="float" office:value="50" calcext:value-type="float">
            <text:p>50</text:p>
          </table:table-cell>
          <table:table-cell table:formula="of:=TRUNC([.B52]/2)*[.$A$2]" office:value-type="float" office:value="8000" calcext:value-type="float">
            <text:p>8000</text:p>
          </table:table-cell>
          <table:table-cell table:formula="of:=BASE([.C52];2;16)" office:value-type="string" office:string-value="0001111101000000" calcext:value-type="string">
            <text:p>0001111101000000</text:p>
          </table:table-cell>
          <table:table-cell/>
          <table:table-cell table:formula="of:=[.C52]+[.$A$2]-1" office:value-type="float" office:value="8319" calcext:value-type="float">
            <text:p>8319</text:p>
          </table:table-cell>
          <table:table-cell table:style-name="ce2" table:formula="of:=BASE([.F52];2;16)" office:value-type="string" office:string-value="0010000001111111" calcext:value-type="string">
            <text:p>0010000001111111</text:p>
          </table:table-cell>
          <table:table-cell table:number-columns-repeated="1017"/>
        </table:table-row>
        <table:table-row table:style-name="ro1">
          <table:table-cell/>
          <table:table-cell table:formula="of:=[.B52]+1" office:value-type="float" office:value="51" calcext:value-type="float">
            <text:p>51</text:p>
          </table:table-cell>
          <table:table-cell table:formula="of:=TRUNC([.B53]/2)*[.$A$2]" office:value-type="float" office:value="8000" calcext:value-type="float">
            <text:p>8000</text:p>
          </table:table-cell>
          <table:table-cell table:formula="of:=BASE([.C53];2;16)" office:value-type="string" office:string-value="0001111101000000" calcext:value-type="string">
            <text:p>0001111101000000</text:p>
          </table:table-cell>
          <table:table-cell/>
          <table:table-cell table:formula="of:=[.C53]+[.$A$2]-1" office:value-type="float" office:value="8319" calcext:value-type="float">
            <text:p>8319</text:p>
          </table:table-cell>
          <table:table-cell table:style-name="ce2" table:formula="of:=BASE([.F53];2;16)" office:value-type="string" office:string-value="0010000001111111" calcext:value-type="string">
            <text:p>0010000001111111</text:p>
          </table:table-cell>
          <table:table-cell table:number-columns-repeated="1017"/>
        </table:table-row>
        <table:table-row table:style-name="ro1">
          <table:table-cell/>
          <table:table-cell table:formula="of:=[.B53]+1" office:value-type="float" office:value="52" calcext:value-type="float">
            <text:p>52</text:p>
          </table:table-cell>
          <table:table-cell table:formula="of:=TRUNC([.B54]/2)*[.$A$2]" office:value-type="float" office:value="8320" calcext:value-type="float">
            <text:p>8320</text:p>
          </table:table-cell>
          <table:table-cell table:formula="of:=BASE([.C54];2;16)" office:value-type="string" office:string-value="0010000010000000" calcext:value-type="string">
            <text:p>0010000010000000</text:p>
          </table:table-cell>
          <table:table-cell/>
          <table:table-cell table:formula="of:=[.C54]+[.$A$2]-1" office:value-type="float" office:value="8639" calcext:value-type="float">
            <text:p>8639</text:p>
          </table:table-cell>
          <table:table-cell table:style-name="ce2" table:formula="of:=BASE([.F54];2;16)" office:value-type="string" office:string-value="0010000110111111" calcext:value-type="string">
            <text:p>0010000110111111</text:p>
          </table:table-cell>
          <table:table-cell table:number-columns-repeated="1017"/>
        </table:table-row>
        <table:table-row table:style-name="ro1">
          <table:table-cell/>
          <table:table-cell table:formula="of:=[.B54]+1" office:value-type="float" office:value="53" calcext:value-type="float">
            <text:p>53</text:p>
          </table:table-cell>
          <table:table-cell table:formula="of:=TRUNC([.B55]/2)*[.$A$2]" office:value-type="float" office:value="8320" calcext:value-type="float">
            <text:p>8320</text:p>
          </table:table-cell>
          <table:table-cell table:formula="of:=BASE([.C55];2;16)" office:value-type="string" office:string-value="0010000010000000" calcext:value-type="string">
            <text:p>0010000010000000</text:p>
          </table:table-cell>
          <table:table-cell/>
          <table:table-cell table:formula="of:=[.C55]+[.$A$2]-1" office:value-type="float" office:value="8639" calcext:value-type="float">
            <text:p>8639</text:p>
          </table:table-cell>
          <table:table-cell table:style-name="ce2" table:formula="of:=BASE([.F55];2;16)" office:value-type="string" office:string-value="0010000110111111" calcext:value-type="string">
            <text:p>0010000110111111</text:p>
          </table:table-cell>
          <table:table-cell table:number-columns-repeated="1017"/>
        </table:table-row>
        <table:table-row table:style-name="ro1">
          <table:table-cell/>
          <table:table-cell table:formula="of:=[.B55]+1" office:value-type="float" office:value="54" calcext:value-type="float">
            <text:p>54</text:p>
          </table:table-cell>
          <table:table-cell table:formula="of:=TRUNC([.B56]/2)*[.$A$2]" office:value-type="float" office:value="8640" calcext:value-type="float">
            <text:p>8640</text:p>
          </table:table-cell>
          <table:table-cell table:formula="of:=BASE([.C56];2;16)" office:value-type="string" office:string-value="0010000111000000" calcext:value-type="string">
            <text:p>0010000111000000</text:p>
          </table:table-cell>
          <table:table-cell/>
          <table:table-cell table:formula="of:=[.C56]+[.$A$2]-1" office:value-type="float" office:value="8959" calcext:value-type="float">
            <text:p>8959</text:p>
          </table:table-cell>
          <table:table-cell table:style-name="ce2" table:formula="of:=BASE([.F56];2;16)" office:value-type="string" office:string-value="0010001011111111" calcext:value-type="string">
            <text:p>0010001011111111</text:p>
          </table:table-cell>
          <table:table-cell table:number-columns-repeated="1017"/>
        </table:table-row>
        <table:table-row table:style-name="ro1">
          <table:table-cell/>
          <table:table-cell table:formula="of:=[.B56]+1" office:value-type="float" office:value="55" calcext:value-type="float">
            <text:p>55</text:p>
          </table:table-cell>
          <table:table-cell table:formula="of:=TRUNC([.B57]/2)*[.$A$2]" office:value-type="float" office:value="8640" calcext:value-type="float">
            <text:p>8640</text:p>
          </table:table-cell>
          <table:table-cell table:formula="of:=BASE([.C57];2;16)" office:value-type="string" office:string-value="0010000111000000" calcext:value-type="string">
            <text:p>0010000111000000</text:p>
          </table:table-cell>
          <table:table-cell/>
          <table:table-cell table:formula="of:=[.C57]+[.$A$2]-1" office:value-type="float" office:value="8959" calcext:value-type="float">
            <text:p>8959</text:p>
          </table:table-cell>
          <table:table-cell table:style-name="ce2" table:formula="of:=BASE([.F57];2;16)" office:value-type="string" office:string-value="0010001011111111" calcext:value-type="string">
            <text:p>0010001011111111</text:p>
          </table:table-cell>
          <table:table-cell table:number-columns-repeated="1017"/>
        </table:table-row>
        <table:table-row table:style-name="ro1">
          <table:table-cell/>
          <table:table-cell table:formula="of:=[.B57]+1" office:value-type="float" office:value="56" calcext:value-type="float">
            <text:p>56</text:p>
          </table:table-cell>
          <table:table-cell table:formula="of:=TRUNC([.B58]/2)*[.$A$2]" office:value-type="float" office:value="8960" calcext:value-type="float">
            <text:p>8960</text:p>
          </table:table-cell>
          <table:table-cell table:formula="of:=BASE([.C58];2;16)" office:value-type="string" office:string-value="0010001100000000" calcext:value-type="string">
            <text:p>0010001100000000</text:p>
          </table:table-cell>
          <table:table-cell/>
          <table:table-cell table:formula="of:=[.C58]+[.$A$2]-1" office:value-type="float" office:value="9279" calcext:value-type="float">
            <text:p>9279</text:p>
          </table:table-cell>
          <table:table-cell table:style-name="ce2" table:formula="of:=BASE([.F58];2;16)" office:value-type="string" office:string-value="0010010000111111" calcext:value-type="string">
            <text:p>0010010000111111</text:p>
          </table:table-cell>
          <table:table-cell table:number-columns-repeated="1017"/>
        </table:table-row>
        <table:table-row table:style-name="ro1">
          <table:table-cell/>
          <table:table-cell table:formula="of:=[.B58]+1" office:value-type="float" office:value="57" calcext:value-type="float">
            <text:p>57</text:p>
          </table:table-cell>
          <table:table-cell table:formula="of:=TRUNC([.B59]/2)*[.$A$2]" office:value-type="float" office:value="8960" calcext:value-type="float">
            <text:p>8960</text:p>
          </table:table-cell>
          <table:table-cell table:formula="of:=BASE([.C59];2;16)" office:value-type="string" office:string-value="0010001100000000" calcext:value-type="string">
            <text:p>0010001100000000</text:p>
          </table:table-cell>
          <table:table-cell/>
          <table:table-cell table:formula="of:=[.C59]+[.$A$2]-1" office:value-type="float" office:value="9279" calcext:value-type="float">
            <text:p>9279</text:p>
          </table:table-cell>
          <table:table-cell table:style-name="ce2" table:formula="of:=BASE([.F59];2;16)" office:value-type="string" office:string-value="0010010000111111" calcext:value-type="string">
            <text:p>0010010000111111</text:p>
          </table:table-cell>
          <table:table-cell table:number-columns-repeated="1017"/>
        </table:table-row>
        <table:table-row table:style-name="ro1">
          <table:table-cell/>
          <table:table-cell table:formula="of:=[.B59]+1" office:value-type="float" office:value="58" calcext:value-type="float">
            <text:p>58</text:p>
          </table:table-cell>
          <table:table-cell table:formula="of:=TRUNC([.B60]/2)*[.$A$2]" office:value-type="float" office:value="9280" calcext:value-type="float">
            <text:p>9280</text:p>
          </table:table-cell>
          <table:table-cell table:formula="of:=BASE([.C60];2;16)" office:value-type="string" office:string-value="0010010001000000" calcext:value-type="string">
            <text:p>0010010001000000</text:p>
          </table:table-cell>
          <table:table-cell/>
          <table:table-cell table:formula="of:=[.C60]+[.$A$2]-1" office:value-type="float" office:value="9599" calcext:value-type="float">
            <text:p>9599</text:p>
          </table:table-cell>
          <table:table-cell table:style-name="ce2" table:formula="of:=BASE([.F60];2;16)" office:value-type="string" office:string-value="0010010101111111" calcext:value-type="string">
            <text:p>0010010101111111</text:p>
          </table:table-cell>
          <table:table-cell table:number-columns-repeated="1017"/>
        </table:table-row>
        <table:table-row table:style-name="ro1">
          <table:table-cell/>
          <table:table-cell table:formula="of:=[.B60]+1" office:value-type="float" office:value="59" calcext:value-type="float">
            <text:p>59</text:p>
          </table:table-cell>
          <table:table-cell table:formula="of:=TRUNC([.B61]/2)*[.$A$2]" office:value-type="float" office:value="9280" calcext:value-type="float">
            <text:p>9280</text:p>
          </table:table-cell>
          <table:table-cell table:formula="of:=BASE([.C61];2;16)" office:value-type="string" office:string-value="0010010001000000" calcext:value-type="string">
            <text:p>0010010001000000</text:p>
          </table:table-cell>
          <table:table-cell/>
          <table:table-cell table:formula="of:=[.C61]+[.$A$2]-1" office:value-type="float" office:value="9599" calcext:value-type="float">
            <text:p>9599</text:p>
          </table:table-cell>
          <table:table-cell table:style-name="ce2" table:formula="of:=BASE([.F61];2;16)" office:value-type="string" office:string-value="0010010101111111" calcext:value-type="string">
            <text:p>0010010101111111</text:p>
          </table:table-cell>
          <table:table-cell table:number-columns-repeated="1017"/>
        </table:table-row>
        <table:table-row table:style-name="ro1">
          <table:table-cell/>
          <table:table-cell table:formula="of:=[.B61]+1" office:value-type="float" office:value="60" calcext:value-type="float">
            <text:p>60</text:p>
          </table:table-cell>
          <table:table-cell table:formula="of:=TRUNC([.B62]/2)*[.$A$2]" office:value-type="float" office:value="9600" calcext:value-type="float">
            <text:p>9600</text:p>
          </table:table-cell>
          <table:table-cell table:formula="of:=BASE([.C62];2;16)" office:value-type="string" office:string-value="0010010110000000" calcext:value-type="string">
            <text:p>0010010110000000</text:p>
          </table:table-cell>
          <table:table-cell/>
          <table:table-cell table:formula="of:=[.C62]+[.$A$2]-1" office:value-type="float" office:value="9919" calcext:value-type="float">
            <text:p>9919</text:p>
          </table:table-cell>
          <table:table-cell table:style-name="ce2" table:formula="of:=BASE([.F62];2;16)" office:value-type="string" office:string-value="0010011010111111" calcext:value-type="string">
            <text:p>0010011010111111</text:p>
          </table:table-cell>
          <table:table-cell table:number-columns-repeated="1017"/>
        </table:table-row>
        <table:table-row table:style-name="ro1">
          <table:table-cell/>
          <table:table-cell table:formula="of:=[.B62]+1" office:value-type="float" office:value="61" calcext:value-type="float">
            <text:p>61</text:p>
          </table:table-cell>
          <table:table-cell table:formula="of:=TRUNC([.B63]/2)*[.$A$2]" office:value-type="float" office:value="9600" calcext:value-type="float">
            <text:p>9600</text:p>
          </table:table-cell>
          <table:table-cell table:formula="of:=BASE([.C63];2;16)" office:value-type="string" office:string-value="0010010110000000" calcext:value-type="string">
            <text:p>0010010110000000</text:p>
          </table:table-cell>
          <table:table-cell/>
          <table:table-cell table:formula="of:=[.C63]+[.$A$2]-1" office:value-type="float" office:value="9919" calcext:value-type="float">
            <text:p>9919</text:p>
          </table:table-cell>
          <table:table-cell table:style-name="ce2" table:formula="of:=BASE([.F63];2;16)" office:value-type="string" office:string-value="0010011010111111" calcext:value-type="string">
            <text:p>0010011010111111</text:p>
          </table:table-cell>
          <table:table-cell table:number-columns-repeated="1017"/>
        </table:table-row>
        <table:table-row table:style-name="ro1">
          <table:table-cell/>
          <table:table-cell table:formula="of:=[.B63]+1" office:value-type="float" office:value="62" calcext:value-type="float">
            <text:p>62</text:p>
          </table:table-cell>
          <table:table-cell table:formula="of:=TRUNC([.B64]/2)*[.$A$2]" office:value-type="float" office:value="9920" calcext:value-type="float">
            <text:p>9920</text:p>
          </table:table-cell>
          <table:table-cell table:formula="of:=BASE([.C64];2;16)" office:value-type="string" office:string-value="0010011011000000" calcext:value-type="string">
            <text:p>0010011011000000</text:p>
          </table:table-cell>
          <table:table-cell/>
          <table:table-cell table:formula="of:=[.C64]+[.$A$2]-1" office:value-type="float" office:value="10239" calcext:value-type="float">
            <text:p>10239</text:p>
          </table:table-cell>
          <table:table-cell table:style-name="ce2" table:formula="of:=BASE([.F64];2;16)" office:value-type="string" office:string-value="0010011111111111" calcext:value-type="string">
            <text:p>0010011111111111</text:p>
          </table:table-cell>
          <table:table-cell table:number-columns-repeated="1017"/>
        </table:table-row>
        <table:table-row table:style-name="ro1">
          <table:table-cell/>
          <table:table-cell table:formula="of:=[.B64]+1" office:value-type="float" office:value="63" calcext:value-type="float">
            <text:p>63</text:p>
          </table:table-cell>
          <table:table-cell table:formula="of:=TRUNC([.B65]/2)*[.$A$2]" office:value-type="float" office:value="9920" calcext:value-type="float">
            <text:p>9920</text:p>
          </table:table-cell>
          <table:table-cell table:formula="of:=BASE([.C65];2;16)" office:value-type="string" office:string-value="0010011011000000" calcext:value-type="string">
            <text:p>0010011011000000</text:p>
          </table:table-cell>
          <table:table-cell/>
          <table:table-cell table:formula="of:=[.C65]+[.$A$2]-1" office:value-type="float" office:value="10239" calcext:value-type="float">
            <text:p>10239</text:p>
          </table:table-cell>
          <table:table-cell table:style-name="ce2" table:formula="of:=BASE([.F65];2;16)" office:value-type="string" office:string-value="0010011111111111" calcext:value-type="string">
            <text:p>0010011111111111</text:p>
          </table:table-cell>
          <table:table-cell table:number-columns-repeated="1017"/>
        </table:table-row>
        <table:table-row table:style-name="ro1">
          <table:table-cell/>
          <table:table-cell table:formula="of:=[.B65]+1" office:value-type="float" office:value="64" calcext:value-type="float">
            <text:p>64</text:p>
          </table:table-cell>
          <table:table-cell table:formula="of:=TRUNC([.B66]/2)*[.$A$2]" office:value-type="float" office:value="10240" calcext:value-type="float">
            <text:p>10240</text:p>
          </table:table-cell>
          <table:table-cell table:formula="of:=BASE([.C66];2;16)" office:value-type="string" office:string-value="0010100000000000" calcext:value-type="string">
            <text:p>0010100000000000</text:p>
          </table:table-cell>
          <table:table-cell/>
          <table:table-cell table:formula="of:=[.C66]+[.$A$2]-1" office:value-type="float" office:value="10559" calcext:value-type="float">
            <text:p>10559</text:p>
          </table:table-cell>
          <table:table-cell table:style-name="ce2" table:formula="of:=BASE([.F66];2;16)" office:value-type="string" office:string-value="0010100100111111" calcext:value-type="string">
            <text:p>0010100100111111</text:p>
          </table:table-cell>
          <table:table-cell table:number-columns-repeated="1017"/>
        </table:table-row>
        <table:table-row table:style-name="ro1">
          <table:table-cell/>
          <table:table-cell table:formula="of:=[.B66]+1" office:value-type="float" office:value="65" calcext:value-type="float">
            <text:p>65</text:p>
          </table:table-cell>
          <table:table-cell table:formula="of:=TRUNC([.B67]/2)*[.$A$2]" office:value-type="float" office:value="10240" calcext:value-type="float">
            <text:p>10240</text:p>
          </table:table-cell>
          <table:table-cell table:formula="of:=BASE([.C67];2;16)" office:value-type="string" office:string-value="0010100000000000" calcext:value-type="string">
            <text:p>0010100000000000</text:p>
          </table:table-cell>
          <table:table-cell/>
          <table:table-cell table:formula="of:=[.C67]+[.$A$2]-1" office:value-type="float" office:value="10559" calcext:value-type="float">
            <text:p>10559</text:p>
          </table:table-cell>
          <table:table-cell table:style-name="ce2" table:formula="of:=BASE([.F67];2;16)" office:value-type="string" office:string-value="0010100100111111" calcext:value-type="string">
            <text:p>0010100100111111</text:p>
          </table:table-cell>
          <table:table-cell table:number-columns-repeated="1017"/>
        </table:table-row>
        <table:table-row table:style-name="ro1">
          <table:table-cell/>
          <table:table-cell table:formula="of:=[.B67]+1" office:value-type="float" office:value="66" calcext:value-type="float">
            <text:p>66</text:p>
          </table:table-cell>
          <table:table-cell table:formula="of:=TRUNC([.B68]/2)*[.$A$2]" office:value-type="float" office:value="10560" calcext:value-type="float">
            <text:p>10560</text:p>
          </table:table-cell>
          <table:table-cell table:formula="of:=BASE([.C68];2;16)" office:value-type="string" office:string-value="0010100101000000" calcext:value-type="string">
            <text:p>0010100101000000</text:p>
          </table:table-cell>
          <table:table-cell/>
          <table:table-cell table:formula="of:=[.C68]+[.$A$2]-1" office:value-type="float" office:value="10879" calcext:value-type="float">
            <text:p>10879</text:p>
          </table:table-cell>
          <table:table-cell table:style-name="ce2" table:formula="of:=BASE([.F68];2;16)" office:value-type="string" office:string-value="0010101001111111" calcext:value-type="string">
            <text:p>0010101001111111</text:p>
          </table:table-cell>
          <table:table-cell table:number-columns-repeated="1017"/>
        </table:table-row>
        <table:table-row table:style-name="ro1">
          <table:table-cell/>
          <table:table-cell table:formula="of:=[.B68]+1" office:value-type="float" office:value="67" calcext:value-type="float">
            <text:p>67</text:p>
          </table:table-cell>
          <table:table-cell table:formula="of:=TRUNC([.B69]/2)*[.$A$2]" office:value-type="float" office:value="10560" calcext:value-type="float">
            <text:p>10560</text:p>
          </table:table-cell>
          <table:table-cell table:formula="of:=BASE([.C69];2;16)" office:value-type="string" office:string-value="0010100101000000" calcext:value-type="string">
            <text:p>0010100101000000</text:p>
          </table:table-cell>
          <table:table-cell/>
          <table:table-cell table:formula="of:=[.C69]+[.$A$2]-1" office:value-type="float" office:value="10879" calcext:value-type="float">
            <text:p>10879</text:p>
          </table:table-cell>
          <table:table-cell table:style-name="ce2" table:formula="of:=BASE([.F69];2;16)" office:value-type="string" office:string-value="0010101001111111" calcext:value-type="string">
            <text:p>0010101001111111</text:p>
          </table:table-cell>
          <table:table-cell table:number-columns-repeated="1017"/>
        </table:table-row>
        <table:table-row table:style-name="ro1">
          <table:table-cell/>
          <table:table-cell table:formula="of:=[.B69]+1" office:value-type="float" office:value="68" calcext:value-type="float">
            <text:p>68</text:p>
          </table:table-cell>
          <table:table-cell table:formula="of:=TRUNC([.B70]/2)*[.$A$2]" office:value-type="float" office:value="10880" calcext:value-type="float">
            <text:p>10880</text:p>
          </table:table-cell>
          <table:table-cell table:formula="of:=BASE([.C70];2;16)" office:value-type="string" office:string-value="0010101010000000" calcext:value-type="string">
            <text:p>0010101010000000</text:p>
          </table:table-cell>
          <table:table-cell/>
          <table:table-cell table:formula="of:=[.C70]+[.$A$2]-1" office:value-type="float" office:value="11199" calcext:value-type="float">
            <text:p>11199</text:p>
          </table:table-cell>
          <table:table-cell table:style-name="ce2" table:formula="of:=BASE([.F70];2;16)" office:value-type="string" office:string-value="0010101110111111" calcext:value-type="string">
            <text:p>0010101110111111</text:p>
          </table:table-cell>
          <table:table-cell table:number-columns-repeated="1017"/>
        </table:table-row>
        <table:table-row table:style-name="ro1">
          <table:table-cell/>
          <table:table-cell table:formula="of:=[.B70]+1" office:value-type="float" office:value="69" calcext:value-type="float">
            <text:p>69</text:p>
          </table:table-cell>
          <table:table-cell table:formula="of:=TRUNC([.B71]/2)*[.$A$2]" office:value-type="float" office:value="10880" calcext:value-type="float">
            <text:p>10880</text:p>
          </table:table-cell>
          <table:table-cell table:formula="of:=BASE([.C71];2;16)" office:value-type="string" office:string-value="0010101010000000" calcext:value-type="string">
            <text:p>0010101010000000</text:p>
          </table:table-cell>
          <table:table-cell/>
          <table:table-cell table:formula="of:=[.C71]+[.$A$2]-1" office:value-type="float" office:value="11199" calcext:value-type="float">
            <text:p>11199</text:p>
          </table:table-cell>
          <table:table-cell table:style-name="ce2" table:formula="of:=BASE([.F71];2;16)" office:value-type="string" office:string-value="0010101110111111" calcext:value-type="string">
            <text:p>0010101110111111</text:p>
          </table:table-cell>
          <table:table-cell table:number-columns-repeated="1017"/>
        </table:table-row>
        <table:table-row table:style-name="ro1">
          <table:table-cell/>
          <table:table-cell table:formula="of:=[.B71]+1" office:value-type="float" office:value="70" calcext:value-type="float">
            <text:p>70</text:p>
          </table:table-cell>
          <table:table-cell table:formula="of:=TRUNC([.B72]/2)*[.$A$2]" office:value-type="float" office:value="11200" calcext:value-type="float">
            <text:p>11200</text:p>
          </table:table-cell>
          <table:table-cell table:formula="of:=BASE([.C72];2;16)" office:value-type="string" office:string-value="0010101111000000" calcext:value-type="string">
            <text:p>0010101111000000</text:p>
          </table:table-cell>
          <table:table-cell/>
          <table:table-cell table:formula="of:=[.C72]+[.$A$2]-1" office:value-type="float" office:value="11519" calcext:value-type="float">
            <text:p>11519</text:p>
          </table:table-cell>
          <table:table-cell table:style-name="ce2" table:formula="of:=BASE([.F72];2;16)" office:value-type="string" office:string-value="0010110011111111" calcext:value-type="string">
            <text:p>0010110011111111</text:p>
          </table:table-cell>
          <table:table-cell table:number-columns-repeated="1017"/>
        </table:table-row>
        <table:table-row table:style-name="ro1">
          <table:table-cell/>
          <table:table-cell table:formula="of:=[.B72]+1" office:value-type="float" office:value="71" calcext:value-type="float">
            <text:p>71</text:p>
          </table:table-cell>
          <table:table-cell table:formula="of:=TRUNC([.B73]/2)*[.$A$2]" office:value-type="float" office:value="11200" calcext:value-type="float">
            <text:p>11200</text:p>
          </table:table-cell>
          <table:table-cell table:formula="of:=BASE([.C73];2;16)" office:value-type="string" office:string-value="0010101111000000" calcext:value-type="string">
            <text:p>0010101111000000</text:p>
          </table:table-cell>
          <table:table-cell/>
          <table:table-cell table:formula="of:=[.C73]+[.$A$2]-1" office:value-type="float" office:value="11519" calcext:value-type="float">
            <text:p>11519</text:p>
          </table:table-cell>
          <table:table-cell table:style-name="ce2" table:formula="of:=BASE([.F73];2;16)" office:value-type="string" office:string-value="0010110011111111" calcext:value-type="string">
            <text:p>0010110011111111</text:p>
          </table:table-cell>
          <table:table-cell table:number-columns-repeated="1017"/>
        </table:table-row>
        <table:table-row table:style-name="ro1">
          <table:table-cell/>
          <table:table-cell table:formula="of:=[.B73]+1" office:value-type="float" office:value="72" calcext:value-type="float">
            <text:p>72</text:p>
          </table:table-cell>
          <table:table-cell table:formula="of:=TRUNC([.B74]/2)*[.$A$2]" office:value-type="float" office:value="11520" calcext:value-type="float">
            <text:p>11520</text:p>
          </table:table-cell>
          <table:table-cell table:formula="of:=BASE([.C74];2;16)" office:value-type="string" office:string-value="0010110100000000" calcext:value-type="string">
            <text:p>0010110100000000</text:p>
          </table:table-cell>
          <table:table-cell/>
          <table:table-cell table:formula="of:=[.C74]+[.$A$2]-1" office:value-type="float" office:value="11839" calcext:value-type="float">
            <text:p>11839</text:p>
          </table:table-cell>
          <table:table-cell table:style-name="ce2" table:formula="of:=BASE([.F74];2;16)" office:value-type="string" office:string-value="0010111000111111" calcext:value-type="string">
            <text:p>0010111000111111</text:p>
          </table:table-cell>
          <table:table-cell table:number-columns-repeated="1017"/>
        </table:table-row>
        <table:table-row table:style-name="ro1">
          <table:table-cell/>
          <table:table-cell table:formula="of:=[.B74]+1" office:value-type="float" office:value="73" calcext:value-type="float">
            <text:p>73</text:p>
          </table:table-cell>
          <table:table-cell table:formula="of:=TRUNC([.B75]/2)*[.$A$2]" office:value-type="float" office:value="11520" calcext:value-type="float">
            <text:p>11520</text:p>
          </table:table-cell>
          <table:table-cell table:formula="of:=BASE([.C75];2;16)" office:value-type="string" office:string-value="0010110100000000" calcext:value-type="string">
            <text:p>0010110100000000</text:p>
          </table:table-cell>
          <table:table-cell/>
          <table:table-cell table:formula="of:=[.C75]+[.$A$2]-1" office:value-type="float" office:value="11839" calcext:value-type="float">
            <text:p>11839</text:p>
          </table:table-cell>
          <table:table-cell table:style-name="ce2" table:formula="of:=BASE([.F75];2;16)" office:value-type="string" office:string-value="0010111000111111" calcext:value-type="string">
            <text:p>0010111000111111</text:p>
          </table:table-cell>
          <table:table-cell table:number-columns-repeated="1017"/>
        </table:table-row>
        <table:table-row table:style-name="ro1">
          <table:table-cell/>
          <table:table-cell table:formula="of:=[.B75]+1" office:value-type="float" office:value="74" calcext:value-type="float">
            <text:p>74</text:p>
          </table:table-cell>
          <table:table-cell table:formula="of:=TRUNC([.B76]/2)*[.$A$2]" office:value-type="float" office:value="11840" calcext:value-type="float">
            <text:p>11840</text:p>
          </table:table-cell>
          <table:table-cell table:formula="of:=BASE([.C76];2;16)" office:value-type="string" office:string-value="0010111001000000" calcext:value-type="string">
            <text:p>0010111001000000</text:p>
          </table:table-cell>
          <table:table-cell/>
          <table:table-cell table:formula="of:=[.C76]+[.$A$2]-1" office:value-type="float" office:value="12159" calcext:value-type="float">
            <text:p>12159</text:p>
          </table:table-cell>
          <table:table-cell table:style-name="ce2" table:formula="of:=BASE([.F76];2;16)" office:value-type="string" office:string-value="0010111101111111" calcext:value-type="string">
            <text:p>0010111101111111</text:p>
          </table:table-cell>
          <table:table-cell table:number-columns-repeated="1017"/>
        </table:table-row>
        <table:table-row table:style-name="ro1">
          <table:table-cell/>
          <table:table-cell table:formula="of:=[.B76]+1" office:value-type="float" office:value="75" calcext:value-type="float">
            <text:p>75</text:p>
          </table:table-cell>
          <table:table-cell table:formula="of:=TRUNC([.B77]/2)*[.$A$2]" office:value-type="float" office:value="11840" calcext:value-type="float">
            <text:p>11840</text:p>
          </table:table-cell>
          <table:table-cell table:formula="of:=BASE([.C77];2;16)" office:value-type="string" office:string-value="0010111001000000" calcext:value-type="string">
            <text:p>0010111001000000</text:p>
          </table:table-cell>
          <table:table-cell/>
          <table:table-cell table:formula="of:=[.C77]+[.$A$2]-1" office:value-type="float" office:value="12159" calcext:value-type="float">
            <text:p>12159</text:p>
          </table:table-cell>
          <table:table-cell table:style-name="ce2" table:formula="of:=BASE([.F77];2;16)" office:value-type="string" office:string-value="0010111101111111" calcext:value-type="string">
            <text:p>0010111101111111</text:p>
          </table:table-cell>
          <table:table-cell table:number-columns-repeated="1017"/>
        </table:table-row>
        <table:table-row table:style-name="ro1">
          <table:table-cell/>
          <table:table-cell table:formula="of:=[.B77]+1" office:value-type="float" office:value="76" calcext:value-type="float">
            <text:p>76</text:p>
          </table:table-cell>
          <table:table-cell table:formula="of:=TRUNC([.B78]/2)*[.$A$2]" office:value-type="float" office:value="12160" calcext:value-type="float">
            <text:p>12160</text:p>
          </table:table-cell>
          <table:table-cell table:formula="of:=BASE([.C78];2;16)" office:value-type="string" office:string-value="0010111110000000" calcext:value-type="string">
            <text:p>0010111110000000</text:p>
          </table:table-cell>
          <table:table-cell/>
          <table:table-cell table:formula="of:=[.C78]+[.$A$2]-1" office:value-type="float" office:value="12479" calcext:value-type="float">
            <text:p>12479</text:p>
          </table:table-cell>
          <table:table-cell table:style-name="ce2" table:formula="of:=BASE([.F78];2;16)" office:value-type="string" office:string-value="0011000010111111" calcext:value-type="string">
            <text:p>0011000010111111</text:p>
          </table:table-cell>
          <table:table-cell table:number-columns-repeated="1017"/>
        </table:table-row>
        <table:table-row table:style-name="ro1">
          <table:table-cell/>
          <table:table-cell table:formula="of:=[.B78]+1" office:value-type="float" office:value="77" calcext:value-type="float">
            <text:p>77</text:p>
          </table:table-cell>
          <table:table-cell table:formula="of:=TRUNC([.B79]/2)*[.$A$2]" office:value-type="float" office:value="12160" calcext:value-type="float">
            <text:p>12160</text:p>
          </table:table-cell>
          <table:table-cell table:formula="of:=BASE([.C79];2;16)" office:value-type="string" office:string-value="0010111110000000" calcext:value-type="string">
            <text:p>0010111110000000</text:p>
          </table:table-cell>
          <table:table-cell/>
          <table:table-cell table:formula="of:=[.C79]+[.$A$2]-1" office:value-type="float" office:value="12479" calcext:value-type="float">
            <text:p>12479</text:p>
          </table:table-cell>
          <table:table-cell table:style-name="ce2" table:formula="of:=BASE([.F79];2;16)" office:value-type="string" office:string-value="0011000010111111" calcext:value-type="string">
            <text:p>0011000010111111</text:p>
          </table:table-cell>
          <table:table-cell table:number-columns-repeated="1017"/>
        </table:table-row>
        <table:table-row table:style-name="ro1">
          <table:table-cell/>
          <table:table-cell table:formula="of:=[.B79]+1" office:value-type="float" office:value="78" calcext:value-type="float">
            <text:p>78</text:p>
          </table:table-cell>
          <table:table-cell table:formula="of:=TRUNC([.B80]/2)*[.$A$2]" office:value-type="float" office:value="12480" calcext:value-type="float">
            <text:p>12480</text:p>
          </table:table-cell>
          <table:table-cell table:formula="of:=BASE([.C80];2;16)" office:value-type="string" office:string-value="0011000011000000" calcext:value-type="string">
            <text:p>0011000011000000</text:p>
          </table:table-cell>
          <table:table-cell/>
          <table:table-cell table:formula="of:=[.C80]+[.$A$2]-1" office:value-type="float" office:value="12799" calcext:value-type="float">
            <text:p>12799</text:p>
          </table:table-cell>
          <table:table-cell table:style-name="ce2" table:formula="of:=BASE([.F80];2;16)" office:value-type="string" office:string-value="0011000111111111" calcext:value-type="string">
            <text:p>0011000111111111</text:p>
          </table:table-cell>
          <table:table-cell table:number-columns-repeated="1017"/>
        </table:table-row>
        <table:table-row table:style-name="ro1">
          <table:table-cell/>
          <table:table-cell table:formula="of:=[.B80]+1" office:value-type="float" office:value="79" calcext:value-type="float">
            <text:p>79</text:p>
          </table:table-cell>
          <table:table-cell table:formula="of:=TRUNC([.B81]/2)*[.$A$2]" office:value-type="float" office:value="12480" calcext:value-type="float">
            <text:p>12480</text:p>
          </table:table-cell>
          <table:table-cell table:formula="of:=BASE([.C81];2;16)" office:value-type="string" office:string-value="0011000011000000" calcext:value-type="string">
            <text:p>0011000011000000</text:p>
          </table:table-cell>
          <table:table-cell/>
          <table:table-cell table:formula="of:=[.C81]+[.$A$2]-1" office:value-type="float" office:value="12799" calcext:value-type="float">
            <text:p>12799</text:p>
          </table:table-cell>
          <table:table-cell table:style-name="ce2" table:formula="of:=BASE([.F81];2;16)" office:value-type="string" office:string-value="0011000111111111" calcext:value-type="string">
            <text:p>0011000111111111</text:p>
          </table:table-cell>
          <table:table-cell table:number-columns-repeated="1017"/>
        </table:table-row>
        <table:table-row table:style-name="ro1">
          <table:table-cell/>
          <table:table-cell table:formula="of:=[.B81]+1" office:value-type="float" office:value="80" calcext:value-type="float">
            <text:p>80</text:p>
          </table:table-cell>
          <table:table-cell table:formula="of:=TRUNC([.B82]/2)*[.$A$2]" office:value-type="float" office:value="12800" calcext:value-type="float">
            <text:p>12800</text:p>
          </table:table-cell>
          <table:table-cell table:formula="of:=BASE([.C82];2;16)" office:value-type="string" office:string-value="0011001000000000" calcext:value-type="string">
            <text:p>0011001000000000</text:p>
          </table:table-cell>
          <table:table-cell/>
          <table:table-cell table:formula="of:=[.C82]+[.$A$2]-1" office:value-type="float" office:value="13119" calcext:value-type="float">
            <text:p>13119</text:p>
          </table:table-cell>
          <table:table-cell table:style-name="ce2" table:formula="of:=BASE([.F82];2;16)" office:value-type="string" office:string-value="0011001100111111" calcext:value-type="string">
            <text:p>0011001100111111</text:p>
          </table:table-cell>
          <table:table-cell table:number-columns-repeated="1017"/>
        </table:table-row>
        <table:table-row table:style-name="ro1">
          <table:table-cell/>
          <table:table-cell table:formula="of:=[.B82]+1" office:value-type="float" office:value="81" calcext:value-type="float">
            <text:p>81</text:p>
          </table:table-cell>
          <table:table-cell table:formula="of:=TRUNC([.B83]/2)*[.$A$2]" office:value-type="float" office:value="12800" calcext:value-type="float">
            <text:p>12800</text:p>
          </table:table-cell>
          <table:table-cell table:formula="of:=BASE([.C83];2;16)" office:value-type="string" office:string-value="0011001000000000" calcext:value-type="string">
            <text:p>0011001000000000</text:p>
          </table:table-cell>
          <table:table-cell/>
          <table:table-cell table:formula="of:=[.C83]+[.$A$2]-1" office:value-type="float" office:value="13119" calcext:value-type="float">
            <text:p>13119</text:p>
          </table:table-cell>
          <table:table-cell table:style-name="ce2" table:formula="of:=BASE([.F83];2;16)" office:value-type="string" office:string-value="0011001100111111" calcext:value-type="string">
            <text:p>0011001100111111</text:p>
          </table:table-cell>
          <table:table-cell table:number-columns-repeated="1017"/>
        </table:table-row>
        <table:table-row table:style-name="ro1">
          <table:table-cell/>
          <table:table-cell table:formula="of:=[.B83]+1" office:value-type="float" office:value="82" calcext:value-type="float">
            <text:p>82</text:p>
          </table:table-cell>
          <table:table-cell table:formula="of:=TRUNC([.B84]/2)*[.$A$2]" office:value-type="float" office:value="13120" calcext:value-type="float">
            <text:p>13120</text:p>
          </table:table-cell>
          <table:table-cell table:formula="of:=BASE([.C84];2;16)" office:value-type="string" office:string-value="0011001101000000" calcext:value-type="string">
            <text:p>0011001101000000</text:p>
          </table:table-cell>
          <table:table-cell/>
          <table:table-cell table:formula="of:=[.C84]+[.$A$2]-1" office:value-type="float" office:value="13439" calcext:value-type="float">
            <text:p>13439</text:p>
          </table:table-cell>
          <table:table-cell table:style-name="ce2" table:formula="of:=BASE([.F84];2;16)" office:value-type="string" office:string-value="0011010001111111" calcext:value-type="string">
            <text:p>0011010001111111</text:p>
          </table:table-cell>
          <table:table-cell table:number-columns-repeated="1017"/>
        </table:table-row>
        <table:table-row table:style-name="ro1">
          <table:table-cell/>
          <table:table-cell table:formula="of:=[.B84]+1" office:value-type="float" office:value="83" calcext:value-type="float">
            <text:p>83</text:p>
          </table:table-cell>
          <table:table-cell table:formula="of:=TRUNC([.B85]/2)*[.$A$2]" office:value-type="float" office:value="13120" calcext:value-type="float">
            <text:p>13120</text:p>
          </table:table-cell>
          <table:table-cell table:formula="of:=BASE([.C85];2;16)" office:value-type="string" office:string-value="0011001101000000" calcext:value-type="string">
            <text:p>0011001101000000</text:p>
          </table:table-cell>
          <table:table-cell/>
          <table:table-cell table:formula="of:=[.C85]+[.$A$2]-1" office:value-type="float" office:value="13439" calcext:value-type="float">
            <text:p>13439</text:p>
          </table:table-cell>
          <table:table-cell table:style-name="ce2" table:formula="of:=BASE([.F85];2;16)" office:value-type="string" office:string-value="0011010001111111" calcext:value-type="string">
            <text:p>0011010001111111</text:p>
          </table:table-cell>
          <table:table-cell table:number-columns-repeated="1017"/>
        </table:table-row>
        <table:table-row table:style-name="ro1">
          <table:table-cell/>
          <table:table-cell table:formula="of:=[.B85]+1" office:value-type="float" office:value="84" calcext:value-type="float">
            <text:p>84</text:p>
          </table:table-cell>
          <table:table-cell table:formula="of:=TRUNC([.B86]/2)*[.$A$2]" office:value-type="float" office:value="13440" calcext:value-type="float">
            <text:p>13440</text:p>
          </table:table-cell>
          <table:table-cell table:formula="of:=BASE([.C86];2;16)" office:value-type="string" office:string-value="0011010010000000" calcext:value-type="string">
            <text:p>0011010010000000</text:p>
          </table:table-cell>
          <table:table-cell/>
          <table:table-cell table:formula="of:=[.C86]+[.$A$2]-1" office:value-type="float" office:value="13759" calcext:value-type="float">
            <text:p>13759</text:p>
          </table:table-cell>
          <table:table-cell table:style-name="ce2" table:formula="of:=BASE([.F86];2;16)" office:value-type="string" office:string-value="0011010110111111" calcext:value-type="string">
            <text:p>0011010110111111</text:p>
          </table:table-cell>
          <table:table-cell table:number-columns-repeated="1017"/>
        </table:table-row>
        <table:table-row table:style-name="ro1">
          <table:table-cell/>
          <table:table-cell table:formula="of:=[.B86]+1" office:value-type="float" office:value="85" calcext:value-type="float">
            <text:p>85</text:p>
          </table:table-cell>
          <table:table-cell table:formula="of:=TRUNC([.B87]/2)*[.$A$2]" office:value-type="float" office:value="13440" calcext:value-type="float">
            <text:p>13440</text:p>
          </table:table-cell>
          <table:table-cell table:formula="of:=BASE([.C87];2;16)" office:value-type="string" office:string-value="0011010010000000" calcext:value-type="string">
            <text:p>0011010010000000</text:p>
          </table:table-cell>
          <table:table-cell/>
          <table:table-cell table:formula="of:=[.C87]+[.$A$2]-1" office:value-type="float" office:value="13759" calcext:value-type="float">
            <text:p>13759</text:p>
          </table:table-cell>
          <table:table-cell table:style-name="ce2" table:formula="of:=BASE([.F87];2;16)" office:value-type="string" office:string-value="0011010110111111" calcext:value-type="string">
            <text:p>0011010110111111</text:p>
          </table:table-cell>
          <table:table-cell table:number-columns-repeated="1017"/>
        </table:table-row>
        <table:table-row table:style-name="ro1">
          <table:table-cell/>
          <table:table-cell table:formula="of:=[.B87]+1" office:value-type="float" office:value="86" calcext:value-type="float">
            <text:p>86</text:p>
          </table:table-cell>
          <table:table-cell table:formula="of:=TRUNC([.B88]/2)*[.$A$2]" office:value-type="float" office:value="13760" calcext:value-type="float">
            <text:p>13760</text:p>
          </table:table-cell>
          <table:table-cell table:formula="of:=BASE([.C88];2;16)" office:value-type="string" office:string-value="0011010111000000" calcext:value-type="string">
            <text:p>0011010111000000</text:p>
          </table:table-cell>
          <table:table-cell/>
          <table:table-cell table:formula="of:=[.C88]+[.$A$2]-1" office:value-type="float" office:value="14079" calcext:value-type="float">
            <text:p>14079</text:p>
          </table:table-cell>
          <table:table-cell table:style-name="ce2" table:formula="of:=BASE([.F88];2;16)" office:value-type="string" office:string-value="0011011011111111" calcext:value-type="string">
            <text:p>0011011011111111</text:p>
          </table:table-cell>
          <table:table-cell table:number-columns-repeated="1017"/>
        </table:table-row>
        <table:table-row table:style-name="ro1">
          <table:table-cell/>
          <table:table-cell table:formula="of:=[.B88]+1" office:value-type="float" office:value="87" calcext:value-type="float">
            <text:p>87</text:p>
          </table:table-cell>
          <table:table-cell table:formula="of:=TRUNC([.B89]/2)*[.$A$2]" office:value-type="float" office:value="13760" calcext:value-type="float">
            <text:p>13760</text:p>
          </table:table-cell>
          <table:table-cell table:formula="of:=BASE([.C89];2;16)" office:value-type="string" office:string-value="0011010111000000" calcext:value-type="string">
            <text:p>0011010111000000</text:p>
          </table:table-cell>
          <table:table-cell/>
          <table:table-cell table:formula="of:=[.C89]+[.$A$2]-1" office:value-type="float" office:value="14079" calcext:value-type="float">
            <text:p>14079</text:p>
          </table:table-cell>
          <table:table-cell table:style-name="ce2" table:formula="of:=BASE([.F89];2;16)" office:value-type="string" office:string-value="0011011011111111" calcext:value-type="string">
            <text:p>0011011011111111</text:p>
          </table:table-cell>
          <table:table-cell table:number-columns-repeated="1017"/>
        </table:table-row>
        <table:table-row table:style-name="ro1">
          <table:table-cell/>
          <table:table-cell table:formula="of:=[.B89]+1" office:value-type="float" office:value="88" calcext:value-type="float">
            <text:p>88</text:p>
          </table:table-cell>
          <table:table-cell table:formula="of:=TRUNC([.B90]/2)*[.$A$2]" office:value-type="float" office:value="14080" calcext:value-type="float">
            <text:p>14080</text:p>
          </table:table-cell>
          <table:table-cell table:formula="of:=BASE([.C90];2;16)" office:value-type="string" office:string-value="0011011100000000" calcext:value-type="string">
            <text:p>0011011100000000</text:p>
          </table:table-cell>
          <table:table-cell/>
          <table:table-cell table:formula="of:=[.C90]+[.$A$2]-1" office:value-type="float" office:value="14399" calcext:value-type="float">
            <text:p>14399</text:p>
          </table:table-cell>
          <table:table-cell table:style-name="ce2" table:formula="of:=BASE([.F90];2;16)" office:value-type="string" office:string-value="0011100000111111" calcext:value-type="string">
            <text:p>0011100000111111</text:p>
          </table:table-cell>
          <table:table-cell table:number-columns-repeated="1017"/>
        </table:table-row>
        <table:table-row table:style-name="ro1">
          <table:table-cell/>
          <table:table-cell table:formula="of:=[.B90]+1" office:value-type="float" office:value="89" calcext:value-type="float">
            <text:p>89</text:p>
          </table:table-cell>
          <table:table-cell table:formula="of:=TRUNC([.B91]/2)*[.$A$2]" office:value-type="float" office:value="14080" calcext:value-type="float">
            <text:p>14080</text:p>
          </table:table-cell>
          <table:table-cell table:formula="of:=BASE([.C91];2;16)" office:value-type="string" office:string-value="0011011100000000" calcext:value-type="string">
            <text:p>0011011100000000</text:p>
          </table:table-cell>
          <table:table-cell/>
          <table:table-cell table:formula="of:=[.C91]+[.$A$2]-1" office:value-type="float" office:value="14399" calcext:value-type="float">
            <text:p>14399</text:p>
          </table:table-cell>
          <table:table-cell table:style-name="ce2" table:formula="of:=BASE([.F91];2;16)" office:value-type="string" office:string-value="0011100000111111" calcext:value-type="string">
            <text:p>0011100000111111</text:p>
          </table:table-cell>
          <table:table-cell table:number-columns-repeated="1017"/>
        </table:table-row>
        <table:table-row table:style-name="ro1">
          <table:table-cell/>
          <table:table-cell table:formula="of:=[.B91]+1" office:value-type="float" office:value="90" calcext:value-type="float">
            <text:p>90</text:p>
          </table:table-cell>
          <table:table-cell table:formula="of:=TRUNC([.B92]/2)*[.$A$2]" office:value-type="float" office:value="14400" calcext:value-type="float">
            <text:p>14400</text:p>
          </table:table-cell>
          <table:table-cell table:formula="of:=BASE([.C92];2;16)" office:value-type="string" office:string-value="0011100001000000" calcext:value-type="string">
            <text:p>0011100001000000</text:p>
          </table:table-cell>
          <table:table-cell/>
          <table:table-cell table:formula="of:=[.C92]+[.$A$2]-1" office:value-type="float" office:value="14719" calcext:value-type="float">
            <text:p>14719</text:p>
          </table:table-cell>
          <table:table-cell table:style-name="ce2" table:formula="of:=BASE([.F92];2;16)" office:value-type="string" office:string-value="0011100101111111" calcext:value-type="string">
            <text:p>0011100101111111</text:p>
          </table:table-cell>
          <table:table-cell table:number-columns-repeated="1017"/>
        </table:table-row>
        <table:table-row table:style-name="ro1">
          <table:table-cell/>
          <table:table-cell table:formula="of:=[.B92]+1" office:value-type="float" office:value="91" calcext:value-type="float">
            <text:p>91</text:p>
          </table:table-cell>
          <table:table-cell table:formula="of:=TRUNC([.B93]/2)*[.$A$2]" office:value-type="float" office:value="14400" calcext:value-type="float">
            <text:p>14400</text:p>
          </table:table-cell>
          <table:table-cell table:formula="of:=BASE([.C93];2;16)" office:value-type="string" office:string-value="0011100001000000" calcext:value-type="string">
            <text:p>0011100001000000</text:p>
          </table:table-cell>
          <table:table-cell/>
          <table:table-cell table:formula="of:=[.C93]+[.$A$2]-1" office:value-type="float" office:value="14719" calcext:value-type="float">
            <text:p>14719</text:p>
          </table:table-cell>
          <table:table-cell table:style-name="ce2" table:formula="of:=BASE([.F93];2;16)" office:value-type="string" office:string-value="0011100101111111" calcext:value-type="string">
            <text:p>0011100101111111</text:p>
          </table:table-cell>
          <table:table-cell table:number-columns-repeated="1017"/>
        </table:table-row>
        <table:table-row table:style-name="ro1">
          <table:table-cell/>
          <table:table-cell table:formula="of:=[.B93]+1" office:value-type="float" office:value="92" calcext:value-type="float">
            <text:p>92</text:p>
          </table:table-cell>
          <table:table-cell table:formula="of:=TRUNC([.B94]/2)*[.$A$2]" office:value-type="float" office:value="14720" calcext:value-type="float">
            <text:p>14720</text:p>
          </table:table-cell>
          <table:table-cell table:formula="of:=BASE([.C94];2;16)" office:value-type="string" office:string-value="0011100110000000" calcext:value-type="string">
            <text:p>0011100110000000</text:p>
          </table:table-cell>
          <table:table-cell/>
          <table:table-cell table:formula="of:=[.C94]+[.$A$2]-1" office:value-type="float" office:value="15039" calcext:value-type="float">
            <text:p>15039</text:p>
          </table:table-cell>
          <table:table-cell table:style-name="ce2" table:formula="of:=BASE([.F94];2;16)" office:value-type="string" office:string-value="0011101010111111" calcext:value-type="string">
            <text:p>0011101010111111</text:p>
          </table:table-cell>
          <table:table-cell table:number-columns-repeated="1017"/>
        </table:table-row>
        <table:table-row table:style-name="ro1">
          <table:table-cell/>
          <table:table-cell table:formula="of:=[.B94]+1" office:value-type="float" office:value="93" calcext:value-type="float">
            <text:p>93</text:p>
          </table:table-cell>
          <table:table-cell table:formula="of:=TRUNC([.B95]/2)*[.$A$2]" office:value-type="float" office:value="14720" calcext:value-type="float">
            <text:p>14720</text:p>
          </table:table-cell>
          <table:table-cell table:formula="of:=BASE([.C95];2;16)" office:value-type="string" office:string-value="0011100110000000" calcext:value-type="string">
            <text:p>0011100110000000</text:p>
          </table:table-cell>
          <table:table-cell/>
          <table:table-cell table:formula="of:=[.C95]+[.$A$2]-1" office:value-type="float" office:value="15039" calcext:value-type="float">
            <text:p>15039</text:p>
          </table:table-cell>
          <table:table-cell table:style-name="ce2" table:formula="of:=BASE([.F95];2;16)" office:value-type="string" office:string-value="0011101010111111" calcext:value-type="string">
            <text:p>0011101010111111</text:p>
          </table:table-cell>
          <table:table-cell table:number-columns-repeated="1017"/>
        </table:table-row>
        <table:table-row table:style-name="ro1">
          <table:table-cell/>
          <table:table-cell table:formula="of:=[.B95]+1" office:value-type="float" office:value="94" calcext:value-type="float">
            <text:p>94</text:p>
          </table:table-cell>
          <table:table-cell table:formula="of:=TRUNC([.B96]/2)*[.$A$2]" office:value-type="float" office:value="15040" calcext:value-type="float">
            <text:p>15040</text:p>
          </table:table-cell>
          <table:table-cell table:formula="of:=BASE([.C96];2;16)" office:value-type="string" office:string-value="0011101011000000" calcext:value-type="string">
            <text:p>0011101011000000</text:p>
          </table:table-cell>
          <table:table-cell/>
          <table:table-cell table:formula="of:=[.C96]+[.$A$2]-1" office:value-type="float" office:value="15359" calcext:value-type="float">
            <text:p>15359</text:p>
          </table:table-cell>
          <table:table-cell table:style-name="ce2" table:formula="of:=BASE([.F96];2;16)" office:value-type="string" office:string-value="0011101111111111" calcext:value-type="string">
            <text:p>0011101111111111</text:p>
          </table:table-cell>
          <table:table-cell table:number-columns-repeated="1017"/>
        </table:table-row>
        <table:table-row table:style-name="ro1">
          <table:table-cell/>
          <table:table-cell table:formula="of:=[.B96]+1" office:value-type="float" office:value="95" calcext:value-type="float">
            <text:p>95</text:p>
          </table:table-cell>
          <table:table-cell table:formula="of:=TRUNC([.B97]/2)*[.$A$2]" office:value-type="float" office:value="15040" calcext:value-type="float">
            <text:p>15040</text:p>
          </table:table-cell>
          <table:table-cell table:formula="of:=BASE([.C97];2;16)" office:value-type="string" office:string-value="0011101011000000" calcext:value-type="string">
            <text:p>0011101011000000</text:p>
          </table:table-cell>
          <table:table-cell/>
          <table:table-cell table:formula="of:=[.C97]+[.$A$2]-1" office:value-type="float" office:value="15359" calcext:value-type="float">
            <text:p>15359</text:p>
          </table:table-cell>
          <table:table-cell table:style-name="ce2" table:formula="of:=BASE([.F97];2;16)" office:value-type="string" office:string-value="0011101111111111" calcext:value-type="string">
            <text:p>0011101111111111</text:p>
          </table:table-cell>
          <table:table-cell table:number-columns-repeated="1017"/>
        </table:table-row>
        <table:table-row table:style-name="ro1">
          <table:table-cell/>
          <table:table-cell table:formula="of:=[.B97]+1" office:value-type="float" office:value="96" calcext:value-type="float">
            <text:p>96</text:p>
          </table:table-cell>
          <table:table-cell table:formula="of:=TRUNC([.B98]/2)*[.$A$2]" office:value-type="float" office:value="15360" calcext:value-type="float">
            <text:p>15360</text:p>
          </table:table-cell>
          <table:table-cell table:formula="of:=BASE([.C98];2;16)" office:value-type="string" office:string-value="0011110000000000" calcext:value-type="string">
            <text:p>0011110000000000</text:p>
          </table:table-cell>
          <table:table-cell/>
          <table:table-cell table:formula="of:=[.C98]+[.$A$2]-1" office:value-type="float" office:value="15679" calcext:value-type="float">
            <text:p>15679</text:p>
          </table:table-cell>
          <table:table-cell table:style-name="ce2" table:formula="of:=BASE([.F98];2;16)" office:value-type="string" office:string-value="0011110100111111" calcext:value-type="string">
            <text:p>0011110100111111</text:p>
          </table:table-cell>
          <table:table-cell table:number-columns-repeated="1017"/>
        </table:table-row>
        <table:table-row table:style-name="ro1">
          <table:table-cell/>
          <table:table-cell table:formula="of:=[.B98]+1" office:value-type="float" office:value="97" calcext:value-type="float">
            <text:p>97</text:p>
          </table:table-cell>
          <table:table-cell table:formula="of:=TRUNC([.B99]/2)*[.$A$2]" office:value-type="float" office:value="15360" calcext:value-type="float">
            <text:p>15360</text:p>
          </table:table-cell>
          <table:table-cell table:formula="of:=BASE([.C99];2;16)" office:value-type="string" office:string-value="0011110000000000" calcext:value-type="string">
            <text:p>0011110000000000</text:p>
          </table:table-cell>
          <table:table-cell/>
          <table:table-cell table:formula="of:=[.C99]+[.$A$2]-1" office:value-type="float" office:value="15679" calcext:value-type="float">
            <text:p>15679</text:p>
          </table:table-cell>
          <table:table-cell table:style-name="ce2" table:formula="of:=BASE([.F99];2;16)" office:value-type="string" office:string-value="0011110100111111" calcext:value-type="string">
            <text:p>0011110100111111</text:p>
          </table:table-cell>
          <table:table-cell table:number-columns-repeated="1017"/>
        </table:table-row>
        <table:table-row table:style-name="ro1">
          <table:table-cell/>
          <table:table-cell table:formula="of:=[.B99]+1" office:value-type="float" office:value="98" calcext:value-type="float">
            <text:p>98</text:p>
          </table:table-cell>
          <table:table-cell table:formula="of:=TRUNC([.B100]/2)*[.$A$2]" office:value-type="float" office:value="15680" calcext:value-type="float">
            <text:p>15680</text:p>
          </table:table-cell>
          <table:table-cell table:formula="of:=BASE([.C100];2;16)" office:value-type="string" office:string-value="0011110101000000" calcext:value-type="string">
            <text:p>0011110101000000</text:p>
          </table:table-cell>
          <table:table-cell/>
          <table:table-cell table:formula="of:=[.C100]+[.$A$2]-1" office:value-type="float" office:value="15999" calcext:value-type="float">
            <text:p>15999</text:p>
          </table:table-cell>
          <table:table-cell table:style-name="ce2" table:formula="of:=BASE([.F100];2;16)" office:value-type="string" office:string-value="0011111001111111" calcext:value-type="string">
            <text:p>0011111001111111</text:p>
          </table:table-cell>
          <table:table-cell table:number-columns-repeated="1017"/>
        </table:table-row>
        <table:table-row table:style-name="ro1">
          <table:table-cell/>
          <table:table-cell table:formula="of:=[.B100]+1" office:value-type="float" office:value="99" calcext:value-type="float">
            <text:p>99</text:p>
          </table:table-cell>
          <table:table-cell table:formula="of:=TRUNC([.B101]/2)*[.$A$2]" office:value-type="float" office:value="15680" calcext:value-type="float">
            <text:p>15680</text:p>
          </table:table-cell>
          <table:table-cell table:formula="of:=BASE([.C101];2;16)" office:value-type="string" office:string-value="0011110101000000" calcext:value-type="string">
            <text:p>0011110101000000</text:p>
          </table:table-cell>
          <table:table-cell/>
          <table:table-cell table:formula="of:=[.C101]+[.$A$2]-1" office:value-type="float" office:value="15999" calcext:value-type="float">
            <text:p>15999</text:p>
          </table:table-cell>
          <table:table-cell table:style-name="ce2" table:formula="of:=BASE([.F101];2;16)" office:value-type="string" office:string-value="0011111001111111" calcext:value-type="string">
            <text:p>0011111001111111</text:p>
          </table:table-cell>
          <table:table-cell table:number-columns-repeated="1017"/>
        </table:table-row>
        <table:table-row table:style-name="ro1">
          <table:table-cell/>
          <table:table-cell table:formula="of:=[.B101]+1" office:value-type="float" office:value="100" calcext:value-type="float">
            <text:p>100</text:p>
          </table:table-cell>
          <table:table-cell table:formula="of:=TRUNC([.B102]/2)*[.$A$2]" office:value-type="float" office:value="16000" calcext:value-type="float">
            <text:p>16000</text:p>
          </table:table-cell>
          <table:table-cell table:formula="of:=BASE([.C102];2;16)" office:value-type="string" office:string-value="0011111010000000" calcext:value-type="string">
            <text:p>0011111010000000</text:p>
          </table:table-cell>
          <table:table-cell/>
          <table:table-cell table:formula="of:=[.C102]+[.$A$2]-1" office:value-type="float" office:value="16319" calcext:value-type="float">
            <text:p>16319</text:p>
          </table:table-cell>
          <table:table-cell table:style-name="ce2" table:formula="of:=BASE([.F102];2;16)" office:value-type="string" office:string-value="0011111110111111" calcext:value-type="string">
            <text:p>0011111110111111</text:p>
          </table:table-cell>
          <table:table-cell table:number-columns-repeated="1017"/>
        </table:table-row>
        <table:table-row table:style-name="ro1">
          <table:table-cell/>
          <table:table-cell table:formula="of:=[.B102]+1" office:value-type="float" office:value="101" calcext:value-type="float">
            <text:p>101</text:p>
          </table:table-cell>
          <table:table-cell table:formula="of:=TRUNC([.B103]/2)*[.$A$2]" office:value-type="float" office:value="16000" calcext:value-type="float">
            <text:p>16000</text:p>
          </table:table-cell>
          <table:table-cell table:formula="of:=BASE([.C103];2;16)" office:value-type="string" office:string-value="0011111010000000" calcext:value-type="string">
            <text:p>0011111010000000</text:p>
          </table:table-cell>
          <table:table-cell/>
          <table:table-cell table:formula="of:=[.C103]+[.$A$2]-1" office:value-type="float" office:value="16319" calcext:value-type="float">
            <text:p>16319</text:p>
          </table:table-cell>
          <table:table-cell table:style-name="ce2" table:formula="of:=BASE([.F103];2;16)" office:value-type="string" office:string-value="0011111110111111" calcext:value-type="string">
            <text:p>0011111110111111</text:p>
          </table:table-cell>
          <table:table-cell table:number-columns-repeated="1017"/>
        </table:table-row>
        <table:table-row table:style-name="ro1">
          <table:table-cell/>
          <table:table-cell table:formula="of:=[.B103]+1" office:value-type="float" office:value="102" calcext:value-type="float">
            <text:p>102</text:p>
          </table:table-cell>
          <table:table-cell table:formula="of:=TRUNC([.B104]/2)*[.$A$2]" office:value-type="float" office:value="16320" calcext:value-type="float">
            <text:p>16320</text:p>
          </table:table-cell>
          <table:table-cell table:formula="of:=BASE([.C104];2;16)" office:value-type="string" office:string-value="0011111111000000" calcext:value-type="string">
            <text:p>0011111111000000</text:p>
          </table:table-cell>
          <table:table-cell/>
          <table:table-cell table:formula="of:=[.C104]+[.$A$2]-1" office:value-type="float" office:value="16639" calcext:value-type="float">
            <text:p>16639</text:p>
          </table:table-cell>
          <table:table-cell table:style-name="ce2" table:formula="of:=BASE([.F104];2;16)" office:value-type="string" office:string-value="0100000011111111" calcext:value-type="string">
            <text:p>0100000011111111</text:p>
          </table:table-cell>
          <table:table-cell table:number-columns-repeated="1017"/>
        </table:table-row>
        <table:table-row table:style-name="ro1">
          <table:table-cell/>
          <table:table-cell table:formula="of:=[.B104]+1" office:value-type="float" office:value="103" calcext:value-type="float">
            <text:p>103</text:p>
          </table:table-cell>
          <table:table-cell table:formula="of:=TRUNC([.B105]/2)*[.$A$2]" office:value-type="float" office:value="16320" calcext:value-type="float">
            <text:p>16320</text:p>
          </table:table-cell>
          <table:table-cell table:formula="of:=BASE([.C105];2;16)" office:value-type="string" office:string-value="0011111111000000" calcext:value-type="string">
            <text:p>0011111111000000</text:p>
          </table:table-cell>
          <table:table-cell/>
          <table:table-cell table:formula="of:=[.C105]+[.$A$2]-1" office:value-type="float" office:value="16639" calcext:value-type="float">
            <text:p>16639</text:p>
          </table:table-cell>
          <table:table-cell table:style-name="ce2" table:formula="of:=BASE([.F105];2;16)" office:value-type="string" office:string-value="0100000011111111" calcext:value-type="string">
            <text:p>0100000011111111</text:p>
          </table:table-cell>
          <table:table-cell table:number-columns-repeated="1017"/>
        </table:table-row>
        <table:table-row table:style-name="ro1">
          <table:table-cell/>
          <table:table-cell table:formula="of:=[.B105]+1" office:value-type="float" office:value="104" calcext:value-type="float">
            <text:p>104</text:p>
          </table:table-cell>
          <table:table-cell table:formula="of:=TRUNC([.B106]/2)*[.$A$2]" office:value-type="float" office:value="16640" calcext:value-type="float">
            <text:p>16640</text:p>
          </table:table-cell>
          <table:table-cell table:formula="of:=BASE([.C106];2;16)" office:value-type="string" office:string-value="0100000100000000" calcext:value-type="string">
            <text:p>0100000100000000</text:p>
          </table:table-cell>
          <table:table-cell/>
          <table:table-cell table:formula="of:=[.C106]+[.$A$2]-1" office:value-type="float" office:value="16959" calcext:value-type="float">
            <text:p>16959</text:p>
          </table:table-cell>
          <table:table-cell table:style-name="ce2" table:formula="of:=BASE([.F106];2;16)" office:value-type="string" office:string-value="0100001000111111" calcext:value-type="string">
            <text:p>0100001000111111</text:p>
          </table:table-cell>
          <table:table-cell table:number-columns-repeated="1017"/>
        </table:table-row>
        <table:table-row table:style-name="ro1">
          <table:table-cell/>
          <table:table-cell table:formula="of:=[.B106]+1" office:value-type="float" office:value="105" calcext:value-type="float">
            <text:p>105</text:p>
          </table:table-cell>
          <table:table-cell table:formula="of:=TRUNC([.B107]/2)*[.$A$2]" office:value-type="float" office:value="16640" calcext:value-type="float">
            <text:p>16640</text:p>
          </table:table-cell>
          <table:table-cell table:formula="of:=BASE([.C107];2;16)" office:value-type="string" office:string-value="0100000100000000" calcext:value-type="string">
            <text:p>0100000100000000</text:p>
          </table:table-cell>
          <table:table-cell/>
          <table:table-cell table:formula="of:=[.C107]+[.$A$2]-1" office:value-type="float" office:value="16959" calcext:value-type="float">
            <text:p>16959</text:p>
          </table:table-cell>
          <table:table-cell table:style-name="ce2" table:formula="of:=BASE([.F107];2;16)" office:value-type="string" office:string-value="0100001000111111" calcext:value-type="string">
            <text:p>0100001000111111</text:p>
          </table:table-cell>
          <table:table-cell table:number-columns-repeated="1017"/>
        </table:table-row>
        <table:table-row table:style-name="ro1">
          <table:table-cell/>
          <table:table-cell table:formula="of:=[.B107]+1" office:value-type="float" office:value="106" calcext:value-type="float">
            <text:p>106</text:p>
          </table:table-cell>
          <table:table-cell table:formula="of:=TRUNC([.B108]/2)*[.$A$2]" office:value-type="float" office:value="16960" calcext:value-type="float">
            <text:p>16960</text:p>
          </table:table-cell>
          <table:table-cell table:formula="of:=BASE([.C108];2;16)" office:value-type="string" office:string-value="0100001001000000" calcext:value-type="string">
            <text:p>0100001001000000</text:p>
          </table:table-cell>
          <table:table-cell/>
          <table:table-cell table:formula="of:=[.C108]+[.$A$2]-1" office:value-type="float" office:value="17279" calcext:value-type="float">
            <text:p>17279</text:p>
          </table:table-cell>
          <table:table-cell table:style-name="ce2" table:formula="of:=BASE([.F108];2;16)" office:value-type="string" office:string-value="0100001101111111" calcext:value-type="string">
            <text:p>0100001101111111</text:p>
          </table:table-cell>
          <table:table-cell table:number-columns-repeated="1017"/>
        </table:table-row>
        <table:table-row table:style-name="ro1">
          <table:table-cell/>
          <table:table-cell table:formula="of:=[.B108]+1" office:value-type="float" office:value="107" calcext:value-type="float">
            <text:p>107</text:p>
          </table:table-cell>
          <table:table-cell table:formula="of:=TRUNC([.B109]/2)*[.$A$2]" office:value-type="float" office:value="16960" calcext:value-type="float">
            <text:p>16960</text:p>
          </table:table-cell>
          <table:table-cell table:formula="of:=BASE([.C109];2;16)" office:value-type="string" office:string-value="0100001001000000" calcext:value-type="string">
            <text:p>0100001001000000</text:p>
          </table:table-cell>
          <table:table-cell/>
          <table:table-cell table:formula="of:=[.C109]+[.$A$2]-1" office:value-type="float" office:value="17279" calcext:value-type="float">
            <text:p>17279</text:p>
          </table:table-cell>
          <table:table-cell table:style-name="ce2" table:formula="of:=BASE([.F109];2;16)" office:value-type="string" office:string-value="0100001101111111" calcext:value-type="string">
            <text:p>0100001101111111</text:p>
          </table:table-cell>
          <table:table-cell table:number-columns-repeated="1017"/>
        </table:table-row>
        <table:table-row table:style-name="ro1">
          <table:table-cell/>
          <table:table-cell table:formula="of:=[.B109]+1" office:value-type="float" office:value="108" calcext:value-type="float">
            <text:p>108</text:p>
          </table:table-cell>
          <table:table-cell table:formula="of:=TRUNC([.B110]/2)*[.$A$2]" office:value-type="float" office:value="17280" calcext:value-type="float">
            <text:p>17280</text:p>
          </table:table-cell>
          <table:table-cell table:formula="of:=BASE([.C110];2;16)" office:value-type="string" office:string-value="0100001110000000" calcext:value-type="string">
            <text:p>0100001110000000</text:p>
          </table:table-cell>
          <table:table-cell/>
          <table:table-cell table:formula="of:=[.C110]+[.$A$2]-1" office:value-type="float" office:value="17599" calcext:value-type="float">
            <text:p>17599</text:p>
          </table:table-cell>
          <table:table-cell table:style-name="ce2" table:formula="of:=BASE([.F110];2;16)" office:value-type="string" office:string-value="0100010010111111" calcext:value-type="string">
            <text:p>0100010010111111</text:p>
          </table:table-cell>
          <table:table-cell table:number-columns-repeated="1017"/>
        </table:table-row>
        <table:table-row table:style-name="ro1">
          <table:table-cell/>
          <table:table-cell table:formula="of:=[.B110]+1" office:value-type="float" office:value="109" calcext:value-type="float">
            <text:p>109</text:p>
          </table:table-cell>
          <table:table-cell table:formula="of:=TRUNC([.B111]/2)*[.$A$2]" office:value-type="float" office:value="17280" calcext:value-type="float">
            <text:p>17280</text:p>
          </table:table-cell>
          <table:table-cell table:formula="of:=BASE([.C111];2;16)" office:value-type="string" office:string-value="0100001110000000" calcext:value-type="string">
            <text:p>0100001110000000</text:p>
          </table:table-cell>
          <table:table-cell/>
          <table:table-cell table:formula="of:=[.C111]+[.$A$2]-1" office:value-type="float" office:value="17599" calcext:value-type="float">
            <text:p>17599</text:p>
          </table:table-cell>
          <table:table-cell table:style-name="ce2" table:formula="of:=BASE([.F111];2;16)" office:value-type="string" office:string-value="0100010010111111" calcext:value-type="string">
            <text:p>0100010010111111</text:p>
          </table:table-cell>
          <table:table-cell table:number-columns-repeated="1017"/>
        </table:table-row>
        <table:table-row table:style-name="ro1">
          <table:table-cell/>
          <table:table-cell table:formula="of:=[.B111]+1" office:value-type="float" office:value="110" calcext:value-type="float">
            <text:p>110</text:p>
          </table:table-cell>
          <table:table-cell table:formula="of:=TRUNC([.B112]/2)*[.$A$2]" office:value-type="float" office:value="17600" calcext:value-type="float">
            <text:p>17600</text:p>
          </table:table-cell>
          <table:table-cell table:formula="of:=BASE([.C112];2;16)" office:value-type="string" office:string-value="0100010011000000" calcext:value-type="string">
            <text:p>0100010011000000</text:p>
          </table:table-cell>
          <table:table-cell/>
          <table:table-cell table:formula="of:=[.C112]+[.$A$2]-1" office:value-type="float" office:value="17919" calcext:value-type="float">
            <text:p>17919</text:p>
          </table:table-cell>
          <table:table-cell table:style-name="ce2" table:formula="of:=BASE([.F112];2;16)" office:value-type="string" office:string-value="0100010111111111" calcext:value-type="string">
            <text:p>0100010111111111</text:p>
          </table:table-cell>
          <table:table-cell table:number-columns-repeated="1017"/>
        </table:table-row>
        <table:table-row table:style-name="ro1">
          <table:table-cell/>
          <table:table-cell table:formula="of:=[.B112]+1" office:value-type="float" office:value="111" calcext:value-type="float">
            <text:p>111</text:p>
          </table:table-cell>
          <table:table-cell table:formula="of:=TRUNC([.B113]/2)*[.$A$2]" office:value-type="float" office:value="17600" calcext:value-type="float">
            <text:p>17600</text:p>
          </table:table-cell>
          <table:table-cell table:formula="of:=BASE([.C113];2;16)" office:value-type="string" office:string-value="0100010011000000" calcext:value-type="string">
            <text:p>0100010011000000</text:p>
          </table:table-cell>
          <table:table-cell/>
          <table:table-cell table:formula="of:=[.C113]+[.$A$2]-1" office:value-type="float" office:value="17919" calcext:value-type="float">
            <text:p>17919</text:p>
          </table:table-cell>
          <table:table-cell table:style-name="ce2" table:formula="of:=BASE([.F113];2;16)" office:value-type="string" office:string-value="0100010111111111" calcext:value-type="string">
            <text:p>0100010111111111</text:p>
          </table:table-cell>
          <table:table-cell table:number-columns-repeated="1017"/>
        </table:table-row>
        <table:table-row table:style-name="ro1">
          <table:table-cell/>
          <table:table-cell table:formula="of:=[.B113]+1" office:value-type="float" office:value="112" calcext:value-type="float">
            <text:p>112</text:p>
          </table:table-cell>
          <table:table-cell table:formula="of:=TRUNC([.B114]/2)*[.$A$2]" office:value-type="float" office:value="17920" calcext:value-type="float">
            <text:p>17920</text:p>
          </table:table-cell>
          <table:table-cell table:formula="of:=BASE([.C114];2;16)" office:value-type="string" office:string-value="0100011000000000" calcext:value-type="string">
            <text:p>0100011000000000</text:p>
          </table:table-cell>
          <table:table-cell/>
          <table:table-cell table:formula="of:=[.C114]+[.$A$2]-1" office:value-type="float" office:value="18239" calcext:value-type="float">
            <text:p>18239</text:p>
          </table:table-cell>
          <table:table-cell table:style-name="ce2" table:formula="of:=BASE([.F114];2;16)" office:value-type="string" office:string-value="0100011100111111" calcext:value-type="string">
            <text:p>0100011100111111</text:p>
          </table:table-cell>
          <table:table-cell table:number-columns-repeated="1017"/>
        </table:table-row>
        <table:table-row table:style-name="ro1">
          <table:table-cell/>
          <table:table-cell table:formula="of:=[.B114]+1" office:value-type="float" office:value="113" calcext:value-type="float">
            <text:p>113</text:p>
          </table:table-cell>
          <table:table-cell table:formula="of:=TRUNC([.B115]/2)*[.$A$2]" office:value-type="float" office:value="17920" calcext:value-type="float">
            <text:p>17920</text:p>
          </table:table-cell>
          <table:table-cell table:formula="of:=BASE([.C115];2;16)" office:value-type="string" office:string-value="0100011000000000" calcext:value-type="string">
            <text:p>0100011000000000</text:p>
          </table:table-cell>
          <table:table-cell/>
          <table:table-cell table:formula="of:=[.C115]+[.$A$2]-1" office:value-type="float" office:value="18239" calcext:value-type="float">
            <text:p>18239</text:p>
          </table:table-cell>
          <table:table-cell table:style-name="ce2" table:formula="of:=BASE([.F115];2;16)" office:value-type="string" office:string-value="0100011100111111" calcext:value-type="string">
            <text:p>0100011100111111</text:p>
          </table:table-cell>
          <table:table-cell table:number-columns-repeated="1017"/>
        </table:table-row>
        <table:table-row table:style-name="ro1">
          <table:table-cell/>
          <table:table-cell table:formula="of:=[.B115]+1" office:value-type="float" office:value="114" calcext:value-type="float">
            <text:p>114</text:p>
          </table:table-cell>
          <table:table-cell table:formula="of:=TRUNC([.B116]/2)*[.$A$2]" office:value-type="float" office:value="18240" calcext:value-type="float">
            <text:p>18240</text:p>
          </table:table-cell>
          <table:table-cell table:formula="of:=BASE([.C116];2;16)" office:value-type="string" office:string-value="0100011101000000" calcext:value-type="string">
            <text:p>0100011101000000</text:p>
          </table:table-cell>
          <table:table-cell/>
          <table:table-cell table:formula="of:=[.C116]+[.$A$2]-1" office:value-type="float" office:value="18559" calcext:value-type="float">
            <text:p>18559</text:p>
          </table:table-cell>
          <table:table-cell table:style-name="ce2" table:formula="of:=BASE([.F116];2;16)" office:value-type="string" office:string-value="0100100001111111" calcext:value-type="string">
            <text:p>0100100001111111</text:p>
          </table:table-cell>
          <table:table-cell table:number-columns-repeated="1017"/>
        </table:table-row>
        <table:table-row table:style-name="ro1">
          <table:table-cell/>
          <table:table-cell table:formula="of:=[.B116]+1" office:value-type="float" office:value="115" calcext:value-type="float">
            <text:p>115</text:p>
          </table:table-cell>
          <table:table-cell table:formula="of:=TRUNC([.B117]/2)*[.$A$2]" office:value-type="float" office:value="18240" calcext:value-type="float">
            <text:p>18240</text:p>
          </table:table-cell>
          <table:table-cell table:formula="of:=BASE([.C117];2;16)" office:value-type="string" office:string-value="0100011101000000" calcext:value-type="string">
            <text:p>0100011101000000</text:p>
          </table:table-cell>
          <table:table-cell/>
          <table:table-cell table:formula="of:=[.C117]+[.$A$2]-1" office:value-type="float" office:value="18559" calcext:value-type="float">
            <text:p>18559</text:p>
          </table:table-cell>
          <table:table-cell table:style-name="ce2" table:formula="of:=BASE([.F117];2;16)" office:value-type="string" office:string-value="0100100001111111" calcext:value-type="string">
            <text:p>0100100001111111</text:p>
          </table:table-cell>
          <table:table-cell table:number-columns-repeated="1017"/>
        </table:table-row>
        <table:table-row table:style-name="ro1">
          <table:table-cell/>
          <table:table-cell table:formula="of:=[.B117]+1" office:value-type="float" office:value="116" calcext:value-type="float">
            <text:p>116</text:p>
          </table:table-cell>
          <table:table-cell table:formula="of:=TRUNC([.B118]/2)*[.$A$2]" office:value-type="float" office:value="18560" calcext:value-type="float">
            <text:p>18560</text:p>
          </table:table-cell>
          <table:table-cell table:formula="of:=BASE([.C118];2;16)" office:value-type="string" office:string-value="0100100010000000" calcext:value-type="string">
            <text:p>0100100010000000</text:p>
          </table:table-cell>
          <table:table-cell/>
          <table:table-cell table:formula="of:=[.C118]+[.$A$2]-1" office:value-type="float" office:value="18879" calcext:value-type="float">
            <text:p>18879</text:p>
          </table:table-cell>
          <table:table-cell table:style-name="ce2" table:formula="of:=BASE([.F118];2;16)" office:value-type="string" office:string-value="0100100110111111" calcext:value-type="string">
            <text:p>0100100110111111</text:p>
          </table:table-cell>
          <table:table-cell table:number-columns-repeated="1017"/>
        </table:table-row>
        <table:table-row table:style-name="ro1">
          <table:table-cell/>
          <table:table-cell table:formula="of:=[.B118]+1" office:value-type="float" office:value="117" calcext:value-type="float">
            <text:p>117</text:p>
          </table:table-cell>
          <table:table-cell table:formula="of:=TRUNC([.B119]/2)*[.$A$2]" office:value-type="float" office:value="18560" calcext:value-type="float">
            <text:p>18560</text:p>
          </table:table-cell>
          <table:table-cell table:formula="of:=BASE([.C119];2;16)" office:value-type="string" office:string-value="0100100010000000" calcext:value-type="string">
            <text:p>0100100010000000</text:p>
          </table:table-cell>
          <table:table-cell/>
          <table:table-cell table:formula="of:=[.C119]+[.$A$2]-1" office:value-type="float" office:value="18879" calcext:value-type="float">
            <text:p>18879</text:p>
          </table:table-cell>
          <table:table-cell table:style-name="ce2" table:formula="of:=BASE([.F119];2;16)" office:value-type="string" office:string-value="0100100110111111" calcext:value-type="string">
            <text:p>0100100110111111</text:p>
          </table:table-cell>
          <table:table-cell table:number-columns-repeated="1017"/>
        </table:table-row>
        <table:table-row table:style-name="ro1">
          <table:table-cell/>
          <table:table-cell table:formula="of:=[.B119]+1" office:value-type="float" office:value="118" calcext:value-type="float">
            <text:p>118</text:p>
          </table:table-cell>
          <table:table-cell table:formula="of:=TRUNC([.B120]/2)*[.$A$2]" office:value-type="float" office:value="18880" calcext:value-type="float">
            <text:p>18880</text:p>
          </table:table-cell>
          <table:table-cell table:formula="of:=BASE([.C120];2;16)" office:value-type="string" office:string-value="0100100111000000" calcext:value-type="string">
            <text:p>0100100111000000</text:p>
          </table:table-cell>
          <table:table-cell/>
          <table:table-cell table:formula="of:=[.C120]+[.$A$2]-1" office:value-type="float" office:value="19199" calcext:value-type="float">
            <text:p>19199</text:p>
          </table:table-cell>
          <table:table-cell table:style-name="ce2" table:formula="of:=BASE([.F120];2;16)" office:value-type="string" office:string-value="0100101011111111" calcext:value-type="string">
            <text:p>0100101011111111</text:p>
          </table:table-cell>
          <table:table-cell table:number-columns-repeated="1017"/>
        </table:table-row>
        <table:table-row table:style-name="ro1">
          <table:table-cell/>
          <table:table-cell table:formula="of:=[.B120]+1" office:value-type="float" office:value="119" calcext:value-type="float">
            <text:p>119</text:p>
          </table:table-cell>
          <table:table-cell table:formula="of:=TRUNC([.B121]/2)*[.$A$2]" office:value-type="float" office:value="18880" calcext:value-type="float">
            <text:p>18880</text:p>
          </table:table-cell>
          <table:table-cell table:formula="of:=BASE([.C121];2;16)" office:value-type="string" office:string-value="0100100111000000" calcext:value-type="string">
            <text:p>0100100111000000</text:p>
          </table:table-cell>
          <table:table-cell/>
          <table:table-cell table:formula="of:=[.C121]+[.$A$2]-1" office:value-type="float" office:value="19199" calcext:value-type="float">
            <text:p>19199</text:p>
          </table:table-cell>
          <table:table-cell table:style-name="ce2" table:formula="of:=BASE([.F121];2;16)" office:value-type="string" office:string-value="0100101011111111" calcext:value-type="string">
            <text:p>0100101011111111</text:p>
          </table:table-cell>
          <table:table-cell table:number-columns-repeated="1017"/>
        </table:table-row>
        <table:table-row table:style-name="ro1">
          <table:table-cell/>
          <table:table-cell table:formula="of:=[.B121]+1" office:value-type="float" office:value="120" calcext:value-type="float">
            <text:p>120</text:p>
          </table:table-cell>
          <table:table-cell table:formula="of:=TRUNC([.B122]/2)*[.$A$2]" office:value-type="float" office:value="19200" calcext:value-type="float">
            <text:p>19200</text:p>
          </table:table-cell>
          <table:table-cell table:formula="of:=BASE([.C122];2;16)" office:value-type="string" office:string-value="0100101100000000" calcext:value-type="string">
            <text:p>0100101100000000</text:p>
          </table:table-cell>
          <table:table-cell/>
          <table:table-cell table:formula="of:=[.C122]+[.$A$2]-1" office:value-type="float" office:value="19519" calcext:value-type="float">
            <text:p>19519</text:p>
          </table:table-cell>
          <table:table-cell table:style-name="ce2" table:formula="of:=BASE([.F122];2;16)" office:value-type="string" office:string-value="0100110000111111" calcext:value-type="string">
            <text:p>0100110000111111</text:p>
          </table:table-cell>
          <table:table-cell table:number-columns-repeated="1017"/>
        </table:table-row>
        <table:table-row table:style-name="ro1">
          <table:table-cell/>
          <table:table-cell table:formula="of:=[.B122]+1" office:value-type="float" office:value="121" calcext:value-type="float">
            <text:p>121</text:p>
          </table:table-cell>
          <table:table-cell table:formula="of:=TRUNC([.B123]/2)*[.$A$2]" office:value-type="float" office:value="19200" calcext:value-type="float">
            <text:p>19200</text:p>
          </table:table-cell>
          <table:table-cell table:formula="of:=BASE([.C123];2;16)" office:value-type="string" office:string-value="0100101100000000" calcext:value-type="string">
            <text:p>0100101100000000</text:p>
          </table:table-cell>
          <table:table-cell/>
          <table:table-cell table:formula="of:=[.C123]+[.$A$2]-1" office:value-type="float" office:value="19519" calcext:value-type="float">
            <text:p>19519</text:p>
          </table:table-cell>
          <table:table-cell table:style-name="ce2" table:formula="of:=BASE([.F123];2;16)" office:value-type="string" office:string-value="0100110000111111" calcext:value-type="string">
            <text:p>0100110000111111</text:p>
          </table:table-cell>
          <table:table-cell table:number-columns-repeated="1017"/>
        </table:table-row>
        <table:table-row table:style-name="ro1">
          <table:table-cell/>
          <table:table-cell table:formula="of:=[.B123]+1" office:value-type="float" office:value="122" calcext:value-type="float">
            <text:p>122</text:p>
          </table:table-cell>
          <table:table-cell table:formula="of:=TRUNC([.B124]/2)*[.$A$2]" office:value-type="float" office:value="19520" calcext:value-type="float">
            <text:p>19520</text:p>
          </table:table-cell>
          <table:table-cell table:formula="of:=BASE([.C124];2;16)" office:value-type="string" office:string-value="0100110001000000" calcext:value-type="string">
            <text:p>0100110001000000</text:p>
          </table:table-cell>
          <table:table-cell/>
          <table:table-cell table:formula="of:=[.C124]+[.$A$2]-1" office:value-type="float" office:value="19839" calcext:value-type="float">
            <text:p>19839</text:p>
          </table:table-cell>
          <table:table-cell table:style-name="ce2" table:formula="of:=BASE([.F124];2;16)" office:value-type="string" office:string-value="0100110101111111" calcext:value-type="string">
            <text:p>0100110101111111</text:p>
          </table:table-cell>
          <table:table-cell table:number-columns-repeated="1017"/>
        </table:table-row>
        <table:table-row table:style-name="ro1">
          <table:table-cell/>
          <table:table-cell table:formula="of:=[.B124]+1" office:value-type="float" office:value="123" calcext:value-type="float">
            <text:p>123</text:p>
          </table:table-cell>
          <table:table-cell table:formula="of:=TRUNC([.B125]/2)*[.$A$2]" office:value-type="float" office:value="19520" calcext:value-type="float">
            <text:p>19520</text:p>
          </table:table-cell>
          <table:table-cell table:formula="of:=BASE([.C125];2;16)" office:value-type="string" office:string-value="0100110001000000" calcext:value-type="string">
            <text:p>0100110001000000</text:p>
          </table:table-cell>
          <table:table-cell/>
          <table:table-cell table:formula="of:=[.C125]+[.$A$2]-1" office:value-type="float" office:value="19839" calcext:value-type="float">
            <text:p>19839</text:p>
          </table:table-cell>
          <table:table-cell table:style-name="ce2" table:formula="of:=BASE([.F125];2;16)" office:value-type="string" office:string-value="0100110101111111" calcext:value-type="string">
            <text:p>0100110101111111</text:p>
          </table:table-cell>
          <table:table-cell table:number-columns-repeated="1017"/>
        </table:table-row>
        <table:table-row table:style-name="ro1">
          <table:table-cell/>
          <table:table-cell table:formula="of:=[.B125]+1" office:value-type="float" office:value="124" calcext:value-type="float">
            <text:p>124</text:p>
          </table:table-cell>
          <table:table-cell table:formula="of:=TRUNC([.B126]/2)*[.$A$2]" office:value-type="float" office:value="19840" calcext:value-type="float">
            <text:p>19840</text:p>
          </table:table-cell>
          <table:table-cell table:formula="of:=BASE([.C126];2;16)" office:value-type="string" office:string-value="0100110110000000" calcext:value-type="string">
            <text:p>0100110110000000</text:p>
          </table:table-cell>
          <table:table-cell/>
          <table:table-cell table:formula="of:=[.C126]+[.$A$2]-1" office:value-type="float" office:value="20159" calcext:value-type="float">
            <text:p>20159</text:p>
          </table:table-cell>
          <table:table-cell table:style-name="ce2" table:formula="of:=BASE([.F126];2;16)" office:value-type="string" office:string-value="0100111010111111" calcext:value-type="string">
            <text:p>0100111010111111</text:p>
          </table:table-cell>
          <table:table-cell table:number-columns-repeated="1017"/>
        </table:table-row>
        <table:table-row table:style-name="ro1">
          <table:table-cell/>
          <table:table-cell table:formula="of:=[.B126]+1" office:value-type="float" office:value="125" calcext:value-type="float">
            <text:p>125</text:p>
          </table:table-cell>
          <table:table-cell table:formula="of:=TRUNC([.B127]/2)*[.$A$2]" office:value-type="float" office:value="19840" calcext:value-type="float">
            <text:p>19840</text:p>
          </table:table-cell>
          <table:table-cell table:formula="of:=BASE([.C127];2;16)" office:value-type="string" office:string-value="0100110110000000" calcext:value-type="string">
            <text:p>0100110110000000</text:p>
          </table:table-cell>
          <table:table-cell/>
          <table:table-cell table:formula="of:=[.C127]+[.$A$2]-1" office:value-type="float" office:value="20159" calcext:value-type="float">
            <text:p>20159</text:p>
          </table:table-cell>
          <table:table-cell table:style-name="ce2" table:formula="of:=BASE([.F127];2;16)" office:value-type="string" office:string-value="0100111010111111" calcext:value-type="string">
            <text:p>0100111010111111</text:p>
          </table:table-cell>
          <table:table-cell table:number-columns-repeated="1017"/>
        </table:table-row>
        <table:table-row table:style-name="ro1">
          <table:table-cell/>
          <table:table-cell table:formula="of:=[.B127]+1" office:value-type="float" office:value="126" calcext:value-type="float">
            <text:p>126</text:p>
          </table:table-cell>
          <table:table-cell table:formula="of:=TRUNC([.B128]/2)*[.$A$2]" office:value-type="float" office:value="20160" calcext:value-type="float">
            <text:p>20160</text:p>
          </table:table-cell>
          <table:table-cell table:formula="of:=BASE([.C128];2;16)" office:value-type="string" office:string-value="0100111011000000" calcext:value-type="string">
            <text:p>0100111011000000</text:p>
          </table:table-cell>
          <table:table-cell/>
          <table:table-cell table:formula="of:=[.C128]+[.$A$2]-1" office:value-type="float" office:value="20479" calcext:value-type="float">
            <text:p>20479</text:p>
          </table:table-cell>
          <table:table-cell table:style-name="ce2" table:formula="of:=BASE([.F128];2;16)" office:value-type="string" office:string-value="0100111111111111" calcext:value-type="string">
            <text:p>0100111111111111</text:p>
          </table:table-cell>
          <table:table-cell table:number-columns-repeated="1017"/>
        </table:table-row>
        <table:table-row table:style-name="ro1">
          <table:table-cell/>
          <table:table-cell table:formula="of:=[.B128]+1" office:value-type="float" office:value="127" calcext:value-type="float">
            <text:p>127</text:p>
          </table:table-cell>
          <table:table-cell table:formula="of:=TRUNC([.B129]/2)*[.$A$2]" office:value-type="float" office:value="20160" calcext:value-type="float">
            <text:p>20160</text:p>
          </table:table-cell>
          <table:table-cell table:formula="of:=BASE([.C129];2;16)" office:value-type="string" office:string-value="0100111011000000" calcext:value-type="string">
            <text:p>0100111011000000</text:p>
          </table:table-cell>
          <table:table-cell/>
          <table:table-cell table:formula="of:=[.C129]+[.$A$2]-1" office:value-type="float" office:value="20479" calcext:value-type="float">
            <text:p>20479</text:p>
          </table:table-cell>
          <table:table-cell table:style-name="ce2" table:formula="of:=BASE([.F129];2;16)" office:value-type="string" office:string-value="0100111111111111" calcext:value-type="string">
            <text:p>0100111111111111</text:p>
          </table:table-cell>
          <table:table-cell table:number-columns-repeated="1017"/>
        </table:table-row>
        <table:table-row table:style-name="ro1">
          <table:table-cell/>
          <table:table-cell table:formula="of:=[.B129]+1" office:value-type="float" office:value="128" calcext:value-type="float">
            <text:p>128</text:p>
          </table:table-cell>
          <table:table-cell table:formula="of:=TRUNC([.B130]/2)*[.$A$2]" office:value-type="float" office:value="20480" calcext:value-type="float">
            <text:p>20480</text:p>
          </table:table-cell>
          <table:table-cell table:formula="of:=BASE([.C130];2;16)" office:value-type="string" office:string-value="0101000000000000" calcext:value-type="string">
            <text:p>0101000000000000</text:p>
          </table:table-cell>
          <table:table-cell/>
          <table:table-cell table:formula="of:=[.C130]+[.$A$2]-1" office:value-type="float" office:value="20799" calcext:value-type="float">
            <text:p>20799</text:p>
          </table:table-cell>
          <table:table-cell table:style-name="ce2" table:formula="of:=BASE([.F130];2;16)" office:value-type="string" office:string-value="0101000100111111" calcext:value-type="string">
            <text:p>0101000100111111</text:p>
          </table:table-cell>
          <table:table-cell table:number-columns-repeated="1017"/>
        </table:table-row>
        <table:table-row table:style-name="ro1">
          <table:table-cell/>
          <table:table-cell table:formula="of:=[.B130]+1" office:value-type="float" office:value="129" calcext:value-type="float">
            <text:p>129</text:p>
          </table:table-cell>
          <table:table-cell table:formula="of:=TRUNC([.B131]/2)*[.$A$2]" office:value-type="float" office:value="20480" calcext:value-type="float">
            <text:p>20480</text:p>
          </table:table-cell>
          <table:table-cell table:formula="of:=BASE([.C131];2;16)" office:value-type="string" office:string-value="0101000000000000" calcext:value-type="string">
            <text:p>0101000000000000</text:p>
          </table:table-cell>
          <table:table-cell/>
          <table:table-cell table:formula="of:=[.C131]+[.$A$2]-1" office:value-type="float" office:value="20799" calcext:value-type="float">
            <text:p>20799</text:p>
          </table:table-cell>
          <table:table-cell table:style-name="ce2" table:formula="of:=BASE([.F131];2;16)" office:value-type="string" office:string-value="0101000100111111" calcext:value-type="string">
            <text:p>0101000100111111</text:p>
          </table:table-cell>
          <table:table-cell table:number-columns-repeated="1017"/>
        </table:table-row>
        <table:table-row table:style-name="ro1">
          <table:table-cell/>
          <table:table-cell table:formula="of:=[.B131]+1" office:value-type="float" office:value="130" calcext:value-type="float">
            <text:p>130</text:p>
          </table:table-cell>
          <table:table-cell table:formula="of:=TRUNC([.B132]/2)*[.$A$2]" office:value-type="float" office:value="20800" calcext:value-type="float">
            <text:p>20800</text:p>
          </table:table-cell>
          <table:table-cell table:formula="of:=BASE([.C132];2;16)" office:value-type="string" office:string-value="0101000101000000" calcext:value-type="string">
            <text:p>0101000101000000</text:p>
          </table:table-cell>
          <table:table-cell/>
          <table:table-cell table:formula="of:=[.C132]+[.$A$2]-1" office:value-type="float" office:value="21119" calcext:value-type="float">
            <text:p>21119</text:p>
          </table:table-cell>
          <table:table-cell table:style-name="ce2" table:formula="of:=BASE([.F132];2;16)" office:value-type="string" office:string-value="0101001001111111" calcext:value-type="string">
            <text:p>0101001001111111</text:p>
          </table:table-cell>
          <table:table-cell table:number-columns-repeated="1017"/>
        </table:table-row>
        <table:table-row table:style-name="ro1">
          <table:table-cell/>
          <table:table-cell table:formula="of:=[.B132]+1" office:value-type="float" office:value="131" calcext:value-type="float">
            <text:p>131</text:p>
          </table:table-cell>
          <table:table-cell table:formula="of:=TRUNC([.B133]/2)*[.$A$2]" office:value-type="float" office:value="20800" calcext:value-type="float">
            <text:p>20800</text:p>
          </table:table-cell>
          <table:table-cell table:formula="of:=BASE([.C133];2;16)" office:value-type="string" office:string-value="0101000101000000" calcext:value-type="string">
            <text:p>0101000101000000</text:p>
          </table:table-cell>
          <table:table-cell/>
          <table:table-cell table:formula="of:=[.C133]+[.$A$2]-1" office:value-type="float" office:value="21119" calcext:value-type="float">
            <text:p>21119</text:p>
          </table:table-cell>
          <table:table-cell table:style-name="ce2" table:formula="of:=BASE([.F133];2;16)" office:value-type="string" office:string-value="0101001001111111" calcext:value-type="string">
            <text:p>0101001001111111</text:p>
          </table:table-cell>
          <table:table-cell table:number-columns-repeated="1017"/>
        </table:table-row>
        <table:table-row table:style-name="ro1">
          <table:table-cell/>
          <table:table-cell table:formula="of:=[.B133]+1" office:value-type="float" office:value="132" calcext:value-type="float">
            <text:p>132</text:p>
          </table:table-cell>
          <table:table-cell table:formula="of:=TRUNC([.B134]/2)*[.$A$2]" office:value-type="float" office:value="21120" calcext:value-type="float">
            <text:p>21120</text:p>
          </table:table-cell>
          <table:table-cell table:formula="of:=BASE([.C134];2;16)" office:value-type="string" office:string-value="0101001010000000" calcext:value-type="string">
            <text:p>0101001010000000</text:p>
          </table:table-cell>
          <table:table-cell/>
          <table:table-cell table:formula="of:=[.C134]+[.$A$2]-1" office:value-type="float" office:value="21439" calcext:value-type="float">
            <text:p>21439</text:p>
          </table:table-cell>
          <table:table-cell table:style-name="ce2" table:formula="of:=BASE([.F134];2;16)" office:value-type="string" office:string-value="0101001110111111" calcext:value-type="string">
            <text:p>0101001110111111</text:p>
          </table:table-cell>
          <table:table-cell table:number-columns-repeated="1017"/>
        </table:table-row>
        <table:table-row table:style-name="ro1">
          <table:table-cell/>
          <table:table-cell table:formula="of:=[.B134]+1" office:value-type="float" office:value="133" calcext:value-type="float">
            <text:p>133</text:p>
          </table:table-cell>
          <table:table-cell table:formula="of:=TRUNC([.B135]/2)*[.$A$2]" office:value-type="float" office:value="21120" calcext:value-type="float">
            <text:p>21120</text:p>
          </table:table-cell>
          <table:table-cell table:formula="of:=BASE([.C135];2;16)" office:value-type="string" office:string-value="0101001010000000" calcext:value-type="string">
            <text:p>0101001010000000</text:p>
          </table:table-cell>
          <table:table-cell/>
          <table:table-cell table:formula="of:=[.C135]+[.$A$2]-1" office:value-type="float" office:value="21439" calcext:value-type="float">
            <text:p>21439</text:p>
          </table:table-cell>
          <table:table-cell table:style-name="ce2" table:formula="of:=BASE([.F135];2;16)" office:value-type="string" office:string-value="0101001110111111" calcext:value-type="string">
            <text:p>0101001110111111</text:p>
          </table:table-cell>
          <table:table-cell table:number-columns-repeated="1017"/>
        </table:table-row>
        <table:table-row table:style-name="ro1">
          <table:table-cell/>
          <table:table-cell table:formula="of:=[.B135]+1" office:value-type="float" office:value="134" calcext:value-type="float">
            <text:p>134</text:p>
          </table:table-cell>
          <table:table-cell table:formula="of:=TRUNC([.B136]/2)*[.$A$2]" office:value-type="float" office:value="21440" calcext:value-type="float">
            <text:p>21440</text:p>
          </table:table-cell>
          <table:table-cell table:formula="of:=BASE([.C136];2;16)" office:value-type="string" office:string-value="0101001111000000" calcext:value-type="string">
            <text:p>0101001111000000</text:p>
          </table:table-cell>
          <table:table-cell/>
          <table:table-cell table:formula="of:=[.C136]+[.$A$2]-1" office:value-type="float" office:value="21759" calcext:value-type="float">
            <text:p>21759</text:p>
          </table:table-cell>
          <table:table-cell table:style-name="ce2" table:formula="of:=BASE([.F136];2;16)" office:value-type="string" office:string-value="0101010011111111" calcext:value-type="string">
            <text:p>0101010011111111</text:p>
          </table:table-cell>
          <table:table-cell table:number-columns-repeated="1017"/>
        </table:table-row>
        <table:table-row table:style-name="ro1">
          <table:table-cell/>
          <table:table-cell table:formula="of:=[.B136]+1" office:value-type="float" office:value="135" calcext:value-type="float">
            <text:p>135</text:p>
          </table:table-cell>
          <table:table-cell table:formula="of:=TRUNC([.B137]/2)*[.$A$2]" office:value-type="float" office:value="21440" calcext:value-type="float">
            <text:p>21440</text:p>
          </table:table-cell>
          <table:table-cell table:formula="of:=BASE([.C137];2;16)" office:value-type="string" office:string-value="0101001111000000" calcext:value-type="string">
            <text:p>0101001111000000</text:p>
          </table:table-cell>
          <table:table-cell/>
          <table:table-cell table:formula="of:=[.C137]+[.$A$2]-1" office:value-type="float" office:value="21759" calcext:value-type="float">
            <text:p>21759</text:p>
          </table:table-cell>
          <table:table-cell table:style-name="ce2" table:formula="of:=BASE([.F137];2;16)" office:value-type="string" office:string-value="0101010011111111" calcext:value-type="string">
            <text:p>0101010011111111</text:p>
          </table:table-cell>
          <table:table-cell table:number-columns-repeated="1017"/>
        </table:table-row>
        <table:table-row table:style-name="ro1">
          <table:table-cell/>
          <table:table-cell table:formula="of:=[.B137]+1" office:value-type="float" office:value="136" calcext:value-type="float">
            <text:p>136</text:p>
          </table:table-cell>
          <table:table-cell table:formula="of:=TRUNC([.B138]/2)*[.$A$2]" office:value-type="float" office:value="21760" calcext:value-type="float">
            <text:p>21760</text:p>
          </table:table-cell>
          <table:table-cell table:formula="of:=BASE([.C138];2;16)" office:value-type="string" office:string-value="0101010100000000" calcext:value-type="string">
            <text:p>0101010100000000</text:p>
          </table:table-cell>
          <table:table-cell/>
          <table:table-cell table:formula="of:=[.C138]+[.$A$2]-1" office:value-type="float" office:value="22079" calcext:value-type="float">
            <text:p>22079</text:p>
          </table:table-cell>
          <table:table-cell table:style-name="ce2" table:formula="of:=BASE([.F138];2;16)" office:value-type="string" office:string-value="0101011000111111" calcext:value-type="string">
            <text:p>0101011000111111</text:p>
          </table:table-cell>
          <table:table-cell table:number-columns-repeated="1017"/>
        </table:table-row>
        <table:table-row table:style-name="ro1">
          <table:table-cell/>
          <table:table-cell table:formula="of:=[.B138]+1" office:value-type="float" office:value="137" calcext:value-type="float">
            <text:p>137</text:p>
          </table:table-cell>
          <table:table-cell table:formula="of:=TRUNC([.B139]/2)*[.$A$2]" office:value-type="float" office:value="21760" calcext:value-type="float">
            <text:p>21760</text:p>
          </table:table-cell>
          <table:table-cell table:formula="of:=BASE([.C139];2;16)" office:value-type="string" office:string-value="0101010100000000" calcext:value-type="string">
            <text:p>0101010100000000</text:p>
          </table:table-cell>
          <table:table-cell/>
          <table:table-cell table:formula="of:=[.C139]+[.$A$2]-1" office:value-type="float" office:value="22079" calcext:value-type="float">
            <text:p>22079</text:p>
          </table:table-cell>
          <table:table-cell table:style-name="ce2" table:formula="of:=BASE([.F139];2;16)" office:value-type="string" office:string-value="0101011000111111" calcext:value-type="string">
            <text:p>0101011000111111</text:p>
          </table:table-cell>
          <table:table-cell table:number-columns-repeated="1017"/>
        </table:table-row>
        <table:table-row table:style-name="ro1">
          <table:table-cell/>
          <table:table-cell table:formula="of:=[.B139]+1" office:value-type="float" office:value="138" calcext:value-type="float">
            <text:p>138</text:p>
          </table:table-cell>
          <table:table-cell table:formula="of:=TRUNC([.B140]/2)*[.$A$2]" office:value-type="float" office:value="22080" calcext:value-type="float">
            <text:p>22080</text:p>
          </table:table-cell>
          <table:table-cell table:formula="of:=BASE([.C140];2;16)" office:value-type="string" office:string-value="0101011001000000" calcext:value-type="string">
            <text:p>0101011001000000</text:p>
          </table:table-cell>
          <table:table-cell/>
          <table:table-cell table:formula="of:=[.C140]+[.$A$2]-1" office:value-type="float" office:value="22399" calcext:value-type="float">
            <text:p>22399</text:p>
          </table:table-cell>
          <table:table-cell table:style-name="ce2" table:formula="of:=BASE([.F140];2;16)" office:value-type="string" office:string-value="0101011101111111" calcext:value-type="string">
            <text:p>0101011101111111</text:p>
          </table:table-cell>
          <table:table-cell table:number-columns-repeated="1017"/>
        </table:table-row>
        <table:table-row table:style-name="ro1">
          <table:table-cell/>
          <table:table-cell table:formula="of:=[.B140]+1" office:value-type="float" office:value="139" calcext:value-type="float">
            <text:p>139</text:p>
          </table:table-cell>
          <table:table-cell table:formula="of:=TRUNC([.B141]/2)*[.$A$2]" office:value-type="float" office:value="22080" calcext:value-type="float">
            <text:p>22080</text:p>
          </table:table-cell>
          <table:table-cell table:formula="of:=BASE([.C141];2;16)" office:value-type="string" office:string-value="0101011001000000" calcext:value-type="string">
            <text:p>0101011001000000</text:p>
          </table:table-cell>
          <table:table-cell/>
          <table:table-cell table:formula="of:=[.C141]+[.$A$2]-1" office:value-type="float" office:value="22399" calcext:value-type="float">
            <text:p>22399</text:p>
          </table:table-cell>
          <table:table-cell table:style-name="ce2" table:formula="of:=BASE([.F141];2;16)" office:value-type="string" office:string-value="0101011101111111" calcext:value-type="string">
            <text:p>0101011101111111</text:p>
          </table:table-cell>
          <table:table-cell table:number-columns-repeated="1017"/>
        </table:table-row>
        <table:table-row table:style-name="ro1">
          <table:table-cell/>
          <table:table-cell table:formula="of:=[.B141]+1" office:value-type="float" office:value="140" calcext:value-type="float">
            <text:p>140</text:p>
          </table:table-cell>
          <table:table-cell table:formula="of:=TRUNC([.B142]/2)*[.$A$2]" office:value-type="float" office:value="22400" calcext:value-type="float">
            <text:p>22400</text:p>
          </table:table-cell>
          <table:table-cell table:formula="of:=BASE([.C142];2;16)" office:value-type="string" office:string-value="0101011110000000" calcext:value-type="string">
            <text:p>0101011110000000</text:p>
          </table:table-cell>
          <table:table-cell/>
          <table:table-cell table:formula="of:=[.C142]+[.$A$2]-1" office:value-type="float" office:value="22719" calcext:value-type="float">
            <text:p>22719</text:p>
          </table:table-cell>
          <table:table-cell table:style-name="ce2" table:formula="of:=BASE([.F142];2;16)" office:value-type="string" office:string-value="0101100010111111" calcext:value-type="string">
            <text:p>0101100010111111</text:p>
          </table:table-cell>
          <table:table-cell table:number-columns-repeated="1017"/>
        </table:table-row>
        <table:table-row table:style-name="ro1">
          <table:table-cell/>
          <table:table-cell table:formula="of:=[.B142]+1" office:value-type="float" office:value="141" calcext:value-type="float">
            <text:p>141</text:p>
          </table:table-cell>
          <table:table-cell table:formula="of:=TRUNC([.B143]/2)*[.$A$2]" office:value-type="float" office:value="22400" calcext:value-type="float">
            <text:p>22400</text:p>
          </table:table-cell>
          <table:table-cell table:formula="of:=BASE([.C143];2;16)" office:value-type="string" office:string-value="0101011110000000" calcext:value-type="string">
            <text:p>0101011110000000</text:p>
          </table:table-cell>
          <table:table-cell/>
          <table:table-cell table:formula="of:=[.C143]+[.$A$2]-1" office:value-type="float" office:value="22719" calcext:value-type="float">
            <text:p>22719</text:p>
          </table:table-cell>
          <table:table-cell table:style-name="ce2" table:formula="of:=BASE([.F143];2;16)" office:value-type="string" office:string-value="0101100010111111" calcext:value-type="string">
            <text:p>0101100010111111</text:p>
          </table:table-cell>
          <table:table-cell table:number-columns-repeated="1017"/>
        </table:table-row>
        <table:table-row table:style-name="ro1">
          <table:table-cell/>
          <table:table-cell table:formula="of:=[.B143]+1" office:value-type="float" office:value="142" calcext:value-type="float">
            <text:p>142</text:p>
          </table:table-cell>
          <table:table-cell table:formula="of:=TRUNC([.B144]/2)*[.$A$2]" office:value-type="float" office:value="22720" calcext:value-type="float">
            <text:p>22720</text:p>
          </table:table-cell>
          <table:table-cell table:formula="of:=BASE([.C144];2;16)" office:value-type="string" office:string-value="0101100011000000" calcext:value-type="string">
            <text:p>0101100011000000</text:p>
          </table:table-cell>
          <table:table-cell/>
          <table:table-cell table:formula="of:=[.C144]+[.$A$2]-1" office:value-type="float" office:value="23039" calcext:value-type="float">
            <text:p>23039</text:p>
          </table:table-cell>
          <table:table-cell table:style-name="ce2" table:formula="of:=BASE([.F144];2;16)" office:value-type="string" office:string-value="0101100111111111" calcext:value-type="string">
            <text:p>0101100111111111</text:p>
          </table:table-cell>
          <table:table-cell table:number-columns-repeated="1017"/>
        </table:table-row>
        <table:table-row table:style-name="ro1">
          <table:table-cell/>
          <table:table-cell table:formula="of:=[.B144]+1" office:value-type="float" office:value="143" calcext:value-type="float">
            <text:p>143</text:p>
          </table:table-cell>
          <table:table-cell table:formula="of:=TRUNC([.B145]/2)*[.$A$2]" office:value-type="float" office:value="22720" calcext:value-type="float">
            <text:p>22720</text:p>
          </table:table-cell>
          <table:table-cell table:formula="of:=BASE([.C145];2;16)" office:value-type="string" office:string-value="0101100011000000" calcext:value-type="string">
            <text:p>0101100011000000</text:p>
          </table:table-cell>
          <table:table-cell/>
          <table:table-cell table:formula="of:=[.C145]+[.$A$2]-1" office:value-type="float" office:value="23039" calcext:value-type="float">
            <text:p>23039</text:p>
          </table:table-cell>
          <table:table-cell table:style-name="ce2" table:formula="of:=BASE([.F145];2;16)" office:value-type="string" office:string-value="0101100111111111" calcext:value-type="string">
            <text:p>0101100111111111</text:p>
          </table:table-cell>
          <table:table-cell table:number-columns-repeated="1017"/>
        </table:table-row>
        <table:table-row table:style-name="ro1">
          <table:table-cell/>
          <table:table-cell table:formula="of:=[.B145]+1" office:value-type="float" office:value="144" calcext:value-type="float">
            <text:p>144</text:p>
          </table:table-cell>
          <table:table-cell table:formula="of:=TRUNC([.B146]/2)*[.$A$2]" office:value-type="float" office:value="23040" calcext:value-type="float">
            <text:p>23040</text:p>
          </table:table-cell>
          <table:table-cell table:formula="of:=BASE([.C146];2;16)" office:value-type="string" office:string-value="0101101000000000" calcext:value-type="string">
            <text:p>0101101000000000</text:p>
          </table:table-cell>
          <table:table-cell/>
          <table:table-cell table:formula="of:=[.C146]+[.$A$2]-1" office:value-type="float" office:value="23359" calcext:value-type="float">
            <text:p>23359</text:p>
          </table:table-cell>
          <table:table-cell table:style-name="ce2" table:formula="of:=BASE([.F146];2;16)" office:value-type="string" office:string-value="0101101100111111" calcext:value-type="string">
            <text:p>0101101100111111</text:p>
          </table:table-cell>
          <table:table-cell table:number-columns-repeated="1017"/>
        </table:table-row>
        <table:table-row table:style-name="ro1">
          <table:table-cell/>
          <table:table-cell table:formula="of:=[.B146]+1" office:value-type="float" office:value="145" calcext:value-type="float">
            <text:p>145</text:p>
          </table:table-cell>
          <table:table-cell table:formula="of:=TRUNC([.B147]/2)*[.$A$2]" office:value-type="float" office:value="23040" calcext:value-type="float">
            <text:p>23040</text:p>
          </table:table-cell>
          <table:table-cell table:formula="of:=BASE([.C147];2;16)" office:value-type="string" office:string-value="0101101000000000" calcext:value-type="string">
            <text:p>0101101000000000</text:p>
          </table:table-cell>
          <table:table-cell/>
          <table:table-cell table:formula="of:=[.C147]+[.$A$2]-1" office:value-type="float" office:value="23359" calcext:value-type="float">
            <text:p>23359</text:p>
          </table:table-cell>
          <table:table-cell table:style-name="ce2" table:formula="of:=BASE([.F147];2;16)" office:value-type="string" office:string-value="0101101100111111" calcext:value-type="string">
            <text:p>0101101100111111</text:p>
          </table:table-cell>
          <table:table-cell table:number-columns-repeated="1017"/>
        </table:table-row>
        <table:table-row table:style-name="ro1">
          <table:table-cell/>
          <table:table-cell table:formula="of:=[.B147]+1" office:value-type="float" office:value="146" calcext:value-type="float">
            <text:p>146</text:p>
          </table:table-cell>
          <table:table-cell table:formula="of:=TRUNC([.B148]/2)*[.$A$2]" office:value-type="float" office:value="23360" calcext:value-type="float">
            <text:p>23360</text:p>
          </table:table-cell>
          <table:table-cell table:formula="of:=BASE([.C148];2;16)" office:value-type="string" office:string-value="0101101101000000" calcext:value-type="string">
            <text:p>0101101101000000</text:p>
          </table:table-cell>
          <table:table-cell/>
          <table:table-cell table:formula="of:=[.C148]+[.$A$2]-1" office:value-type="float" office:value="23679" calcext:value-type="float">
            <text:p>23679</text:p>
          </table:table-cell>
          <table:table-cell table:style-name="ce2" table:formula="of:=BASE([.F148];2;16)" office:value-type="string" office:string-value="0101110001111111" calcext:value-type="string">
            <text:p>0101110001111111</text:p>
          </table:table-cell>
          <table:table-cell table:number-columns-repeated="1017"/>
        </table:table-row>
        <table:table-row table:style-name="ro1">
          <table:table-cell/>
          <table:table-cell table:formula="of:=[.B148]+1" office:value-type="float" office:value="147" calcext:value-type="float">
            <text:p>147</text:p>
          </table:table-cell>
          <table:table-cell table:formula="of:=TRUNC([.B149]/2)*[.$A$2]" office:value-type="float" office:value="23360" calcext:value-type="float">
            <text:p>23360</text:p>
          </table:table-cell>
          <table:table-cell table:formula="of:=BASE([.C149];2;16)" office:value-type="string" office:string-value="0101101101000000" calcext:value-type="string">
            <text:p>0101101101000000</text:p>
          </table:table-cell>
          <table:table-cell/>
          <table:table-cell table:formula="of:=[.C149]+[.$A$2]-1" office:value-type="float" office:value="23679" calcext:value-type="float">
            <text:p>23679</text:p>
          </table:table-cell>
          <table:table-cell table:style-name="ce2" table:formula="of:=BASE([.F149];2;16)" office:value-type="string" office:string-value="0101110001111111" calcext:value-type="string">
            <text:p>0101110001111111</text:p>
          </table:table-cell>
          <table:table-cell table:number-columns-repeated="1017"/>
        </table:table-row>
        <table:table-row table:style-name="ro1">
          <table:table-cell/>
          <table:table-cell table:formula="of:=[.B149]+1" office:value-type="float" office:value="148" calcext:value-type="float">
            <text:p>148</text:p>
          </table:table-cell>
          <table:table-cell table:formula="of:=TRUNC([.B150]/2)*[.$A$2]" office:value-type="float" office:value="23680" calcext:value-type="float">
            <text:p>23680</text:p>
          </table:table-cell>
          <table:table-cell table:formula="of:=BASE([.C150];2;16)" office:value-type="string" office:string-value="0101110010000000" calcext:value-type="string">
            <text:p>0101110010000000</text:p>
          </table:table-cell>
          <table:table-cell/>
          <table:table-cell table:formula="of:=[.C150]+[.$A$2]-1" office:value-type="float" office:value="23999" calcext:value-type="float">
            <text:p>23999</text:p>
          </table:table-cell>
          <table:table-cell table:style-name="ce2" table:formula="of:=BASE([.F150];2;16)" office:value-type="string" office:string-value="0101110110111111" calcext:value-type="string">
            <text:p>0101110110111111</text:p>
          </table:table-cell>
          <table:table-cell table:number-columns-repeated="1017"/>
        </table:table-row>
        <table:table-row table:style-name="ro1">
          <table:table-cell/>
          <table:table-cell table:formula="of:=[.B150]+1" office:value-type="float" office:value="149" calcext:value-type="float">
            <text:p>149</text:p>
          </table:table-cell>
          <table:table-cell table:formula="of:=TRUNC([.B151]/2)*[.$A$2]" office:value-type="float" office:value="23680" calcext:value-type="float">
            <text:p>23680</text:p>
          </table:table-cell>
          <table:table-cell table:formula="of:=BASE([.C151];2;16)" office:value-type="string" office:string-value="0101110010000000" calcext:value-type="string">
            <text:p>0101110010000000</text:p>
          </table:table-cell>
          <table:table-cell/>
          <table:table-cell table:formula="of:=[.C151]+[.$A$2]-1" office:value-type="float" office:value="23999" calcext:value-type="float">
            <text:p>23999</text:p>
          </table:table-cell>
          <table:table-cell table:style-name="ce2" table:formula="of:=BASE([.F151];2;16)" office:value-type="string" office:string-value="0101110110111111" calcext:value-type="string">
            <text:p>0101110110111111</text:p>
          </table:table-cell>
          <table:table-cell table:number-columns-repeated="1017"/>
        </table:table-row>
        <table:table-row table:style-name="ro1">
          <table:table-cell/>
          <table:table-cell table:formula="of:=[.B151]+1" office:value-type="float" office:value="150" calcext:value-type="float">
            <text:p>150</text:p>
          </table:table-cell>
          <table:table-cell table:formula="of:=TRUNC([.B152]/2)*[.$A$2]" office:value-type="float" office:value="24000" calcext:value-type="float">
            <text:p>24000</text:p>
          </table:table-cell>
          <table:table-cell table:formula="of:=BASE([.C152];2;16)" office:value-type="string" office:string-value="0101110111000000" calcext:value-type="string">
            <text:p>0101110111000000</text:p>
          </table:table-cell>
          <table:table-cell/>
          <table:table-cell table:formula="of:=[.C152]+[.$A$2]-1" office:value-type="float" office:value="24319" calcext:value-type="float">
            <text:p>24319</text:p>
          </table:table-cell>
          <table:table-cell table:style-name="ce2" table:formula="of:=BASE([.F152];2;16)" office:value-type="string" office:string-value="0101111011111111" calcext:value-type="string">
            <text:p>0101111011111111</text:p>
          </table:table-cell>
          <table:table-cell table:number-columns-repeated="1017"/>
        </table:table-row>
        <table:table-row table:style-name="ro1">
          <table:table-cell/>
          <table:table-cell table:formula="of:=[.B152]+1" office:value-type="float" office:value="151" calcext:value-type="float">
            <text:p>151</text:p>
          </table:table-cell>
          <table:table-cell table:formula="of:=TRUNC([.B153]/2)*[.$A$2]" office:value-type="float" office:value="24000" calcext:value-type="float">
            <text:p>24000</text:p>
          </table:table-cell>
          <table:table-cell table:formula="of:=BASE([.C153];2;16)" office:value-type="string" office:string-value="0101110111000000" calcext:value-type="string">
            <text:p>0101110111000000</text:p>
          </table:table-cell>
          <table:table-cell/>
          <table:table-cell table:formula="of:=[.C153]+[.$A$2]-1" office:value-type="float" office:value="24319" calcext:value-type="float">
            <text:p>24319</text:p>
          </table:table-cell>
          <table:table-cell table:style-name="ce2" table:formula="of:=BASE([.F153];2;16)" office:value-type="string" office:string-value="0101111011111111" calcext:value-type="string">
            <text:p>0101111011111111</text:p>
          </table:table-cell>
          <table:table-cell table:number-columns-repeated="1017"/>
        </table:table-row>
        <table:table-row table:style-name="ro1">
          <table:table-cell/>
          <table:table-cell table:formula="of:=[.B153]+1" office:value-type="float" office:value="152" calcext:value-type="float">
            <text:p>152</text:p>
          </table:table-cell>
          <table:table-cell table:formula="of:=TRUNC([.B154]/2)*[.$A$2]" office:value-type="float" office:value="24320" calcext:value-type="float">
            <text:p>24320</text:p>
          </table:table-cell>
          <table:table-cell table:formula="of:=BASE([.C154];2;16)" office:value-type="string" office:string-value="0101111100000000" calcext:value-type="string">
            <text:p>0101111100000000</text:p>
          </table:table-cell>
          <table:table-cell/>
          <table:table-cell table:formula="of:=[.C154]+[.$A$2]-1" office:value-type="float" office:value="24639" calcext:value-type="float">
            <text:p>24639</text:p>
          </table:table-cell>
          <table:table-cell table:style-name="ce2" table:formula="of:=BASE([.F154];2;16)" office:value-type="string" office:string-value="0110000000111111" calcext:value-type="string">
            <text:p>0110000000111111</text:p>
          </table:table-cell>
          <table:table-cell table:number-columns-repeated="1017"/>
        </table:table-row>
        <table:table-row table:style-name="ro1">
          <table:table-cell/>
          <table:table-cell table:formula="of:=[.B154]+1" office:value-type="float" office:value="153" calcext:value-type="float">
            <text:p>153</text:p>
          </table:table-cell>
          <table:table-cell table:formula="of:=TRUNC([.B155]/2)*[.$A$2]" office:value-type="float" office:value="24320" calcext:value-type="float">
            <text:p>24320</text:p>
          </table:table-cell>
          <table:table-cell table:formula="of:=BASE([.C155];2;16)" office:value-type="string" office:string-value="0101111100000000" calcext:value-type="string">
            <text:p>0101111100000000</text:p>
          </table:table-cell>
          <table:table-cell/>
          <table:table-cell table:formula="of:=[.C155]+[.$A$2]-1" office:value-type="float" office:value="24639" calcext:value-type="float">
            <text:p>24639</text:p>
          </table:table-cell>
          <table:table-cell table:style-name="ce2" table:formula="of:=BASE([.F155];2;16)" office:value-type="string" office:string-value="0110000000111111" calcext:value-type="string">
            <text:p>0110000000111111</text:p>
          </table:table-cell>
          <table:table-cell table:number-columns-repeated="1017"/>
        </table:table-row>
        <table:table-row table:style-name="ro1">
          <table:table-cell/>
          <table:table-cell table:formula="of:=[.B155]+1" office:value-type="float" office:value="154" calcext:value-type="float">
            <text:p>154</text:p>
          </table:table-cell>
          <table:table-cell table:formula="of:=TRUNC([.B156]/2)*[.$A$2]" office:value-type="float" office:value="24640" calcext:value-type="float">
            <text:p>24640</text:p>
          </table:table-cell>
          <table:table-cell table:formula="of:=BASE([.C156];2;16)" office:value-type="string" office:string-value="0110000001000000" calcext:value-type="string">
            <text:p>0110000001000000</text:p>
          </table:table-cell>
          <table:table-cell/>
          <table:table-cell table:formula="of:=[.C156]+[.$A$2]-1" office:value-type="float" office:value="24959" calcext:value-type="float">
            <text:p>24959</text:p>
          </table:table-cell>
          <table:table-cell table:style-name="ce2" table:formula="of:=BASE([.F156];2;16)" office:value-type="string" office:string-value="0110000101111111" calcext:value-type="string">
            <text:p>0110000101111111</text:p>
          </table:table-cell>
          <table:table-cell table:number-columns-repeated="1017"/>
        </table:table-row>
        <table:table-row table:style-name="ro1">
          <table:table-cell/>
          <table:table-cell table:formula="of:=[.B156]+1" office:value-type="float" office:value="155" calcext:value-type="float">
            <text:p>155</text:p>
          </table:table-cell>
          <table:table-cell table:formula="of:=TRUNC([.B157]/2)*[.$A$2]" office:value-type="float" office:value="24640" calcext:value-type="float">
            <text:p>24640</text:p>
          </table:table-cell>
          <table:table-cell table:formula="of:=BASE([.C157];2;16)" office:value-type="string" office:string-value="0110000001000000" calcext:value-type="string">
            <text:p>0110000001000000</text:p>
          </table:table-cell>
          <table:table-cell/>
          <table:table-cell table:formula="of:=[.C157]+[.$A$2]-1" office:value-type="float" office:value="24959" calcext:value-type="float">
            <text:p>24959</text:p>
          </table:table-cell>
          <table:table-cell table:style-name="ce2" table:formula="of:=BASE([.F157];2;16)" office:value-type="string" office:string-value="0110000101111111" calcext:value-type="string">
            <text:p>0110000101111111</text:p>
          </table:table-cell>
          <table:table-cell table:number-columns-repeated="1017"/>
        </table:table-row>
        <table:table-row table:style-name="ro1">
          <table:table-cell/>
          <table:table-cell table:formula="of:=[.B157]+1" office:value-type="float" office:value="156" calcext:value-type="float">
            <text:p>156</text:p>
          </table:table-cell>
          <table:table-cell table:formula="of:=TRUNC([.B158]/2)*[.$A$2]" office:value-type="float" office:value="24960" calcext:value-type="float">
            <text:p>24960</text:p>
          </table:table-cell>
          <table:table-cell table:formula="of:=BASE([.C158];2;16)" office:value-type="string" office:string-value="0110000110000000" calcext:value-type="string">
            <text:p>0110000110000000</text:p>
          </table:table-cell>
          <table:table-cell/>
          <table:table-cell table:formula="of:=[.C158]+[.$A$2]-1" office:value-type="float" office:value="25279" calcext:value-type="float">
            <text:p>25279</text:p>
          </table:table-cell>
          <table:table-cell table:style-name="ce2" table:formula="of:=BASE([.F158];2;16)" office:value-type="string" office:string-value="0110001010111111" calcext:value-type="string">
            <text:p>0110001010111111</text:p>
          </table:table-cell>
          <table:table-cell table:number-columns-repeated="1017"/>
        </table:table-row>
        <table:table-row table:style-name="ro1">
          <table:table-cell/>
          <table:table-cell table:formula="of:=[.B158]+1" office:value-type="float" office:value="157" calcext:value-type="float">
            <text:p>157</text:p>
          </table:table-cell>
          <table:table-cell table:formula="of:=TRUNC([.B159]/2)*[.$A$2]" office:value-type="float" office:value="24960" calcext:value-type="float">
            <text:p>24960</text:p>
          </table:table-cell>
          <table:table-cell table:formula="of:=BASE([.C159];2;16)" office:value-type="string" office:string-value="0110000110000000" calcext:value-type="string">
            <text:p>0110000110000000</text:p>
          </table:table-cell>
          <table:table-cell/>
          <table:table-cell table:formula="of:=[.C159]+[.$A$2]-1" office:value-type="float" office:value="25279" calcext:value-type="float">
            <text:p>25279</text:p>
          </table:table-cell>
          <table:table-cell table:style-name="ce2" table:formula="of:=BASE([.F159];2;16)" office:value-type="string" office:string-value="0110001010111111" calcext:value-type="string">
            <text:p>0110001010111111</text:p>
          </table:table-cell>
          <table:table-cell table:number-columns-repeated="1017"/>
        </table:table-row>
        <table:table-row table:style-name="ro1">
          <table:table-cell/>
          <table:table-cell table:formula="of:=[.B159]+1" office:value-type="float" office:value="158" calcext:value-type="float">
            <text:p>158</text:p>
          </table:table-cell>
          <table:table-cell table:formula="of:=TRUNC([.B160]/2)*[.$A$2]" office:value-type="float" office:value="25280" calcext:value-type="float">
            <text:p>25280</text:p>
          </table:table-cell>
          <table:table-cell table:formula="of:=BASE([.C160];2;16)" office:value-type="string" office:string-value="0110001011000000" calcext:value-type="string">
            <text:p>0110001011000000</text:p>
          </table:table-cell>
          <table:table-cell/>
          <table:table-cell table:formula="of:=[.C160]+[.$A$2]-1" office:value-type="float" office:value="25599" calcext:value-type="float">
            <text:p>25599</text:p>
          </table:table-cell>
          <table:table-cell table:style-name="ce2" table:formula="of:=BASE([.F160];2;16)" office:value-type="string" office:string-value="0110001111111111" calcext:value-type="string">
            <text:p>0110001111111111</text:p>
          </table:table-cell>
          <table:table-cell table:number-columns-repeated="1017"/>
        </table:table-row>
        <table:table-row table:style-name="ro1">
          <table:table-cell/>
          <table:table-cell table:formula="of:=[.B160]+1" office:value-type="float" office:value="159" calcext:value-type="float">
            <text:p>159</text:p>
          </table:table-cell>
          <table:table-cell table:formula="of:=TRUNC([.B161]/2)*[.$A$2]" office:value-type="float" office:value="25280" calcext:value-type="float">
            <text:p>25280</text:p>
          </table:table-cell>
          <table:table-cell table:formula="of:=BASE([.C161];2;16)" office:value-type="string" office:string-value="0110001011000000" calcext:value-type="string">
            <text:p>0110001011000000</text:p>
          </table:table-cell>
          <table:table-cell/>
          <table:table-cell table:formula="of:=[.C161]+[.$A$2]-1" office:value-type="float" office:value="25599" calcext:value-type="float">
            <text:p>25599</text:p>
          </table:table-cell>
          <table:table-cell table:style-name="ce2" table:formula="of:=BASE([.F161];2;16)" office:value-type="string" office:string-value="0110001111111111" calcext:value-type="string">
            <text:p>0110001111111111</text:p>
          </table:table-cell>
          <table:table-cell table:number-columns-repeated="1017"/>
        </table:table-row>
        <table:table-row table:style-name="ro1">
          <table:table-cell/>
          <table:table-cell table:formula="of:=[.B161]+1" office:value-type="float" office:value="160" calcext:value-type="float">
            <text:p>160</text:p>
          </table:table-cell>
          <table:table-cell table:formula="of:=TRUNC([.B162]/2)*[.$A$2]" office:value-type="float" office:value="25600" calcext:value-type="float">
            <text:p>25600</text:p>
          </table:table-cell>
          <table:table-cell table:formula="of:=BASE([.C162];2;16)" office:value-type="string" office:string-value="0110010000000000" calcext:value-type="string">
            <text:p>0110010000000000</text:p>
          </table:table-cell>
          <table:table-cell/>
          <table:table-cell table:formula="of:=[.C162]+[.$A$2]-1" office:value-type="float" office:value="25919" calcext:value-type="float">
            <text:p>25919</text:p>
          </table:table-cell>
          <table:table-cell table:style-name="ce2" table:formula="of:=BASE([.F162];2;16)" office:value-type="string" office:string-value="0110010100111111" calcext:value-type="string">
            <text:p>0110010100111111</text:p>
          </table:table-cell>
          <table:table-cell table:number-columns-repeated="1017"/>
        </table:table-row>
        <table:table-row table:style-name="ro1">
          <table:table-cell/>
          <table:table-cell table:formula="of:=[.B162]+1" office:value-type="float" office:value="161" calcext:value-type="float">
            <text:p>161</text:p>
          </table:table-cell>
          <table:table-cell table:formula="of:=TRUNC([.B163]/2)*[.$A$2]" office:value-type="float" office:value="25600" calcext:value-type="float">
            <text:p>25600</text:p>
          </table:table-cell>
          <table:table-cell table:formula="of:=BASE([.C163];2;16)" office:value-type="string" office:string-value="0110010000000000" calcext:value-type="string">
            <text:p>0110010000000000</text:p>
          </table:table-cell>
          <table:table-cell/>
          <table:table-cell table:formula="of:=[.C163]+[.$A$2]-1" office:value-type="float" office:value="25919" calcext:value-type="float">
            <text:p>25919</text:p>
          </table:table-cell>
          <table:table-cell table:style-name="ce2" table:formula="of:=BASE([.F163];2;16)" office:value-type="string" office:string-value="0110010100111111" calcext:value-type="string">
            <text:p>0110010100111111</text:p>
          </table:table-cell>
          <table:table-cell table:number-columns-repeated="1017"/>
        </table:table-row>
        <table:table-row table:style-name="ro1">
          <table:table-cell/>
          <table:table-cell table:formula="of:=[.B163]+1" office:value-type="float" office:value="162" calcext:value-type="float">
            <text:p>162</text:p>
          </table:table-cell>
          <table:table-cell table:formula="of:=TRUNC([.B164]/2)*[.$A$2]" office:value-type="float" office:value="25920" calcext:value-type="float">
            <text:p>25920</text:p>
          </table:table-cell>
          <table:table-cell table:formula="of:=BASE([.C164];2;16)" office:value-type="string" office:string-value="0110010101000000" calcext:value-type="string">
            <text:p>0110010101000000</text:p>
          </table:table-cell>
          <table:table-cell/>
          <table:table-cell table:formula="of:=[.C164]+[.$A$2]-1" office:value-type="float" office:value="26239" calcext:value-type="float">
            <text:p>26239</text:p>
          </table:table-cell>
          <table:table-cell table:style-name="ce2" table:formula="of:=BASE([.F164];2;16)" office:value-type="string" office:string-value="0110011001111111" calcext:value-type="string">
            <text:p>0110011001111111</text:p>
          </table:table-cell>
          <table:table-cell table:number-columns-repeated="1017"/>
        </table:table-row>
        <table:table-row table:style-name="ro1">
          <table:table-cell/>
          <table:table-cell table:formula="of:=[.B164]+1" office:value-type="float" office:value="163" calcext:value-type="float">
            <text:p>163</text:p>
          </table:table-cell>
          <table:table-cell table:formula="of:=TRUNC([.B165]/2)*[.$A$2]" office:value-type="float" office:value="25920" calcext:value-type="float">
            <text:p>25920</text:p>
          </table:table-cell>
          <table:table-cell table:formula="of:=BASE([.C165];2;16)" office:value-type="string" office:string-value="0110010101000000" calcext:value-type="string">
            <text:p>0110010101000000</text:p>
          </table:table-cell>
          <table:table-cell/>
          <table:table-cell table:formula="of:=[.C165]+[.$A$2]-1" office:value-type="float" office:value="26239" calcext:value-type="float">
            <text:p>26239</text:p>
          </table:table-cell>
          <table:table-cell table:style-name="ce2" table:formula="of:=BASE([.F165];2;16)" office:value-type="string" office:string-value="0110011001111111" calcext:value-type="string">
            <text:p>0110011001111111</text:p>
          </table:table-cell>
          <table:table-cell table:number-columns-repeated="1017"/>
        </table:table-row>
        <table:table-row table:style-name="ro1">
          <table:table-cell/>
          <table:table-cell table:formula="of:=[.B165]+1" office:value-type="float" office:value="164" calcext:value-type="float">
            <text:p>164</text:p>
          </table:table-cell>
          <table:table-cell table:formula="of:=TRUNC([.B166]/2)*[.$A$2]" office:value-type="float" office:value="26240" calcext:value-type="float">
            <text:p>26240</text:p>
          </table:table-cell>
          <table:table-cell table:formula="of:=BASE([.C166];2;16)" office:value-type="string" office:string-value="0110011010000000" calcext:value-type="string">
            <text:p>0110011010000000</text:p>
          </table:table-cell>
          <table:table-cell/>
          <table:table-cell table:formula="of:=[.C166]+[.$A$2]-1" office:value-type="float" office:value="26559" calcext:value-type="float">
            <text:p>26559</text:p>
          </table:table-cell>
          <table:table-cell table:style-name="ce2" table:formula="of:=BASE([.F166];2;16)" office:value-type="string" office:string-value="0110011110111111" calcext:value-type="string">
            <text:p>0110011110111111</text:p>
          </table:table-cell>
          <table:table-cell table:number-columns-repeated="1017"/>
        </table:table-row>
        <table:table-row table:style-name="ro1">
          <table:table-cell/>
          <table:table-cell table:formula="of:=[.B166]+1" office:value-type="float" office:value="165" calcext:value-type="float">
            <text:p>165</text:p>
          </table:table-cell>
          <table:table-cell table:formula="of:=TRUNC([.B167]/2)*[.$A$2]" office:value-type="float" office:value="26240" calcext:value-type="float">
            <text:p>26240</text:p>
          </table:table-cell>
          <table:table-cell table:formula="of:=BASE([.C167];2;16)" office:value-type="string" office:string-value="0110011010000000" calcext:value-type="string">
            <text:p>0110011010000000</text:p>
          </table:table-cell>
          <table:table-cell/>
          <table:table-cell table:formula="of:=[.C167]+[.$A$2]-1" office:value-type="float" office:value="26559" calcext:value-type="float">
            <text:p>26559</text:p>
          </table:table-cell>
          <table:table-cell table:style-name="ce2" table:formula="of:=BASE([.F167];2;16)" office:value-type="string" office:string-value="0110011110111111" calcext:value-type="string">
            <text:p>0110011110111111</text:p>
          </table:table-cell>
          <table:table-cell table:number-columns-repeated="1017"/>
        </table:table-row>
        <table:table-row table:style-name="ro1">
          <table:table-cell/>
          <table:table-cell table:formula="of:=[.B167]+1" office:value-type="float" office:value="166" calcext:value-type="float">
            <text:p>166</text:p>
          </table:table-cell>
          <table:table-cell table:formula="of:=TRUNC([.B168]/2)*[.$A$2]" office:value-type="float" office:value="26560" calcext:value-type="float">
            <text:p>26560</text:p>
          </table:table-cell>
          <table:table-cell table:formula="of:=BASE([.C168];2;16)" office:value-type="string" office:string-value="0110011111000000" calcext:value-type="string">
            <text:p>0110011111000000</text:p>
          </table:table-cell>
          <table:table-cell/>
          <table:table-cell table:formula="of:=[.C168]+[.$A$2]-1" office:value-type="float" office:value="26879" calcext:value-type="float">
            <text:p>26879</text:p>
          </table:table-cell>
          <table:table-cell table:style-name="ce2" table:formula="of:=BASE([.F168];2;16)" office:value-type="string" office:string-value="0110100011111111" calcext:value-type="string">
            <text:p>0110100011111111</text:p>
          </table:table-cell>
          <table:table-cell table:number-columns-repeated="1017"/>
        </table:table-row>
        <table:table-row table:style-name="ro1">
          <table:table-cell/>
          <table:table-cell table:formula="of:=[.B168]+1" office:value-type="float" office:value="167" calcext:value-type="float">
            <text:p>167</text:p>
          </table:table-cell>
          <table:table-cell table:formula="of:=TRUNC([.B169]/2)*[.$A$2]" office:value-type="float" office:value="26560" calcext:value-type="float">
            <text:p>26560</text:p>
          </table:table-cell>
          <table:table-cell table:formula="of:=BASE([.C169];2;16)" office:value-type="string" office:string-value="0110011111000000" calcext:value-type="string">
            <text:p>0110011111000000</text:p>
          </table:table-cell>
          <table:table-cell/>
          <table:table-cell table:formula="of:=[.C169]+[.$A$2]-1" office:value-type="float" office:value="26879" calcext:value-type="float">
            <text:p>26879</text:p>
          </table:table-cell>
          <table:table-cell table:style-name="ce2" table:formula="of:=BASE([.F169];2;16)" office:value-type="string" office:string-value="0110100011111111" calcext:value-type="string">
            <text:p>0110100011111111</text:p>
          </table:table-cell>
          <table:table-cell table:number-columns-repeated="1017"/>
        </table:table-row>
        <table:table-row table:style-name="ro1">
          <table:table-cell/>
          <table:table-cell table:formula="of:=[.B169]+1" office:value-type="float" office:value="168" calcext:value-type="float">
            <text:p>168</text:p>
          </table:table-cell>
          <table:table-cell table:formula="of:=TRUNC([.B170]/2)*[.$A$2]" office:value-type="float" office:value="26880" calcext:value-type="float">
            <text:p>26880</text:p>
          </table:table-cell>
          <table:table-cell table:formula="of:=BASE([.C170];2;16)" office:value-type="string" office:string-value="0110100100000000" calcext:value-type="string">
            <text:p>0110100100000000</text:p>
          </table:table-cell>
          <table:table-cell/>
          <table:table-cell table:formula="of:=[.C170]+[.$A$2]-1" office:value-type="float" office:value="27199" calcext:value-type="float">
            <text:p>27199</text:p>
          </table:table-cell>
          <table:table-cell table:style-name="ce2" table:formula="of:=BASE([.F170];2;16)" office:value-type="string" office:string-value="0110101000111111" calcext:value-type="string">
            <text:p>0110101000111111</text:p>
          </table:table-cell>
          <table:table-cell table:number-columns-repeated="1017"/>
        </table:table-row>
        <table:table-row table:style-name="ro1">
          <table:table-cell/>
          <table:table-cell table:formula="of:=[.B170]+1" office:value-type="float" office:value="169" calcext:value-type="float">
            <text:p>169</text:p>
          </table:table-cell>
          <table:table-cell table:formula="of:=TRUNC([.B171]/2)*[.$A$2]" office:value-type="float" office:value="26880" calcext:value-type="float">
            <text:p>26880</text:p>
          </table:table-cell>
          <table:table-cell table:formula="of:=BASE([.C171];2;16)" office:value-type="string" office:string-value="0110100100000000" calcext:value-type="string">
            <text:p>0110100100000000</text:p>
          </table:table-cell>
          <table:table-cell/>
          <table:table-cell table:formula="of:=[.C171]+[.$A$2]-1" office:value-type="float" office:value="27199" calcext:value-type="float">
            <text:p>27199</text:p>
          </table:table-cell>
          <table:table-cell table:style-name="ce2" table:formula="of:=BASE([.F171];2;16)" office:value-type="string" office:string-value="0110101000111111" calcext:value-type="string">
            <text:p>0110101000111111</text:p>
          </table:table-cell>
          <table:table-cell table:number-columns-repeated="1017"/>
        </table:table-row>
        <table:table-row table:style-name="ro1">
          <table:table-cell/>
          <table:table-cell table:formula="of:=[.B171]+1" office:value-type="float" office:value="170" calcext:value-type="float">
            <text:p>170</text:p>
          </table:table-cell>
          <table:table-cell table:formula="of:=TRUNC([.B172]/2)*[.$A$2]" office:value-type="float" office:value="27200" calcext:value-type="float">
            <text:p>27200</text:p>
          </table:table-cell>
          <table:table-cell table:formula="of:=BASE([.C172];2;16)" office:value-type="string" office:string-value="0110101001000000" calcext:value-type="string">
            <text:p>0110101001000000</text:p>
          </table:table-cell>
          <table:table-cell/>
          <table:table-cell table:formula="of:=[.C172]+[.$A$2]-1" office:value-type="float" office:value="27519" calcext:value-type="float">
            <text:p>27519</text:p>
          </table:table-cell>
          <table:table-cell table:style-name="ce2" table:formula="of:=BASE([.F172];2;16)" office:value-type="string" office:string-value="0110101101111111" calcext:value-type="string">
            <text:p>0110101101111111</text:p>
          </table:table-cell>
          <table:table-cell table:number-columns-repeated="1017"/>
        </table:table-row>
        <table:table-row table:style-name="ro1">
          <table:table-cell/>
          <table:table-cell table:formula="of:=[.B172]+1" office:value-type="float" office:value="171" calcext:value-type="float">
            <text:p>171</text:p>
          </table:table-cell>
          <table:table-cell table:formula="of:=TRUNC([.B173]/2)*[.$A$2]" office:value-type="float" office:value="27200" calcext:value-type="float">
            <text:p>27200</text:p>
          </table:table-cell>
          <table:table-cell table:formula="of:=BASE([.C173];2;16)" office:value-type="string" office:string-value="0110101001000000" calcext:value-type="string">
            <text:p>0110101001000000</text:p>
          </table:table-cell>
          <table:table-cell/>
          <table:table-cell table:formula="of:=[.C173]+[.$A$2]-1" office:value-type="float" office:value="27519" calcext:value-type="float">
            <text:p>27519</text:p>
          </table:table-cell>
          <table:table-cell table:style-name="ce2" table:formula="of:=BASE([.F173];2;16)" office:value-type="string" office:string-value="0110101101111111" calcext:value-type="string">
            <text:p>0110101101111111</text:p>
          </table:table-cell>
          <table:table-cell table:number-columns-repeated="1017"/>
        </table:table-row>
        <table:table-row table:style-name="ro1">
          <table:table-cell/>
          <table:table-cell table:formula="of:=[.B173]+1" office:value-type="float" office:value="172" calcext:value-type="float">
            <text:p>172</text:p>
          </table:table-cell>
          <table:table-cell table:formula="of:=TRUNC([.B174]/2)*[.$A$2]" office:value-type="float" office:value="27520" calcext:value-type="float">
            <text:p>27520</text:p>
          </table:table-cell>
          <table:table-cell table:formula="of:=BASE([.C174];2;16)" office:value-type="string" office:string-value="0110101110000000" calcext:value-type="string">
            <text:p>0110101110000000</text:p>
          </table:table-cell>
          <table:table-cell/>
          <table:table-cell table:formula="of:=[.C174]+[.$A$2]-1" office:value-type="float" office:value="27839" calcext:value-type="float">
            <text:p>27839</text:p>
          </table:table-cell>
          <table:table-cell table:style-name="ce2" table:formula="of:=BASE([.F174];2;16)" office:value-type="string" office:string-value="0110110010111111" calcext:value-type="string">
            <text:p>0110110010111111</text:p>
          </table:table-cell>
          <table:table-cell table:number-columns-repeated="1017"/>
        </table:table-row>
        <table:table-row table:style-name="ro1">
          <table:table-cell/>
          <table:table-cell table:formula="of:=[.B174]+1" office:value-type="float" office:value="173" calcext:value-type="float">
            <text:p>173</text:p>
          </table:table-cell>
          <table:table-cell table:formula="of:=TRUNC([.B175]/2)*[.$A$2]" office:value-type="float" office:value="27520" calcext:value-type="float">
            <text:p>27520</text:p>
          </table:table-cell>
          <table:table-cell table:formula="of:=BASE([.C175];2;16)" office:value-type="string" office:string-value="0110101110000000" calcext:value-type="string">
            <text:p>0110101110000000</text:p>
          </table:table-cell>
          <table:table-cell/>
          <table:table-cell table:formula="of:=[.C175]+[.$A$2]-1" office:value-type="float" office:value="27839" calcext:value-type="float">
            <text:p>27839</text:p>
          </table:table-cell>
          <table:table-cell table:style-name="ce2" table:formula="of:=BASE([.F175];2;16)" office:value-type="string" office:string-value="0110110010111111" calcext:value-type="string">
            <text:p>0110110010111111</text:p>
          </table:table-cell>
          <table:table-cell table:number-columns-repeated="1017"/>
        </table:table-row>
        <table:table-row table:style-name="ro1">
          <table:table-cell/>
          <table:table-cell table:formula="of:=[.B175]+1" office:value-type="float" office:value="174" calcext:value-type="float">
            <text:p>174</text:p>
          </table:table-cell>
          <table:table-cell table:formula="of:=TRUNC([.B176]/2)*[.$A$2]" office:value-type="float" office:value="27840" calcext:value-type="float">
            <text:p>27840</text:p>
          </table:table-cell>
          <table:table-cell table:formula="of:=BASE([.C176];2;16)" office:value-type="string" office:string-value="0110110011000000" calcext:value-type="string">
            <text:p>0110110011000000</text:p>
          </table:table-cell>
          <table:table-cell/>
          <table:table-cell table:formula="of:=[.C176]+[.$A$2]-1" office:value-type="float" office:value="28159" calcext:value-type="float">
            <text:p>28159</text:p>
          </table:table-cell>
          <table:table-cell table:style-name="ce2" table:formula="of:=BASE([.F176];2;16)" office:value-type="string" office:string-value="0110110111111111" calcext:value-type="string">
            <text:p>0110110111111111</text:p>
          </table:table-cell>
          <table:table-cell table:number-columns-repeated="1017"/>
        </table:table-row>
        <table:table-row table:style-name="ro1">
          <table:table-cell/>
          <table:table-cell table:formula="of:=[.B176]+1" office:value-type="float" office:value="175" calcext:value-type="float">
            <text:p>175</text:p>
          </table:table-cell>
          <table:table-cell table:formula="of:=TRUNC([.B177]/2)*[.$A$2]" office:value-type="float" office:value="27840" calcext:value-type="float">
            <text:p>27840</text:p>
          </table:table-cell>
          <table:table-cell table:formula="of:=BASE([.C177];2;16)" office:value-type="string" office:string-value="0110110011000000" calcext:value-type="string">
            <text:p>0110110011000000</text:p>
          </table:table-cell>
          <table:table-cell/>
          <table:table-cell table:formula="of:=[.C177]+[.$A$2]-1" office:value-type="float" office:value="28159" calcext:value-type="float">
            <text:p>28159</text:p>
          </table:table-cell>
          <table:table-cell table:style-name="ce2" table:formula="of:=BASE([.F177];2;16)" office:value-type="string" office:string-value="0110110111111111" calcext:value-type="string">
            <text:p>0110110111111111</text:p>
          </table:table-cell>
          <table:table-cell table:number-columns-repeated="1017"/>
        </table:table-row>
        <table:table-row table:style-name="ro1">
          <table:table-cell/>
          <table:table-cell table:formula="of:=[.B177]+1" office:value-type="float" office:value="176" calcext:value-type="float">
            <text:p>176</text:p>
          </table:table-cell>
          <table:table-cell table:formula="of:=TRUNC([.B178]/2)*[.$A$2]" office:value-type="float" office:value="28160" calcext:value-type="float">
            <text:p>28160</text:p>
          </table:table-cell>
          <table:table-cell table:formula="of:=BASE([.C178];2;16)" office:value-type="string" office:string-value="0110111000000000" calcext:value-type="string">
            <text:p>0110111000000000</text:p>
          </table:table-cell>
          <table:table-cell/>
          <table:table-cell table:formula="of:=[.C178]+[.$A$2]-1" office:value-type="float" office:value="28479" calcext:value-type="float">
            <text:p>28479</text:p>
          </table:table-cell>
          <table:table-cell table:style-name="ce2" table:formula="of:=BASE([.F178];2;16)" office:value-type="string" office:string-value="0110111100111111" calcext:value-type="string">
            <text:p>0110111100111111</text:p>
          </table:table-cell>
          <table:table-cell table:number-columns-repeated="1017"/>
        </table:table-row>
        <table:table-row table:style-name="ro1">
          <table:table-cell/>
          <table:table-cell table:formula="of:=[.B178]+1" office:value-type="float" office:value="177" calcext:value-type="float">
            <text:p>177</text:p>
          </table:table-cell>
          <table:table-cell table:formula="of:=TRUNC([.B179]/2)*[.$A$2]" office:value-type="float" office:value="28160" calcext:value-type="float">
            <text:p>28160</text:p>
          </table:table-cell>
          <table:table-cell table:formula="of:=BASE([.C179];2;16)" office:value-type="string" office:string-value="0110111000000000" calcext:value-type="string">
            <text:p>0110111000000000</text:p>
          </table:table-cell>
          <table:table-cell/>
          <table:table-cell table:formula="of:=[.C179]+[.$A$2]-1" office:value-type="float" office:value="28479" calcext:value-type="float">
            <text:p>28479</text:p>
          </table:table-cell>
          <table:table-cell table:style-name="ce2" table:formula="of:=BASE([.F179];2;16)" office:value-type="string" office:string-value="0110111100111111" calcext:value-type="string">
            <text:p>0110111100111111</text:p>
          </table:table-cell>
          <table:table-cell table:number-columns-repeated="1017"/>
        </table:table-row>
        <table:table-row table:style-name="ro1">
          <table:table-cell/>
          <table:table-cell table:formula="of:=[.B179]+1" office:value-type="float" office:value="178" calcext:value-type="float">
            <text:p>178</text:p>
          </table:table-cell>
          <table:table-cell table:formula="of:=TRUNC([.B180]/2)*[.$A$2]" office:value-type="float" office:value="28480" calcext:value-type="float">
            <text:p>28480</text:p>
          </table:table-cell>
          <table:table-cell table:formula="of:=BASE([.C180];2;16)" office:value-type="string" office:string-value="0110111101000000" calcext:value-type="string">
            <text:p>0110111101000000</text:p>
          </table:table-cell>
          <table:table-cell/>
          <table:table-cell table:formula="of:=[.C180]+[.$A$2]-1" office:value-type="float" office:value="28799" calcext:value-type="float">
            <text:p>28799</text:p>
          </table:table-cell>
          <table:table-cell table:style-name="ce2" table:formula="of:=BASE([.F180];2;16)" office:value-type="string" office:string-value="0111000001111111" calcext:value-type="string">
            <text:p>0111000001111111</text:p>
          </table:table-cell>
          <table:table-cell table:number-columns-repeated="1017"/>
        </table:table-row>
        <table:table-row table:style-name="ro1">
          <table:table-cell/>
          <table:table-cell table:formula="of:=[.B180]+1" office:value-type="float" office:value="179" calcext:value-type="float">
            <text:p>179</text:p>
          </table:table-cell>
          <table:table-cell table:formula="of:=TRUNC([.B181]/2)*[.$A$2]" office:value-type="float" office:value="28480" calcext:value-type="float">
            <text:p>28480</text:p>
          </table:table-cell>
          <table:table-cell table:formula="of:=BASE([.C181];2;16)" office:value-type="string" office:string-value="0110111101000000" calcext:value-type="string">
            <text:p>0110111101000000</text:p>
          </table:table-cell>
          <table:table-cell/>
          <table:table-cell table:formula="of:=[.C181]+[.$A$2]-1" office:value-type="float" office:value="28799" calcext:value-type="float">
            <text:p>28799</text:p>
          </table:table-cell>
          <table:table-cell table:style-name="ce2" table:formula="of:=BASE([.F181];2;16)" office:value-type="string" office:string-value="0111000001111111" calcext:value-type="string">
            <text:p>0111000001111111</text:p>
          </table:table-cell>
          <table:table-cell table:number-columns-repeated="1017"/>
        </table:table-row>
        <table:table-row table:style-name="ro1">
          <table:table-cell/>
          <table:table-cell table:formula="of:=[.B181]+1" office:value-type="float" office:value="180" calcext:value-type="float">
            <text:p>180</text:p>
          </table:table-cell>
          <table:table-cell table:formula="of:=TRUNC([.B182]/2)*[.$A$2]" office:value-type="float" office:value="28800" calcext:value-type="float">
            <text:p>28800</text:p>
          </table:table-cell>
          <table:table-cell table:formula="of:=BASE([.C182];2;16)" office:value-type="string" office:string-value="0111000010000000" calcext:value-type="string">
            <text:p>0111000010000000</text:p>
          </table:table-cell>
          <table:table-cell/>
          <table:table-cell table:formula="of:=[.C182]+[.$A$2]-1" office:value-type="float" office:value="29119" calcext:value-type="float">
            <text:p>29119</text:p>
          </table:table-cell>
          <table:table-cell table:style-name="ce2" table:formula="of:=BASE([.F182];2;16)" office:value-type="string" office:string-value="0111000110111111" calcext:value-type="string">
            <text:p>0111000110111111</text:p>
          </table:table-cell>
          <table:table-cell table:number-columns-repeated="1017"/>
        </table:table-row>
        <table:table-row table:style-name="ro1">
          <table:table-cell/>
          <table:table-cell table:formula="of:=[.B182]+1" office:value-type="float" office:value="181" calcext:value-type="float">
            <text:p>181</text:p>
          </table:table-cell>
          <table:table-cell table:formula="of:=TRUNC([.B183]/2)*[.$A$2]" office:value-type="float" office:value="28800" calcext:value-type="float">
            <text:p>28800</text:p>
          </table:table-cell>
          <table:table-cell table:formula="of:=BASE([.C183];2;16)" office:value-type="string" office:string-value="0111000010000000" calcext:value-type="string">
            <text:p>0111000010000000</text:p>
          </table:table-cell>
          <table:table-cell/>
          <table:table-cell table:formula="of:=[.C183]+[.$A$2]-1" office:value-type="float" office:value="29119" calcext:value-type="float">
            <text:p>29119</text:p>
          </table:table-cell>
          <table:table-cell table:style-name="ce2" table:formula="of:=BASE([.F183];2;16)" office:value-type="string" office:string-value="0111000110111111" calcext:value-type="string">
            <text:p>0111000110111111</text:p>
          </table:table-cell>
          <table:table-cell table:number-columns-repeated="1017"/>
        </table:table-row>
        <table:table-row table:style-name="ro1">
          <table:table-cell/>
          <table:table-cell table:formula="of:=[.B183]+1" office:value-type="float" office:value="182" calcext:value-type="float">
            <text:p>182</text:p>
          </table:table-cell>
          <table:table-cell table:formula="of:=TRUNC([.B184]/2)*[.$A$2]" office:value-type="float" office:value="29120" calcext:value-type="float">
            <text:p>29120</text:p>
          </table:table-cell>
          <table:table-cell table:formula="of:=BASE([.C184];2;16)" office:value-type="string" office:string-value="0111000111000000" calcext:value-type="string">
            <text:p>0111000111000000</text:p>
          </table:table-cell>
          <table:table-cell/>
          <table:table-cell table:formula="of:=[.C184]+[.$A$2]-1" office:value-type="float" office:value="29439" calcext:value-type="float">
            <text:p>29439</text:p>
          </table:table-cell>
          <table:table-cell table:style-name="ce2" table:formula="of:=BASE([.F184];2;16)" office:value-type="string" office:string-value="0111001011111111" calcext:value-type="string">
            <text:p>0111001011111111</text:p>
          </table:table-cell>
          <table:table-cell table:number-columns-repeated="1017"/>
        </table:table-row>
        <table:table-row table:style-name="ro1">
          <table:table-cell/>
          <table:table-cell table:formula="of:=[.B184]+1" office:value-type="float" office:value="183" calcext:value-type="float">
            <text:p>183</text:p>
          </table:table-cell>
          <table:table-cell table:formula="of:=TRUNC([.B185]/2)*[.$A$2]" office:value-type="float" office:value="29120" calcext:value-type="float">
            <text:p>29120</text:p>
          </table:table-cell>
          <table:table-cell table:formula="of:=BASE([.C185];2;16)" office:value-type="string" office:string-value="0111000111000000" calcext:value-type="string">
            <text:p>0111000111000000</text:p>
          </table:table-cell>
          <table:table-cell/>
          <table:table-cell table:formula="of:=[.C185]+[.$A$2]-1" office:value-type="float" office:value="29439" calcext:value-type="float">
            <text:p>29439</text:p>
          </table:table-cell>
          <table:table-cell table:style-name="ce2" table:formula="of:=BASE([.F185];2;16)" office:value-type="string" office:string-value="0111001011111111" calcext:value-type="string">
            <text:p>0111001011111111</text:p>
          </table:table-cell>
          <table:table-cell table:number-columns-repeated="1017"/>
        </table:table-row>
        <table:table-row table:style-name="ro1">
          <table:table-cell/>
          <table:table-cell table:formula="of:=[.B185]+1" office:value-type="float" office:value="184" calcext:value-type="float">
            <text:p>184</text:p>
          </table:table-cell>
          <table:table-cell table:formula="of:=TRUNC([.B186]/2)*[.$A$2]" office:value-type="float" office:value="29440" calcext:value-type="float">
            <text:p>29440</text:p>
          </table:table-cell>
          <table:table-cell table:formula="of:=BASE([.C186];2;16)" office:value-type="string" office:string-value="0111001100000000" calcext:value-type="string">
            <text:p>0111001100000000</text:p>
          </table:table-cell>
          <table:table-cell/>
          <table:table-cell table:formula="of:=[.C186]+[.$A$2]-1" office:value-type="float" office:value="29759" calcext:value-type="float">
            <text:p>29759</text:p>
          </table:table-cell>
          <table:table-cell table:style-name="ce2" table:formula="of:=BASE([.F186];2;16)" office:value-type="string" office:string-value="0111010000111111" calcext:value-type="string">
            <text:p>0111010000111111</text:p>
          </table:table-cell>
          <table:table-cell table:number-columns-repeated="1017"/>
        </table:table-row>
        <table:table-row table:style-name="ro1">
          <table:table-cell/>
          <table:table-cell table:formula="of:=[.B186]+1" office:value-type="float" office:value="185" calcext:value-type="float">
            <text:p>185</text:p>
          </table:table-cell>
          <table:table-cell table:formula="of:=TRUNC([.B187]/2)*[.$A$2]" office:value-type="float" office:value="29440" calcext:value-type="float">
            <text:p>29440</text:p>
          </table:table-cell>
          <table:table-cell table:formula="of:=BASE([.C187];2;16)" office:value-type="string" office:string-value="0111001100000000" calcext:value-type="string">
            <text:p>0111001100000000</text:p>
          </table:table-cell>
          <table:table-cell/>
          <table:table-cell table:formula="of:=[.C187]+[.$A$2]-1" office:value-type="float" office:value="29759" calcext:value-type="float">
            <text:p>29759</text:p>
          </table:table-cell>
          <table:table-cell table:style-name="ce2" table:formula="of:=BASE([.F187];2;16)" office:value-type="string" office:string-value="0111010000111111" calcext:value-type="string">
            <text:p>0111010000111111</text:p>
          </table:table-cell>
          <table:table-cell table:number-columns-repeated="1017"/>
        </table:table-row>
        <table:table-row table:style-name="ro1">
          <table:table-cell/>
          <table:table-cell table:formula="of:=[.B187]+1" office:value-type="float" office:value="186" calcext:value-type="float">
            <text:p>186</text:p>
          </table:table-cell>
          <table:table-cell table:formula="of:=TRUNC([.B188]/2)*[.$A$2]" office:value-type="float" office:value="29760" calcext:value-type="float">
            <text:p>29760</text:p>
          </table:table-cell>
          <table:table-cell table:formula="of:=BASE([.C188];2;16)" office:value-type="string" office:string-value="0111010001000000" calcext:value-type="string">
            <text:p>0111010001000000</text:p>
          </table:table-cell>
          <table:table-cell/>
          <table:table-cell table:formula="of:=[.C188]+[.$A$2]-1" office:value-type="float" office:value="30079" calcext:value-type="float">
            <text:p>30079</text:p>
          </table:table-cell>
          <table:table-cell table:style-name="ce2" table:formula="of:=BASE([.F188];2;16)" office:value-type="string" office:string-value="0111010101111111" calcext:value-type="string">
            <text:p>0111010101111111</text:p>
          </table:table-cell>
          <table:table-cell table:number-columns-repeated="1017"/>
        </table:table-row>
        <table:table-row table:style-name="ro1">
          <table:table-cell/>
          <table:table-cell table:formula="of:=[.B188]+1" office:value-type="float" office:value="187" calcext:value-type="float">
            <text:p>187</text:p>
          </table:table-cell>
          <table:table-cell table:formula="of:=TRUNC([.B189]/2)*[.$A$2]" office:value-type="float" office:value="29760" calcext:value-type="float">
            <text:p>29760</text:p>
          </table:table-cell>
          <table:table-cell table:formula="of:=BASE([.C189];2;16)" office:value-type="string" office:string-value="0111010001000000" calcext:value-type="string">
            <text:p>0111010001000000</text:p>
          </table:table-cell>
          <table:table-cell/>
          <table:table-cell table:formula="of:=[.C189]+[.$A$2]-1" office:value-type="float" office:value="30079" calcext:value-type="float">
            <text:p>30079</text:p>
          </table:table-cell>
          <table:table-cell table:style-name="ce2" table:formula="of:=BASE([.F189];2;16)" office:value-type="string" office:string-value="0111010101111111" calcext:value-type="string">
            <text:p>0111010101111111</text:p>
          </table:table-cell>
          <table:table-cell table:number-columns-repeated="1017"/>
        </table:table-row>
        <table:table-row table:style-name="ro1">
          <table:table-cell/>
          <table:table-cell table:formula="of:=[.B189]+1" office:value-type="float" office:value="188" calcext:value-type="float">
            <text:p>188</text:p>
          </table:table-cell>
          <table:table-cell table:formula="of:=TRUNC([.B190]/2)*[.$A$2]" office:value-type="float" office:value="30080" calcext:value-type="float">
            <text:p>30080</text:p>
          </table:table-cell>
          <table:table-cell table:formula="of:=BASE([.C190];2;16)" office:value-type="string" office:string-value="0111010110000000" calcext:value-type="string">
            <text:p>0111010110000000</text:p>
          </table:table-cell>
          <table:table-cell/>
          <table:table-cell table:formula="of:=[.C190]+[.$A$2]-1" office:value-type="float" office:value="30399" calcext:value-type="float">
            <text:p>30399</text:p>
          </table:table-cell>
          <table:table-cell table:style-name="ce2" table:formula="of:=BASE([.F190];2;16)" office:value-type="string" office:string-value="0111011010111111" calcext:value-type="string">
            <text:p>0111011010111111</text:p>
          </table:table-cell>
          <table:table-cell table:number-columns-repeated="1017"/>
        </table:table-row>
        <table:table-row table:style-name="ro1">
          <table:table-cell/>
          <table:table-cell table:formula="of:=[.B190]+1" office:value-type="float" office:value="189" calcext:value-type="float">
            <text:p>189</text:p>
          </table:table-cell>
          <table:table-cell table:formula="of:=TRUNC([.B191]/2)*[.$A$2]" office:value-type="float" office:value="30080" calcext:value-type="float">
            <text:p>30080</text:p>
          </table:table-cell>
          <table:table-cell table:formula="of:=BASE([.C191];2;16)" office:value-type="string" office:string-value="0111010110000000" calcext:value-type="string">
            <text:p>0111010110000000</text:p>
          </table:table-cell>
          <table:table-cell/>
          <table:table-cell table:formula="of:=[.C191]+[.$A$2]-1" office:value-type="float" office:value="30399" calcext:value-type="float">
            <text:p>30399</text:p>
          </table:table-cell>
          <table:table-cell table:style-name="ce2" table:formula="of:=BASE([.F191];2;16)" office:value-type="string" office:string-value="0111011010111111" calcext:value-type="string">
            <text:p>0111011010111111</text:p>
          </table:table-cell>
          <table:table-cell table:number-columns-repeated="1017"/>
        </table:table-row>
        <table:table-row table:style-name="ro1">
          <table:table-cell/>
          <table:table-cell table:formula="of:=[.B191]+1" office:value-type="float" office:value="190" calcext:value-type="float">
            <text:p>190</text:p>
          </table:table-cell>
          <table:table-cell table:formula="of:=TRUNC([.B192]/2)*[.$A$2]" office:value-type="float" office:value="30400" calcext:value-type="float">
            <text:p>30400</text:p>
          </table:table-cell>
          <table:table-cell table:formula="of:=BASE([.C192];2;16)" office:value-type="string" office:string-value="0111011011000000" calcext:value-type="string">
            <text:p>0111011011000000</text:p>
          </table:table-cell>
          <table:table-cell/>
          <table:table-cell table:formula="of:=[.C192]+[.$A$2]-1" office:value-type="float" office:value="30719" calcext:value-type="float">
            <text:p>30719</text:p>
          </table:table-cell>
          <table:table-cell table:style-name="ce2" table:formula="of:=BASE([.F192];2;16)" office:value-type="string" office:string-value="0111011111111111" calcext:value-type="string">
            <text:p>0111011111111111</text:p>
          </table:table-cell>
          <table:table-cell table:number-columns-repeated="1017"/>
        </table:table-row>
        <table:table-row table:style-name="ro1">
          <table:table-cell/>
          <table:table-cell table:formula="of:=[.B192]+1" office:value-type="float" office:value="191" calcext:value-type="float">
            <text:p>191</text:p>
          </table:table-cell>
          <table:table-cell table:formula="of:=TRUNC([.B193]/2)*[.$A$2]" office:value-type="float" office:value="30400" calcext:value-type="float">
            <text:p>30400</text:p>
          </table:table-cell>
          <table:table-cell table:formula="of:=BASE([.C193];2;16)" office:value-type="string" office:string-value="0111011011000000" calcext:value-type="string">
            <text:p>0111011011000000</text:p>
          </table:table-cell>
          <table:table-cell/>
          <table:table-cell table:formula="of:=[.C193]+[.$A$2]-1" office:value-type="float" office:value="30719" calcext:value-type="float">
            <text:p>30719</text:p>
          </table:table-cell>
          <table:table-cell table:style-name="ce2" table:formula="of:=BASE([.F193];2;16)" office:value-type="string" office:string-value="0111011111111111" calcext:value-type="string">
            <text:p>0111011111111111</text:p>
          </table:table-cell>
          <table:table-cell table:number-columns-repeated="1017"/>
        </table:table-row>
        <table:table-row table:style-name="ro1">
          <table:table-cell/>
          <table:table-cell table:formula="of:=[.B193]+1" office:value-type="float" office:value="192" calcext:value-type="float">
            <text:p>192</text:p>
          </table:table-cell>
          <table:table-cell table:formula="of:=TRUNC([.B194]/2)*[.$A$2]" office:value-type="float" office:value="30720" calcext:value-type="float">
            <text:p>30720</text:p>
          </table:table-cell>
          <table:table-cell table:formula="of:=BASE([.C194];2;16)" office:value-type="string" office:string-value="0111100000000000" calcext:value-type="string">
            <text:p>0111100000000000</text:p>
          </table:table-cell>
          <table:table-cell/>
          <table:table-cell table:formula="of:=[.C194]+[.$A$2]-1" office:value-type="float" office:value="31039" calcext:value-type="float">
            <text:p>31039</text:p>
          </table:table-cell>
          <table:table-cell table:style-name="ce2" table:formula="of:=BASE([.F194];2;16)" office:value-type="string" office:string-value="0111100100111111" calcext:value-type="string">
            <text:p>0111100100111111</text:p>
          </table:table-cell>
          <table:table-cell table:number-columns-repeated="1017"/>
        </table:table-row>
        <table:table-row table:style-name="ro1">
          <table:table-cell/>
          <table:table-cell table:formula="of:=[.B194]+1" office:value-type="float" office:value="193" calcext:value-type="float">
            <text:p>193</text:p>
          </table:table-cell>
          <table:table-cell table:formula="of:=TRUNC([.B195]/2)*[.$A$2]" office:value-type="float" office:value="30720" calcext:value-type="float">
            <text:p>30720</text:p>
          </table:table-cell>
          <table:table-cell table:formula="of:=BASE([.C195];2;16)" office:value-type="string" office:string-value="0111100000000000" calcext:value-type="string">
            <text:p>0111100000000000</text:p>
          </table:table-cell>
          <table:table-cell/>
          <table:table-cell table:formula="of:=[.C195]+[.$A$2]-1" office:value-type="float" office:value="31039" calcext:value-type="float">
            <text:p>31039</text:p>
          </table:table-cell>
          <table:table-cell table:style-name="ce2" table:formula="of:=BASE([.F195];2;16)" office:value-type="string" office:string-value="0111100100111111" calcext:value-type="string">
            <text:p>0111100100111111</text:p>
          </table:table-cell>
          <table:table-cell table:number-columns-repeated="1017"/>
        </table:table-row>
        <table:table-row table:style-name="ro1">
          <table:table-cell/>
          <table:table-cell table:formula="of:=[.B195]+1" office:value-type="float" office:value="194" calcext:value-type="float">
            <text:p>194</text:p>
          </table:table-cell>
          <table:table-cell table:formula="of:=TRUNC([.B196]/2)*[.$A$2]" office:value-type="float" office:value="31040" calcext:value-type="float">
            <text:p>31040</text:p>
          </table:table-cell>
          <table:table-cell table:formula="of:=BASE([.C196];2;16)" office:value-type="string" office:string-value="0111100101000000" calcext:value-type="string">
            <text:p>0111100101000000</text:p>
          </table:table-cell>
          <table:table-cell/>
          <table:table-cell table:formula="of:=[.C196]+[.$A$2]-1" office:value-type="float" office:value="31359" calcext:value-type="float">
            <text:p>31359</text:p>
          </table:table-cell>
          <table:table-cell table:style-name="ce2" table:formula="of:=BASE([.F196];2;16)" office:value-type="string" office:string-value="0111101001111111" calcext:value-type="string">
            <text:p>0111101001111111</text:p>
          </table:table-cell>
          <table:table-cell table:number-columns-repeated="1017"/>
        </table:table-row>
        <table:table-row table:style-name="ro1">
          <table:table-cell/>
          <table:table-cell table:formula="of:=[.B196]+1" office:value-type="float" office:value="195" calcext:value-type="float">
            <text:p>195</text:p>
          </table:table-cell>
          <table:table-cell table:formula="of:=TRUNC([.B197]/2)*[.$A$2]" office:value-type="float" office:value="31040" calcext:value-type="float">
            <text:p>31040</text:p>
          </table:table-cell>
          <table:table-cell table:formula="of:=BASE([.C197];2;16)" office:value-type="string" office:string-value="0111100101000000" calcext:value-type="string">
            <text:p>0111100101000000</text:p>
          </table:table-cell>
          <table:table-cell/>
          <table:table-cell table:formula="of:=[.C197]+[.$A$2]-1" office:value-type="float" office:value="31359" calcext:value-type="float">
            <text:p>31359</text:p>
          </table:table-cell>
          <table:table-cell table:style-name="ce2" table:formula="of:=BASE([.F197];2;16)" office:value-type="string" office:string-value="0111101001111111" calcext:value-type="string">
            <text:p>0111101001111111</text:p>
          </table:table-cell>
          <table:table-cell table:number-columns-repeated="1017"/>
        </table:table-row>
        <table:table-row table:style-name="ro1">
          <table:table-cell/>
          <table:table-cell table:formula="of:=[.B197]+1" office:value-type="float" office:value="196" calcext:value-type="float">
            <text:p>196</text:p>
          </table:table-cell>
          <table:table-cell table:formula="of:=TRUNC([.B198]/2)*[.$A$2]" office:value-type="float" office:value="31360" calcext:value-type="float">
            <text:p>31360</text:p>
          </table:table-cell>
          <table:table-cell table:formula="of:=BASE([.C198];2;16)" office:value-type="string" office:string-value="0111101010000000" calcext:value-type="string">
            <text:p>0111101010000000</text:p>
          </table:table-cell>
          <table:table-cell/>
          <table:table-cell table:formula="of:=[.C198]+[.$A$2]-1" office:value-type="float" office:value="31679" calcext:value-type="float">
            <text:p>31679</text:p>
          </table:table-cell>
          <table:table-cell table:style-name="ce2" table:formula="of:=BASE([.F198];2;16)" office:value-type="string" office:string-value="0111101110111111" calcext:value-type="string">
            <text:p>0111101110111111</text:p>
          </table:table-cell>
          <table:table-cell table:number-columns-repeated="1017"/>
        </table:table-row>
        <table:table-row table:style-name="ro1">
          <table:table-cell/>
          <table:table-cell table:formula="of:=[.B198]+1" office:value-type="float" office:value="197" calcext:value-type="float">
            <text:p>197</text:p>
          </table:table-cell>
          <table:table-cell table:formula="of:=TRUNC([.B199]/2)*[.$A$2]" office:value-type="float" office:value="31360" calcext:value-type="float">
            <text:p>31360</text:p>
          </table:table-cell>
          <table:table-cell table:formula="of:=BASE([.C199];2;16)" office:value-type="string" office:string-value="0111101010000000" calcext:value-type="string">
            <text:p>0111101010000000</text:p>
          </table:table-cell>
          <table:table-cell/>
          <table:table-cell table:formula="of:=[.C199]+[.$A$2]-1" office:value-type="float" office:value="31679" calcext:value-type="float">
            <text:p>31679</text:p>
          </table:table-cell>
          <table:table-cell table:style-name="ce2" table:formula="of:=BASE([.F199];2;16)" office:value-type="string" office:string-value="0111101110111111" calcext:value-type="string">
            <text:p>0111101110111111</text:p>
          </table:table-cell>
          <table:table-cell table:number-columns-repeated="1017"/>
        </table:table-row>
        <table:table-row table:style-name="ro1">
          <table:table-cell/>
          <table:table-cell table:formula="of:=[.B199]+1" office:value-type="float" office:value="198" calcext:value-type="float">
            <text:p>198</text:p>
          </table:table-cell>
          <table:table-cell table:formula="of:=TRUNC([.B200]/2)*[.$A$2]" office:value-type="float" office:value="31680" calcext:value-type="float">
            <text:p>31680</text:p>
          </table:table-cell>
          <table:table-cell table:formula="of:=BASE([.C200];2;16)" office:value-type="string" office:string-value="0111101111000000" calcext:value-type="string">
            <text:p>0111101111000000</text:p>
          </table:table-cell>
          <table:table-cell/>
          <table:table-cell table:formula="of:=[.C200]+[.$A$2]-1" office:value-type="float" office:value="31999" calcext:value-type="float">
            <text:p>31999</text:p>
          </table:table-cell>
          <table:table-cell table:style-name="ce2" table:formula="of:=BASE([.F200];2;16)" office:value-type="string" office:string-value="0111110011111111" calcext:value-type="string">
            <text:p>0111110011111111</text:p>
          </table:table-cell>
          <table:table-cell table:number-columns-repeated="1017"/>
        </table:table-row>
        <table:table-row table:style-name="ro1">
          <table:table-cell/>
          <table:table-cell table:formula="of:=[.B200]+1" office:value-type="float" office:value="199" calcext:value-type="float">
            <text:p>199</text:p>
          </table:table-cell>
          <table:table-cell table:formula="of:=TRUNC([.B201]/2)*[.$A$2]" office:value-type="float" office:value="31680" calcext:value-type="float">
            <text:p>31680</text:p>
          </table:table-cell>
          <table:table-cell table:formula="of:=BASE([.C201];2;16)" office:value-type="string" office:string-value="0111101111000000" calcext:value-type="string">
            <text:p>0111101111000000</text:p>
          </table:table-cell>
          <table:table-cell/>
          <table:table-cell table:formula="of:=[.C201]+[.$A$2]-1" office:value-type="float" office:value="31999" calcext:value-type="float">
            <text:p>31999</text:p>
          </table:table-cell>
          <table:table-cell table:style-name="ce2" table:formula="of:=BASE([.F201];2;16)" office:value-type="string" office:string-value="0111110011111111" calcext:value-type="string">
            <text:p>0111110011111111</text:p>
          </table:table-cell>
          <table:table-cell table:number-columns-repeated="1017"/>
        </table:table-row>
        <table:table-row table:style-name="ro1">
          <table:table-cell/>
          <table:table-cell table:formula="of:=[.B201]+1" office:value-type="float" office:value="200" calcext:value-type="float">
            <text:p>200</text:p>
          </table:table-cell>
          <table:table-cell table:formula="of:=TRUNC([.B202]/2)*[.$A$2]" office:value-type="float" office:value="32000" calcext:value-type="float">
            <text:p>32000</text:p>
          </table:table-cell>
          <table:table-cell table:formula="of:=BASE([.C202];2;16)" office:value-type="string" office:string-value="0111110100000000" calcext:value-type="string">
            <text:p>0111110100000000</text:p>
          </table:table-cell>
          <table:table-cell/>
          <table:table-cell table:formula="of:=[.C202]+[.$A$2]-1" office:value-type="float" office:value="32319" calcext:value-type="float">
            <text:p>32319</text:p>
          </table:table-cell>
          <table:table-cell table:style-name="ce2" table:formula="of:=BASE([.F202];2;16)" office:value-type="string" office:string-value="0111111000111111" calcext:value-type="string">
            <text:p>0111111000111111</text:p>
          </table:table-cell>
          <table:table-cell table:number-columns-repeated="1017"/>
        </table:table-row>
        <table:table-row table:style-name="ro1">
          <table:table-cell/>
          <table:table-cell table:formula="of:=[.B202]+1" office:value-type="float" office:value="201" calcext:value-type="float">
            <text:p>201</text:p>
          </table:table-cell>
          <table:table-cell table:formula="of:=TRUNC([.B203]/2)*[.$A$2]" office:value-type="float" office:value="32000" calcext:value-type="float">
            <text:p>32000</text:p>
          </table:table-cell>
          <table:table-cell table:formula="of:=BASE([.C203];2;16)" office:value-type="string" office:string-value="0111110100000000" calcext:value-type="string">
            <text:p>0111110100000000</text:p>
          </table:table-cell>
          <table:table-cell/>
          <table:table-cell table:formula="of:=[.C203]+[.$A$2]-1" office:value-type="float" office:value="32319" calcext:value-type="float">
            <text:p>32319</text:p>
          </table:table-cell>
          <table:table-cell table:style-name="ce2" table:formula="of:=BASE([.F203];2;16)" office:value-type="string" office:string-value="0111111000111111" calcext:value-type="string">
            <text:p>0111111000111111</text:p>
          </table:table-cell>
          <table:table-cell table:number-columns-repeated="1017"/>
        </table:table-row>
        <table:table-row table:style-name="ro1">
          <table:table-cell/>
          <table:table-cell table:formula="of:=[.B203]+1" office:value-type="float" office:value="202" calcext:value-type="float">
            <text:p>202</text:p>
          </table:table-cell>
          <table:table-cell table:formula="of:=TRUNC([.B204]/2)*[.$A$2]" office:value-type="float" office:value="32320" calcext:value-type="float">
            <text:p>32320</text:p>
          </table:table-cell>
          <table:table-cell table:formula="of:=BASE([.C204];2;16)" office:value-type="string" office:string-value="0111111001000000" calcext:value-type="string">
            <text:p>0111111001000000</text:p>
          </table:table-cell>
          <table:table-cell/>
          <table:table-cell table:formula="of:=[.C204]+[.$A$2]-1" office:value-type="float" office:value="32639" calcext:value-type="float">
            <text:p>32639</text:p>
          </table:table-cell>
          <table:table-cell table:style-name="ce2" table:formula="of:=BASE([.F204];2;16)" office:value-type="string" office:string-value="0111111101111111" calcext:value-type="string">
            <text:p>0111111101111111</text:p>
          </table:table-cell>
          <table:table-cell table:number-columns-repeated="1017"/>
        </table:table-row>
        <table:table-row table:style-name="ro1">
          <table:table-cell/>
          <table:table-cell table:formula="of:=[.B204]+1" office:value-type="float" office:value="203" calcext:value-type="float">
            <text:p>203</text:p>
          </table:table-cell>
          <table:table-cell table:formula="of:=TRUNC([.B205]/2)*[.$A$2]" office:value-type="float" office:value="32320" calcext:value-type="float">
            <text:p>32320</text:p>
          </table:table-cell>
          <table:table-cell table:formula="of:=BASE([.C205];2;16)" office:value-type="string" office:string-value="0111111001000000" calcext:value-type="string">
            <text:p>0111111001000000</text:p>
          </table:table-cell>
          <table:table-cell/>
          <table:table-cell table:formula="of:=[.C205]+[.$A$2]-1" office:value-type="float" office:value="32639" calcext:value-type="float">
            <text:p>32639</text:p>
          </table:table-cell>
          <table:table-cell table:style-name="ce2" table:formula="of:=BASE([.F205];2;16)" office:value-type="string" office:string-value="0111111101111111" calcext:value-type="string">
            <text:p>0111111101111111</text:p>
          </table:table-cell>
          <table:table-cell table:number-columns-repeated="1017"/>
        </table:table-row>
        <table:table-row table:style-name="ro1">
          <table:table-cell/>
          <table:table-cell table:formula="of:=[.B205]+1" office:value-type="float" office:value="204" calcext:value-type="float">
            <text:p>204</text:p>
          </table:table-cell>
          <table:table-cell table:formula="of:=TRUNC([.B206]/2)*[.$A$2]" office:value-type="float" office:value="32640" calcext:value-type="float">
            <text:p>32640</text:p>
          </table:table-cell>
          <table:table-cell table:formula="of:=BASE([.C206];2;16)" office:value-type="string" office:string-value="0111111110000000" calcext:value-type="string">
            <text:p>0111111110000000</text:p>
          </table:table-cell>
          <table:table-cell/>
          <table:table-cell table:formula="of:=[.C206]+[.$A$2]-1" office:value-type="float" office:value="32959" calcext:value-type="float">
            <text:p>32959</text:p>
          </table:table-cell>
          <table:table-cell table:style-name="ce2" table:formula="of:=BASE([.F206];2;16)" office:value-type="string" office:string-value="1000000010111111" calcext:value-type="string">
            <text:p>1000000010111111</text:p>
          </table:table-cell>
          <table:table-cell table:number-columns-repeated="1017"/>
        </table:table-row>
        <table:table-row table:style-name="ro1">
          <table:table-cell/>
          <table:table-cell table:formula="of:=[.B206]+1" office:value-type="float" office:value="205" calcext:value-type="float">
            <text:p>205</text:p>
          </table:table-cell>
          <table:table-cell table:formula="of:=TRUNC([.B207]/2)*[.$A$2]" office:value-type="float" office:value="32640" calcext:value-type="float">
            <text:p>32640</text:p>
          </table:table-cell>
          <table:table-cell table:formula="of:=BASE([.C207];2;16)" office:value-type="string" office:string-value="0111111110000000" calcext:value-type="string">
            <text:p>0111111110000000</text:p>
          </table:table-cell>
          <table:table-cell/>
          <table:table-cell table:formula="of:=[.C207]+[.$A$2]-1" office:value-type="float" office:value="32959" calcext:value-type="float">
            <text:p>32959</text:p>
          </table:table-cell>
          <table:table-cell table:style-name="ce2" table:formula="of:=BASE([.F207];2;16)" office:value-type="string" office:string-value="1000000010111111" calcext:value-type="string">
            <text:p>1000000010111111</text:p>
          </table:table-cell>
          <table:table-cell table:number-columns-repeated="1017"/>
        </table:table-row>
        <table:table-row table:style-name="ro1">
          <table:table-cell/>
          <table:table-cell table:formula="of:=[.B207]+1" office:value-type="float" office:value="206" calcext:value-type="float">
            <text:p>206</text:p>
          </table:table-cell>
          <table:table-cell table:formula="of:=TRUNC([.B208]/2)*[.$A$2]" office:value-type="float" office:value="32960" calcext:value-type="float">
            <text:p>32960</text:p>
          </table:table-cell>
          <table:table-cell table:formula="of:=BASE([.C208];2;16)" office:value-type="string" office:string-value="1000000011000000" calcext:value-type="string">
            <text:p>1000000011000000</text:p>
          </table:table-cell>
          <table:table-cell/>
          <table:table-cell table:formula="of:=[.C208]+[.$A$2]-1" office:value-type="float" office:value="33279" calcext:value-type="float">
            <text:p>33279</text:p>
          </table:table-cell>
          <table:table-cell table:style-name="ce2" table:formula="of:=BASE([.F208];2;16)" office:value-type="string" office:string-value="1000000111111111" calcext:value-type="string">
            <text:p>1000000111111111</text:p>
          </table:table-cell>
          <table:table-cell table:number-columns-repeated="1017"/>
        </table:table-row>
        <table:table-row table:style-name="ro1">
          <table:table-cell/>
          <table:table-cell table:formula="of:=[.B208]+1" office:value-type="float" office:value="207" calcext:value-type="float">
            <text:p>207</text:p>
          </table:table-cell>
          <table:table-cell table:formula="of:=TRUNC([.B209]/2)*[.$A$2]" office:value-type="float" office:value="32960" calcext:value-type="float">
            <text:p>32960</text:p>
          </table:table-cell>
          <table:table-cell table:formula="of:=BASE([.C209];2;16)" office:value-type="string" office:string-value="1000000011000000" calcext:value-type="string">
            <text:p>1000000011000000</text:p>
          </table:table-cell>
          <table:table-cell/>
          <table:table-cell table:formula="of:=[.C209]+[.$A$2]-1" office:value-type="float" office:value="33279" calcext:value-type="float">
            <text:p>33279</text:p>
          </table:table-cell>
          <table:table-cell table:style-name="ce2" table:formula="of:=BASE([.F209];2;16)" office:value-type="string" office:string-value="1000000111111111" calcext:value-type="string">
            <text:p>1000000111111111</text:p>
          </table:table-cell>
          <table:table-cell table:number-columns-repeated="1017"/>
        </table:table-row>
        <table:table-row table:style-name="ro1">
          <table:table-cell/>
          <table:table-cell table:formula="of:=[.B209]+1" office:value-type="float" office:value="208" calcext:value-type="float">
            <text:p>208</text:p>
          </table:table-cell>
          <table:table-cell table:formula="of:=TRUNC([.B210]/2)*[.$A$2]" office:value-type="float" office:value="33280" calcext:value-type="float">
            <text:p>33280</text:p>
          </table:table-cell>
          <table:table-cell table:formula="of:=BASE([.C210];2;16)" office:value-type="string" office:string-value="1000001000000000" calcext:value-type="string">
            <text:p>1000001000000000</text:p>
          </table:table-cell>
          <table:table-cell/>
          <table:table-cell table:formula="of:=[.C210]+[.$A$2]-1" office:value-type="float" office:value="33599" calcext:value-type="float">
            <text:p>33599</text:p>
          </table:table-cell>
          <table:table-cell table:style-name="ce2" table:formula="of:=BASE([.F210];2;16)" office:value-type="string" office:string-value="1000001100111111" calcext:value-type="string">
            <text:p>1000001100111111</text:p>
          </table:table-cell>
          <table:table-cell table:number-columns-repeated="1017"/>
        </table:table-row>
        <table:table-row table:style-name="ro1">
          <table:table-cell/>
          <table:table-cell table:formula="of:=[.B210]+1" office:value-type="float" office:value="209" calcext:value-type="float">
            <text:p>209</text:p>
          </table:table-cell>
          <table:table-cell table:formula="of:=TRUNC([.B211]/2)*[.$A$2]" office:value-type="float" office:value="33280" calcext:value-type="float">
            <text:p>33280</text:p>
          </table:table-cell>
          <table:table-cell table:formula="of:=BASE([.C211];2;16)" office:value-type="string" office:string-value="1000001000000000" calcext:value-type="string">
            <text:p>1000001000000000</text:p>
          </table:table-cell>
          <table:table-cell/>
          <table:table-cell table:formula="of:=[.C211]+[.$A$2]-1" office:value-type="float" office:value="33599" calcext:value-type="float">
            <text:p>33599</text:p>
          </table:table-cell>
          <table:table-cell table:style-name="ce2" table:formula="of:=BASE([.F211];2;16)" office:value-type="string" office:string-value="1000001100111111" calcext:value-type="string">
            <text:p>1000001100111111</text:p>
          </table:table-cell>
          <table:table-cell table:number-columns-repeated="1017"/>
        </table:table-row>
        <table:table-row table:style-name="ro1">
          <table:table-cell/>
          <table:table-cell table:formula="of:=[.B211]+1" office:value-type="float" office:value="210" calcext:value-type="float">
            <text:p>210</text:p>
          </table:table-cell>
          <table:table-cell table:formula="of:=TRUNC([.B212]/2)*[.$A$2]" office:value-type="float" office:value="33600" calcext:value-type="float">
            <text:p>33600</text:p>
          </table:table-cell>
          <table:table-cell table:formula="of:=BASE([.C212];2;16)" office:value-type="string" office:string-value="1000001101000000" calcext:value-type="string">
            <text:p>1000001101000000</text:p>
          </table:table-cell>
          <table:table-cell/>
          <table:table-cell table:formula="of:=[.C212]+[.$A$2]-1" office:value-type="float" office:value="33919" calcext:value-type="float">
            <text:p>33919</text:p>
          </table:table-cell>
          <table:table-cell table:style-name="ce2" table:formula="of:=BASE([.F212];2;16)" office:value-type="string" office:string-value="1000010001111111" calcext:value-type="string">
            <text:p>1000010001111111</text:p>
          </table:table-cell>
          <table:table-cell table:number-columns-repeated="1017"/>
        </table:table-row>
        <table:table-row table:style-name="ro1">
          <table:table-cell/>
          <table:table-cell table:formula="of:=[.B212]+1" office:value-type="float" office:value="211" calcext:value-type="float">
            <text:p>211</text:p>
          </table:table-cell>
          <table:table-cell table:formula="of:=TRUNC([.B213]/2)*[.$A$2]" office:value-type="float" office:value="33600" calcext:value-type="float">
            <text:p>33600</text:p>
          </table:table-cell>
          <table:table-cell table:formula="of:=BASE([.C213];2;16)" office:value-type="string" office:string-value="1000001101000000" calcext:value-type="string">
            <text:p>1000001101000000</text:p>
          </table:table-cell>
          <table:table-cell/>
          <table:table-cell table:formula="of:=[.C213]+[.$A$2]-1" office:value-type="float" office:value="33919" calcext:value-type="float">
            <text:p>33919</text:p>
          </table:table-cell>
          <table:table-cell table:style-name="ce2" table:formula="of:=BASE([.F213];2;16)" office:value-type="string" office:string-value="1000010001111111" calcext:value-type="string">
            <text:p>1000010001111111</text:p>
          </table:table-cell>
          <table:table-cell table:number-columns-repeated="1017"/>
        </table:table-row>
        <table:table-row table:style-name="ro1">
          <table:table-cell/>
          <table:table-cell table:formula="of:=[.B213]+1" office:value-type="float" office:value="212" calcext:value-type="float">
            <text:p>212</text:p>
          </table:table-cell>
          <table:table-cell table:formula="of:=TRUNC([.B214]/2)*[.$A$2]" office:value-type="float" office:value="33920" calcext:value-type="float">
            <text:p>33920</text:p>
          </table:table-cell>
          <table:table-cell table:formula="of:=BASE([.C214];2;16)" office:value-type="string" office:string-value="1000010010000000" calcext:value-type="string">
            <text:p>1000010010000000</text:p>
          </table:table-cell>
          <table:table-cell/>
          <table:table-cell table:formula="of:=[.C214]+[.$A$2]-1" office:value-type="float" office:value="34239" calcext:value-type="float">
            <text:p>34239</text:p>
          </table:table-cell>
          <table:table-cell table:style-name="ce2" table:formula="of:=BASE([.F214];2;16)" office:value-type="string" office:string-value="1000010110111111" calcext:value-type="string">
            <text:p>1000010110111111</text:p>
          </table:table-cell>
          <table:table-cell table:number-columns-repeated="1017"/>
        </table:table-row>
        <table:table-row table:style-name="ro1">
          <table:table-cell/>
          <table:table-cell table:formula="of:=[.B214]+1" office:value-type="float" office:value="213" calcext:value-type="float">
            <text:p>213</text:p>
          </table:table-cell>
          <table:table-cell table:formula="of:=TRUNC([.B215]/2)*[.$A$2]" office:value-type="float" office:value="33920" calcext:value-type="float">
            <text:p>33920</text:p>
          </table:table-cell>
          <table:table-cell table:formula="of:=BASE([.C215];2;16)" office:value-type="string" office:string-value="1000010010000000" calcext:value-type="string">
            <text:p>1000010010000000</text:p>
          </table:table-cell>
          <table:table-cell/>
          <table:table-cell table:formula="of:=[.C215]+[.$A$2]-1" office:value-type="float" office:value="34239" calcext:value-type="float">
            <text:p>34239</text:p>
          </table:table-cell>
          <table:table-cell table:style-name="ce2" table:formula="of:=BASE([.F215];2;16)" office:value-type="string" office:string-value="1000010110111111" calcext:value-type="string">
            <text:p>1000010110111111</text:p>
          </table:table-cell>
          <table:table-cell table:number-columns-repeated="1017"/>
        </table:table-row>
        <table:table-row table:style-name="ro1">
          <table:table-cell/>
          <table:table-cell table:formula="of:=[.B215]+1" office:value-type="float" office:value="214" calcext:value-type="float">
            <text:p>214</text:p>
          </table:table-cell>
          <table:table-cell table:formula="of:=TRUNC([.B216]/2)*[.$A$2]" office:value-type="float" office:value="34240" calcext:value-type="float">
            <text:p>34240</text:p>
          </table:table-cell>
          <table:table-cell table:formula="of:=BASE([.C216];2;16)" office:value-type="string" office:string-value="1000010111000000" calcext:value-type="string">
            <text:p>1000010111000000</text:p>
          </table:table-cell>
          <table:table-cell/>
          <table:table-cell table:formula="of:=[.C216]+[.$A$2]-1" office:value-type="float" office:value="34559" calcext:value-type="float">
            <text:p>34559</text:p>
          </table:table-cell>
          <table:table-cell table:style-name="ce2" table:formula="of:=BASE([.F216];2;16)" office:value-type="string" office:string-value="1000011011111111" calcext:value-type="string">
            <text:p>1000011011111111</text:p>
          </table:table-cell>
          <table:table-cell table:number-columns-repeated="1017"/>
        </table:table-row>
        <table:table-row table:style-name="ro1">
          <table:table-cell/>
          <table:table-cell table:formula="of:=[.B216]+1" office:value-type="float" office:value="215" calcext:value-type="float">
            <text:p>215</text:p>
          </table:table-cell>
          <table:table-cell table:formula="of:=TRUNC([.B217]/2)*[.$A$2]" office:value-type="float" office:value="34240" calcext:value-type="float">
            <text:p>34240</text:p>
          </table:table-cell>
          <table:table-cell table:formula="of:=BASE([.C217];2;16)" office:value-type="string" office:string-value="1000010111000000" calcext:value-type="string">
            <text:p>1000010111000000</text:p>
          </table:table-cell>
          <table:table-cell/>
          <table:table-cell table:formula="of:=[.C217]+[.$A$2]-1" office:value-type="float" office:value="34559" calcext:value-type="float">
            <text:p>34559</text:p>
          </table:table-cell>
          <table:table-cell table:style-name="ce2" table:formula="of:=BASE([.F217];2;16)" office:value-type="string" office:string-value="1000011011111111" calcext:value-type="string">
            <text:p>1000011011111111</text:p>
          </table:table-cell>
          <table:table-cell table:number-columns-repeated="1017"/>
        </table:table-row>
        <table:table-row table:style-name="ro1">
          <table:table-cell/>
          <table:table-cell table:formula="of:=[.B217]+1" office:value-type="float" office:value="216" calcext:value-type="float">
            <text:p>216</text:p>
          </table:table-cell>
          <table:table-cell table:formula="of:=TRUNC([.B218]/2)*[.$A$2]" office:value-type="float" office:value="34560" calcext:value-type="float">
            <text:p>34560</text:p>
          </table:table-cell>
          <table:table-cell table:formula="of:=BASE([.C218];2;16)" office:value-type="string" office:string-value="1000011100000000" calcext:value-type="string">
            <text:p>1000011100000000</text:p>
          </table:table-cell>
          <table:table-cell/>
          <table:table-cell table:formula="of:=[.C218]+[.$A$2]-1" office:value-type="float" office:value="34879" calcext:value-type="float">
            <text:p>34879</text:p>
          </table:table-cell>
          <table:table-cell table:style-name="ce2" table:formula="of:=BASE([.F218];2;16)" office:value-type="string" office:string-value="1000100000111111" calcext:value-type="string">
            <text:p>1000100000111111</text:p>
          </table:table-cell>
          <table:table-cell table:number-columns-repeated="1017"/>
        </table:table-row>
        <table:table-row table:style-name="ro1">
          <table:table-cell/>
          <table:table-cell table:formula="of:=[.B218]+1" office:value-type="float" office:value="217" calcext:value-type="float">
            <text:p>217</text:p>
          </table:table-cell>
          <table:table-cell table:formula="of:=TRUNC([.B219]/2)*[.$A$2]" office:value-type="float" office:value="34560" calcext:value-type="float">
            <text:p>34560</text:p>
          </table:table-cell>
          <table:table-cell table:formula="of:=BASE([.C219];2;16)" office:value-type="string" office:string-value="1000011100000000" calcext:value-type="string">
            <text:p>1000011100000000</text:p>
          </table:table-cell>
          <table:table-cell/>
          <table:table-cell table:formula="of:=[.C219]+[.$A$2]-1" office:value-type="float" office:value="34879" calcext:value-type="float">
            <text:p>34879</text:p>
          </table:table-cell>
          <table:table-cell table:style-name="ce2" table:formula="of:=BASE([.F219];2;16)" office:value-type="string" office:string-value="1000100000111111" calcext:value-type="string">
            <text:p>1000100000111111</text:p>
          </table:table-cell>
          <table:table-cell table:number-columns-repeated="1017"/>
        </table:table-row>
        <table:table-row table:style-name="ro1">
          <table:table-cell/>
          <table:table-cell table:formula="of:=[.B219]+1" office:value-type="float" office:value="218" calcext:value-type="float">
            <text:p>218</text:p>
          </table:table-cell>
          <table:table-cell table:formula="of:=TRUNC([.B220]/2)*[.$A$2]" office:value-type="float" office:value="34880" calcext:value-type="float">
            <text:p>34880</text:p>
          </table:table-cell>
          <table:table-cell table:formula="of:=BASE([.C220];2;16)" office:value-type="string" office:string-value="1000100001000000" calcext:value-type="string">
            <text:p>1000100001000000</text:p>
          </table:table-cell>
          <table:table-cell/>
          <table:table-cell table:formula="of:=[.C220]+[.$A$2]-1" office:value-type="float" office:value="35199" calcext:value-type="float">
            <text:p>35199</text:p>
          </table:table-cell>
          <table:table-cell table:style-name="ce2" table:formula="of:=BASE([.F220];2;16)" office:value-type="string" office:string-value="1000100101111111" calcext:value-type="string">
            <text:p>1000100101111111</text:p>
          </table:table-cell>
          <table:table-cell table:number-columns-repeated="1017"/>
        </table:table-row>
        <table:table-row table:style-name="ro1">
          <table:table-cell/>
          <table:table-cell table:formula="of:=[.B220]+1" office:value-type="float" office:value="219" calcext:value-type="float">
            <text:p>219</text:p>
          </table:table-cell>
          <table:table-cell table:formula="of:=TRUNC([.B221]/2)*[.$A$2]" office:value-type="float" office:value="34880" calcext:value-type="float">
            <text:p>34880</text:p>
          </table:table-cell>
          <table:table-cell table:formula="of:=BASE([.C221];2;16)" office:value-type="string" office:string-value="1000100001000000" calcext:value-type="string">
            <text:p>1000100001000000</text:p>
          </table:table-cell>
          <table:table-cell/>
          <table:table-cell table:formula="of:=[.C221]+[.$A$2]-1" office:value-type="float" office:value="35199" calcext:value-type="float">
            <text:p>35199</text:p>
          </table:table-cell>
          <table:table-cell table:style-name="ce2" table:formula="of:=BASE([.F221];2;16)" office:value-type="string" office:string-value="1000100101111111" calcext:value-type="string">
            <text:p>1000100101111111</text:p>
          </table:table-cell>
          <table:table-cell table:number-columns-repeated="1017"/>
        </table:table-row>
        <table:table-row table:style-name="ro1">
          <table:table-cell/>
          <table:table-cell table:formula="of:=[.B221]+1" office:value-type="float" office:value="220" calcext:value-type="float">
            <text:p>220</text:p>
          </table:table-cell>
          <table:table-cell table:formula="of:=TRUNC([.B222]/2)*[.$A$2]" office:value-type="float" office:value="35200" calcext:value-type="float">
            <text:p>35200</text:p>
          </table:table-cell>
          <table:table-cell table:formula="of:=BASE([.C222];2;16)" office:value-type="string" office:string-value="1000100110000000" calcext:value-type="string">
            <text:p>1000100110000000</text:p>
          </table:table-cell>
          <table:table-cell/>
          <table:table-cell table:formula="of:=[.C222]+[.$A$2]-1" office:value-type="float" office:value="35519" calcext:value-type="float">
            <text:p>35519</text:p>
          </table:table-cell>
          <table:table-cell table:style-name="ce2" table:formula="of:=BASE([.F222];2;16)" office:value-type="string" office:string-value="1000101010111111" calcext:value-type="string">
            <text:p>1000101010111111</text:p>
          </table:table-cell>
          <table:table-cell table:number-columns-repeated="1017"/>
        </table:table-row>
        <table:table-row table:style-name="ro1">
          <table:table-cell/>
          <table:table-cell table:formula="of:=[.B222]+1" office:value-type="float" office:value="221" calcext:value-type="float">
            <text:p>221</text:p>
          </table:table-cell>
          <table:table-cell table:formula="of:=TRUNC([.B223]/2)*[.$A$2]" office:value-type="float" office:value="35200" calcext:value-type="float">
            <text:p>35200</text:p>
          </table:table-cell>
          <table:table-cell table:formula="of:=BASE([.C223];2;16)" office:value-type="string" office:string-value="1000100110000000" calcext:value-type="string">
            <text:p>1000100110000000</text:p>
          </table:table-cell>
          <table:table-cell/>
          <table:table-cell table:formula="of:=[.C223]+[.$A$2]-1" office:value-type="float" office:value="35519" calcext:value-type="float">
            <text:p>35519</text:p>
          </table:table-cell>
          <table:table-cell table:style-name="ce2" table:formula="of:=BASE([.F223];2;16)" office:value-type="string" office:string-value="1000101010111111" calcext:value-type="string">
            <text:p>1000101010111111</text:p>
          </table:table-cell>
          <table:table-cell table:number-columns-repeated="1017"/>
        </table:table-row>
        <table:table-row table:style-name="ro1">
          <table:table-cell/>
          <table:table-cell table:formula="of:=[.B223]+1" office:value-type="float" office:value="222" calcext:value-type="float">
            <text:p>222</text:p>
          </table:table-cell>
          <table:table-cell table:formula="of:=TRUNC([.B224]/2)*[.$A$2]" office:value-type="float" office:value="35520" calcext:value-type="float">
            <text:p>35520</text:p>
          </table:table-cell>
          <table:table-cell table:formula="of:=BASE([.C224];2;16)" office:value-type="string" office:string-value="1000101011000000" calcext:value-type="string">
            <text:p>1000101011000000</text:p>
          </table:table-cell>
          <table:table-cell/>
          <table:table-cell table:formula="of:=[.C224]+[.$A$2]-1" office:value-type="float" office:value="35839" calcext:value-type="float">
            <text:p>35839</text:p>
          </table:table-cell>
          <table:table-cell table:style-name="ce2" table:formula="of:=BASE([.F224];2;16)" office:value-type="string" office:string-value="1000101111111111" calcext:value-type="string">
            <text:p>1000101111111111</text:p>
          </table:table-cell>
          <table:table-cell table:number-columns-repeated="1017"/>
        </table:table-row>
        <table:table-row table:style-name="ro1">
          <table:table-cell/>
          <table:table-cell table:formula="of:=[.B224]+1" office:value-type="float" office:value="223" calcext:value-type="float">
            <text:p>223</text:p>
          </table:table-cell>
          <table:table-cell table:formula="of:=TRUNC([.B225]/2)*[.$A$2]" office:value-type="float" office:value="35520" calcext:value-type="float">
            <text:p>35520</text:p>
          </table:table-cell>
          <table:table-cell table:formula="of:=BASE([.C225];2;16)" office:value-type="string" office:string-value="1000101011000000" calcext:value-type="string">
            <text:p>1000101011000000</text:p>
          </table:table-cell>
          <table:table-cell/>
          <table:table-cell table:formula="of:=[.C225]+[.$A$2]-1" office:value-type="float" office:value="35839" calcext:value-type="float">
            <text:p>35839</text:p>
          </table:table-cell>
          <table:table-cell table:style-name="ce2" table:formula="of:=BASE([.F225];2;16)" office:value-type="string" office:string-value="1000101111111111" calcext:value-type="string">
            <text:p>1000101111111111</text:p>
          </table:table-cell>
          <table:table-cell table:number-columns-repeated="1017"/>
        </table:table-row>
        <table:table-row table:style-name="ro1">
          <table:table-cell/>
          <table:table-cell table:formula="of:=[.B225]+1" office:value-type="float" office:value="224" calcext:value-type="float">
            <text:p>224</text:p>
          </table:table-cell>
          <table:table-cell table:formula="of:=TRUNC([.B226]/2)*[.$A$2]" office:value-type="float" office:value="35840" calcext:value-type="float">
            <text:p>35840</text:p>
          </table:table-cell>
          <table:table-cell table:formula="of:=BASE([.C226];2;16)" office:value-type="string" office:string-value="1000110000000000" calcext:value-type="string">
            <text:p>1000110000000000</text:p>
          </table:table-cell>
          <table:table-cell/>
          <table:table-cell table:formula="of:=[.C226]+[.$A$2]-1" office:value-type="float" office:value="36159" calcext:value-type="float">
            <text:p>36159</text:p>
          </table:table-cell>
          <table:table-cell table:style-name="ce2" table:formula="of:=BASE([.F226];2;16)" office:value-type="string" office:string-value="1000110100111111" calcext:value-type="string">
            <text:p>1000110100111111</text:p>
          </table:table-cell>
          <table:table-cell table:number-columns-repeated="1017"/>
        </table:table-row>
        <table:table-row table:style-name="ro1">
          <table:table-cell/>
          <table:table-cell table:formula="of:=[.B226]+1" office:value-type="float" office:value="225" calcext:value-type="float">
            <text:p>225</text:p>
          </table:table-cell>
          <table:table-cell table:formula="of:=TRUNC([.B227]/2)*[.$A$2]" office:value-type="float" office:value="35840" calcext:value-type="float">
            <text:p>35840</text:p>
          </table:table-cell>
          <table:table-cell table:formula="of:=BASE([.C227];2;16)" office:value-type="string" office:string-value="1000110000000000" calcext:value-type="string">
            <text:p>1000110000000000</text:p>
          </table:table-cell>
          <table:table-cell/>
          <table:table-cell table:formula="of:=[.C227]+[.$A$2]-1" office:value-type="float" office:value="36159" calcext:value-type="float">
            <text:p>36159</text:p>
          </table:table-cell>
          <table:table-cell table:style-name="ce2" table:formula="of:=BASE([.F227];2;16)" office:value-type="string" office:string-value="1000110100111111" calcext:value-type="string">
            <text:p>1000110100111111</text:p>
          </table:table-cell>
          <table:table-cell table:number-columns-repeated="1017"/>
        </table:table-row>
        <table:table-row table:style-name="ro1">
          <table:table-cell/>
          <table:table-cell table:formula="of:=[.B227]+1" office:value-type="float" office:value="226" calcext:value-type="float">
            <text:p>226</text:p>
          </table:table-cell>
          <table:table-cell table:formula="of:=TRUNC([.B228]/2)*[.$A$2]" office:value-type="float" office:value="36160" calcext:value-type="float">
            <text:p>36160</text:p>
          </table:table-cell>
          <table:table-cell table:formula="of:=BASE([.C228];2;16)" office:value-type="string" office:string-value="1000110101000000" calcext:value-type="string">
            <text:p>1000110101000000</text:p>
          </table:table-cell>
          <table:table-cell/>
          <table:table-cell table:formula="of:=[.C228]+[.$A$2]-1" office:value-type="float" office:value="36479" calcext:value-type="float">
            <text:p>36479</text:p>
          </table:table-cell>
          <table:table-cell table:style-name="ce2" table:formula="of:=BASE([.F228];2;16)" office:value-type="string" office:string-value="1000111001111111" calcext:value-type="string">
            <text:p>1000111001111111</text:p>
          </table:table-cell>
          <table:table-cell table:number-columns-repeated="1017"/>
        </table:table-row>
        <table:table-row table:style-name="ro1">
          <table:table-cell/>
          <table:table-cell table:formula="of:=[.B228]+1" office:value-type="float" office:value="227" calcext:value-type="float">
            <text:p>227</text:p>
          </table:table-cell>
          <table:table-cell table:formula="of:=TRUNC([.B229]/2)*[.$A$2]" office:value-type="float" office:value="36160" calcext:value-type="float">
            <text:p>36160</text:p>
          </table:table-cell>
          <table:table-cell table:formula="of:=BASE([.C229];2;16)" office:value-type="string" office:string-value="1000110101000000" calcext:value-type="string">
            <text:p>1000110101000000</text:p>
          </table:table-cell>
          <table:table-cell/>
          <table:table-cell table:formula="of:=[.C229]+[.$A$2]-1" office:value-type="float" office:value="36479" calcext:value-type="float">
            <text:p>36479</text:p>
          </table:table-cell>
          <table:table-cell table:style-name="ce2" table:formula="of:=BASE([.F229];2;16)" office:value-type="string" office:string-value="1000111001111111" calcext:value-type="string">
            <text:p>1000111001111111</text:p>
          </table:table-cell>
          <table:table-cell table:number-columns-repeated="1017"/>
        </table:table-row>
        <table:table-row table:style-name="ro1">
          <table:table-cell/>
          <table:table-cell table:formula="of:=[.B229]+1" office:value-type="float" office:value="228" calcext:value-type="float">
            <text:p>228</text:p>
          </table:table-cell>
          <table:table-cell table:formula="of:=TRUNC([.B230]/2)*[.$A$2]" office:value-type="float" office:value="36480" calcext:value-type="float">
            <text:p>36480</text:p>
          </table:table-cell>
          <table:table-cell table:formula="of:=BASE([.C230];2;16)" office:value-type="string" office:string-value="1000111010000000" calcext:value-type="string">
            <text:p>1000111010000000</text:p>
          </table:table-cell>
          <table:table-cell/>
          <table:table-cell table:formula="of:=[.C230]+[.$A$2]-1" office:value-type="float" office:value="36799" calcext:value-type="float">
            <text:p>36799</text:p>
          </table:table-cell>
          <table:table-cell table:style-name="ce2" table:formula="of:=BASE([.F230];2;16)" office:value-type="string" office:string-value="1000111110111111" calcext:value-type="string">
            <text:p>1000111110111111</text:p>
          </table:table-cell>
          <table:table-cell table:number-columns-repeated="1017"/>
        </table:table-row>
        <table:table-row table:style-name="ro1">
          <table:table-cell/>
          <table:table-cell table:formula="of:=[.B230]+1" office:value-type="float" office:value="229" calcext:value-type="float">
            <text:p>229</text:p>
          </table:table-cell>
          <table:table-cell table:formula="of:=TRUNC([.B231]/2)*[.$A$2]" office:value-type="float" office:value="36480" calcext:value-type="float">
            <text:p>36480</text:p>
          </table:table-cell>
          <table:table-cell table:formula="of:=BASE([.C231];2;16)" office:value-type="string" office:string-value="1000111010000000" calcext:value-type="string">
            <text:p>1000111010000000</text:p>
          </table:table-cell>
          <table:table-cell/>
          <table:table-cell table:formula="of:=[.C231]+[.$A$2]-1" office:value-type="float" office:value="36799" calcext:value-type="float">
            <text:p>36799</text:p>
          </table:table-cell>
          <table:table-cell table:style-name="ce2" table:formula="of:=BASE([.F231];2;16)" office:value-type="string" office:string-value="1000111110111111" calcext:value-type="string">
            <text:p>1000111110111111</text:p>
          </table:table-cell>
          <table:table-cell table:number-columns-repeated="1017"/>
        </table:table-row>
        <table:table-row table:style-name="ro1">
          <table:table-cell/>
          <table:table-cell table:formula="of:=[.B231]+1" office:value-type="float" office:value="230" calcext:value-type="float">
            <text:p>230</text:p>
          </table:table-cell>
          <table:table-cell table:formula="of:=TRUNC([.B232]/2)*[.$A$2]" office:value-type="float" office:value="36800" calcext:value-type="float">
            <text:p>36800</text:p>
          </table:table-cell>
          <table:table-cell table:formula="of:=BASE([.C232];2;16)" office:value-type="string" office:string-value="1000111111000000" calcext:value-type="string">
            <text:p>1000111111000000</text:p>
          </table:table-cell>
          <table:table-cell/>
          <table:table-cell table:formula="of:=[.C232]+[.$A$2]-1" office:value-type="float" office:value="37119" calcext:value-type="float">
            <text:p>37119</text:p>
          </table:table-cell>
          <table:table-cell table:style-name="ce2" table:formula="of:=BASE([.F232];2;16)" office:value-type="string" office:string-value="1001000011111111" calcext:value-type="string">
            <text:p>1001000011111111</text:p>
          </table:table-cell>
          <table:table-cell table:number-columns-repeated="1017"/>
        </table:table-row>
        <table:table-row table:style-name="ro1">
          <table:table-cell/>
          <table:table-cell table:formula="of:=[.B232]+1" office:value-type="float" office:value="231" calcext:value-type="float">
            <text:p>231</text:p>
          </table:table-cell>
          <table:table-cell table:formula="of:=TRUNC([.B233]/2)*[.$A$2]" office:value-type="float" office:value="36800" calcext:value-type="float">
            <text:p>36800</text:p>
          </table:table-cell>
          <table:table-cell table:formula="of:=BASE([.C233];2;16)" office:value-type="string" office:string-value="1000111111000000" calcext:value-type="string">
            <text:p>1000111111000000</text:p>
          </table:table-cell>
          <table:table-cell/>
          <table:table-cell table:formula="of:=[.C233]+[.$A$2]-1" office:value-type="float" office:value="37119" calcext:value-type="float">
            <text:p>37119</text:p>
          </table:table-cell>
          <table:table-cell table:style-name="ce2" table:formula="of:=BASE([.F233];2;16)" office:value-type="string" office:string-value="1001000011111111" calcext:value-type="string">
            <text:p>1001000011111111</text:p>
          </table:table-cell>
          <table:table-cell table:number-columns-repeated="1017"/>
        </table:table-row>
        <table:table-row table:style-name="ro1">
          <table:table-cell/>
          <table:table-cell table:formula="of:=[.B233]+1" office:value-type="float" office:value="232" calcext:value-type="float">
            <text:p>232</text:p>
          </table:table-cell>
          <table:table-cell table:formula="of:=TRUNC([.B234]/2)*[.$A$2]" office:value-type="float" office:value="37120" calcext:value-type="float">
            <text:p>37120</text:p>
          </table:table-cell>
          <table:table-cell table:formula="of:=BASE([.C234];2;16)" office:value-type="string" office:string-value="1001000100000000" calcext:value-type="string">
            <text:p>1001000100000000</text:p>
          </table:table-cell>
          <table:table-cell/>
          <table:table-cell table:formula="of:=[.C234]+[.$A$2]-1" office:value-type="float" office:value="37439" calcext:value-type="float">
            <text:p>37439</text:p>
          </table:table-cell>
          <table:table-cell table:style-name="ce2" table:formula="of:=BASE([.F234];2;16)" office:value-type="string" office:string-value="1001001000111111" calcext:value-type="string">
            <text:p>1001001000111111</text:p>
          </table:table-cell>
          <table:table-cell table:number-columns-repeated="1017"/>
        </table:table-row>
        <table:table-row table:style-name="ro1">
          <table:table-cell/>
          <table:table-cell table:formula="of:=[.B234]+1" office:value-type="float" office:value="233" calcext:value-type="float">
            <text:p>233</text:p>
          </table:table-cell>
          <table:table-cell table:formula="of:=TRUNC([.B235]/2)*[.$A$2]" office:value-type="float" office:value="37120" calcext:value-type="float">
            <text:p>37120</text:p>
          </table:table-cell>
          <table:table-cell table:formula="of:=BASE([.C235];2;16)" office:value-type="string" office:string-value="1001000100000000" calcext:value-type="string">
            <text:p>1001000100000000</text:p>
          </table:table-cell>
          <table:table-cell/>
          <table:table-cell table:formula="of:=[.C235]+[.$A$2]-1" office:value-type="float" office:value="37439" calcext:value-type="float">
            <text:p>37439</text:p>
          </table:table-cell>
          <table:table-cell table:style-name="ce2" table:formula="of:=BASE([.F235];2;16)" office:value-type="string" office:string-value="1001001000111111" calcext:value-type="string">
            <text:p>1001001000111111</text:p>
          </table:table-cell>
          <table:table-cell table:number-columns-repeated="1017"/>
        </table:table-row>
        <table:table-row table:style-name="ro1">
          <table:table-cell/>
          <table:table-cell table:formula="of:=[.B235]+1" office:value-type="float" office:value="234" calcext:value-type="float">
            <text:p>234</text:p>
          </table:table-cell>
          <table:table-cell table:formula="of:=TRUNC([.B236]/2)*[.$A$2]" office:value-type="float" office:value="37440" calcext:value-type="float">
            <text:p>37440</text:p>
          </table:table-cell>
          <table:table-cell table:formula="of:=BASE([.C236];2;16)" office:value-type="string" office:string-value="1001001001000000" calcext:value-type="string">
            <text:p>1001001001000000</text:p>
          </table:table-cell>
          <table:table-cell/>
          <table:table-cell table:formula="of:=[.C236]+[.$A$2]-1" office:value-type="float" office:value="37759" calcext:value-type="float">
            <text:p>37759</text:p>
          </table:table-cell>
          <table:table-cell table:style-name="ce2" table:formula="of:=BASE([.F236];2;16)" office:value-type="string" office:string-value="1001001101111111" calcext:value-type="string">
            <text:p>1001001101111111</text:p>
          </table:table-cell>
          <table:table-cell table:number-columns-repeated="1017"/>
        </table:table-row>
        <table:table-row table:style-name="ro1">
          <table:table-cell/>
          <table:table-cell table:formula="of:=[.B236]+1" office:value-type="float" office:value="235" calcext:value-type="float">
            <text:p>235</text:p>
          </table:table-cell>
          <table:table-cell table:formula="of:=TRUNC([.B237]/2)*[.$A$2]" office:value-type="float" office:value="37440" calcext:value-type="float">
            <text:p>37440</text:p>
          </table:table-cell>
          <table:table-cell table:formula="of:=BASE([.C237];2;16)" office:value-type="string" office:string-value="1001001001000000" calcext:value-type="string">
            <text:p>1001001001000000</text:p>
          </table:table-cell>
          <table:table-cell/>
          <table:table-cell table:formula="of:=[.C237]+[.$A$2]-1" office:value-type="float" office:value="37759" calcext:value-type="float">
            <text:p>37759</text:p>
          </table:table-cell>
          <table:table-cell table:style-name="ce2" table:formula="of:=BASE([.F237];2;16)" office:value-type="string" office:string-value="1001001101111111" calcext:value-type="string">
            <text:p>1001001101111111</text:p>
          </table:table-cell>
          <table:table-cell table:number-columns-repeated="1017"/>
        </table:table-row>
        <table:table-row table:style-name="ro1">
          <table:table-cell/>
          <table:table-cell table:formula="of:=[.B237]+1" office:value-type="float" office:value="236" calcext:value-type="float">
            <text:p>236</text:p>
          </table:table-cell>
          <table:table-cell table:formula="of:=TRUNC([.B238]/2)*[.$A$2]" office:value-type="float" office:value="37760" calcext:value-type="float">
            <text:p>37760</text:p>
          </table:table-cell>
          <table:table-cell table:formula="of:=BASE([.C238];2;16)" office:value-type="string" office:string-value="1001001110000000" calcext:value-type="string">
            <text:p>1001001110000000</text:p>
          </table:table-cell>
          <table:table-cell/>
          <table:table-cell table:formula="of:=[.C238]+[.$A$2]-1" office:value-type="float" office:value="38079" calcext:value-type="float">
            <text:p>38079</text:p>
          </table:table-cell>
          <table:table-cell table:style-name="ce2" table:formula="of:=BASE([.F238];2;16)" office:value-type="string" office:string-value="1001010010111111" calcext:value-type="string">
            <text:p>1001010010111111</text:p>
          </table:table-cell>
          <table:table-cell table:number-columns-repeated="1017"/>
        </table:table-row>
        <table:table-row table:style-name="ro1">
          <table:table-cell/>
          <table:table-cell table:formula="of:=[.B238]+1" office:value-type="float" office:value="237" calcext:value-type="float">
            <text:p>237</text:p>
          </table:table-cell>
          <table:table-cell table:formula="of:=TRUNC([.B239]/2)*[.$A$2]" office:value-type="float" office:value="37760" calcext:value-type="float">
            <text:p>37760</text:p>
          </table:table-cell>
          <table:table-cell table:formula="of:=BASE([.C239];2;16)" office:value-type="string" office:string-value="1001001110000000" calcext:value-type="string">
            <text:p>1001001110000000</text:p>
          </table:table-cell>
          <table:table-cell/>
          <table:table-cell table:formula="of:=[.C239]+[.$A$2]-1" office:value-type="float" office:value="38079" calcext:value-type="float">
            <text:p>38079</text:p>
          </table:table-cell>
          <table:table-cell table:style-name="ce2" table:formula="of:=BASE([.F239];2;16)" office:value-type="string" office:string-value="1001010010111111" calcext:value-type="string">
            <text:p>1001010010111111</text:p>
          </table:table-cell>
          <table:table-cell table:number-columns-repeated="1017"/>
        </table:table-row>
        <table:table-row table:style-name="ro1">
          <table:table-cell/>
          <table:table-cell table:formula="of:=[.B239]+1" office:value-type="float" office:value="238" calcext:value-type="float">
            <text:p>238</text:p>
          </table:table-cell>
          <table:table-cell table:formula="of:=TRUNC([.B240]/2)*[.$A$2]" office:value-type="float" office:value="38080" calcext:value-type="float">
            <text:p>38080</text:p>
          </table:table-cell>
          <table:table-cell table:formula="of:=BASE([.C240];2;16)" office:value-type="string" office:string-value="1001010011000000" calcext:value-type="string">
            <text:p>1001010011000000</text:p>
          </table:table-cell>
          <table:table-cell/>
          <table:table-cell table:formula="of:=[.C240]+[.$A$2]-1" office:value-type="float" office:value="38399" calcext:value-type="float">
            <text:p>38399</text:p>
          </table:table-cell>
          <table:table-cell table:style-name="ce2" table:formula="of:=BASE([.F240];2;16)" office:value-type="string" office:string-value="1001010111111111" calcext:value-type="string">
            <text:p>1001010111111111</text:p>
          </table:table-cell>
          <table:table-cell table:number-columns-repeated="1017"/>
        </table:table-row>
        <table:table-row table:style-name="ro1">
          <table:table-cell/>
          <table:table-cell table:formula="of:=[.B240]+1" office:value-type="float" office:value="239" calcext:value-type="float">
            <text:p>239</text:p>
          </table:table-cell>
          <table:table-cell table:formula="of:=TRUNC([.B241]/2)*[.$A$2]" office:value-type="float" office:value="38080" calcext:value-type="float">
            <text:p>38080</text:p>
          </table:table-cell>
          <table:table-cell table:formula="of:=BASE([.C241];2;16)" office:value-type="string" office:string-value="1001010011000000" calcext:value-type="string">
            <text:p>1001010011000000</text:p>
          </table:table-cell>
          <table:table-cell/>
          <table:table-cell table:formula="of:=[.C241]+[.$A$2]-1" office:value-type="float" office:value="38399" calcext:value-type="float">
            <text:p>38399</text:p>
          </table:table-cell>
          <table:table-cell table:style-name="ce2" table:formula="of:=BASE([.F241];2;16)" office:value-type="string" office:string-value="1001010111111111" calcext:value-type="string">
            <text:p>1001010111111111</text:p>
          </table:table-cell>
          <table:table-cell table:number-columns-repeated="1017"/>
        </table:table-row>
        <table:table-row table:style-name="ro1">
          <table:table-cell/>
          <table:table-cell table:formula="of:=[.B241]+1" office:value-type="float" office:value="240" calcext:value-type="float">
            <text:p>240</text:p>
          </table:table-cell>
          <table:table-cell table:formula="of:=TRUNC([.B242]/2)*[.$A$2]" office:value-type="float" office:value="38400" calcext:value-type="float">
            <text:p>38400</text:p>
          </table:table-cell>
          <table:table-cell table:formula="of:=BASE([.C242];2;16)" office:value-type="string" office:string-value="1001011000000000" calcext:value-type="string">
            <text:p>1001011000000000</text:p>
          </table:table-cell>
          <table:table-cell/>
          <table:table-cell table:formula="of:=[.C242]+[.$A$2]-1" office:value-type="float" office:value="38719" calcext:value-type="float">
            <text:p>38719</text:p>
          </table:table-cell>
          <table:table-cell table:style-name="ce2" table:formula="of:=BASE([.F242];2;16)" office:value-type="string" office:string-value="1001011100111111" calcext:value-type="string">
            <text:p>1001011100111111</text:p>
          </table:table-cell>
          <table:table-cell table:number-columns-repeated="1017"/>
        </table:table-row>
        <table:table-row table:style-name="ro1">
          <table:table-cell/>
          <table:table-cell table:formula="of:=[.B242]+1" office:value-type="float" office:value="241" calcext:value-type="float">
            <text:p>241</text:p>
          </table:table-cell>
          <table:table-cell table:formula="of:=TRUNC([.B243]/2)*[.$A$2]" office:value-type="float" office:value="38400" calcext:value-type="float">
            <text:p>38400</text:p>
          </table:table-cell>
          <table:table-cell table:formula="of:=BASE([.C243];2;16)" office:value-type="string" office:string-value="1001011000000000" calcext:value-type="string">
            <text:p>1001011000000000</text:p>
          </table:table-cell>
          <table:table-cell/>
          <table:table-cell table:formula="of:=[.C243]+[.$A$2]-1" office:value-type="float" office:value="38719" calcext:value-type="float">
            <text:p>38719</text:p>
          </table:table-cell>
          <table:table-cell table:style-name="ce2" table:formula="of:=BASE([.F243];2;16)" office:value-type="string" office:string-value="1001011100111111" calcext:value-type="string">
            <text:p>1001011100111111</text:p>
          </table:table-cell>
          <table:table-cell table:number-columns-repeated="1017"/>
        </table:table-row>
        <table:table-row table:style-name="ro1">
          <table:table-cell/>
          <table:table-cell table:formula="of:=[.B243]+1" office:value-type="float" office:value="242" calcext:value-type="float">
            <text:p>242</text:p>
          </table:table-cell>
          <table:table-cell table:formula="of:=TRUNC([.B244]/2)*[.$A$2]" office:value-type="float" office:value="38720" calcext:value-type="float">
            <text:p>38720</text:p>
          </table:table-cell>
          <table:table-cell table:formula="of:=BASE([.C244];2;16)" office:value-type="string" office:string-value="1001011101000000" calcext:value-type="string">
            <text:p>1001011101000000</text:p>
          </table:table-cell>
          <table:table-cell/>
          <table:table-cell table:formula="of:=[.C244]+[.$A$2]-1" office:value-type="float" office:value="39039" calcext:value-type="float">
            <text:p>39039</text:p>
          </table:table-cell>
          <table:table-cell table:style-name="ce2" table:formula="of:=BASE([.F244];2;16)" office:value-type="string" office:string-value="1001100001111111" calcext:value-type="string">
            <text:p>1001100001111111</text:p>
          </table:table-cell>
          <table:table-cell table:number-columns-repeated="1017"/>
        </table:table-row>
        <table:table-row table:style-name="ro1">
          <table:table-cell/>
          <table:table-cell table:formula="of:=[.B244]+1" office:value-type="float" office:value="243" calcext:value-type="float">
            <text:p>243</text:p>
          </table:table-cell>
          <table:table-cell table:formula="of:=TRUNC([.B245]/2)*[.$A$2]" office:value-type="float" office:value="38720" calcext:value-type="float">
            <text:p>38720</text:p>
          </table:table-cell>
          <table:table-cell table:formula="of:=BASE([.C245];2;16)" office:value-type="string" office:string-value="1001011101000000" calcext:value-type="string">
            <text:p>1001011101000000</text:p>
          </table:table-cell>
          <table:table-cell/>
          <table:table-cell table:formula="of:=[.C245]+[.$A$2]-1" office:value-type="float" office:value="39039" calcext:value-type="float">
            <text:p>39039</text:p>
          </table:table-cell>
          <table:table-cell table:style-name="ce2" table:formula="of:=BASE([.F245];2;16)" office:value-type="string" office:string-value="1001100001111111" calcext:value-type="string">
            <text:p>1001100001111111</text:p>
          </table:table-cell>
          <table:table-cell table:number-columns-repeated="1017"/>
        </table:table-row>
        <table:table-row table:style-name="ro1">
          <table:table-cell/>
          <table:table-cell table:formula="of:=[.B245]+1" office:value-type="float" office:value="244" calcext:value-type="float">
            <text:p>244</text:p>
          </table:table-cell>
          <table:table-cell table:formula="of:=TRUNC([.B246]/2)*[.$A$2]" office:value-type="float" office:value="39040" calcext:value-type="float">
            <text:p>39040</text:p>
          </table:table-cell>
          <table:table-cell table:formula="of:=BASE([.C246];2;16)" office:value-type="string" office:string-value="1001100010000000" calcext:value-type="string">
            <text:p>1001100010000000</text:p>
          </table:table-cell>
          <table:table-cell/>
          <table:table-cell table:formula="of:=[.C246]+[.$A$2]-1" office:value-type="float" office:value="39359" calcext:value-type="float">
            <text:p>39359</text:p>
          </table:table-cell>
          <table:table-cell table:style-name="ce2" table:formula="of:=BASE([.F246];2;16)" office:value-type="string" office:string-value="1001100110111111" calcext:value-type="string">
            <text:p>1001100110111111</text:p>
          </table:table-cell>
          <table:table-cell table:number-columns-repeated="1017"/>
        </table:table-row>
        <table:table-row table:style-name="ro1">
          <table:table-cell/>
          <table:table-cell table:formula="of:=[.B246]+1" office:value-type="float" office:value="245" calcext:value-type="float">
            <text:p>245</text:p>
          </table:table-cell>
          <table:table-cell table:formula="of:=TRUNC([.B247]/2)*[.$A$2]" office:value-type="float" office:value="39040" calcext:value-type="float">
            <text:p>39040</text:p>
          </table:table-cell>
          <table:table-cell table:formula="of:=BASE([.C247];2;16)" office:value-type="string" office:string-value="1001100010000000" calcext:value-type="string">
            <text:p>1001100010000000</text:p>
          </table:table-cell>
          <table:table-cell/>
          <table:table-cell table:formula="of:=[.C247]+[.$A$2]-1" office:value-type="float" office:value="39359" calcext:value-type="float">
            <text:p>39359</text:p>
          </table:table-cell>
          <table:table-cell table:style-name="ce2" table:formula="of:=BASE([.F247];2;16)" office:value-type="string" office:string-value="1001100110111111" calcext:value-type="string">
            <text:p>1001100110111111</text:p>
          </table:table-cell>
          <table:table-cell table:number-columns-repeated="1017"/>
        </table:table-row>
        <table:table-row table:style-name="ro1">
          <table:table-cell/>
          <table:table-cell table:formula="of:=[.B247]+1" office:value-type="float" office:value="246" calcext:value-type="float">
            <text:p>246</text:p>
          </table:table-cell>
          <table:table-cell table:formula="of:=TRUNC([.B248]/2)*[.$A$2]" office:value-type="float" office:value="39360" calcext:value-type="float">
            <text:p>39360</text:p>
          </table:table-cell>
          <table:table-cell table:formula="of:=BASE([.C248];2;16)" office:value-type="string" office:string-value="1001100111000000" calcext:value-type="string">
            <text:p>1001100111000000</text:p>
          </table:table-cell>
          <table:table-cell/>
          <table:table-cell table:formula="of:=[.C248]+[.$A$2]-1" office:value-type="float" office:value="39679" calcext:value-type="float">
            <text:p>39679</text:p>
          </table:table-cell>
          <table:table-cell table:style-name="ce2" table:formula="of:=BASE([.F248];2;16)" office:value-type="string" office:string-value="1001101011111111" calcext:value-type="string">
            <text:p>1001101011111111</text:p>
          </table:table-cell>
          <table:table-cell table:number-columns-repeated="1017"/>
        </table:table-row>
        <table:table-row table:style-name="ro1">
          <table:table-cell/>
          <table:table-cell table:formula="of:=[.B248]+1" office:value-type="float" office:value="247" calcext:value-type="float">
            <text:p>247</text:p>
          </table:table-cell>
          <table:table-cell table:formula="of:=TRUNC([.B249]/2)*[.$A$2]" office:value-type="float" office:value="39360" calcext:value-type="float">
            <text:p>39360</text:p>
          </table:table-cell>
          <table:table-cell table:formula="of:=BASE([.C249];2;16)" office:value-type="string" office:string-value="1001100111000000" calcext:value-type="string">
            <text:p>1001100111000000</text:p>
          </table:table-cell>
          <table:table-cell/>
          <table:table-cell table:formula="of:=[.C249]+[.$A$2]-1" office:value-type="float" office:value="39679" calcext:value-type="float">
            <text:p>39679</text:p>
          </table:table-cell>
          <table:table-cell table:style-name="ce2" table:formula="of:=BASE([.F249];2;16)" office:value-type="string" office:string-value="1001101011111111" calcext:value-type="string">
            <text:p>1001101011111111</text:p>
          </table:table-cell>
          <table:table-cell table:number-columns-repeated="1017"/>
        </table:table-row>
        <table:table-row table:style-name="ro1">
          <table:table-cell/>
          <table:table-cell table:formula="of:=[.B249]+1" office:value-type="float" office:value="248" calcext:value-type="float">
            <text:p>248</text:p>
          </table:table-cell>
          <table:table-cell table:formula="of:=TRUNC([.B250]/2)*[.$A$2]" office:value-type="float" office:value="39680" calcext:value-type="float">
            <text:p>39680</text:p>
          </table:table-cell>
          <table:table-cell table:formula="of:=BASE([.C250];2;16)" office:value-type="string" office:string-value="1001101100000000" calcext:value-type="string">
            <text:p>1001101100000000</text:p>
          </table:table-cell>
          <table:table-cell/>
          <table:table-cell table:formula="of:=[.C250]+[.$A$2]-1" office:value-type="float" office:value="39999" calcext:value-type="float">
            <text:p>39999</text:p>
          </table:table-cell>
          <table:table-cell table:style-name="ce2" table:formula="of:=BASE([.F250];2;16)" office:value-type="string" office:string-value="1001110000111111" calcext:value-type="string">
            <text:p>1001110000111111</text:p>
          </table:table-cell>
          <table:table-cell table:number-columns-repeated="1017"/>
        </table:table-row>
        <table:table-row table:style-name="ro1">
          <table:table-cell/>
          <table:table-cell table:formula="of:=[.B250]+1" office:value-type="float" office:value="249" calcext:value-type="float">
            <text:p>249</text:p>
          </table:table-cell>
          <table:table-cell table:formula="of:=TRUNC([.B251]/2)*[.$A$2]" office:value-type="float" office:value="39680" calcext:value-type="float">
            <text:p>39680</text:p>
          </table:table-cell>
          <table:table-cell table:formula="of:=BASE([.C251];2;16)" office:value-type="string" office:string-value="1001101100000000" calcext:value-type="string">
            <text:p>1001101100000000</text:p>
          </table:table-cell>
          <table:table-cell/>
          <table:table-cell table:formula="of:=[.C251]+[.$A$2]-1" office:value-type="float" office:value="39999" calcext:value-type="float">
            <text:p>39999</text:p>
          </table:table-cell>
          <table:table-cell table:style-name="ce2" table:formula="of:=BASE([.F251];2;16)" office:value-type="string" office:string-value="1001110000111111" calcext:value-type="string">
            <text:p>1001110000111111</text:p>
          </table:table-cell>
          <table:table-cell table:number-columns-repeated="1017"/>
        </table:table-row>
        <table:table-row table:style-name="ro1">
          <table:table-cell/>
          <table:table-cell table:formula="of:=[.B251]+1" office:value-type="float" office:value="250" calcext:value-type="float">
            <text:p>250</text:p>
          </table:table-cell>
          <table:table-cell table:formula="of:=TRUNC([.B252]/2)*[.$A$2]" office:value-type="float" office:value="40000" calcext:value-type="float">
            <text:p>40000</text:p>
          </table:table-cell>
          <table:table-cell table:formula="of:=BASE([.C252];2;16)" office:value-type="string" office:string-value="1001110001000000" calcext:value-type="string">
            <text:p>1001110001000000</text:p>
          </table:table-cell>
          <table:table-cell/>
          <table:table-cell table:formula="of:=[.C252]+[.$A$2]-1" office:value-type="float" office:value="40319" calcext:value-type="float">
            <text:p>40319</text:p>
          </table:table-cell>
          <table:table-cell table:style-name="ce2" table:formula="of:=BASE([.F252];2;16)" office:value-type="string" office:string-value="1001110101111111" calcext:value-type="string">
            <text:p>1001110101111111</text:p>
          </table:table-cell>
          <table:table-cell table:number-columns-repeated="1017"/>
        </table:table-row>
        <table:table-row table:style-name="ro1">
          <table:table-cell/>
          <table:table-cell table:formula="of:=[.B252]+1" office:value-type="float" office:value="251" calcext:value-type="float">
            <text:p>251</text:p>
          </table:table-cell>
          <table:table-cell table:formula="of:=TRUNC([.B253]/2)*[.$A$2]" office:value-type="float" office:value="40000" calcext:value-type="float">
            <text:p>40000</text:p>
          </table:table-cell>
          <table:table-cell table:formula="of:=BASE([.C253];2;16)" office:value-type="string" office:string-value="1001110001000000" calcext:value-type="string">
            <text:p>1001110001000000</text:p>
          </table:table-cell>
          <table:table-cell/>
          <table:table-cell table:formula="of:=[.C253]+[.$A$2]-1" office:value-type="float" office:value="40319" calcext:value-type="float">
            <text:p>40319</text:p>
          </table:table-cell>
          <table:table-cell table:style-name="ce2" table:formula="of:=BASE([.F253];2;16)" office:value-type="string" office:string-value="1001110101111111" calcext:value-type="string">
            <text:p>1001110101111111</text:p>
          </table:table-cell>
          <table:table-cell table:number-columns-repeated="1017"/>
        </table:table-row>
        <table:table-row table:style-name="ro1">
          <table:table-cell/>
          <table:table-cell table:formula="of:=[.B253]+1" office:value-type="float" office:value="252" calcext:value-type="float">
            <text:p>252</text:p>
          </table:table-cell>
          <table:table-cell table:formula="of:=TRUNC([.B254]/2)*[.$A$2]" office:value-type="float" office:value="40320" calcext:value-type="float">
            <text:p>40320</text:p>
          </table:table-cell>
          <table:table-cell table:formula="of:=BASE([.C254];2;16)" office:value-type="string" office:string-value="1001110110000000" calcext:value-type="string">
            <text:p>1001110110000000</text:p>
          </table:table-cell>
          <table:table-cell/>
          <table:table-cell table:formula="of:=[.C254]+[.$A$2]-1" office:value-type="float" office:value="40639" calcext:value-type="float">
            <text:p>40639</text:p>
          </table:table-cell>
          <table:table-cell table:style-name="ce2" table:formula="of:=BASE([.F254];2;16)" office:value-type="string" office:string-value="1001111010111111" calcext:value-type="string">
            <text:p>1001111010111111</text:p>
          </table:table-cell>
          <table:table-cell table:number-columns-repeated="1017"/>
        </table:table-row>
        <table:table-row table:style-name="ro1">
          <table:table-cell/>
          <table:table-cell table:formula="of:=[.B254]+1" office:value-type="float" office:value="253" calcext:value-type="float">
            <text:p>253</text:p>
          </table:table-cell>
          <table:table-cell table:formula="of:=TRUNC([.B255]/2)*[.$A$2]" office:value-type="float" office:value="40320" calcext:value-type="float">
            <text:p>40320</text:p>
          </table:table-cell>
          <table:table-cell table:formula="of:=BASE([.C255];2;16)" office:value-type="string" office:string-value="1001110110000000" calcext:value-type="string">
            <text:p>1001110110000000</text:p>
          </table:table-cell>
          <table:table-cell/>
          <table:table-cell table:formula="of:=[.C255]+[.$A$2]-1" office:value-type="float" office:value="40639" calcext:value-type="float">
            <text:p>40639</text:p>
          </table:table-cell>
          <table:table-cell table:style-name="ce2" table:formula="of:=BASE([.F255];2;16)" office:value-type="string" office:string-value="1001111010111111" calcext:value-type="string">
            <text:p>1001111010111111</text:p>
          </table:table-cell>
          <table:table-cell table:number-columns-repeated="1017"/>
        </table:table-row>
        <table:table-row table:style-name="ro1">
          <table:table-cell/>
          <table:table-cell table:formula="of:=[.B255]+1" office:value-type="float" office:value="254" calcext:value-type="float">
            <text:p>254</text:p>
          </table:table-cell>
          <table:table-cell table:formula="of:=TRUNC([.B256]/2)*[.$A$2]" office:value-type="float" office:value="40640" calcext:value-type="float">
            <text:p>40640</text:p>
          </table:table-cell>
          <table:table-cell table:formula="of:=BASE([.C256];2;16)" office:value-type="string" office:string-value="1001111011000000" calcext:value-type="string">
            <text:p>1001111011000000</text:p>
          </table:table-cell>
          <table:table-cell/>
          <table:table-cell table:formula="of:=[.C256]+[.$A$2]-1" office:value-type="float" office:value="40959" calcext:value-type="float">
            <text:p>40959</text:p>
          </table:table-cell>
          <table:table-cell table:style-name="ce2" table:formula="of:=BASE([.F256];2;16)" office:value-type="string" office:string-value="1001111111111111" calcext:value-type="string">
            <text:p>1001111111111111</text:p>
          </table:table-cell>
          <table:table-cell table:number-columns-repeated="1017"/>
        </table:table-row>
        <table:table-row table:style-name="ro1">
          <table:table-cell/>
          <table:table-cell table:formula="of:=[.B256]+1" office:value-type="float" office:value="255" calcext:value-type="float">
            <text:p>255</text:p>
          </table:table-cell>
          <table:table-cell table:formula="of:=TRUNC([.B257]/2)*[.$A$2]" office:value-type="float" office:value="40640" calcext:value-type="float">
            <text:p>40640</text:p>
          </table:table-cell>
          <table:table-cell table:formula="of:=BASE([.C257];2;16)" office:value-type="string" office:string-value="1001111011000000" calcext:value-type="string">
            <text:p>1001111011000000</text:p>
          </table:table-cell>
          <table:table-cell/>
          <table:table-cell table:formula="of:=[.C257]+[.$A$2]-1" office:value-type="float" office:value="40959" calcext:value-type="float">
            <text:p>40959</text:p>
          </table:table-cell>
          <table:table-cell table:style-name="ce2" table:formula="of:=BASE([.F257];2;16)" office:value-type="string" office:string-value="1001111111111111" calcext:value-type="string">
            <text:p>1001111111111111</text:p>
          </table:table-cell>
          <table:table-cell table:number-columns-repeated="1017"/>
        </table:table-row>
        <table:table-row table:style-name="ro1">
          <table:table-cell/>
          <table:table-cell table:formula="of:=[.B257]+1" office:value-type="float" office:value="256" calcext:value-type="float">
            <text:p>256</text:p>
          </table:table-cell>
          <table:table-cell table:formula="of:=TRUNC([.B258]/2)*[.$A$2]" office:value-type="float" office:value="40960" calcext:value-type="float">
            <text:p>40960</text:p>
          </table:table-cell>
          <table:table-cell table:formula="of:=BASE([.C258];2;16)" office:value-type="string" office:string-value="1010000000000000" calcext:value-type="string">
            <text:p>1010000000000000</text:p>
          </table:table-cell>
          <table:table-cell/>
          <table:table-cell table:formula="of:=[.C258]+[.$A$2]-1" office:value-type="float" office:value="41279" calcext:value-type="float">
            <text:p>41279</text:p>
          </table:table-cell>
          <table:table-cell table:style-name="ce2" table:formula="of:=BASE([.F258];2;16)" office:value-type="string" office:string-value="1010000100111111" calcext:value-type="string">
            <text:p>1010000100111111</text:p>
          </table:table-cell>
          <table:table-cell table:number-columns-repeated="1017"/>
        </table:table-row>
        <table:table-row table:style-name="ro1">
          <table:table-cell/>
          <table:table-cell table:formula="of:=[.B258]+1" office:value-type="float" office:value="257" calcext:value-type="float">
            <text:p>257</text:p>
          </table:table-cell>
          <table:table-cell table:formula="of:=TRUNC([.B259]/2)*[.$A$2]" office:value-type="float" office:value="40960" calcext:value-type="float">
            <text:p>40960</text:p>
          </table:table-cell>
          <table:table-cell table:formula="of:=BASE([.C259];2;16)" office:value-type="string" office:string-value="1010000000000000" calcext:value-type="string">
            <text:p>1010000000000000</text:p>
          </table:table-cell>
          <table:table-cell/>
          <table:table-cell table:formula="of:=[.C259]+[.$A$2]-1" office:value-type="float" office:value="41279" calcext:value-type="float">
            <text:p>41279</text:p>
          </table:table-cell>
          <table:table-cell table:style-name="ce2" table:formula="of:=BASE([.F259];2;16)" office:value-type="string" office:string-value="1010000100111111" calcext:value-type="string">
            <text:p>1010000100111111</text:p>
          </table:table-cell>
          <table:table-cell table:number-columns-repeated="1017"/>
        </table:table-row>
        <table:table-row table:style-name="ro1">
          <table:table-cell/>
          <table:table-cell table:formula="of:=[.B259]+1" office:value-type="float" office:value="258" calcext:value-type="float">
            <text:p>258</text:p>
          </table:table-cell>
          <table:table-cell table:formula="of:=TRUNC([.B260]/2)*[.$A$2]" office:value-type="float" office:value="41280" calcext:value-type="float">
            <text:p>41280</text:p>
          </table:table-cell>
          <table:table-cell table:formula="of:=BASE([.C260];2;16)" office:value-type="string" office:string-value="1010000101000000" calcext:value-type="string">
            <text:p>1010000101000000</text:p>
          </table:table-cell>
          <table:table-cell/>
          <table:table-cell table:formula="of:=[.C260]+[.$A$2]-1" office:value-type="float" office:value="41599" calcext:value-type="float">
            <text:p>41599</text:p>
          </table:table-cell>
          <table:table-cell table:style-name="ce2" table:formula="of:=BASE([.F260];2;16)" office:value-type="string" office:string-value="1010001001111111" calcext:value-type="string">
            <text:p>1010001001111111</text:p>
          </table:table-cell>
          <table:table-cell table:number-columns-repeated="1017"/>
        </table:table-row>
        <table:table-row table:style-name="ro1">
          <table:table-cell/>
          <table:table-cell table:formula="of:=[.B260]+1" office:value-type="float" office:value="259" calcext:value-type="float">
            <text:p>259</text:p>
          </table:table-cell>
          <table:table-cell table:formula="of:=TRUNC([.B261]/2)*[.$A$2]" office:value-type="float" office:value="41280" calcext:value-type="float">
            <text:p>41280</text:p>
          </table:table-cell>
          <table:table-cell table:formula="of:=BASE([.C261];2;16)" office:value-type="string" office:string-value="1010000101000000" calcext:value-type="string">
            <text:p>1010000101000000</text:p>
          </table:table-cell>
          <table:table-cell/>
          <table:table-cell table:formula="of:=[.C261]+[.$A$2]-1" office:value-type="float" office:value="41599" calcext:value-type="float">
            <text:p>41599</text:p>
          </table:table-cell>
          <table:table-cell table:style-name="ce2" table:formula="of:=BASE([.F261];2;16)" office:value-type="string" office:string-value="1010001001111111" calcext:value-type="string">
            <text:p>1010001001111111</text:p>
          </table:table-cell>
          <table:table-cell table:number-columns-repeated="1017"/>
        </table:table-row>
        <table:table-row table:style-name="ro1">
          <table:table-cell/>
          <table:table-cell table:formula="of:=[.B261]+1" office:value-type="float" office:value="260" calcext:value-type="float">
            <text:p>260</text:p>
          </table:table-cell>
          <table:table-cell table:formula="of:=TRUNC([.B262]/2)*[.$A$2]" office:value-type="float" office:value="41600" calcext:value-type="float">
            <text:p>41600</text:p>
          </table:table-cell>
          <table:table-cell table:formula="of:=BASE([.C262];2;16)" office:value-type="string" office:string-value="1010001010000000" calcext:value-type="string">
            <text:p>1010001010000000</text:p>
          </table:table-cell>
          <table:table-cell/>
          <table:table-cell table:formula="of:=[.C262]+[.$A$2]-1" office:value-type="float" office:value="41919" calcext:value-type="float">
            <text:p>41919</text:p>
          </table:table-cell>
          <table:table-cell table:style-name="ce2" table:formula="of:=BASE([.F262];2;16)" office:value-type="string" office:string-value="1010001110111111" calcext:value-type="string">
            <text:p>1010001110111111</text:p>
          </table:table-cell>
          <table:table-cell table:number-columns-repeated="1017"/>
        </table:table-row>
        <table:table-row table:style-name="ro1">
          <table:table-cell/>
          <table:table-cell table:formula="of:=[.B262]+1" office:value-type="float" office:value="261" calcext:value-type="float">
            <text:p>261</text:p>
          </table:table-cell>
          <table:table-cell table:formula="of:=TRUNC([.B263]/2)*[.$A$2]" office:value-type="float" office:value="41600" calcext:value-type="float">
            <text:p>41600</text:p>
          </table:table-cell>
          <table:table-cell table:formula="of:=BASE([.C263];2;16)" office:value-type="string" office:string-value="1010001010000000" calcext:value-type="string">
            <text:p>1010001010000000</text:p>
          </table:table-cell>
          <table:table-cell/>
          <table:table-cell table:formula="of:=[.C263]+[.$A$2]-1" office:value-type="float" office:value="41919" calcext:value-type="float">
            <text:p>41919</text:p>
          </table:table-cell>
          <table:table-cell table:style-name="ce2" table:formula="of:=BASE([.F263];2;16)" office:value-type="string" office:string-value="1010001110111111" calcext:value-type="string">
            <text:p>1010001110111111</text:p>
          </table:table-cell>
          <table:table-cell table:number-columns-repeated="1017"/>
        </table:table-row>
        <table:table-row table:style-name="ro1">
          <table:table-cell/>
          <table:table-cell table:formula="of:=[.B263]+1" office:value-type="float" office:value="262" calcext:value-type="float">
            <text:p>262</text:p>
          </table:table-cell>
          <table:table-cell table:formula="of:=TRUNC([.B264]/2)*[.$A$2]" office:value-type="float" office:value="41920" calcext:value-type="float">
            <text:p>41920</text:p>
          </table:table-cell>
          <table:table-cell table:formula="of:=BASE([.C264];2;16)" office:value-type="string" office:string-value="1010001111000000" calcext:value-type="string">
            <text:p>1010001111000000</text:p>
          </table:table-cell>
          <table:table-cell/>
          <table:table-cell table:formula="of:=[.C264]+[.$A$2]-1" office:value-type="float" office:value="42239" calcext:value-type="float">
            <text:p>42239</text:p>
          </table:table-cell>
          <table:table-cell table:style-name="ce2" table:formula="of:=BASE([.F264];2;16)" office:value-type="string" office:string-value="1010010011111111" calcext:value-type="string">
            <text:p>1010010011111111</text:p>
          </table:table-cell>
          <table:table-cell table:number-columns-repeated="1017"/>
        </table:table-row>
        <table:table-row table:style-name="ro1">
          <table:table-cell/>
          <table:table-cell table:formula="of:=[.B264]+1" office:value-type="float" office:value="263" calcext:value-type="float">
            <text:p>263</text:p>
          </table:table-cell>
          <table:table-cell table:formula="of:=TRUNC([.B265]/2)*[.$A$2]" office:value-type="float" office:value="41920" calcext:value-type="float">
            <text:p>41920</text:p>
          </table:table-cell>
          <table:table-cell table:formula="of:=BASE([.C265];2;16)" office:value-type="string" office:string-value="1010001111000000" calcext:value-type="string">
            <text:p>1010001111000000</text:p>
          </table:table-cell>
          <table:table-cell/>
          <table:table-cell table:formula="of:=[.C265]+[.$A$2]-1" office:value-type="float" office:value="42239" calcext:value-type="float">
            <text:p>42239</text:p>
          </table:table-cell>
          <table:table-cell table:style-name="ce2" table:formula="of:=BASE([.F265];2;16)" office:value-type="string" office:string-value="1010010011111111" calcext:value-type="string">
            <text:p>1010010011111111</text:p>
          </table:table-cell>
          <table:table-cell table:number-columns-repeated="1017"/>
        </table:table-row>
        <table:table-row table:style-name="ro1">
          <table:table-cell/>
          <table:table-cell table:formula="of:=[.B265]+1" office:value-type="float" office:value="264" calcext:value-type="float">
            <text:p>264</text:p>
          </table:table-cell>
          <table:table-cell table:formula="of:=TRUNC([.B266]/2)*[.$A$2]" office:value-type="float" office:value="42240" calcext:value-type="float">
            <text:p>42240</text:p>
          </table:table-cell>
          <table:table-cell table:formula="of:=BASE([.C266];2;16)" office:value-type="string" office:string-value="1010010100000000" calcext:value-type="string">
            <text:p>1010010100000000</text:p>
          </table:table-cell>
          <table:table-cell/>
          <table:table-cell table:formula="of:=[.C266]+[.$A$2]-1" office:value-type="float" office:value="42559" calcext:value-type="float">
            <text:p>42559</text:p>
          </table:table-cell>
          <table:table-cell table:style-name="ce2" table:formula="of:=BASE([.F266];2;16)" office:value-type="string" office:string-value="1010011000111111" calcext:value-type="string">
            <text:p>1010011000111111</text:p>
          </table:table-cell>
          <table:table-cell table:number-columns-repeated="1017"/>
        </table:table-row>
        <table:table-row table:style-name="ro1">
          <table:table-cell/>
          <table:table-cell table:formula="of:=[.B266]+1" office:value-type="float" office:value="265" calcext:value-type="float">
            <text:p>265</text:p>
          </table:table-cell>
          <table:table-cell table:formula="of:=TRUNC([.B267]/2)*[.$A$2]" office:value-type="float" office:value="42240" calcext:value-type="float">
            <text:p>42240</text:p>
          </table:table-cell>
          <table:table-cell table:formula="of:=BASE([.C267];2;16)" office:value-type="string" office:string-value="1010010100000000" calcext:value-type="string">
            <text:p>1010010100000000</text:p>
          </table:table-cell>
          <table:table-cell/>
          <table:table-cell table:formula="of:=[.C267]+[.$A$2]-1" office:value-type="float" office:value="42559" calcext:value-type="float">
            <text:p>42559</text:p>
          </table:table-cell>
          <table:table-cell table:style-name="ce2" table:formula="of:=BASE([.F267];2;16)" office:value-type="string" office:string-value="1010011000111111" calcext:value-type="string">
            <text:p>1010011000111111</text:p>
          </table:table-cell>
          <table:table-cell table:number-columns-repeated="1017"/>
        </table:table-row>
        <table:table-row table:style-name="ro1">
          <table:table-cell/>
          <table:table-cell table:formula="of:=[.B267]+1" office:value-type="float" office:value="266" calcext:value-type="float">
            <text:p>266</text:p>
          </table:table-cell>
          <table:table-cell table:formula="of:=TRUNC([.B268]/2)*[.$A$2]" office:value-type="float" office:value="42560" calcext:value-type="float">
            <text:p>42560</text:p>
          </table:table-cell>
          <table:table-cell table:formula="of:=BASE([.C268];2;16)" office:value-type="string" office:string-value="1010011001000000" calcext:value-type="string">
            <text:p>1010011001000000</text:p>
          </table:table-cell>
          <table:table-cell/>
          <table:table-cell table:formula="of:=[.C268]+[.$A$2]-1" office:value-type="float" office:value="42879" calcext:value-type="float">
            <text:p>42879</text:p>
          </table:table-cell>
          <table:table-cell table:style-name="ce2" table:formula="of:=BASE([.F268];2;16)" office:value-type="string" office:string-value="1010011101111111" calcext:value-type="string">
            <text:p>1010011101111111</text:p>
          </table:table-cell>
          <table:table-cell table:number-columns-repeated="1017"/>
        </table:table-row>
        <table:table-row table:style-name="ro1">
          <table:table-cell/>
          <table:table-cell table:formula="of:=[.B268]+1" office:value-type="float" office:value="267" calcext:value-type="float">
            <text:p>267</text:p>
          </table:table-cell>
          <table:table-cell table:formula="of:=TRUNC([.B269]/2)*[.$A$2]" office:value-type="float" office:value="42560" calcext:value-type="float">
            <text:p>42560</text:p>
          </table:table-cell>
          <table:table-cell table:formula="of:=BASE([.C269];2;16)" office:value-type="string" office:string-value="1010011001000000" calcext:value-type="string">
            <text:p>1010011001000000</text:p>
          </table:table-cell>
          <table:table-cell/>
          <table:table-cell table:formula="of:=[.C269]+[.$A$2]-1" office:value-type="float" office:value="42879" calcext:value-type="float">
            <text:p>42879</text:p>
          </table:table-cell>
          <table:table-cell table:style-name="ce2" table:formula="of:=BASE([.F269];2;16)" office:value-type="string" office:string-value="1010011101111111" calcext:value-type="string">
            <text:p>1010011101111111</text:p>
          </table:table-cell>
          <table:table-cell table:number-columns-repeated="1017"/>
        </table:table-row>
        <table:table-row table:style-name="ro1">
          <table:table-cell/>
          <table:table-cell table:formula="of:=[.B269]+1" office:value-type="float" office:value="268" calcext:value-type="float">
            <text:p>268</text:p>
          </table:table-cell>
          <table:table-cell table:formula="of:=TRUNC([.B270]/2)*[.$A$2]" office:value-type="float" office:value="42880" calcext:value-type="float">
            <text:p>42880</text:p>
          </table:table-cell>
          <table:table-cell table:formula="of:=BASE([.C270];2;16)" office:value-type="string" office:string-value="1010011110000000" calcext:value-type="string">
            <text:p>1010011110000000</text:p>
          </table:table-cell>
          <table:table-cell/>
          <table:table-cell table:formula="of:=[.C270]+[.$A$2]-1" office:value-type="float" office:value="43199" calcext:value-type="float">
            <text:p>43199</text:p>
          </table:table-cell>
          <table:table-cell table:style-name="ce2" table:formula="of:=BASE([.F270];2;16)" office:value-type="string" office:string-value="1010100010111111" calcext:value-type="string">
            <text:p>1010100010111111</text:p>
          </table:table-cell>
          <table:table-cell table:number-columns-repeated="1017"/>
        </table:table-row>
        <table:table-row table:style-name="ro1">
          <table:table-cell/>
          <table:table-cell table:formula="of:=[.B270]+1" office:value-type="float" office:value="269" calcext:value-type="float">
            <text:p>269</text:p>
          </table:table-cell>
          <table:table-cell table:formula="of:=TRUNC([.B271]/2)*[.$A$2]" office:value-type="float" office:value="42880" calcext:value-type="float">
            <text:p>42880</text:p>
          </table:table-cell>
          <table:table-cell table:formula="of:=BASE([.C271];2;16)" office:value-type="string" office:string-value="1010011110000000" calcext:value-type="string">
            <text:p>1010011110000000</text:p>
          </table:table-cell>
          <table:table-cell/>
          <table:table-cell table:formula="of:=[.C271]+[.$A$2]-1" office:value-type="float" office:value="43199" calcext:value-type="float">
            <text:p>43199</text:p>
          </table:table-cell>
          <table:table-cell table:style-name="ce2" table:formula="of:=BASE([.F271];2;16)" office:value-type="string" office:string-value="1010100010111111" calcext:value-type="string">
            <text:p>1010100010111111</text:p>
          </table:table-cell>
          <table:table-cell table:number-columns-repeated="1017"/>
        </table:table-row>
        <table:table-row table:style-name="ro1">
          <table:table-cell/>
          <table:table-cell table:formula="of:=[.B271]+1" office:value-type="float" office:value="270" calcext:value-type="float">
            <text:p>270</text:p>
          </table:table-cell>
          <table:table-cell table:formula="of:=TRUNC([.B272]/2)*[.$A$2]" office:value-type="float" office:value="43200" calcext:value-type="float">
            <text:p>43200</text:p>
          </table:table-cell>
          <table:table-cell table:formula="of:=BASE([.C272];2;16)" office:value-type="string" office:string-value="1010100011000000" calcext:value-type="string">
            <text:p>1010100011000000</text:p>
          </table:table-cell>
          <table:table-cell/>
          <table:table-cell table:formula="of:=[.C272]+[.$A$2]-1" office:value-type="float" office:value="43519" calcext:value-type="float">
            <text:p>43519</text:p>
          </table:table-cell>
          <table:table-cell table:style-name="ce2" table:formula="of:=BASE([.F272];2;16)" office:value-type="string" office:string-value="1010100111111111" calcext:value-type="string">
            <text:p>1010100111111111</text:p>
          </table:table-cell>
          <table:table-cell table:number-columns-repeated="1017"/>
        </table:table-row>
        <table:table-row table:style-name="ro1">
          <table:table-cell/>
          <table:table-cell table:formula="of:=[.B272]+1" office:value-type="float" office:value="271" calcext:value-type="float">
            <text:p>271</text:p>
          </table:table-cell>
          <table:table-cell table:formula="of:=TRUNC([.B273]/2)*[.$A$2]" office:value-type="float" office:value="43200" calcext:value-type="float">
            <text:p>43200</text:p>
          </table:table-cell>
          <table:table-cell table:formula="of:=BASE([.C273];2;16)" office:value-type="string" office:string-value="1010100011000000" calcext:value-type="string">
            <text:p>1010100011000000</text:p>
          </table:table-cell>
          <table:table-cell/>
          <table:table-cell table:formula="of:=[.C273]+[.$A$2]-1" office:value-type="float" office:value="43519" calcext:value-type="float">
            <text:p>43519</text:p>
          </table:table-cell>
          <table:table-cell table:style-name="ce2" table:formula="of:=BASE([.F273];2;16)" office:value-type="string" office:string-value="1010100111111111" calcext:value-type="string">
            <text:p>1010100111111111</text:p>
          </table:table-cell>
          <table:table-cell table:number-columns-repeated="1017"/>
        </table:table-row>
        <table:table-row table:style-name="ro1">
          <table:table-cell/>
          <table:table-cell table:formula="of:=[.B273]+1" office:value-type="float" office:value="272" calcext:value-type="float">
            <text:p>272</text:p>
          </table:table-cell>
          <table:table-cell table:formula="of:=TRUNC([.B274]/2)*[.$A$2]" office:value-type="float" office:value="43520" calcext:value-type="float">
            <text:p>43520</text:p>
          </table:table-cell>
          <table:table-cell table:formula="of:=BASE([.C274];2;16)" office:value-type="string" office:string-value="1010101000000000" calcext:value-type="string">
            <text:p>1010101000000000</text:p>
          </table:table-cell>
          <table:table-cell/>
          <table:table-cell table:formula="of:=[.C274]+[.$A$2]-1" office:value-type="float" office:value="43839" calcext:value-type="float">
            <text:p>43839</text:p>
          </table:table-cell>
          <table:table-cell table:style-name="ce2" table:formula="of:=BASE([.F274];2;16)" office:value-type="string" office:string-value="1010101100111111" calcext:value-type="string">
            <text:p>1010101100111111</text:p>
          </table:table-cell>
          <table:table-cell table:number-columns-repeated="1017"/>
        </table:table-row>
        <table:table-row table:style-name="ro1">
          <table:table-cell/>
          <table:table-cell table:formula="of:=[.B274]+1" office:value-type="float" office:value="273" calcext:value-type="float">
            <text:p>273</text:p>
          </table:table-cell>
          <table:table-cell table:formula="of:=TRUNC([.B275]/2)*[.$A$2]" office:value-type="float" office:value="43520" calcext:value-type="float">
            <text:p>43520</text:p>
          </table:table-cell>
          <table:table-cell table:formula="of:=BASE([.C275];2;16)" office:value-type="string" office:string-value="1010101000000000" calcext:value-type="string">
            <text:p>1010101000000000</text:p>
          </table:table-cell>
          <table:table-cell/>
          <table:table-cell table:formula="of:=[.C275]+[.$A$2]-1" office:value-type="float" office:value="43839" calcext:value-type="float">
            <text:p>43839</text:p>
          </table:table-cell>
          <table:table-cell table:style-name="ce2" table:formula="of:=BASE([.F275];2;16)" office:value-type="string" office:string-value="1010101100111111" calcext:value-type="string">
            <text:p>1010101100111111</text:p>
          </table:table-cell>
          <table:table-cell table:number-columns-repeated="1017"/>
        </table:table-row>
        <table:table-row table:style-name="ro1">
          <table:table-cell/>
          <table:table-cell table:formula="of:=[.B275]+1" office:value-type="float" office:value="274" calcext:value-type="float">
            <text:p>274</text:p>
          </table:table-cell>
          <table:table-cell table:formula="of:=TRUNC([.B276]/2)*[.$A$2]" office:value-type="float" office:value="43840" calcext:value-type="float">
            <text:p>43840</text:p>
          </table:table-cell>
          <table:table-cell table:formula="of:=BASE([.C276];2;16)" office:value-type="string" office:string-value="1010101101000000" calcext:value-type="string">
            <text:p>1010101101000000</text:p>
          </table:table-cell>
          <table:table-cell/>
          <table:table-cell table:formula="of:=[.C276]+[.$A$2]-1" office:value-type="float" office:value="44159" calcext:value-type="float">
            <text:p>44159</text:p>
          </table:table-cell>
          <table:table-cell table:style-name="ce2" table:formula="of:=BASE([.F276];2;16)" office:value-type="string" office:string-value="1010110001111111" calcext:value-type="string">
            <text:p>1010110001111111</text:p>
          </table:table-cell>
          <table:table-cell table:number-columns-repeated="1017"/>
        </table:table-row>
        <table:table-row table:style-name="ro1">
          <table:table-cell/>
          <table:table-cell table:formula="of:=[.B276]+1" office:value-type="float" office:value="275" calcext:value-type="float">
            <text:p>275</text:p>
          </table:table-cell>
          <table:table-cell table:formula="of:=TRUNC([.B277]/2)*[.$A$2]" office:value-type="float" office:value="43840" calcext:value-type="float">
            <text:p>43840</text:p>
          </table:table-cell>
          <table:table-cell table:formula="of:=BASE([.C277];2;16)" office:value-type="string" office:string-value="1010101101000000" calcext:value-type="string">
            <text:p>1010101101000000</text:p>
          </table:table-cell>
          <table:table-cell/>
          <table:table-cell table:formula="of:=[.C277]+[.$A$2]-1" office:value-type="float" office:value="44159" calcext:value-type="float">
            <text:p>44159</text:p>
          </table:table-cell>
          <table:table-cell table:style-name="ce2" table:formula="of:=BASE([.F277];2;16)" office:value-type="string" office:string-value="1010110001111111" calcext:value-type="string">
            <text:p>1010110001111111</text:p>
          </table:table-cell>
          <table:table-cell table:number-columns-repeated="1017"/>
        </table:table-row>
        <table:table-row table:style-name="ro1">
          <table:table-cell/>
          <table:table-cell table:formula="of:=[.B277]+1" office:value-type="float" office:value="276" calcext:value-type="float">
            <text:p>276</text:p>
          </table:table-cell>
          <table:table-cell table:formula="of:=TRUNC([.B278]/2)*[.$A$2]" office:value-type="float" office:value="44160" calcext:value-type="float">
            <text:p>44160</text:p>
          </table:table-cell>
          <table:table-cell table:formula="of:=BASE([.C278];2;16)" office:value-type="string" office:string-value="1010110010000000" calcext:value-type="string">
            <text:p>1010110010000000</text:p>
          </table:table-cell>
          <table:table-cell/>
          <table:table-cell table:formula="of:=[.C278]+[.$A$2]-1" office:value-type="float" office:value="44479" calcext:value-type="float">
            <text:p>44479</text:p>
          </table:table-cell>
          <table:table-cell table:style-name="ce2" table:formula="of:=BASE([.F278];2;16)" office:value-type="string" office:string-value="1010110110111111" calcext:value-type="string">
            <text:p>1010110110111111</text:p>
          </table:table-cell>
          <table:table-cell table:number-columns-repeated="1017"/>
        </table:table-row>
        <table:table-row table:style-name="ro1">
          <table:table-cell/>
          <table:table-cell table:formula="of:=[.B278]+1" office:value-type="float" office:value="277" calcext:value-type="float">
            <text:p>277</text:p>
          </table:table-cell>
          <table:table-cell table:formula="of:=TRUNC([.B279]/2)*[.$A$2]" office:value-type="float" office:value="44160" calcext:value-type="float">
            <text:p>44160</text:p>
          </table:table-cell>
          <table:table-cell table:formula="of:=BASE([.C279];2;16)" office:value-type="string" office:string-value="1010110010000000" calcext:value-type="string">
            <text:p>1010110010000000</text:p>
          </table:table-cell>
          <table:table-cell/>
          <table:table-cell table:formula="of:=[.C279]+[.$A$2]-1" office:value-type="float" office:value="44479" calcext:value-type="float">
            <text:p>44479</text:p>
          </table:table-cell>
          <table:table-cell table:style-name="ce2" table:formula="of:=BASE([.F279];2;16)" office:value-type="string" office:string-value="1010110110111111" calcext:value-type="string">
            <text:p>1010110110111111</text:p>
          </table:table-cell>
          <table:table-cell table:number-columns-repeated="1017"/>
        </table:table-row>
        <table:table-row table:style-name="ro1">
          <table:table-cell/>
          <table:table-cell table:formula="of:=[.B279]+1" office:value-type="float" office:value="278" calcext:value-type="float">
            <text:p>278</text:p>
          </table:table-cell>
          <table:table-cell table:formula="of:=TRUNC([.B280]/2)*[.$A$2]" office:value-type="float" office:value="44480" calcext:value-type="float">
            <text:p>44480</text:p>
          </table:table-cell>
          <table:table-cell table:formula="of:=BASE([.C280];2;16)" office:value-type="string" office:string-value="1010110111000000" calcext:value-type="string">
            <text:p>1010110111000000</text:p>
          </table:table-cell>
          <table:table-cell/>
          <table:table-cell table:formula="of:=[.C280]+[.$A$2]-1" office:value-type="float" office:value="44799" calcext:value-type="float">
            <text:p>44799</text:p>
          </table:table-cell>
          <table:table-cell table:style-name="ce2" table:formula="of:=BASE([.F280];2;16)" office:value-type="string" office:string-value="1010111011111111" calcext:value-type="string">
            <text:p>1010111011111111</text:p>
          </table:table-cell>
          <table:table-cell table:number-columns-repeated="1017"/>
        </table:table-row>
        <table:table-row table:style-name="ro1">
          <table:table-cell/>
          <table:table-cell table:formula="of:=[.B280]+1" office:value-type="float" office:value="279" calcext:value-type="float">
            <text:p>279</text:p>
          </table:table-cell>
          <table:table-cell table:formula="of:=TRUNC([.B281]/2)*[.$A$2]" office:value-type="float" office:value="44480" calcext:value-type="float">
            <text:p>44480</text:p>
          </table:table-cell>
          <table:table-cell table:formula="of:=BASE([.C281];2;16)" office:value-type="string" office:string-value="1010110111000000" calcext:value-type="string">
            <text:p>1010110111000000</text:p>
          </table:table-cell>
          <table:table-cell/>
          <table:table-cell table:formula="of:=[.C281]+[.$A$2]-1" office:value-type="float" office:value="44799" calcext:value-type="float">
            <text:p>44799</text:p>
          </table:table-cell>
          <table:table-cell table:style-name="ce2" table:formula="of:=BASE([.F281];2;16)" office:value-type="string" office:string-value="1010111011111111" calcext:value-type="string">
            <text:p>1010111011111111</text:p>
          </table:table-cell>
          <table:table-cell table:number-columns-repeated="1017"/>
        </table:table-row>
        <table:table-row table:style-name="ro1">
          <table:table-cell/>
          <table:table-cell table:formula="of:=[.B281]+1" office:value-type="float" office:value="280" calcext:value-type="float">
            <text:p>280</text:p>
          </table:table-cell>
          <table:table-cell table:formula="of:=TRUNC([.B282]/2)*[.$A$2]" office:value-type="float" office:value="44800" calcext:value-type="float">
            <text:p>44800</text:p>
          </table:table-cell>
          <table:table-cell table:formula="of:=BASE([.C282];2;16)" office:value-type="string" office:string-value="1010111100000000" calcext:value-type="string">
            <text:p>1010111100000000</text:p>
          </table:table-cell>
          <table:table-cell/>
          <table:table-cell table:formula="of:=[.C282]+[.$A$2]-1" office:value-type="float" office:value="45119" calcext:value-type="float">
            <text:p>45119</text:p>
          </table:table-cell>
          <table:table-cell table:style-name="ce2" table:formula="of:=BASE([.F282];2;16)" office:value-type="string" office:string-value="1011000000111111" calcext:value-type="string">
            <text:p>1011000000111111</text:p>
          </table:table-cell>
          <table:table-cell table:number-columns-repeated="1017"/>
        </table:table-row>
        <table:table-row table:style-name="ro1">
          <table:table-cell/>
          <table:table-cell table:formula="of:=[.B282]+1" office:value-type="float" office:value="281" calcext:value-type="float">
            <text:p>281</text:p>
          </table:table-cell>
          <table:table-cell table:formula="of:=TRUNC([.B283]/2)*[.$A$2]" office:value-type="float" office:value="44800" calcext:value-type="float">
            <text:p>44800</text:p>
          </table:table-cell>
          <table:table-cell table:formula="of:=BASE([.C283];2;16)" office:value-type="string" office:string-value="1010111100000000" calcext:value-type="string">
            <text:p>1010111100000000</text:p>
          </table:table-cell>
          <table:table-cell/>
          <table:table-cell table:formula="of:=[.C283]+[.$A$2]-1" office:value-type="float" office:value="45119" calcext:value-type="float">
            <text:p>45119</text:p>
          </table:table-cell>
          <table:table-cell table:style-name="ce2" table:formula="of:=BASE([.F283];2;16)" office:value-type="string" office:string-value="1011000000111111" calcext:value-type="string">
            <text:p>1011000000111111</text:p>
          </table:table-cell>
          <table:table-cell table:number-columns-repeated="1017"/>
        </table:table-row>
        <table:table-row table:style-name="ro1">
          <table:table-cell/>
          <table:table-cell table:formula="of:=[.B283]+1" office:value-type="float" office:value="282" calcext:value-type="float">
            <text:p>282</text:p>
          </table:table-cell>
          <table:table-cell table:formula="of:=TRUNC([.B284]/2)*[.$A$2]" office:value-type="float" office:value="45120" calcext:value-type="float">
            <text:p>45120</text:p>
          </table:table-cell>
          <table:table-cell table:formula="of:=BASE([.C284];2;16)" office:value-type="string" office:string-value="1011000001000000" calcext:value-type="string">
            <text:p>1011000001000000</text:p>
          </table:table-cell>
          <table:table-cell/>
          <table:table-cell table:formula="of:=[.C284]+[.$A$2]-1" office:value-type="float" office:value="45439" calcext:value-type="float">
            <text:p>45439</text:p>
          </table:table-cell>
          <table:table-cell table:style-name="ce2" table:formula="of:=BASE([.F284];2;16)" office:value-type="string" office:string-value="1011000101111111" calcext:value-type="string">
            <text:p>1011000101111111</text:p>
          </table:table-cell>
          <table:table-cell table:number-columns-repeated="1017"/>
        </table:table-row>
        <table:table-row table:style-name="ro1">
          <table:table-cell/>
          <table:table-cell table:formula="of:=[.B284]+1" office:value-type="float" office:value="283" calcext:value-type="float">
            <text:p>283</text:p>
          </table:table-cell>
          <table:table-cell table:formula="of:=TRUNC([.B285]/2)*[.$A$2]" office:value-type="float" office:value="45120" calcext:value-type="float">
            <text:p>45120</text:p>
          </table:table-cell>
          <table:table-cell table:formula="of:=BASE([.C285];2;16)" office:value-type="string" office:string-value="1011000001000000" calcext:value-type="string">
            <text:p>1011000001000000</text:p>
          </table:table-cell>
          <table:table-cell/>
          <table:table-cell table:formula="of:=[.C285]+[.$A$2]-1" office:value-type="float" office:value="45439" calcext:value-type="float">
            <text:p>45439</text:p>
          </table:table-cell>
          <table:table-cell table:style-name="ce2" table:formula="of:=BASE([.F285];2;16)" office:value-type="string" office:string-value="1011000101111111" calcext:value-type="string">
            <text:p>1011000101111111</text:p>
          </table:table-cell>
          <table:table-cell table:number-columns-repeated="1017"/>
        </table:table-row>
        <table:table-row table:style-name="ro1">
          <table:table-cell/>
          <table:table-cell table:formula="of:=[.B285]+1" office:value-type="float" office:value="284" calcext:value-type="float">
            <text:p>284</text:p>
          </table:table-cell>
          <table:table-cell table:formula="of:=TRUNC([.B286]/2)*[.$A$2]" office:value-type="float" office:value="45440" calcext:value-type="float">
            <text:p>45440</text:p>
          </table:table-cell>
          <table:table-cell table:formula="of:=BASE([.C286];2;16)" office:value-type="string" office:string-value="1011000110000000" calcext:value-type="string">
            <text:p>1011000110000000</text:p>
          </table:table-cell>
          <table:table-cell/>
          <table:table-cell table:formula="of:=[.C286]+[.$A$2]-1" office:value-type="float" office:value="45759" calcext:value-type="float">
            <text:p>45759</text:p>
          </table:table-cell>
          <table:table-cell table:style-name="ce2" table:formula="of:=BASE([.F286];2;16)" office:value-type="string" office:string-value="1011001010111111" calcext:value-type="string">
            <text:p>1011001010111111</text:p>
          </table:table-cell>
          <table:table-cell table:number-columns-repeated="1017"/>
        </table:table-row>
        <table:table-row table:style-name="ro1">
          <table:table-cell/>
          <table:table-cell table:formula="of:=[.B286]+1" office:value-type="float" office:value="285" calcext:value-type="float">
            <text:p>285</text:p>
          </table:table-cell>
          <table:table-cell table:formula="of:=TRUNC([.B287]/2)*[.$A$2]" office:value-type="float" office:value="45440" calcext:value-type="float">
            <text:p>45440</text:p>
          </table:table-cell>
          <table:table-cell table:formula="of:=BASE([.C287];2;16)" office:value-type="string" office:string-value="1011000110000000" calcext:value-type="string">
            <text:p>1011000110000000</text:p>
          </table:table-cell>
          <table:table-cell/>
          <table:table-cell table:formula="of:=[.C287]+[.$A$2]-1" office:value-type="float" office:value="45759" calcext:value-type="float">
            <text:p>45759</text:p>
          </table:table-cell>
          <table:table-cell table:style-name="ce2" table:formula="of:=BASE([.F287];2;16)" office:value-type="string" office:string-value="1011001010111111" calcext:value-type="string">
            <text:p>1011001010111111</text:p>
          </table:table-cell>
          <table:table-cell table:number-columns-repeated="1017"/>
        </table:table-row>
        <table:table-row table:style-name="ro1">
          <table:table-cell/>
          <table:table-cell table:formula="of:=[.B287]+1" office:value-type="float" office:value="286" calcext:value-type="float">
            <text:p>286</text:p>
          </table:table-cell>
          <table:table-cell table:formula="of:=TRUNC([.B288]/2)*[.$A$2]" office:value-type="float" office:value="45760" calcext:value-type="float">
            <text:p>45760</text:p>
          </table:table-cell>
          <table:table-cell table:formula="of:=BASE([.C288];2;16)" office:value-type="string" office:string-value="1011001011000000" calcext:value-type="string">
            <text:p>1011001011000000</text:p>
          </table:table-cell>
          <table:table-cell/>
          <table:table-cell table:formula="of:=[.C288]+[.$A$2]-1" office:value-type="float" office:value="46079" calcext:value-type="float">
            <text:p>46079</text:p>
          </table:table-cell>
          <table:table-cell table:style-name="ce2" table:formula="of:=BASE([.F288];2;16)" office:value-type="string" office:string-value="1011001111111111" calcext:value-type="string">
            <text:p>1011001111111111</text:p>
          </table:table-cell>
          <table:table-cell table:number-columns-repeated="1017"/>
        </table:table-row>
        <table:table-row table:style-name="ro1">
          <table:table-cell/>
          <table:table-cell table:formula="of:=[.B288]+1" office:value-type="float" office:value="287" calcext:value-type="float">
            <text:p>287</text:p>
          </table:table-cell>
          <table:table-cell table:formula="of:=TRUNC([.B289]/2)*[.$A$2]" office:value-type="float" office:value="45760" calcext:value-type="float">
            <text:p>45760</text:p>
          </table:table-cell>
          <table:table-cell table:formula="of:=BASE([.C289];2;16)" office:value-type="string" office:string-value="1011001011000000" calcext:value-type="string">
            <text:p>1011001011000000</text:p>
          </table:table-cell>
          <table:table-cell/>
          <table:table-cell table:formula="of:=[.C289]+[.$A$2]-1" office:value-type="float" office:value="46079" calcext:value-type="float">
            <text:p>46079</text:p>
          </table:table-cell>
          <table:table-cell table:style-name="ce2" table:formula="of:=BASE([.F289];2;16)" office:value-type="string" office:string-value="1011001111111111" calcext:value-type="string">
            <text:p>1011001111111111</text:p>
          </table:table-cell>
          <table:table-cell table:number-columns-repeated="1017"/>
        </table:table-row>
        <table:table-row table:style-name="ro1">
          <table:table-cell/>
          <table:table-cell table:formula="of:=[.B289]+1" office:value-type="float" office:value="288" calcext:value-type="float">
            <text:p>288</text:p>
          </table:table-cell>
          <table:table-cell table:formula="of:=TRUNC([.B290]/2)*[.$A$2]" office:value-type="float" office:value="46080" calcext:value-type="float">
            <text:p>46080</text:p>
          </table:table-cell>
          <table:table-cell table:formula="of:=BASE([.C290];2;16)" office:value-type="string" office:string-value="1011010000000000" calcext:value-type="string">
            <text:p>1011010000000000</text:p>
          </table:table-cell>
          <table:table-cell/>
          <table:table-cell table:formula="of:=[.C290]+[.$A$2]-1" office:value-type="float" office:value="46399" calcext:value-type="float">
            <text:p>46399</text:p>
          </table:table-cell>
          <table:table-cell table:style-name="ce2" table:formula="of:=BASE([.F290];2;16)" office:value-type="string" office:string-value="1011010100111111" calcext:value-type="string">
            <text:p>1011010100111111</text:p>
          </table:table-cell>
          <table:table-cell table:number-columns-repeated="1017"/>
        </table:table-row>
        <table:table-row table:style-name="ro1">
          <table:table-cell/>
          <table:table-cell table:formula="of:=[.B290]+1" office:value-type="float" office:value="289" calcext:value-type="float">
            <text:p>289</text:p>
          </table:table-cell>
          <table:table-cell table:formula="of:=TRUNC([.B291]/2)*[.$A$2]" office:value-type="float" office:value="46080" calcext:value-type="float">
            <text:p>46080</text:p>
          </table:table-cell>
          <table:table-cell table:formula="of:=BASE([.C291];2;16)" office:value-type="string" office:string-value="1011010000000000" calcext:value-type="string">
            <text:p>1011010000000000</text:p>
          </table:table-cell>
          <table:table-cell/>
          <table:table-cell table:formula="of:=[.C291]+[.$A$2]-1" office:value-type="float" office:value="46399" calcext:value-type="float">
            <text:p>46399</text:p>
          </table:table-cell>
          <table:table-cell table:style-name="ce2" table:formula="of:=BASE([.F291];2;16)" office:value-type="string" office:string-value="1011010100111111" calcext:value-type="string">
            <text:p>1011010100111111</text:p>
          </table:table-cell>
          <table:table-cell table:number-columns-repeated="1017"/>
        </table:table-row>
        <table:table-row table:style-name="ro1">
          <table:table-cell/>
          <table:table-cell table:formula="of:=[.B291]+1" office:value-type="float" office:value="290" calcext:value-type="float">
            <text:p>290</text:p>
          </table:table-cell>
          <table:table-cell table:formula="of:=TRUNC([.B292]/2)*[.$A$2]" office:value-type="float" office:value="46400" calcext:value-type="float">
            <text:p>46400</text:p>
          </table:table-cell>
          <table:table-cell table:formula="of:=BASE([.C292];2;16)" office:value-type="string" office:string-value="1011010101000000" calcext:value-type="string">
            <text:p>1011010101000000</text:p>
          </table:table-cell>
          <table:table-cell/>
          <table:table-cell table:formula="of:=[.C292]+[.$A$2]-1" office:value-type="float" office:value="46719" calcext:value-type="float">
            <text:p>46719</text:p>
          </table:table-cell>
          <table:table-cell table:style-name="ce2" table:formula="of:=BASE([.F292];2;16)" office:value-type="string" office:string-value="1011011001111111" calcext:value-type="string">
            <text:p>1011011001111111</text:p>
          </table:table-cell>
          <table:table-cell table:number-columns-repeated="1017"/>
        </table:table-row>
        <table:table-row table:style-name="ro1">
          <table:table-cell/>
          <table:table-cell table:formula="of:=[.B292]+1" office:value-type="float" office:value="291" calcext:value-type="float">
            <text:p>291</text:p>
          </table:table-cell>
          <table:table-cell table:formula="of:=TRUNC([.B293]/2)*[.$A$2]" office:value-type="float" office:value="46400" calcext:value-type="float">
            <text:p>46400</text:p>
          </table:table-cell>
          <table:table-cell table:formula="of:=BASE([.C293];2;16)" office:value-type="string" office:string-value="1011010101000000" calcext:value-type="string">
            <text:p>1011010101000000</text:p>
          </table:table-cell>
          <table:table-cell/>
          <table:table-cell table:formula="of:=[.C293]+[.$A$2]-1" office:value-type="float" office:value="46719" calcext:value-type="float">
            <text:p>46719</text:p>
          </table:table-cell>
          <table:table-cell table:style-name="ce2" table:formula="of:=BASE([.F293];2;16)" office:value-type="string" office:string-value="1011011001111111" calcext:value-type="string">
            <text:p>1011011001111111</text:p>
          </table:table-cell>
          <table:table-cell table:number-columns-repeated="1017"/>
        </table:table-row>
        <table:table-row table:style-name="ro1">
          <table:table-cell/>
          <table:table-cell table:formula="of:=[.B293]+1" office:value-type="float" office:value="292" calcext:value-type="float">
            <text:p>292</text:p>
          </table:table-cell>
          <table:table-cell table:formula="of:=TRUNC([.B294]/2)*[.$A$2]" office:value-type="float" office:value="46720" calcext:value-type="float">
            <text:p>46720</text:p>
          </table:table-cell>
          <table:table-cell table:formula="of:=BASE([.C294];2;16)" office:value-type="string" office:string-value="1011011010000000" calcext:value-type="string">
            <text:p>1011011010000000</text:p>
          </table:table-cell>
          <table:table-cell/>
          <table:table-cell table:formula="of:=[.C294]+[.$A$2]-1" office:value-type="float" office:value="47039" calcext:value-type="float">
            <text:p>47039</text:p>
          </table:table-cell>
          <table:table-cell table:style-name="ce2" table:formula="of:=BASE([.F294];2;16)" office:value-type="string" office:string-value="1011011110111111" calcext:value-type="string">
            <text:p>1011011110111111</text:p>
          </table:table-cell>
          <table:table-cell table:number-columns-repeated="1017"/>
        </table:table-row>
        <table:table-row table:style-name="ro1">
          <table:table-cell/>
          <table:table-cell table:formula="of:=[.B294]+1" office:value-type="float" office:value="293" calcext:value-type="float">
            <text:p>293</text:p>
          </table:table-cell>
          <table:table-cell table:formula="of:=TRUNC([.B295]/2)*[.$A$2]" office:value-type="float" office:value="46720" calcext:value-type="float">
            <text:p>46720</text:p>
          </table:table-cell>
          <table:table-cell table:formula="of:=BASE([.C295];2;16)" office:value-type="string" office:string-value="1011011010000000" calcext:value-type="string">
            <text:p>1011011010000000</text:p>
          </table:table-cell>
          <table:table-cell/>
          <table:table-cell table:formula="of:=[.C295]+[.$A$2]-1" office:value-type="float" office:value="47039" calcext:value-type="float">
            <text:p>47039</text:p>
          </table:table-cell>
          <table:table-cell table:style-name="ce2" table:formula="of:=BASE([.F295];2;16)" office:value-type="string" office:string-value="1011011110111111" calcext:value-type="string">
            <text:p>1011011110111111</text:p>
          </table:table-cell>
          <table:table-cell table:number-columns-repeated="1017"/>
        </table:table-row>
        <table:table-row table:style-name="ro1">
          <table:table-cell/>
          <table:table-cell table:formula="of:=[.B295]+1" office:value-type="float" office:value="294" calcext:value-type="float">
            <text:p>294</text:p>
          </table:table-cell>
          <table:table-cell table:formula="of:=TRUNC([.B296]/2)*[.$A$2]" office:value-type="float" office:value="47040" calcext:value-type="float">
            <text:p>47040</text:p>
          </table:table-cell>
          <table:table-cell table:formula="of:=BASE([.C296];2;16)" office:value-type="string" office:string-value="1011011111000000" calcext:value-type="string">
            <text:p>1011011111000000</text:p>
          </table:table-cell>
          <table:table-cell/>
          <table:table-cell table:formula="of:=[.C296]+[.$A$2]-1" office:value-type="float" office:value="47359" calcext:value-type="float">
            <text:p>47359</text:p>
          </table:table-cell>
          <table:table-cell table:style-name="ce2" table:formula="of:=BASE([.F296];2;16)" office:value-type="string" office:string-value="1011100011111111" calcext:value-type="string">
            <text:p>1011100011111111</text:p>
          </table:table-cell>
          <table:table-cell table:number-columns-repeated="1017"/>
        </table:table-row>
        <table:table-row table:style-name="ro1">
          <table:table-cell/>
          <table:table-cell table:formula="of:=[.B296]+1" office:value-type="float" office:value="295" calcext:value-type="float">
            <text:p>295</text:p>
          </table:table-cell>
          <table:table-cell table:formula="of:=TRUNC([.B297]/2)*[.$A$2]" office:value-type="float" office:value="47040" calcext:value-type="float">
            <text:p>47040</text:p>
          </table:table-cell>
          <table:table-cell table:formula="of:=BASE([.C297];2;16)" office:value-type="string" office:string-value="1011011111000000" calcext:value-type="string">
            <text:p>1011011111000000</text:p>
          </table:table-cell>
          <table:table-cell/>
          <table:table-cell table:formula="of:=[.C297]+[.$A$2]-1" office:value-type="float" office:value="47359" calcext:value-type="float">
            <text:p>47359</text:p>
          </table:table-cell>
          <table:table-cell table:style-name="ce2" table:formula="of:=BASE([.F297];2;16)" office:value-type="string" office:string-value="1011100011111111" calcext:value-type="string">
            <text:p>1011100011111111</text:p>
          </table:table-cell>
          <table:table-cell table:number-columns-repeated="1017"/>
        </table:table-row>
        <table:table-row table:style-name="ro1">
          <table:table-cell/>
          <table:table-cell table:formula="of:=[.B297]+1" office:value-type="float" office:value="296" calcext:value-type="float">
            <text:p>296</text:p>
          </table:table-cell>
          <table:table-cell table:formula="of:=TRUNC([.B298]/2)*[.$A$2]" office:value-type="float" office:value="47360" calcext:value-type="float">
            <text:p>47360</text:p>
          </table:table-cell>
          <table:table-cell table:formula="of:=BASE([.C298];2;16)" office:value-type="string" office:string-value="1011100100000000" calcext:value-type="string">
            <text:p>1011100100000000</text:p>
          </table:table-cell>
          <table:table-cell/>
          <table:table-cell table:formula="of:=[.C298]+[.$A$2]-1" office:value-type="float" office:value="47679" calcext:value-type="float">
            <text:p>47679</text:p>
          </table:table-cell>
          <table:table-cell table:style-name="ce2" table:formula="of:=BASE([.F298];2;16)" office:value-type="string" office:string-value="1011101000111111" calcext:value-type="string">
            <text:p>1011101000111111</text:p>
          </table:table-cell>
          <table:table-cell table:number-columns-repeated="1017"/>
        </table:table-row>
        <table:table-row table:style-name="ro1">
          <table:table-cell/>
          <table:table-cell table:formula="of:=[.B298]+1" office:value-type="float" office:value="297" calcext:value-type="float">
            <text:p>297</text:p>
          </table:table-cell>
          <table:table-cell table:formula="of:=TRUNC([.B299]/2)*[.$A$2]" office:value-type="float" office:value="47360" calcext:value-type="float">
            <text:p>47360</text:p>
          </table:table-cell>
          <table:table-cell table:formula="of:=BASE([.C299];2;16)" office:value-type="string" office:string-value="1011100100000000" calcext:value-type="string">
            <text:p>1011100100000000</text:p>
          </table:table-cell>
          <table:table-cell/>
          <table:table-cell table:formula="of:=[.C299]+[.$A$2]-1" office:value-type="float" office:value="47679" calcext:value-type="float">
            <text:p>47679</text:p>
          </table:table-cell>
          <table:table-cell table:style-name="ce2" table:formula="of:=BASE([.F299];2;16)" office:value-type="string" office:string-value="1011101000111111" calcext:value-type="string">
            <text:p>1011101000111111</text:p>
          </table:table-cell>
          <table:table-cell table:number-columns-repeated="1017"/>
        </table:table-row>
        <table:table-row table:style-name="ro1">
          <table:table-cell/>
          <table:table-cell table:formula="of:=[.B299]+1" office:value-type="float" office:value="298" calcext:value-type="float">
            <text:p>298</text:p>
          </table:table-cell>
          <table:table-cell table:formula="of:=TRUNC([.B300]/2)*[.$A$2]" office:value-type="float" office:value="47680" calcext:value-type="float">
            <text:p>47680</text:p>
          </table:table-cell>
          <table:table-cell table:formula="of:=BASE([.C300];2;16)" office:value-type="string" office:string-value="1011101001000000" calcext:value-type="string">
            <text:p>1011101001000000</text:p>
          </table:table-cell>
          <table:table-cell/>
          <table:table-cell table:formula="of:=[.C300]+[.$A$2]-1" office:value-type="float" office:value="47999" calcext:value-type="float">
            <text:p>47999</text:p>
          </table:table-cell>
          <table:table-cell table:style-name="ce2" table:formula="of:=BASE([.F300];2;16)" office:value-type="string" office:string-value="1011101101111111" calcext:value-type="string">
            <text:p>1011101101111111</text:p>
          </table:table-cell>
          <table:table-cell table:number-columns-repeated="1017"/>
        </table:table-row>
        <table:table-row table:style-name="ro1">
          <table:table-cell/>
          <table:table-cell table:formula="of:=[.B300]+1" office:value-type="float" office:value="299" calcext:value-type="float">
            <text:p>299</text:p>
          </table:table-cell>
          <table:table-cell table:formula="of:=TRUNC([.B301]/2)*[.$A$2]" office:value-type="float" office:value="47680" calcext:value-type="float">
            <text:p>47680</text:p>
          </table:table-cell>
          <table:table-cell table:formula="of:=BASE([.C301];2;16)" office:value-type="string" office:string-value="1011101001000000" calcext:value-type="string">
            <text:p>1011101001000000</text:p>
          </table:table-cell>
          <table:table-cell/>
          <table:table-cell table:formula="of:=[.C301]+[.$A$2]-1" office:value-type="float" office:value="47999" calcext:value-type="float">
            <text:p>47999</text:p>
          </table:table-cell>
          <table:table-cell table:style-name="ce2" table:formula="of:=BASE([.F301];2;16)" office:value-type="string" office:string-value="1011101101111111" calcext:value-type="string">
            <text:p>1011101101111111</text:p>
          </table:table-cell>
          <table:table-cell table:number-columns-repeated="1017"/>
        </table:table-row>
        <table:table-row table:style-name="ro1">
          <table:table-cell/>
          <table:table-cell table:formula="of:=[.B301]+1" office:value-type="float" office:value="300" calcext:value-type="float">
            <text:p>300</text:p>
          </table:table-cell>
          <table:table-cell table:formula="of:=TRUNC([.B302]/2)*[.$A$2]" office:value-type="float" office:value="48000" calcext:value-type="float">
            <text:p>48000</text:p>
          </table:table-cell>
          <table:table-cell table:formula="of:=BASE([.C302];2;16)" office:value-type="string" office:string-value="1011101110000000" calcext:value-type="string">
            <text:p>1011101110000000</text:p>
          </table:table-cell>
          <table:table-cell/>
          <table:table-cell table:formula="of:=[.C302]+[.$A$2]-1" office:value-type="float" office:value="48319" calcext:value-type="float">
            <text:p>48319</text:p>
          </table:table-cell>
          <table:table-cell table:style-name="ce2" table:formula="of:=BASE([.F302];2;16)" office:value-type="string" office:string-value="1011110010111111" calcext:value-type="string">
            <text:p>1011110010111111</text:p>
          </table:table-cell>
          <table:table-cell table:number-columns-repeated="1017"/>
        </table:table-row>
        <table:table-row table:style-name="ro1">
          <table:table-cell/>
          <table:table-cell table:formula="of:=[.B302]+1" office:value-type="float" office:value="301" calcext:value-type="float">
            <text:p>301</text:p>
          </table:table-cell>
          <table:table-cell table:formula="of:=TRUNC([.B303]/2)*[.$A$2]" office:value-type="float" office:value="48000" calcext:value-type="float">
            <text:p>48000</text:p>
          </table:table-cell>
          <table:table-cell table:formula="of:=BASE([.C303];2;16)" office:value-type="string" office:string-value="1011101110000000" calcext:value-type="string">
            <text:p>1011101110000000</text:p>
          </table:table-cell>
          <table:table-cell/>
          <table:table-cell table:formula="of:=[.C303]+[.$A$2]-1" office:value-type="float" office:value="48319" calcext:value-type="float">
            <text:p>48319</text:p>
          </table:table-cell>
          <table:table-cell table:style-name="ce2" table:formula="of:=BASE([.F303];2;16)" office:value-type="string" office:string-value="1011110010111111" calcext:value-type="string">
            <text:p>1011110010111111</text:p>
          </table:table-cell>
          <table:table-cell table:number-columns-repeated="1017"/>
        </table:table-row>
        <table:table-row table:style-name="ro1">
          <table:table-cell/>
          <table:table-cell table:formula="of:=[.B303]+1" office:value-type="float" office:value="302" calcext:value-type="float">
            <text:p>302</text:p>
          </table:table-cell>
          <table:table-cell table:formula="of:=TRUNC([.B304]/2)*[.$A$2]" office:value-type="float" office:value="48320" calcext:value-type="float">
            <text:p>48320</text:p>
          </table:table-cell>
          <table:table-cell table:formula="of:=BASE([.C304];2;16)" office:value-type="string" office:string-value="1011110011000000" calcext:value-type="string">
            <text:p>1011110011000000</text:p>
          </table:table-cell>
          <table:table-cell/>
          <table:table-cell table:formula="of:=[.C304]+[.$A$2]-1" office:value-type="float" office:value="48639" calcext:value-type="float">
            <text:p>48639</text:p>
          </table:table-cell>
          <table:table-cell table:style-name="ce2" table:formula="of:=BASE([.F304];2;16)" office:value-type="string" office:string-value="1011110111111111" calcext:value-type="string">
            <text:p>1011110111111111</text:p>
          </table:table-cell>
          <table:table-cell table:number-columns-repeated="1017"/>
        </table:table-row>
        <table:table-row table:style-name="ro1">
          <table:table-cell/>
          <table:table-cell table:formula="of:=[.B304]+1" office:value-type="float" office:value="303" calcext:value-type="float">
            <text:p>303</text:p>
          </table:table-cell>
          <table:table-cell table:formula="of:=TRUNC([.B305]/2)*[.$A$2]" office:value-type="float" office:value="48320" calcext:value-type="float">
            <text:p>48320</text:p>
          </table:table-cell>
          <table:table-cell table:formula="of:=BASE([.C305];2;16)" office:value-type="string" office:string-value="1011110011000000" calcext:value-type="string">
            <text:p>1011110011000000</text:p>
          </table:table-cell>
          <table:table-cell/>
          <table:table-cell table:formula="of:=[.C305]+[.$A$2]-1" office:value-type="float" office:value="48639" calcext:value-type="float">
            <text:p>48639</text:p>
          </table:table-cell>
          <table:table-cell table:style-name="ce2" table:formula="of:=BASE([.F305];2;16)" office:value-type="string" office:string-value="1011110111111111" calcext:value-type="string">
            <text:p>1011110111111111</text:p>
          </table:table-cell>
          <table:table-cell table:number-columns-repeated="1017"/>
        </table:table-row>
        <table:table-row table:style-name="ro1">
          <table:table-cell/>
          <table:table-cell table:formula="of:=[.B305]+1" office:value-type="float" office:value="304" calcext:value-type="float">
            <text:p>304</text:p>
          </table:table-cell>
          <table:table-cell table:formula="of:=TRUNC([.B306]/2)*[.$A$2]" office:value-type="float" office:value="48640" calcext:value-type="float">
            <text:p>48640</text:p>
          </table:table-cell>
          <table:table-cell table:formula="of:=BASE([.C306];2;16)" office:value-type="string" office:string-value="1011111000000000" calcext:value-type="string">
            <text:p>1011111000000000</text:p>
          </table:table-cell>
          <table:table-cell/>
          <table:table-cell table:formula="of:=[.C306]+[.$A$2]-1" office:value-type="float" office:value="48959" calcext:value-type="float">
            <text:p>48959</text:p>
          </table:table-cell>
          <table:table-cell table:style-name="ce2" table:formula="of:=BASE([.F306];2;16)" office:value-type="string" office:string-value="1011111100111111" calcext:value-type="string">
            <text:p>1011111100111111</text:p>
          </table:table-cell>
          <table:table-cell table:number-columns-repeated="1017"/>
        </table:table-row>
        <table:table-row table:style-name="ro1">
          <table:table-cell/>
          <table:table-cell table:formula="of:=[.B306]+1" office:value-type="float" office:value="305" calcext:value-type="float">
            <text:p>305</text:p>
          </table:table-cell>
          <table:table-cell table:formula="of:=TRUNC([.B307]/2)*[.$A$2]" office:value-type="float" office:value="48640" calcext:value-type="float">
            <text:p>48640</text:p>
          </table:table-cell>
          <table:table-cell table:formula="of:=BASE([.C307];2;16)" office:value-type="string" office:string-value="1011111000000000" calcext:value-type="string">
            <text:p>1011111000000000</text:p>
          </table:table-cell>
          <table:table-cell/>
          <table:table-cell table:formula="of:=[.C307]+[.$A$2]-1" office:value-type="float" office:value="48959" calcext:value-type="float">
            <text:p>48959</text:p>
          </table:table-cell>
          <table:table-cell table:style-name="ce2" table:formula="of:=BASE([.F307];2;16)" office:value-type="string" office:string-value="1011111100111111" calcext:value-type="string">
            <text:p>1011111100111111</text:p>
          </table:table-cell>
          <table:table-cell table:number-columns-repeated="1017"/>
        </table:table-row>
        <table:table-row table:style-name="ro1">
          <table:table-cell/>
          <table:table-cell table:formula="of:=[.B307]+1" office:value-type="float" office:value="306" calcext:value-type="float">
            <text:p>306</text:p>
          </table:table-cell>
          <table:table-cell table:formula="of:=TRUNC([.B308]/2)*[.$A$2]" office:value-type="float" office:value="48960" calcext:value-type="float">
            <text:p>48960</text:p>
          </table:table-cell>
          <table:table-cell table:formula="of:=BASE([.C308];2;16)" office:value-type="string" office:string-value="1011111101000000" calcext:value-type="string">
            <text:p>1011111101000000</text:p>
          </table:table-cell>
          <table:table-cell/>
          <table:table-cell table:formula="of:=[.C308]+[.$A$2]-1" office:value-type="float" office:value="49279" calcext:value-type="float">
            <text:p>49279</text:p>
          </table:table-cell>
          <table:table-cell table:style-name="ce2" table:formula="of:=BASE([.F308];2;16)" office:value-type="string" office:string-value="1100000001111111" calcext:value-type="string">
            <text:p>1100000001111111</text:p>
          </table:table-cell>
          <table:table-cell table:number-columns-repeated="1017"/>
        </table:table-row>
        <table:table-row table:style-name="ro1">
          <table:table-cell/>
          <table:table-cell table:formula="of:=[.B308]+1" office:value-type="float" office:value="307" calcext:value-type="float">
            <text:p>307</text:p>
          </table:table-cell>
          <table:table-cell table:formula="of:=TRUNC([.B309]/2)*[.$A$2]" office:value-type="float" office:value="48960" calcext:value-type="float">
            <text:p>48960</text:p>
          </table:table-cell>
          <table:table-cell table:formula="of:=BASE([.C309];2;16)" office:value-type="string" office:string-value="1011111101000000" calcext:value-type="string">
            <text:p>1011111101000000</text:p>
          </table:table-cell>
          <table:table-cell/>
          <table:table-cell table:formula="of:=[.C309]+[.$A$2]-1" office:value-type="float" office:value="49279" calcext:value-type="float">
            <text:p>49279</text:p>
          </table:table-cell>
          <table:table-cell table:style-name="ce2" table:formula="of:=BASE([.F309];2;16)" office:value-type="string" office:string-value="1100000001111111" calcext:value-type="string">
            <text:p>1100000001111111</text:p>
          </table:table-cell>
          <table:table-cell table:number-columns-repeated="1017"/>
        </table:table-row>
        <table:table-row table:style-name="ro1">
          <table:table-cell/>
          <table:table-cell table:formula="of:=[.B309]+1" office:value-type="float" office:value="308" calcext:value-type="float">
            <text:p>308</text:p>
          </table:table-cell>
          <table:table-cell table:formula="of:=TRUNC([.B310]/2)*[.$A$2]" office:value-type="float" office:value="49280" calcext:value-type="float">
            <text:p>49280</text:p>
          </table:table-cell>
          <table:table-cell table:formula="of:=BASE([.C310];2;16)" office:value-type="string" office:string-value="1100000010000000" calcext:value-type="string">
            <text:p>1100000010000000</text:p>
          </table:table-cell>
          <table:table-cell/>
          <table:table-cell table:formula="of:=[.C310]+[.$A$2]-1" office:value-type="float" office:value="49599" calcext:value-type="float">
            <text:p>49599</text:p>
          </table:table-cell>
          <table:table-cell table:style-name="ce2" table:formula="of:=BASE([.F310];2;16)" office:value-type="string" office:string-value="1100000110111111" calcext:value-type="string">
            <text:p>1100000110111111</text:p>
          </table:table-cell>
          <table:table-cell table:number-columns-repeated="1017"/>
        </table:table-row>
        <table:table-row table:style-name="ro1">
          <table:table-cell/>
          <table:table-cell table:formula="of:=[.B310]+1" office:value-type="float" office:value="309" calcext:value-type="float">
            <text:p>309</text:p>
          </table:table-cell>
          <table:table-cell table:formula="of:=TRUNC([.B311]/2)*[.$A$2]" office:value-type="float" office:value="49280" calcext:value-type="float">
            <text:p>49280</text:p>
          </table:table-cell>
          <table:table-cell table:formula="of:=BASE([.C311];2;16)" office:value-type="string" office:string-value="1100000010000000" calcext:value-type="string">
            <text:p>1100000010000000</text:p>
          </table:table-cell>
          <table:table-cell/>
          <table:table-cell table:formula="of:=[.C311]+[.$A$2]-1" office:value-type="float" office:value="49599" calcext:value-type="float">
            <text:p>49599</text:p>
          </table:table-cell>
          <table:table-cell table:style-name="ce2" table:formula="of:=BASE([.F311];2;16)" office:value-type="string" office:string-value="1100000110111111" calcext:value-type="string">
            <text:p>1100000110111111</text:p>
          </table:table-cell>
          <table:table-cell table:number-columns-repeated="1017"/>
        </table:table-row>
        <table:table-row table:style-name="ro1">
          <table:table-cell/>
          <table:table-cell table:formula="of:=[.B311]+1" office:value-type="float" office:value="310" calcext:value-type="float">
            <text:p>310</text:p>
          </table:table-cell>
          <table:table-cell table:formula="of:=TRUNC([.B312]/2)*[.$A$2]" office:value-type="float" office:value="49600" calcext:value-type="float">
            <text:p>49600</text:p>
          </table:table-cell>
          <table:table-cell table:formula="of:=BASE([.C312];2;16)" office:value-type="string" office:string-value="1100000111000000" calcext:value-type="string">
            <text:p>1100000111000000</text:p>
          </table:table-cell>
          <table:table-cell/>
          <table:table-cell table:formula="of:=[.C312]+[.$A$2]-1" office:value-type="float" office:value="49919" calcext:value-type="float">
            <text:p>49919</text:p>
          </table:table-cell>
          <table:table-cell table:style-name="ce2" table:formula="of:=BASE([.F312];2;16)" office:value-type="string" office:string-value="1100001011111111" calcext:value-type="string">
            <text:p>1100001011111111</text:p>
          </table:table-cell>
          <table:table-cell table:number-columns-repeated="1017"/>
        </table:table-row>
        <table:table-row table:style-name="ro1">
          <table:table-cell/>
          <table:table-cell table:formula="of:=[.B312]+1" office:value-type="float" office:value="311" calcext:value-type="float">
            <text:p>311</text:p>
          </table:table-cell>
          <table:table-cell table:formula="of:=TRUNC([.B313]/2)*[.$A$2]" office:value-type="float" office:value="49600" calcext:value-type="float">
            <text:p>49600</text:p>
          </table:table-cell>
          <table:table-cell table:formula="of:=BASE([.C313];2;16)" office:value-type="string" office:string-value="1100000111000000" calcext:value-type="string">
            <text:p>1100000111000000</text:p>
          </table:table-cell>
          <table:table-cell/>
          <table:table-cell table:formula="of:=[.C313]+[.$A$2]-1" office:value-type="float" office:value="49919" calcext:value-type="float">
            <text:p>49919</text:p>
          </table:table-cell>
          <table:table-cell table:style-name="ce2" table:formula="of:=BASE([.F313];2;16)" office:value-type="string" office:string-value="1100001011111111" calcext:value-type="string">
            <text:p>1100001011111111</text:p>
          </table:table-cell>
          <table:table-cell table:number-columns-repeated="1017"/>
        </table:table-row>
        <table:table-row table:style-name="ro1">
          <table:table-cell/>
          <table:table-cell table:formula="of:=[.B313]+1" office:value-type="float" office:value="312" calcext:value-type="float">
            <text:p>312</text:p>
          </table:table-cell>
          <table:table-cell table:formula="of:=TRUNC([.B314]/2)*[.$A$2]" office:value-type="float" office:value="49920" calcext:value-type="float">
            <text:p>49920</text:p>
          </table:table-cell>
          <table:table-cell table:formula="of:=BASE([.C314];2;16)" office:value-type="string" office:string-value="1100001100000000" calcext:value-type="string">
            <text:p>1100001100000000</text:p>
          </table:table-cell>
          <table:table-cell/>
          <table:table-cell table:formula="of:=[.C314]+[.$A$2]-1" office:value-type="float" office:value="50239" calcext:value-type="float">
            <text:p>50239</text:p>
          </table:table-cell>
          <table:table-cell table:style-name="ce2" table:formula="of:=BASE([.F314];2;16)" office:value-type="string" office:string-value="1100010000111111" calcext:value-type="string">
            <text:p>1100010000111111</text:p>
          </table:table-cell>
          <table:table-cell table:number-columns-repeated="1017"/>
        </table:table-row>
        <table:table-row table:style-name="ro1">
          <table:table-cell/>
          <table:table-cell table:formula="of:=[.B314]+1" office:value-type="float" office:value="313" calcext:value-type="float">
            <text:p>313</text:p>
          </table:table-cell>
          <table:table-cell table:formula="of:=TRUNC([.B315]/2)*[.$A$2]" office:value-type="float" office:value="49920" calcext:value-type="float">
            <text:p>49920</text:p>
          </table:table-cell>
          <table:table-cell table:formula="of:=BASE([.C315];2;16)" office:value-type="string" office:string-value="1100001100000000" calcext:value-type="string">
            <text:p>1100001100000000</text:p>
          </table:table-cell>
          <table:table-cell/>
          <table:table-cell table:formula="of:=[.C315]+[.$A$2]-1" office:value-type="float" office:value="50239" calcext:value-type="float">
            <text:p>50239</text:p>
          </table:table-cell>
          <table:table-cell table:style-name="ce2" table:formula="of:=BASE([.F315];2;16)" office:value-type="string" office:string-value="1100010000111111" calcext:value-type="string">
            <text:p>1100010000111111</text:p>
          </table:table-cell>
          <table:table-cell table:number-columns-repeated="1017"/>
        </table:table-row>
        <table:table-row table:style-name="ro1">
          <table:table-cell/>
          <table:table-cell table:formula="of:=[.B315]+1" office:value-type="float" office:value="314" calcext:value-type="float">
            <text:p>314</text:p>
          </table:table-cell>
          <table:table-cell table:formula="of:=TRUNC([.B316]/2)*[.$A$2]" office:value-type="float" office:value="50240" calcext:value-type="float">
            <text:p>50240</text:p>
          </table:table-cell>
          <table:table-cell table:formula="of:=BASE([.C316];2;16)" office:value-type="string" office:string-value="1100010001000000" calcext:value-type="string">
            <text:p>1100010001000000</text:p>
          </table:table-cell>
          <table:table-cell/>
          <table:table-cell table:formula="of:=[.C316]+[.$A$2]-1" office:value-type="float" office:value="50559" calcext:value-type="float">
            <text:p>50559</text:p>
          </table:table-cell>
          <table:table-cell table:style-name="ce2" table:formula="of:=BASE([.F316];2;16)" office:value-type="string" office:string-value="1100010101111111" calcext:value-type="string">
            <text:p>1100010101111111</text:p>
          </table:table-cell>
          <table:table-cell table:number-columns-repeated="1017"/>
        </table:table-row>
        <table:table-row table:style-name="ro1">
          <table:table-cell/>
          <table:table-cell table:formula="of:=[.B316]+1" office:value-type="float" office:value="315" calcext:value-type="float">
            <text:p>315</text:p>
          </table:table-cell>
          <table:table-cell table:formula="of:=TRUNC([.B317]/2)*[.$A$2]" office:value-type="float" office:value="50240" calcext:value-type="float">
            <text:p>50240</text:p>
          </table:table-cell>
          <table:table-cell table:formula="of:=BASE([.C317];2;16)" office:value-type="string" office:string-value="1100010001000000" calcext:value-type="string">
            <text:p>1100010001000000</text:p>
          </table:table-cell>
          <table:table-cell/>
          <table:table-cell table:formula="of:=[.C317]+[.$A$2]-1" office:value-type="float" office:value="50559" calcext:value-type="float">
            <text:p>50559</text:p>
          </table:table-cell>
          <table:table-cell table:style-name="ce2" table:formula="of:=BASE([.F317];2;16)" office:value-type="string" office:string-value="1100010101111111" calcext:value-type="string">
            <text:p>1100010101111111</text:p>
          </table:table-cell>
          <table:table-cell table:number-columns-repeated="1017"/>
        </table:table-row>
        <table:table-row table:style-name="ro1">
          <table:table-cell/>
          <table:table-cell table:formula="of:=[.B317]+1" office:value-type="float" office:value="316" calcext:value-type="float">
            <text:p>316</text:p>
          </table:table-cell>
          <table:table-cell table:formula="of:=TRUNC([.B318]/2)*[.$A$2]" office:value-type="float" office:value="50560" calcext:value-type="float">
            <text:p>50560</text:p>
          </table:table-cell>
          <table:table-cell table:formula="of:=BASE([.C318];2;16)" office:value-type="string" office:string-value="1100010110000000" calcext:value-type="string">
            <text:p>1100010110000000</text:p>
          </table:table-cell>
          <table:table-cell/>
          <table:table-cell table:formula="of:=[.C318]+[.$A$2]-1" office:value-type="float" office:value="50879" calcext:value-type="float">
            <text:p>50879</text:p>
          </table:table-cell>
          <table:table-cell table:style-name="ce2" table:formula="of:=BASE([.F318];2;16)" office:value-type="string" office:string-value="1100011010111111" calcext:value-type="string">
            <text:p>1100011010111111</text:p>
          </table:table-cell>
          <table:table-cell table:number-columns-repeated="1017"/>
        </table:table-row>
        <table:table-row table:style-name="ro1">
          <table:table-cell/>
          <table:table-cell table:formula="of:=[.B318]+1" office:value-type="float" office:value="317" calcext:value-type="float">
            <text:p>317</text:p>
          </table:table-cell>
          <table:table-cell table:formula="of:=TRUNC([.B319]/2)*[.$A$2]" office:value-type="float" office:value="50560" calcext:value-type="float">
            <text:p>50560</text:p>
          </table:table-cell>
          <table:table-cell table:formula="of:=BASE([.C319];2;16)" office:value-type="string" office:string-value="1100010110000000" calcext:value-type="string">
            <text:p>1100010110000000</text:p>
          </table:table-cell>
          <table:table-cell/>
          <table:table-cell table:formula="of:=[.C319]+[.$A$2]-1" office:value-type="float" office:value="50879" calcext:value-type="float">
            <text:p>50879</text:p>
          </table:table-cell>
          <table:table-cell table:style-name="ce2" table:formula="of:=BASE([.F319];2;16)" office:value-type="string" office:string-value="1100011010111111" calcext:value-type="string">
            <text:p>1100011010111111</text:p>
          </table:table-cell>
          <table:table-cell table:number-columns-repeated="1017"/>
        </table:table-row>
        <table:table-row table:style-name="ro1">
          <table:table-cell/>
          <table:table-cell table:formula="of:=[.B319]+1" office:value-type="float" office:value="318" calcext:value-type="float">
            <text:p>318</text:p>
          </table:table-cell>
          <table:table-cell table:formula="of:=TRUNC([.B320]/2)*[.$A$2]" office:value-type="float" office:value="50880" calcext:value-type="float">
            <text:p>50880</text:p>
          </table:table-cell>
          <table:table-cell table:formula="of:=BASE([.C320];2;16)" office:value-type="string" office:string-value="1100011011000000" calcext:value-type="string">
            <text:p>1100011011000000</text:p>
          </table:table-cell>
          <table:table-cell/>
          <table:table-cell table:formula="of:=[.C320]+[.$A$2]-1" office:value-type="float" office:value="51199" calcext:value-type="float">
            <text:p>51199</text:p>
          </table:table-cell>
          <table:table-cell table:style-name="ce2" table:formula="of:=BASE([.F320];2;16)" office:value-type="string" office:string-value="1100011111111111" calcext:value-type="string">
            <text:p>1100011111111111</text:p>
          </table:table-cell>
          <table:table-cell table:number-columns-repeated="1017"/>
        </table:table-row>
        <table:table-row table:style-name="ro1">
          <table:table-cell/>
          <table:table-cell table:formula="of:=[.B320]+1" office:value-type="float" office:value="319" calcext:value-type="float">
            <text:p>319</text:p>
          </table:table-cell>
          <table:table-cell table:formula="of:=TRUNC([.B321]/2)*[.$A$2]" office:value-type="float" office:value="50880" calcext:value-type="float">
            <text:p>50880</text:p>
          </table:table-cell>
          <table:table-cell table:formula="of:=BASE([.C321];2;16)" office:value-type="string" office:string-value="1100011011000000" calcext:value-type="string">
            <text:p>1100011011000000</text:p>
          </table:table-cell>
          <table:table-cell/>
          <table:table-cell table:formula="of:=[.C321]+[.$A$2]-1" office:value-type="float" office:value="51199" calcext:value-type="float">
            <text:p>51199</text:p>
          </table:table-cell>
          <table:table-cell table:style-name="ce2" table:formula="of:=BASE([.F321];2;16)" office:value-type="string" office:string-value="1100011111111111" calcext:value-type="string">
            <text:p>1100011111111111</text:p>
          </table:table-cell>
          <table:table-cell table:number-columns-repeated="1017"/>
        </table:table-row>
        <table:table-row table:style-name="ro1">
          <table:table-cell/>
          <table:table-cell table:formula="of:=[.B321]+1" office:value-type="float" office:value="320" calcext:value-type="float">
            <text:p>320</text:p>
          </table:table-cell>
          <table:table-cell table:formula="of:=TRUNC([.B322]/2)*[.$A$2]" office:value-type="float" office:value="51200" calcext:value-type="float">
            <text:p>51200</text:p>
          </table:table-cell>
          <table:table-cell table:formula="of:=BASE([.C322];2;16)" office:value-type="string" office:string-value="1100100000000000" calcext:value-type="string">
            <text:p>1100100000000000</text:p>
          </table:table-cell>
          <table:table-cell/>
          <table:table-cell table:formula="of:=[.C322]+[.$A$2]-1" office:value-type="float" office:value="51519" calcext:value-type="float">
            <text:p>51519</text:p>
          </table:table-cell>
          <table:table-cell table:style-name="ce2" table:formula="of:=BASE([.F322];2;16)" office:value-type="string" office:string-value="1100100100111111" calcext:value-type="string">
            <text:p>1100100100111111</text:p>
          </table:table-cell>
          <table:table-cell table:number-columns-repeated="1017"/>
        </table:table-row>
        <table:table-row table:style-name="ro1">
          <table:table-cell/>
          <table:table-cell table:formula="of:=[.B322]+1" office:value-type="float" office:value="321" calcext:value-type="float">
            <text:p>321</text:p>
          </table:table-cell>
          <table:table-cell table:formula="of:=TRUNC([.B323]/2)*[.$A$2]" office:value-type="float" office:value="51200" calcext:value-type="float">
            <text:p>51200</text:p>
          </table:table-cell>
          <table:table-cell table:formula="of:=BASE([.C323];2;16)" office:value-type="string" office:string-value="1100100000000000" calcext:value-type="string">
            <text:p>1100100000000000</text:p>
          </table:table-cell>
          <table:table-cell/>
          <table:table-cell table:formula="of:=[.C323]+[.$A$2]-1" office:value-type="float" office:value="51519" calcext:value-type="float">
            <text:p>51519</text:p>
          </table:table-cell>
          <table:table-cell table:style-name="ce2" table:formula="of:=BASE([.F323];2;16)" office:value-type="string" office:string-value="1100100100111111" calcext:value-type="string">
            <text:p>1100100100111111</text:p>
          </table:table-cell>
          <table:table-cell table:number-columns-repeated="1017"/>
        </table:table-row>
        <table:table-row table:style-name="ro1">
          <table:table-cell/>
          <table:table-cell table:formula="of:=[.B323]+1" office:value-type="float" office:value="322" calcext:value-type="float">
            <text:p>322</text:p>
          </table:table-cell>
          <table:table-cell table:formula="of:=TRUNC([.B324]/2)*[.$A$2]" office:value-type="float" office:value="51520" calcext:value-type="float">
            <text:p>51520</text:p>
          </table:table-cell>
          <table:table-cell table:formula="of:=BASE([.C324];2;16)" office:value-type="string" office:string-value="1100100101000000" calcext:value-type="string">
            <text:p>1100100101000000</text:p>
          </table:table-cell>
          <table:table-cell/>
          <table:table-cell table:formula="of:=[.C324]+[.$A$2]-1" office:value-type="float" office:value="51839" calcext:value-type="float">
            <text:p>51839</text:p>
          </table:table-cell>
          <table:table-cell table:style-name="ce2" table:formula="of:=BASE([.F324];2;16)" office:value-type="string" office:string-value="1100101001111111" calcext:value-type="string">
            <text:p>1100101001111111</text:p>
          </table:table-cell>
          <table:table-cell table:number-columns-repeated="1017"/>
        </table:table-row>
        <table:table-row table:style-name="ro1">
          <table:table-cell/>
          <table:table-cell table:formula="of:=[.B324]+1" office:value-type="float" office:value="323" calcext:value-type="float">
            <text:p>323</text:p>
          </table:table-cell>
          <table:table-cell table:formula="of:=TRUNC([.B325]/2)*[.$A$2]" office:value-type="float" office:value="51520" calcext:value-type="float">
            <text:p>51520</text:p>
          </table:table-cell>
          <table:table-cell table:formula="of:=BASE([.C325];2;16)" office:value-type="string" office:string-value="1100100101000000" calcext:value-type="string">
            <text:p>1100100101000000</text:p>
          </table:table-cell>
          <table:table-cell/>
          <table:table-cell table:formula="of:=[.C325]+[.$A$2]-1" office:value-type="float" office:value="51839" calcext:value-type="float">
            <text:p>51839</text:p>
          </table:table-cell>
          <table:table-cell table:style-name="ce2" table:formula="of:=BASE([.F325];2;16)" office:value-type="string" office:string-value="1100101001111111" calcext:value-type="string">
            <text:p>1100101001111111</text:p>
          </table:table-cell>
          <table:table-cell table:number-columns-repeated="1017"/>
        </table:table-row>
        <table:table-row table:style-name="ro1">
          <table:table-cell/>
          <table:table-cell table:formula="of:=[.B325]+1" office:value-type="float" office:value="324" calcext:value-type="float">
            <text:p>324</text:p>
          </table:table-cell>
          <table:table-cell table:formula="of:=TRUNC([.B326]/2)*[.$A$2]" office:value-type="float" office:value="51840" calcext:value-type="float">
            <text:p>51840</text:p>
          </table:table-cell>
          <table:table-cell table:formula="of:=BASE([.C326];2;16)" office:value-type="string" office:string-value="1100101010000000" calcext:value-type="string">
            <text:p>1100101010000000</text:p>
          </table:table-cell>
          <table:table-cell/>
          <table:table-cell table:formula="of:=[.C326]+[.$A$2]-1" office:value-type="float" office:value="52159" calcext:value-type="float">
            <text:p>52159</text:p>
          </table:table-cell>
          <table:table-cell table:style-name="ce2" table:formula="of:=BASE([.F326];2;16)" office:value-type="string" office:string-value="1100101110111111" calcext:value-type="string">
            <text:p>1100101110111111</text:p>
          </table:table-cell>
          <table:table-cell table:number-columns-repeated="1017"/>
        </table:table-row>
        <table:table-row table:style-name="ro1">
          <table:table-cell/>
          <table:table-cell table:formula="of:=[.B326]+1" office:value-type="float" office:value="325" calcext:value-type="float">
            <text:p>325</text:p>
          </table:table-cell>
          <table:table-cell table:formula="of:=TRUNC([.B327]/2)*[.$A$2]" office:value-type="float" office:value="51840" calcext:value-type="float">
            <text:p>51840</text:p>
          </table:table-cell>
          <table:table-cell table:formula="of:=BASE([.C327];2;16)" office:value-type="string" office:string-value="1100101010000000" calcext:value-type="string">
            <text:p>1100101010000000</text:p>
          </table:table-cell>
          <table:table-cell/>
          <table:table-cell table:formula="of:=[.C327]+[.$A$2]-1" office:value-type="float" office:value="52159" calcext:value-type="float">
            <text:p>52159</text:p>
          </table:table-cell>
          <table:table-cell table:style-name="ce2" table:formula="of:=BASE([.F327];2;16)" office:value-type="string" office:string-value="1100101110111111" calcext:value-type="string">
            <text:p>1100101110111111</text:p>
          </table:table-cell>
          <table:table-cell table:number-columns-repeated="1017"/>
        </table:table-row>
        <table:table-row table:style-name="ro1">
          <table:table-cell/>
          <table:table-cell table:formula="of:=[.B327]+1" office:value-type="float" office:value="326" calcext:value-type="float">
            <text:p>326</text:p>
          </table:table-cell>
          <table:table-cell table:formula="of:=TRUNC([.B328]/2)*[.$A$2]" office:value-type="float" office:value="52160" calcext:value-type="float">
            <text:p>52160</text:p>
          </table:table-cell>
          <table:table-cell table:formula="of:=BASE([.C328];2;16)" office:value-type="string" office:string-value="1100101111000000" calcext:value-type="string">
            <text:p>1100101111000000</text:p>
          </table:table-cell>
          <table:table-cell/>
          <table:table-cell table:formula="of:=[.C328]+[.$A$2]-1" office:value-type="float" office:value="52479" calcext:value-type="float">
            <text:p>52479</text:p>
          </table:table-cell>
          <table:table-cell table:style-name="ce2" table:formula="of:=BASE([.F328];2;16)" office:value-type="string" office:string-value="1100110011111111" calcext:value-type="string">
            <text:p>1100110011111111</text:p>
          </table:table-cell>
          <table:table-cell table:number-columns-repeated="1017"/>
        </table:table-row>
        <table:table-row table:style-name="ro1">
          <table:table-cell/>
          <table:table-cell table:formula="of:=[.B328]+1" office:value-type="float" office:value="327" calcext:value-type="float">
            <text:p>327</text:p>
          </table:table-cell>
          <table:table-cell table:formula="of:=TRUNC([.B329]/2)*[.$A$2]" office:value-type="float" office:value="52160" calcext:value-type="float">
            <text:p>52160</text:p>
          </table:table-cell>
          <table:table-cell table:formula="of:=BASE([.C329];2;16)" office:value-type="string" office:string-value="1100101111000000" calcext:value-type="string">
            <text:p>1100101111000000</text:p>
          </table:table-cell>
          <table:table-cell/>
          <table:table-cell table:formula="of:=[.C329]+[.$A$2]-1" office:value-type="float" office:value="52479" calcext:value-type="float">
            <text:p>52479</text:p>
          </table:table-cell>
          <table:table-cell table:style-name="ce2" table:formula="of:=BASE([.F329];2;16)" office:value-type="string" office:string-value="1100110011111111" calcext:value-type="string">
            <text:p>1100110011111111</text:p>
          </table:table-cell>
          <table:table-cell table:number-columns-repeated="1017"/>
        </table:table-row>
        <table:table-row table:style-name="ro1">
          <table:table-cell/>
          <table:table-cell table:formula="of:=[.B329]+1" office:value-type="float" office:value="328" calcext:value-type="float">
            <text:p>328</text:p>
          </table:table-cell>
          <table:table-cell table:formula="of:=TRUNC([.B330]/2)*[.$A$2]" office:value-type="float" office:value="52480" calcext:value-type="float">
            <text:p>52480</text:p>
          </table:table-cell>
          <table:table-cell table:formula="of:=BASE([.C330];2;16)" office:value-type="string" office:string-value="1100110100000000" calcext:value-type="string">
            <text:p>1100110100000000</text:p>
          </table:table-cell>
          <table:table-cell/>
          <table:table-cell table:formula="of:=[.C330]+[.$A$2]-1" office:value-type="float" office:value="52799" calcext:value-type="float">
            <text:p>52799</text:p>
          </table:table-cell>
          <table:table-cell table:style-name="ce2" table:formula="of:=BASE([.F330];2;16)" office:value-type="string" office:string-value="1100111000111111" calcext:value-type="string">
            <text:p>1100111000111111</text:p>
          </table:table-cell>
          <table:table-cell table:number-columns-repeated="1017"/>
        </table:table-row>
        <table:table-row table:style-name="ro1">
          <table:table-cell/>
          <table:table-cell table:formula="of:=[.B330]+1" office:value-type="float" office:value="329" calcext:value-type="float">
            <text:p>329</text:p>
          </table:table-cell>
          <table:table-cell table:formula="of:=TRUNC([.B331]/2)*[.$A$2]" office:value-type="float" office:value="52480" calcext:value-type="float">
            <text:p>52480</text:p>
          </table:table-cell>
          <table:table-cell table:formula="of:=BASE([.C331];2;16)" office:value-type="string" office:string-value="1100110100000000" calcext:value-type="string">
            <text:p>1100110100000000</text:p>
          </table:table-cell>
          <table:table-cell/>
          <table:table-cell table:formula="of:=[.C331]+[.$A$2]-1" office:value-type="float" office:value="52799" calcext:value-type="float">
            <text:p>52799</text:p>
          </table:table-cell>
          <table:table-cell table:style-name="ce2" table:formula="of:=BASE([.F331];2;16)" office:value-type="string" office:string-value="1100111000111111" calcext:value-type="string">
            <text:p>1100111000111111</text:p>
          </table:table-cell>
          <table:table-cell table:number-columns-repeated="1017"/>
        </table:table-row>
        <table:table-row table:style-name="ro1">
          <table:table-cell/>
          <table:table-cell table:formula="of:=[.B331]+1" office:value-type="float" office:value="330" calcext:value-type="float">
            <text:p>330</text:p>
          </table:table-cell>
          <table:table-cell table:formula="of:=TRUNC([.B332]/2)*[.$A$2]" office:value-type="float" office:value="52800" calcext:value-type="float">
            <text:p>52800</text:p>
          </table:table-cell>
          <table:table-cell table:formula="of:=BASE([.C332];2;16)" office:value-type="string" office:string-value="1100111001000000" calcext:value-type="string">
            <text:p>1100111001000000</text:p>
          </table:table-cell>
          <table:table-cell/>
          <table:table-cell table:formula="of:=[.C332]+[.$A$2]-1" office:value-type="float" office:value="53119" calcext:value-type="float">
            <text:p>53119</text:p>
          </table:table-cell>
          <table:table-cell table:style-name="ce2" table:formula="of:=BASE([.F332];2;16)" office:value-type="string" office:string-value="1100111101111111" calcext:value-type="string">
            <text:p>1100111101111111</text:p>
          </table:table-cell>
          <table:table-cell table:number-columns-repeated="1017"/>
        </table:table-row>
        <table:table-row table:style-name="ro1">
          <table:table-cell/>
          <table:table-cell table:formula="of:=[.B332]+1" office:value-type="float" office:value="331" calcext:value-type="float">
            <text:p>331</text:p>
          </table:table-cell>
          <table:table-cell table:formula="of:=TRUNC([.B333]/2)*[.$A$2]" office:value-type="float" office:value="52800" calcext:value-type="float">
            <text:p>52800</text:p>
          </table:table-cell>
          <table:table-cell table:formula="of:=BASE([.C333];2;16)" office:value-type="string" office:string-value="1100111001000000" calcext:value-type="string">
            <text:p>1100111001000000</text:p>
          </table:table-cell>
          <table:table-cell/>
          <table:table-cell table:formula="of:=[.C333]+[.$A$2]-1" office:value-type="float" office:value="53119" calcext:value-type="float">
            <text:p>53119</text:p>
          </table:table-cell>
          <table:table-cell table:style-name="ce2" table:formula="of:=BASE([.F333];2;16)" office:value-type="string" office:string-value="1100111101111111" calcext:value-type="string">
            <text:p>1100111101111111</text:p>
          </table:table-cell>
          <table:table-cell table:number-columns-repeated="1017"/>
        </table:table-row>
        <table:table-row table:style-name="ro1">
          <table:table-cell/>
          <table:table-cell table:formula="of:=[.B333]+1" office:value-type="float" office:value="332" calcext:value-type="float">
            <text:p>332</text:p>
          </table:table-cell>
          <table:table-cell table:formula="of:=TRUNC([.B334]/2)*[.$A$2]" office:value-type="float" office:value="53120" calcext:value-type="float">
            <text:p>53120</text:p>
          </table:table-cell>
          <table:table-cell table:formula="of:=BASE([.C334];2;16)" office:value-type="string" office:string-value="1100111110000000" calcext:value-type="string">
            <text:p>1100111110000000</text:p>
          </table:table-cell>
          <table:table-cell/>
          <table:table-cell table:formula="of:=[.C334]+[.$A$2]-1" office:value-type="float" office:value="53439" calcext:value-type="float">
            <text:p>53439</text:p>
          </table:table-cell>
          <table:table-cell table:style-name="ce2" table:formula="of:=BASE([.F334];2;16)" office:value-type="string" office:string-value="1101000010111111" calcext:value-type="string">
            <text:p>1101000010111111</text:p>
          </table:table-cell>
          <table:table-cell table:number-columns-repeated="1017"/>
        </table:table-row>
        <table:table-row table:style-name="ro1">
          <table:table-cell/>
          <table:table-cell table:formula="of:=[.B334]+1" office:value-type="float" office:value="333" calcext:value-type="float">
            <text:p>333</text:p>
          </table:table-cell>
          <table:table-cell table:formula="of:=TRUNC([.B335]/2)*[.$A$2]" office:value-type="float" office:value="53120" calcext:value-type="float">
            <text:p>53120</text:p>
          </table:table-cell>
          <table:table-cell table:formula="of:=BASE([.C335];2;16)" office:value-type="string" office:string-value="1100111110000000" calcext:value-type="string">
            <text:p>1100111110000000</text:p>
          </table:table-cell>
          <table:table-cell/>
          <table:table-cell table:formula="of:=[.C335]+[.$A$2]-1" office:value-type="float" office:value="53439" calcext:value-type="float">
            <text:p>53439</text:p>
          </table:table-cell>
          <table:table-cell table:style-name="ce2" table:formula="of:=BASE([.F335];2;16)" office:value-type="string" office:string-value="1101000010111111" calcext:value-type="string">
            <text:p>1101000010111111</text:p>
          </table:table-cell>
          <table:table-cell table:number-columns-repeated="1017"/>
        </table:table-row>
        <table:table-row table:style-name="ro1">
          <table:table-cell/>
          <table:table-cell table:formula="of:=[.B335]+1" office:value-type="float" office:value="334" calcext:value-type="float">
            <text:p>334</text:p>
          </table:table-cell>
          <table:table-cell table:formula="of:=TRUNC([.B336]/2)*[.$A$2]" office:value-type="float" office:value="53440" calcext:value-type="float">
            <text:p>53440</text:p>
          </table:table-cell>
          <table:table-cell table:formula="of:=BASE([.C336];2;16)" office:value-type="string" office:string-value="1101000011000000" calcext:value-type="string">
            <text:p>1101000011000000</text:p>
          </table:table-cell>
          <table:table-cell/>
          <table:table-cell table:formula="of:=[.C336]+[.$A$2]-1" office:value-type="float" office:value="53759" calcext:value-type="float">
            <text:p>53759</text:p>
          </table:table-cell>
          <table:table-cell table:style-name="ce2" table:formula="of:=BASE([.F336];2;16)" office:value-type="string" office:string-value="1101000111111111" calcext:value-type="string">
            <text:p>1101000111111111</text:p>
          </table:table-cell>
          <table:table-cell table:number-columns-repeated="1017"/>
        </table:table-row>
        <table:table-row table:style-name="ro1">
          <table:table-cell/>
          <table:table-cell table:formula="of:=[.B336]+1" office:value-type="float" office:value="335" calcext:value-type="float">
            <text:p>335</text:p>
          </table:table-cell>
          <table:table-cell table:formula="of:=TRUNC([.B337]/2)*[.$A$2]" office:value-type="float" office:value="53440" calcext:value-type="float">
            <text:p>53440</text:p>
          </table:table-cell>
          <table:table-cell table:formula="of:=BASE([.C337];2;16)" office:value-type="string" office:string-value="1101000011000000" calcext:value-type="string">
            <text:p>1101000011000000</text:p>
          </table:table-cell>
          <table:table-cell/>
          <table:table-cell table:formula="of:=[.C337]+[.$A$2]-1" office:value-type="float" office:value="53759" calcext:value-type="float">
            <text:p>53759</text:p>
          </table:table-cell>
          <table:table-cell table:style-name="ce2" table:formula="of:=BASE([.F337];2;16)" office:value-type="string" office:string-value="1101000111111111" calcext:value-type="string">
            <text:p>1101000111111111</text:p>
          </table:table-cell>
          <table:table-cell table:number-columns-repeated="1017"/>
        </table:table-row>
        <table:table-row table:style-name="ro1">
          <table:table-cell/>
          <table:table-cell table:formula="of:=[.B337]+1" office:value-type="float" office:value="336" calcext:value-type="float">
            <text:p>336</text:p>
          </table:table-cell>
          <table:table-cell table:formula="of:=TRUNC([.B338]/2)*[.$A$2]" office:value-type="float" office:value="53760" calcext:value-type="float">
            <text:p>53760</text:p>
          </table:table-cell>
          <table:table-cell table:formula="of:=BASE([.C338];2;16)" office:value-type="string" office:string-value="1101001000000000" calcext:value-type="string">
            <text:p>1101001000000000</text:p>
          </table:table-cell>
          <table:table-cell/>
          <table:table-cell table:formula="of:=[.C338]+[.$A$2]-1" office:value-type="float" office:value="54079" calcext:value-type="float">
            <text:p>54079</text:p>
          </table:table-cell>
          <table:table-cell table:style-name="ce2" table:formula="of:=BASE([.F338];2;16)" office:value-type="string" office:string-value="1101001100111111" calcext:value-type="string">
            <text:p>1101001100111111</text:p>
          </table:table-cell>
          <table:table-cell table:number-columns-repeated="1017"/>
        </table:table-row>
        <table:table-row table:style-name="ro1">
          <table:table-cell/>
          <table:table-cell table:formula="of:=[.B338]+1" office:value-type="float" office:value="337" calcext:value-type="float">
            <text:p>337</text:p>
          </table:table-cell>
          <table:table-cell table:formula="of:=TRUNC([.B339]/2)*[.$A$2]" office:value-type="float" office:value="53760" calcext:value-type="float">
            <text:p>53760</text:p>
          </table:table-cell>
          <table:table-cell table:formula="of:=BASE([.C339];2;16)" office:value-type="string" office:string-value="1101001000000000" calcext:value-type="string">
            <text:p>1101001000000000</text:p>
          </table:table-cell>
          <table:table-cell/>
          <table:table-cell table:formula="of:=[.C339]+[.$A$2]-1" office:value-type="float" office:value="54079" calcext:value-type="float">
            <text:p>54079</text:p>
          </table:table-cell>
          <table:table-cell table:style-name="ce2" table:formula="of:=BASE([.F339];2;16)" office:value-type="string" office:string-value="1101001100111111" calcext:value-type="string">
            <text:p>1101001100111111</text:p>
          </table:table-cell>
          <table:table-cell table:number-columns-repeated="1017"/>
        </table:table-row>
        <table:table-row table:style-name="ro1">
          <table:table-cell/>
          <table:table-cell table:formula="of:=[.B339]+1" office:value-type="float" office:value="338" calcext:value-type="float">
            <text:p>338</text:p>
          </table:table-cell>
          <table:table-cell table:formula="of:=TRUNC([.B340]/2)*[.$A$2]" office:value-type="float" office:value="54080" calcext:value-type="float">
            <text:p>54080</text:p>
          </table:table-cell>
          <table:table-cell table:formula="of:=BASE([.C340];2;16)" office:value-type="string" office:string-value="1101001101000000" calcext:value-type="string">
            <text:p>1101001101000000</text:p>
          </table:table-cell>
          <table:table-cell/>
          <table:table-cell table:formula="of:=[.C340]+[.$A$2]-1" office:value-type="float" office:value="54399" calcext:value-type="float">
            <text:p>54399</text:p>
          </table:table-cell>
          <table:table-cell table:style-name="ce2" table:formula="of:=BASE([.F340];2;16)" office:value-type="string" office:string-value="1101010001111111" calcext:value-type="string">
            <text:p>1101010001111111</text:p>
          </table:table-cell>
          <table:table-cell table:number-columns-repeated="1017"/>
        </table:table-row>
        <table:table-row table:style-name="ro1">
          <table:table-cell/>
          <table:table-cell table:formula="of:=[.B340]+1" office:value-type="float" office:value="339" calcext:value-type="float">
            <text:p>339</text:p>
          </table:table-cell>
          <table:table-cell table:formula="of:=TRUNC([.B341]/2)*[.$A$2]" office:value-type="float" office:value="54080" calcext:value-type="float">
            <text:p>54080</text:p>
          </table:table-cell>
          <table:table-cell table:formula="of:=BASE([.C341];2;16)" office:value-type="string" office:string-value="1101001101000000" calcext:value-type="string">
            <text:p>1101001101000000</text:p>
          </table:table-cell>
          <table:table-cell/>
          <table:table-cell table:formula="of:=[.C341]+[.$A$2]-1" office:value-type="float" office:value="54399" calcext:value-type="float">
            <text:p>54399</text:p>
          </table:table-cell>
          <table:table-cell table:style-name="ce2" table:formula="of:=BASE([.F341];2;16)" office:value-type="string" office:string-value="1101010001111111" calcext:value-type="string">
            <text:p>1101010001111111</text:p>
          </table:table-cell>
          <table:table-cell table:number-columns-repeated="1017"/>
        </table:table-row>
        <table:table-row table:style-name="ro1">
          <table:table-cell/>
          <table:table-cell table:formula="of:=[.B341]+1" office:value-type="float" office:value="340" calcext:value-type="float">
            <text:p>340</text:p>
          </table:table-cell>
          <table:table-cell table:formula="of:=TRUNC([.B342]/2)*[.$A$2]" office:value-type="float" office:value="54400" calcext:value-type="float">
            <text:p>54400</text:p>
          </table:table-cell>
          <table:table-cell table:formula="of:=BASE([.C342];2;16)" office:value-type="string" office:string-value="1101010010000000" calcext:value-type="string">
            <text:p>1101010010000000</text:p>
          </table:table-cell>
          <table:table-cell/>
          <table:table-cell table:formula="of:=[.C342]+[.$A$2]-1" office:value-type="float" office:value="54719" calcext:value-type="float">
            <text:p>54719</text:p>
          </table:table-cell>
          <table:table-cell table:style-name="ce2" table:formula="of:=BASE([.F342];2;16)" office:value-type="string" office:string-value="1101010110111111" calcext:value-type="string">
            <text:p>1101010110111111</text:p>
          </table:table-cell>
          <table:table-cell table:number-columns-repeated="1017"/>
        </table:table-row>
        <table:table-row table:style-name="ro1">
          <table:table-cell/>
          <table:table-cell table:formula="of:=[.B342]+1" office:value-type="float" office:value="341" calcext:value-type="float">
            <text:p>341</text:p>
          </table:table-cell>
          <table:table-cell table:formula="of:=TRUNC([.B343]/2)*[.$A$2]" office:value-type="float" office:value="54400" calcext:value-type="float">
            <text:p>54400</text:p>
          </table:table-cell>
          <table:table-cell table:formula="of:=BASE([.C343];2;16)" office:value-type="string" office:string-value="1101010010000000" calcext:value-type="string">
            <text:p>1101010010000000</text:p>
          </table:table-cell>
          <table:table-cell/>
          <table:table-cell table:formula="of:=[.C343]+[.$A$2]-1" office:value-type="float" office:value="54719" calcext:value-type="float">
            <text:p>54719</text:p>
          </table:table-cell>
          <table:table-cell table:style-name="ce2" table:formula="of:=BASE([.F343];2;16)" office:value-type="string" office:string-value="1101010110111111" calcext:value-type="string">
            <text:p>1101010110111111</text:p>
          </table:table-cell>
          <table:table-cell table:number-columns-repeated="1017"/>
        </table:table-row>
        <table:table-row table:style-name="ro1">
          <table:table-cell/>
          <table:table-cell table:formula="of:=[.B343]+1" office:value-type="float" office:value="342" calcext:value-type="float">
            <text:p>342</text:p>
          </table:table-cell>
          <table:table-cell table:formula="of:=TRUNC([.B344]/2)*[.$A$2]" office:value-type="float" office:value="54720" calcext:value-type="float">
            <text:p>54720</text:p>
          </table:table-cell>
          <table:table-cell table:formula="of:=BASE([.C344];2;16)" office:value-type="string" office:string-value="1101010111000000" calcext:value-type="string">
            <text:p>1101010111000000</text:p>
          </table:table-cell>
          <table:table-cell/>
          <table:table-cell table:formula="of:=[.C344]+[.$A$2]-1" office:value-type="float" office:value="55039" calcext:value-type="float">
            <text:p>55039</text:p>
          </table:table-cell>
          <table:table-cell table:style-name="ce2" table:formula="of:=BASE([.F344];2;16)" office:value-type="string" office:string-value="1101011011111111" calcext:value-type="string">
            <text:p>1101011011111111</text:p>
          </table:table-cell>
          <table:table-cell table:number-columns-repeated="1017"/>
        </table:table-row>
        <table:table-row table:style-name="ro1">
          <table:table-cell/>
          <table:table-cell table:formula="of:=[.B344]+1" office:value-type="float" office:value="343" calcext:value-type="float">
            <text:p>343</text:p>
          </table:table-cell>
          <table:table-cell table:formula="of:=TRUNC([.B345]/2)*[.$A$2]" office:value-type="float" office:value="54720" calcext:value-type="float">
            <text:p>54720</text:p>
          </table:table-cell>
          <table:table-cell table:formula="of:=BASE([.C345];2;16)" office:value-type="string" office:string-value="1101010111000000" calcext:value-type="string">
            <text:p>1101010111000000</text:p>
          </table:table-cell>
          <table:table-cell/>
          <table:table-cell table:formula="of:=[.C345]+[.$A$2]-1" office:value-type="float" office:value="55039" calcext:value-type="float">
            <text:p>55039</text:p>
          </table:table-cell>
          <table:table-cell table:style-name="ce2" table:formula="of:=BASE([.F345];2;16)" office:value-type="string" office:string-value="1101011011111111" calcext:value-type="string">
            <text:p>1101011011111111</text:p>
          </table:table-cell>
          <table:table-cell table:number-columns-repeated="1017"/>
        </table:table-row>
        <table:table-row table:style-name="ro1">
          <table:table-cell/>
          <table:table-cell table:formula="of:=[.B345]+1" office:value-type="float" office:value="344" calcext:value-type="float">
            <text:p>344</text:p>
          </table:table-cell>
          <table:table-cell table:formula="of:=TRUNC([.B346]/2)*[.$A$2]" office:value-type="float" office:value="55040" calcext:value-type="float">
            <text:p>55040</text:p>
          </table:table-cell>
          <table:table-cell table:formula="of:=BASE([.C346];2;16)" office:value-type="string" office:string-value="1101011100000000" calcext:value-type="string">
            <text:p>1101011100000000</text:p>
          </table:table-cell>
          <table:table-cell/>
          <table:table-cell table:formula="of:=[.C346]+[.$A$2]-1" office:value-type="float" office:value="55359" calcext:value-type="float">
            <text:p>55359</text:p>
          </table:table-cell>
          <table:table-cell table:style-name="ce2" table:formula="of:=BASE([.F346];2;16)" office:value-type="string" office:string-value="1101100000111111" calcext:value-type="string">
            <text:p>1101100000111111</text:p>
          </table:table-cell>
          <table:table-cell table:number-columns-repeated="1017"/>
        </table:table-row>
        <table:table-row table:style-name="ro1">
          <table:table-cell/>
          <table:table-cell table:formula="of:=[.B346]+1" office:value-type="float" office:value="345" calcext:value-type="float">
            <text:p>345</text:p>
          </table:table-cell>
          <table:table-cell table:formula="of:=TRUNC([.B347]/2)*[.$A$2]" office:value-type="float" office:value="55040" calcext:value-type="float">
            <text:p>55040</text:p>
          </table:table-cell>
          <table:table-cell table:formula="of:=BASE([.C347];2;16)" office:value-type="string" office:string-value="1101011100000000" calcext:value-type="string">
            <text:p>1101011100000000</text:p>
          </table:table-cell>
          <table:table-cell/>
          <table:table-cell table:formula="of:=[.C347]+[.$A$2]-1" office:value-type="float" office:value="55359" calcext:value-type="float">
            <text:p>55359</text:p>
          </table:table-cell>
          <table:table-cell table:style-name="ce2" table:formula="of:=BASE([.F347];2;16)" office:value-type="string" office:string-value="1101100000111111" calcext:value-type="string">
            <text:p>1101100000111111</text:p>
          </table:table-cell>
          <table:table-cell table:number-columns-repeated="1017"/>
        </table:table-row>
        <table:table-row table:style-name="ro1">
          <table:table-cell/>
          <table:table-cell table:formula="of:=[.B347]+1" office:value-type="float" office:value="346" calcext:value-type="float">
            <text:p>346</text:p>
          </table:table-cell>
          <table:table-cell table:formula="of:=TRUNC([.B348]/2)*[.$A$2]" office:value-type="float" office:value="55360" calcext:value-type="float">
            <text:p>55360</text:p>
          </table:table-cell>
          <table:table-cell table:formula="of:=BASE([.C348];2;16)" office:value-type="string" office:string-value="1101100001000000" calcext:value-type="string">
            <text:p>1101100001000000</text:p>
          </table:table-cell>
          <table:table-cell/>
          <table:table-cell table:formula="of:=[.C348]+[.$A$2]-1" office:value-type="float" office:value="55679" calcext:value-type="float">
            <text:p>55679</text:p>
          </table:table-cell>
          <table:table-cell table:style-name="ce2" table:formula="of:=BASE([.F348];2;16)" office:value-type="string" office:string-value="1101100101111111" calcext:value-type="string">
            <text:p>1101100101111111</text:p>
          </table:table-cell>
          <table:table-cell table:number-columns-repeated="1017"/>
        </table:table-row>
        <table:table-row table:style-name="ro1">
          <table:table-cell/>
          <table:table-cell table:formula="of:=[.B348]+1" office:value-type="float" office:value="347" calcext:value-type="float">
            <text:p>347</text:p>
          </table:table-cell>
          <table:table-cell table:formula="of:=TRUNC([.B349]/2)*[.$A$2]" office:value-type="float" office:value="55360" calcext:value-type="float">
            <text:p>55360</text:p>
          </table:table-cell>
          <table:table-cell table:formula="of:=BASE([.C349];2;16)" office:value-type="string" office:string-value="1101100001000000" calcext:value-type="string">
            <text:p>1101100001000000</text:p>
          </table:table-cell>
          <table:table-cell/>
          <table:table-cell table:formula="of:=[.C349]+[.$A$2]-1" office:value-type="float" office:value="55679" calcext:value-type="float">
            <text:p>55679</text:p>
          </table:table-cell>
          <table:table-cell table:style-name="ce2" table:formula="of:=BASE([.F349];2;16)" office:value-type="string" office:string-value="1101100101111111" calcext:value-type="string">
            <text:p>1101100101111111</text:p>
          </table:table-cell>
          <table:table-cell table:number-columns-repeated="1017"/>
        </table:table-row>
        <table:table-row table:style-name="ro1">
          <table:table-cell/>
          <table:table-cell table:formula="of:=[.B349]+1" office:value-type="float" office:value="348" calcext:value-type="float">
            <text:p>348</text:p>
          </table:table-cell>
          <table:table-cell table:formula="of:=TRUNC([.B350]/2)*[.$A$2]" office:value-type="float" office:value="55680" calcext:value-type="float">
            <text:p>55680</text:p>
          </table:table-cell>
          <table:table-cell table:formula="of:=BASE([.C350];2;16)" office:value-type="string" office:string-value="1101100110000000" calcext:value-type="string">
            <text:p>1101100110000000</text:p>
          </table:table-cell>
          <table:table-cell/>
          <table:table-cell table:formula="of:=[.C350]+[.$A$2]-1" office:value-type="float" office:value="55999" calcext:value-type="float">
            <text:p>55999</text:p>
          </table:table-cell>
          <table:table-cell table:style-name="ce2" table:formula="of:=BASE([.F350];2;16)" office:value-type="string" office:string-value="1101101010111111" calcext:value-type="string">
            <text:p>1101101010111111</text:p>
          </table:table-cell>
          <table:table-cell table:number-columns-repeated="1017"/>
        </table:table-row>
        <table:table-row table:style-name="ro1">
          <table:table-cell/>
          <table:table-cell table:formula="of:=[.B350]+1" office:value-type="float" office:value="349" calcext:value-type="float">
            <text:p>349</text:p>
          </table:table-cell>
          <table:table-cell table:formula="of:=TRUNC([.B351]/2)*[.$A$2]" office:value-type="float" office:value="55680" calcext:value-type="float">
            <text:p>55680</text:p>
          </table:table-cell>
          <table:table-cell table:formula="of:=BASE([.C351];2;16)" office:value-type="string" office:string-value="1101100110000000" calcext:value-type="string">
            <text:p>1101100110000000</text:p>
          </table:table-cell>
          <table:table-cell/>
          <table:table-cell table:formula="of:=[.C351]+[.$A$2]-1" office:value-type="float" office:value="55999" calcext:value-type="float">
            <text:p>55999</text:p>
          </table:table-cell>
          <table:table-cell table:style-name="ce2" table:formula="of:=BASE([.F351];2;16)" office:value-type="string" office:string-value="1101101010111111" calcext:value-type="string">
            <text:p>1101101010111111</text:p>
          </table:table-cell>
          <table:table-cell table:number-columns-repeated="1017"/>
        </table:table-row>
        <table:table-row table:style-name="ro1">
          <table:table-cell/>
          <table:table-cell table:formula="of:=[.B351]+1" office:value-type="float" office:value="350" calcext:value-type="float">
            <text:p>350</text:p>
          </table:table-cell>
          <table:table-cell table:formula="of:=TRUNC([.B352]/2)*[.$A$2]" office:value-type="float" office:value="56000" calcext:value-type="float">
            <text:p>56000</text:p>
          </table:table-cell>
          <table:table-cell table:formula="of:=BASE([.C352];2;16)" office:value-type="string" office:string-value="1101101011000000" calcext:value-type="string">
            <text:p>1101101011000000</text:p>
          </table:table-cell>
          <table:table-cell/>
          <table:table-cell table:formula="of:=[.C352]+[.$A$2]-1" office:value-type="float" office:value="56319" calcext:value-type="float">
            <text:p>56319</text:p>
          </table:table-cell>
          <table:table-cell table:style-name="ce2" table:formula="of:=BASE([.F352];2;16)" office:value-type="string" office:string-value="1101101111111111" calcext:value-type="string">
            <text:p>1101101111111111</text:p>
          </table:table-cell>
          <table:table-cell table:number-columns-repeated="1017"/>
        </table:table-row>
        <table:table-row table:style-name="ro1">
          <table:table-cell/>
          <table:table-cell table:formula="of:=[.B352]+1" office:value-type="float" office:value="351" calcext:value-type="float">
            <text:p>351</text:p>
          </table:table-cell>
          <table:table-cell table:formula="of:=TRUNC([.B353]/2)*[.$A$2]" office:value-type="float" office:value="56000" calcext:value-type="float">
            <text:p>56000</text:p>
          </table:table-cell>
          <table:table-cell table:formula="of:=BASE([.C353];2;16)" office:value-type="string" office:string-value="1101101011000000" calcext:value-type="string">
            <text:p>1101101011000000</text:p>
          </table:table-cell>
          <table:table-cell/>
          <table:table-cell table:formula="of:=[.C353]+[.$A$2]-1" office:value-type="float" office:value="56319" calcext:value-type="float">
            <text:p>56319</text:p>
          </table:table-cell>
          <table:table-cell table:style-name="ce2" table:formula="of:=BASE([.F353];2;16)" office:value-type="string" office:string-value="1101101111111111" calcext:value-type="string">
            <text:p>1101101111111111</text:p>
          </table:table-cell>
          <table:table-cell table:number-columns-repeated="1017"/>
        </table:table-row>
        <table:table-row table:style-name="ro1">
          <table:table-cell/>
          <table:table-cell table:formula="of:=[.B353]+1" office:value-type="float" office:value="352" calcext:value-type="float">
            <text:p>352</text:p>
          </table:table-cell>
          <table:table-cell table:formula="of:=TRUNC([.B354]/2)*[.$A$2]" office:value-type="float" office:value="56320" calcext:value-type="float">
            <text:p>56320</text:p>
          </table:table-cell>
          <table:table-cell table:formula="of:=BASE([.C354];2;16)" office:value-type="string" office:string-value="1101110000000000" calcext:value-type="string">
            <text:p>1101110000000000</text:p>
          </table:table-cell>
          <table:table-cell/>
          <table:table-cell table:formula="of:=[.C354]+[.$A$2]-1" office:value-type="float" office:value="56639" calcext:value-type="float">
            <text:p>56639</text:p>
          </table:table-cell>
          <table:table-cell table:style-name="ce2" table:formula="of:=BASE([.F354];2;16)" office:value-type="string" office:string-value="1101110100111111" calcext:value-type="string">
            <text:p>1101110100111111</text:p>
          </table:table-cell>
          <table:table-cell table:number-columns-repeated="1017"/>
        </table:table-row>
        <table:table-row table:style-name="ro1">
          <table:table-cell/>
          <table:table-cell table:formula="of:=[.B354]+1" office:value-type="float" office:value="353" calcext:value-type="float">
            <text:p>353</text:p>
          </table:table-cell>
          <table:table-cell table:formula="of:=TRUNC([.B355]/2)*[.$A$2]" office:value-type="float" office:value="56320" calcext:value-type="float">
            <text:p>56320</text:p>
          </table:table-cell>
          <table:table-cell table:formula="of:=BASE([.C355];2;16)" office:value-type="string" office:string-value="1101110000000000" calcext:value-type="string">
            <text:p>1101110000000000</text:p>
          </table:table-cell>
          <table:table-cell/>
          <table:table-cell table:formula="of:=[.C355]+[.$A$2]-1" office:value-type="float" office:value="56639" calcext:value-type="float">
            <text:p>56639</text:p>
          </table:table-cell>
          <table:table-cell table:style-name="ce2" table:formula="of:=BASE([.F355];2;16)" office:value-type="string" office:string-value="1101110100111111" calcext:value-type="string">
            <text:p>1101110100111111</text:p>
          </table:table-cell>
          <table:table-cell table:number-columns-repeated="1017"/>
        </table:table-row>
        <table:table-row table:style-name="ro1">
          <table:table-cell/>
          <table:table-cell table:formula="of:=[.B355]+1" office:value-type="float" office:value="354" calcext:value-type="float">
            <text:p>354</text:p>
          </table:table-cell>
          <table:table-cell table:formula="of:=TRUNC([.B356]/2)*[.$A$2]" office:value-type="float" office:value="56640" calcext:value-type="float">
            <text:p>56640</text:p>
          </table:table-cell>
          <table:table-cell table:formula="of:=BASE([.C356];2;16)" office:value-type="string" office:string-value="1101110101000000" calcext:value-type="string">
            <text:p>1101110101000000</text:p>
          </table:table-cell>
          <table:table-cell/>
          <table:table-cell table:formula="of:=[.C356]+[.$A$2]-1" office:value-type="float" office:value="56959" calcext:value-type="float">
            <text:p>56959</text:p>
          </table:table-cell>
          <table:table-cell table:style-name="ce2" table:formula="of:=BASE([.F356];2;16)" office:value-type="string" office:string-value="1101111001111111" calcext:value-type="string">
            <text:p>1101111001111111</text:p>
          </table:table-cell>
          <table:table-cell table:number-columns-repeated="1017"/>
        </table:table-row>
        <table:table-row table:style-name="ro1">
          <table:table-cell/>
          <table:table-cell table:formula="of:=[.B356]+1" office:value-type="float" office:value="355" calcext:value-type="float">
            <text:p>355</text:p>
          </table:table-cell>
          <table:table-cell table:formula="of:=TRUNC([.B357]/2)*[.$A$2]" office:value-type="float" office:value="56640" calcext:value-type="float">
            <text:p>56640</text:p>
          </table:table-cell>
          <table:table-cell table:formula="of:=BASE([.C357];2;16)" office:value-type="string" office:string-value="1101110101000000" calcext:value-type="string">
            <text:p>1101110101000000</text:p>
          </table:table-cell>
          <table:table-cell/>
          <table:table-cell table:formula="of:=[.C357]+[.$A$2]-1" office:value-type="float" office:value="56959" calcext:value-type="float">
            <text:p>56959</text:p>
          </table:table-cell>
          <table:table-cell table:style-name="ce2" table:formula="of:=BASE([.F357];2;16)" office:value-type="string" office:string-value="1101111001111111" calcext:value-type="string">
            <text:p>1101111001111111</text:p>
          </table:table-cell>
          <table:table-cell table:number-columns-repeated="1017"/>
        </table:table-row>
        <table:table-row table:style-name="ro1">
          <table:table-cell/>
          <table:table-cell table:formula="of:=[.B357]+1" office:value-type="float" office:value="356" calcext:value-type="float">
            <text:p>356</text:p>
          </table:table-cell>
          <table:table-cell table:formula="of:=TRUNC([.B358]/2)*[.$A$2]" office:value-type="float" office:value="56960" calcext:value-type="float">
            <text:p>56960</text:p>
          </table:table-cell>
          <table:table-cell table:formula="of:=BASE([.C358];2;16)" office:value-type="string" office:string-value="1101111010000000" calcext:value-type="string">
            <text:p>1101111010000000</text:p>
          </table:table-cell>
          <table:table-cell/>
          <table:table-cell table:formula="of:=[.C358]+[.$A$2]-1" office:value-type="float" office:value="57279" calcext:value-type="float">
            <text:p>57279</text:p>
          </table:table-cell>
          <table:table-cell table:style-name="ce2" table:formula="of:=BASE([.F358];2;16)" office:value-type="string" office:string-value="1101111110111111" calcext:value-type="string">
            <text:p>1101111110111111</text:p>
          </table:table-cell>
          <table:table-cell table:number-columns-repeated="1017"/>
        </table:table-row>
        <table:table-row table:style-name="ro1">
          <table:table-cell/>
          <table:table-cell table:formula="of:=[.B358]+1" office:value-type="float" office:value="357" calcext:value-type="float">
            <text:p>357</text:p>
          </table:table-cell>
          <table:table-cell table:formula="of:=TRUNC([.B359]/2)*[.$A$2]" office:value-type="float" office:value="56960" calcext:value-type="float">
            <text:p>56960</text:p>
          </table:table-cell>
          <table:table-cell table:formula="of:=BASE([.C359];2;16)" office:value-type="string" office:string-value="1101111010000000" calcext:value-type="string">
            <text:p>1101111010000000</text:p>
          </table:table-cell>
          <table:table-cell/>
          <table:table-cell table:formula="of:=[.C359]+[.$A$2]-1" office:value-type="float" office:value="57279" calcext:value-type="float">
            <text:p>57279</text:p>
          </table:table-cell>
          <table:table-cell table:style-name="ce2" table:formula="of:=BASE([.F359];2;16)" office:value-type="string" office:string-value="1101111110111111" calcext:value-type="string">
            <text:p>1101111110111111</text:p>
          </table:table-cell>
          <table:table-cell table:number-columns-repeated="1017"/>
        </table:table-row>
        <table:table-row table:style-name="ro1">
          <table:table-cell/>
          <table:table-cell table:formula="of:=[.B359]+1" office:value-type="float" office:value="358" calcext:value-type="float">
            <text:p>358</text:p>
          </table:table-cell>
          <table:table-cell table:formula="of:=TRUNC([.B360]/2)*[.$A$2]" office:value-type="float" office:value="57280" calcext:value-type="float">
            <text:p>57280</text:p>
          </table:table-cell>
          <table:table-cell table:formula="of:=BASE([.C360];2;16)" office:value-type="string" office:string-value="1101111111000000" calcext:value-type="string">
            <text:p>1101111111000000</text:p>
          </table:table-cell>
          <table:table-cell/>
          <table:table-cell table:formula="of:=[.C360]+[.$A$2]-1" office:value-type="float" office:value="57599" calcext:value-type="float">
            <text:p>57599</text:p>
          </table:table-cell>
          <table:table-cell table:style-name="ce2" table:formula="of:=BASE([.F360];2;16)" office:value-type="string" office:string-value="1110000011111111" calcext:value-type="string">
            <text:p>1110000011111111</text:p>
          </table:table-cell>
          <table:table-cell table:number-columns-repeated="1017"/>
        </table:table-row>
        <table:table-row table:style-name="ro1">
          <table:table-cell/>
          <table:table-cell table:formula="of:=[.B360]+1" office:value-type="float" office:value="359" calcext:value-type="float">
            <text:p>359</text:p>
          </table:table-cell>
          <table:table-cell table:formula="of:=TRUNC([.B361]/2)*[.$A$2]" office:value-type="float" office:value="57280" calcext:value-type="float">
            <text:p>57280</text:p>
          </table:table-cell>
          <table:table-cell table:formula="of:=BASE([.C361];2;16)" office:value-type="string" office:string-value="1101111111000000" calcext:value-type="string">
            <text:p>1101111111000000</text:p>
          </table:table-cell>
          <table:table-cell/>
          <table:table-cell table:formula="of:=[.C361]+[.$A$2]-1" office:value-type="float" office:value="57599" calcext:value-type="float">
            <text:p>57599</text:p>
          </table:table-cell>
          <table:table-cell table:style-name="ce2" table:formula="of:=BASE([.F361];2;16)" office:value-type="string" office:string-value="1110000011111111" calcext:value-type="string">
            <text:p>1110000011111111</text:p>
          </table:table-cell>
          <table:table-cell table:number-columns-repeated="1017"/>
        </table:table-row>
        <table:table-row table:style-name="ro1">
          <table:table-cell/>
          <table:table-cell table:formula="of:=[.B361]+1" office:value-type="float" office:value="360" calcext:value-type="float">
            <text:p>360</text:p>
          </table:table-cell>
          <table:table-cell table:formula="of:=TRUNC([.B362]/2)*[.$A$2]" office:value-type="float" office:value="57600" calcext:value-type="float">
            <text:p>57600</text:p>
          </table:table-cell>
          <table:table-cell table:formula="of:=BASE([.C362];2;16)" office:value-type="string" office:string-value="1110000100000000" calcext:value-type="string">
            <text:p>1110000100000000</text:p>
          </table:table-cell>
          <table:table-cell/>
          <table:table-cell table:formula="of:=[.C362]+[.$A$2]-1" office:value-type="float" office:value="57919" calcext:value-type="float">
            <text:p>57919</text:p>
          </table:table-cell>
          <table:table-cell table:style-name="ce2" table:formula="of:=BASE([.F362];2;16)" office:value-type="string" office:string-value="1110001000111111" calcext:value-type="string">
            <text:p>1110001000111111</text:p>
          </table:table-cell>
          <table:table-cell table:number-columns-repeated="1017"/>
        </table:table-row>
        <table:table-row table:style-name="ro1">
          <table:table-cell/>
          <table:table-cell table:formula="of:=[.B362]+1" office:value-type="float" office:value="361" calcext:value-type="float">
            <text:p>361</text:p>
          </table:table-cell>
          <table:table-cell table:formula="of:=TRUNC([.B363]/2)*[.$A$2]" office:value-type="float" office:value="57600" calcext:value-type="float">
            <text:p>57600</text:p>
          </table:table-cell>
          <table:table-cell table:formula="of:=BASE([.C363];2;16)" office:value-type="string" office:string-value="1110000100000000" calcext:value-type="string">
            <text:p>1110000100000000</text:p>
          </table:table-cell>
          <table:table-cell/>
          <table:table-cell table:formula="of:=[.C363]+[.$A$2]-1" office:value-type="float" office:value="57919" calcext:value-type="float">
            <text:p>57919</text:p>
          </table:table-cell>
          <table:table-cell table:style-name="ce2" table:formula="of:=BASE([.F363];2;16)" office:value-type="string" office:string-value="1110001000111111" calcext:value-type="string">
            <text:p>1110001000111111</text:p>
          </table:table-cell>
          <table:table-cell table:number-columns-repeated="1017"/>
        </table:table-row>
        <table:table-row table:style-name="ro1">
          <table:table-cell/>
          <table:table-cell table:formula="of:=[.B363]+1" office:value-type="float" office:value="362" calcext:value-type="float">
            <text:p>362</text:p>
          </table:table-cell>
          <table:table-cell table:formula="of:=TRUNC([.B364]/2)*[.$A$2]" office:value-type="float" office:value="57920" calcext:value-type="float">
            <text:p>57920</text:p>
          </table:table-cell>
          <table:table-cell table:formula="of:=BASE([.C364];2;16)" office:value-type="string" office:string-value="1110001001000000" calcext:value-type="string">
            <text:p>1110001001000000</text:p>
          </table:table-cell>
          <table:table-cell/>
          <table:table-cell table:formula="of:=[.C364]+[.$A$2]-1" office:value-type="float" office:value="58239" calcext:value-type="float">
            <text:p>58239</text:p>
          </table:table-cell>
          <table:table-cell table:style-name="ce2" table:formula="of:=BASE([.F364];2;16)" office:value-type="string" office:string-value="1110001101111111" calcext:value-type="string">
            <text:p>1110001101111111</text:p>
          </table:table-cell>
          <table:table-cell table:number-columns-repeated="1017"/>
        </table:table-row>
        <table:table-row table:style-name="ro1">
          <table:table-cell/>
          <table:table-cell table:formula="of:=[.B364]+1" office:value-type="float" office:value="363" calcext:value-type="float">
            <text:p>363</text:p>
          </table:table-cell>
          <table:table-cell table:formula="of:=TRUNC([.B365]/2)*[.$A$2]" office:value-type="float" office:value="57920" calcext:value-type="float">
            <text:p>57920</text:p>
          </table:table-cell>
          <table:table-cell table:formula="of:=BASE([.C365];2;16)" office:value-type="string" office:string-value="1110001001000000" calcext:value-type="string">
            <text:p>1110001001000000</text:p>
          </table:table-cell>
          <table:table-cell/>
          <table:table-cell table:formula="of:=[.C365]+[.$A$2]-1" office:value-type="float" office:value="58239" calcext:value-type="float">
            <text:p>58239</text:p>
          </table:table-cell>
          <table:table-cell table:style-name="ce2" table:formula="of:=BASE([.F365];2;16)" office:value-type="string" office:string-value="1110001101111111" calcext:value-type="string">
            <text:p>1110001101111111</text:p>
          </table:table-cell>
          <table:table-cell table:number-columns-repeated="1017"/>
        </table:table-row>
        <table:table-row table:style-name="ro1">
          <table:table-cell/>
          <table:table-cell table:formula="of:=[.B365]+1" office:value-type="float" office:value="364" calcext:value-type="float">
            <text:p>364</text:p>
          </table:table-cell>
          <table:table-cell table:formula="of:=TRUNC([.B366]/2)*[.$A$2]" office:value-type="float" office:value="58240" calcext:value-type="float">
            <text:p>58240</text:p>
          </table:table-cell>
          <table:table-cell table:formula="of:=BASE([.C366];2;16)" office:value-type="string" office:string-value="1110001110000000" calcext:value-type="string">
            <text:p>1110001110000000</text:p>
          </table:table-cell>
          <table:table-cell/>
          <table:table-cell table:formula="of:=[.C366]+[.$A$2]-1" office:value-type="float" office:value="58559" calcext:value-type="float">
            <text:p>58559</text:p>
          </table:table-cell>
          <table:table-cell table:style-name="ce2" table:formula="of:=BASE([.F366];2;16)" office:value-type="string" office:string-value="1110010010111111" calcext:value-type="string">
            <text:p>1110010010111111</text:p>
          </table:table-cell>
          <table:table-cell table:number-columns-repeated="1017"/>
        </table:table-row>
        <table:table-row table:style-name="ro1">
          <table:table-cell/>
          <table:table-cell table:formula="of:=[.B366]+1" office:value-type="float" office:value="365" calcext:value-type="float">
            <text:p>365</text:p>
          </table:table-cell>
          <table:table-cell table:formula="of:=TRUNC([.B367]/2)*[.$A$2]" office:value-type="float" office:value="58240" calcext:value-type="float">
            <text:p>58240</text:p>
          </table:table-cell>
          <table:table-cell table:formula="of:=BASE([.C367];2;16)" office:value-type="string" office:string-value="1110001110000000" calcext:value-type="string">
            <text:p>1110001110000000</text:p>
          </table:table-cell>
          <table:table-cell/>
          <table:table-cell table:formula="of:=[.C367]+[.$A$2]-1" office:value-type="float" office:value="58559" calcext:value-type="float">
            <text:p>58559</text:p>
          </table:table-cell>
          <table:table-cell table:style-name="ce2" table:formula="of:=BASE([.F367];2;16)" office:value-type="string" office:string-value="1110010010111111" calcext:value-type="string">
            <text:p>1110010010111111</text:p>
          </table:table-cell>
          <table:table-cell table:number-columns-repeated="1017"/>
        </table:table-row>
        <table:table-row table:style-name="ro1">
          <table:table-cell/>
          <table:table-cell table:formula="of:=[.B367]+1" office:value-type="float" office:value="366" calcext:value-type="float">
            <text:p>366</text:p>
          </table:table-cell>
          <table:table-cell table:formula="of:=TRUNC([.B368]/2)*[.$A$2]" office:value-type="float" office:value="58560" calcext:value-type="float">
            <text:p>58560</text:p>
          </table:table-cell>
          <table:table-cell table:formula="of:=BASE([.C368];2;16)" office:value-type="string" office:string-value="1110010011000000" calcext:value-type="string">
            <text:p>1110010011000000</text:p>
          </table:table-cell>
          <table:table-cell/>
          <table:table-cell table:formula="of:=[.C368]+[.$A$2]-1" office:value-type="float" office:value="58879" calcext:value-type="float">
            <text:p>58879</text:p>
          </table:table-cell>
          <table:table-cell table:style-name="ce2" table:formula="of:=BASE([.F368];2;16)" office:value-type="string" office:string-value="1110010111111111" calcext:value-type="string">
            <text:p>1110010111111111</text:p>
          </table:table-cell>
          <table:table-cell table:number-columns-repeated="1017"/>
        </table:table-row>
        <table:table-row table:style-name="ro1">
          <table:table-cell/>
          <table:table-cell table:formula="of:=[.B368]+1" office:value-type="float" office:value="367" calcext:value-type="float">
            <text:p>367</text:p>
          </table:table-cell>
          <table:table-cell table:formula="of:=TRUNC([.B369]/2)*[.$A$2]" office:value-type="float" office:value="58560" calcext:value-type="float">
            <text:p>58560</text:p>
          </table:table-cell>
          <table:table-cell table:formula="of:=BASE([.C369];2;16)" office:value-type="string" office:string-value="1110010011000000" calcext:value-type="string">
            <text:p>1110010011000000</text:p>
          </table:table-cell>
          <table:table-cell/>
          <table:table-cell table:formula="of:=[.C369]+[.$A$2]-1" office:value-type="float" office:value="58879" calcext:value-type="float">
            <text:p>58879</text:p>
          </table:table-cell>
          <table:table-cell table:style-name="ce2" table:formula="of:=BASE([.F369];2;16)" office:value-type="string" office:string-value="1110010111111111" calcext:value-type="string">
            <text:p>1110010111111111</text:p>
          </table:table-cell>
          <table:table-cell table:number-columns-repeated="1017"/>
        </table:table-row>
        <table:table-row table:style-name="ro1">
          <table:table-cell/>
          <table:table-cell table:formula="of:=[.B369]+1" office:value-type="float" office:value="368" calcext:value-type="float">
            <text:p>368</text:p>
          </table:table-cell>
          <table:table-cell table:formula="of:=TRUNC([.B370]/2)*[.$A$2]" office:value-type="float" office:value="58880" calcext:value-type="float">
            <text:p>58880</text:p>
          </table:table-cell>
          <table:table-cell table:formula="of:=BASE([.C370];2;16)" office:value-type="string" office:string-value="1110011000000000" calcext:value-type="string">
            <text:p>1110011000000000</text:p>
          </table:table-cell>
          <table:table-cell/>
          <table:table-cell table:formula="of:=[.C370]+[.$A$2]-1" office:value-type="float" office:value="59199" calcext:value-type="float">
            <text:p>59199</text:p>
          </table:table-cell>
          <table:table-cell table:style-name="ce2" table:formula="of:=BASE([.F370];2;16)" office:value-type="string" office:string-value="1110011100111111" calcext:value-type="string">
            <text:p>1110011100111111</text:p>
          </table:table-cell>
          <table:table-cell table:number-columns-repeated="1017"/>
        </table:table-row>
        <table:table-row table:style-name="ro1">
          <table:table-cell/>
          <table:table-cell table:formula="of:=[.B370]+1" office:value-type="float" office:value="369" calcext:value-type="float">
            <text:p>369</text:p>
          </table:table-cell>
          <table:table-cell table:formula="of:=TRUNC([.B371]/2)*[.$A$2]" office:value-type="float" office:value="58880" calcext:value-type="float">
            <text:p>58880</text:p>
          </table:table-cell>
          <table:table-cell table:formula="of:=BASE([.C371];2;16)" office:value-type="string" office:string-value="1110011000000000" calcext:value-type="string">
            <text:p>1110011000000000</text:p>
          </table:table-cell>
          <table:table-cell/>
          <table:table-cell table:formula="of:=[.C371]+[.$A$2]-1" office:value-type="float" office:value="59199" calcext:value-type="float">
            <text:p>59199</text:p>
          </table:table-cell>
          <table:table-cell table:style-name="ce2" table:formula="of:=BASE([.F371];2;16)" office:value-type="string" office:string-value="1110011100111111" calcext:value-type="string">
            <text:p>1110011100111111</text:p>
          </table:table-cell>
          <table:table-cell table:number-columns-repeated="1017"/>
        </table:table-row>
        <table:table-row table:style-name="ro1">
          <table:table-cell/>
          <table:table-cell table:formula="of:=[.B371]+1" office:value-type="float" office:value="370" calcext:value-type="float">
            <text:p>370</text:p>
          </table:table-cell>
          <table:table-cell table:formula="of:=TRUNC([.B372]/2)*[.$A$2]" office:value-type="float" office:value="59200" calcext:value-type="float">
            <text:p>59200</text:p>
          </table:table-cell>
          <table:table-cell table:formula="of:=BASE([.C372];2;16)" office:value-type="string" office:string-value="1110011101000000" calcext:value-type="string">
            <text:p>1110011101000000</text:p>
          </table:table-cell>
          <table:table-cell/>
          <table:table-cell table:formula="of:=[.C372]+[.$A$2]-1" office:value-type="float" office:value="59519" calcext:value-type="float">
            <text:p>59519</text:p>
          </table:table-cell>
          <table:table-cell table:style-name="ce2" table:formula="of:=BASE([.F372];2;16)" office:value-type="string" office:string-value="1110100001111111" calcext:value-type="string">
            <text:p>1110100001111111</text:p>
          </table:table-cell>
          <table:table-cell table:number-columns-repeated="1017"/>
        </table:table-row>
        <table:table-row table:style-name="ro1">
          <table:table-cell/>
          <table:table-cell table:formula="of:=[.B372]+1" office:value-type="float" office:value="371" calcext:value-type="float">
            <text:p>371</text:p>
          </table:table-cell>
          <table:table-cell table:formula="of:=TRUNC([.B373]/2)*[.$A$2]" office:value-type="float" office:value="59200" calcext:value-type="float">
            <text:p>59200</text:p>
          </table:table-cell>
          <table:table-cell table:formula="of:=BASE([.C373];2;16)" office:value-type="string" office:string-value="1110011101000000" calcext:value-type="string">
            <text:p>1110011101000000</text:p>
          </table:table-cell>
          <table:table-cell/>
          <table:table-cell table:formula="of:=[.C373]+[.$A$2]-1" office:value-type="float" office:value="59519" calcext:value-type="float">
            <text:p>59519</text:p>
          </table:table-cell>
          <table:table-cell table:style-name="ce2" table:formula="of:=BASE([.F373];2;16)" office:value-type="string" office:string-value="1110100001111111" calcext:value-type="string">
            <text:p>1110100001111111</text:p>
          </table:table-cell>
          <table:table-cell table:number-columns-repeated="1017"/>
        </table:table-row>
        <table:table-row table:style-name="ro1">
          <table:table-cell/>
          <table:table-cell table:formula="of:=[.B373]+1" office:value-type="float" office:value="372" calcext:value-type="float">
            <text:p>372</text:p>
          </table:table-cell>
          <table:table-cell table:formula="of:=TRUNC([.B374]/2)*[.$A$2]" office:value-type="float" office:value="59520" calcext:value-type="float">
            <text:p>59520</text:p>
          </table:table-cell>
          <table:table-cell table:formula="of:=BASE([.C374];2;16)" office:value-type="string" office:string-value="1110100010000000" calcext:value-type="string">
            <text:p>1110100010000000</text:p>
          </table:table-cell>
          <table:table-cell/>
          <table:table-cell table:formula="of:=[.C374]+[.$A$2]-1" office:value-type="float" office:value="59839" calcext:value-type="float">
            <text:p>59839</text:p>
          </table:table-cell>
          <table:table-cell table:style-name="ce2" table:formula="of:=BASE([.F374];2;16)" office:value-type="string" office:string-value="1110100110111111" calcext:value-type="string">
            <text:p>1110100110111111</text:p>
          </table:table-cell>
          <table:table-cell table:number-columns-repeated="1017"/>
        </table:table-row>
        <table:table-row table:style-name="ro1">
          <table:table-cell/>
          <table:table-cell table:formula="of:=[.B374]+1" office:value-type="float" office:value="373" calcext:value-type="float">
            <text:p>373</text:p>
          </table:table-cell>
          <table:table-cell table:formula="of:=TRUNC([.B375]/2)*[.$A$2]" office:value-type="float" office:value="59520" calcext:value-type="float">
            <text:p>59520</text:p>
          </table:table-cell>
          <table:table-cell table:formula="of:=BASE([.C375];2;16)" office:value-type="string" office:string-value="1110100010000000" calcext:value-type="string">
            <text:p>1110100010000000</text:p>
          </table:table-cell>
          <table:table-cell/>
          <table:table-cell table:formula="of:=[.C375]+[.$A$2]-1" office:value-type="float" office:value="59839" calcext:value-type="float">
            <text:p>59839</text:p>
          </table:table-cell>
          <table:table-cell table:style-name="ce2" table:formula="of:=BASE([.F375];2;16)" office:value-type="string" office:string-value="1110100110111111" calcext:value-type="string">
            <text:p>1110100110111111</text:p>
          </table:table-cell>
          <table:table-cell table:number-columns-repeated="1017"/>
        </table:table-row>
        <table:table-row table:style-name="ro1">
          <table:table-cell/>
          <table:table-cell table:formula="of:=[.B375]+1" office:value-type="float" office:value="374" calcext:value-type="float">
            <text:p>374</text:p>
          </table:table-cell>
          <table:table-cell table:formula="of:=TRUNC([.B376]/2)*[.$A$2]" office:value-type="float" office:value="59840" calcext:value-type="float">
            <text:p>59840</text:p>
          </table:table-cell>
          <table:table-cell table:formula="of:=BASE([.C376];2;16)" office:value-type="string" office:string-value="1110100111000000" calcext:value-type="string">
            <text:p>1110100111000000</text:p>
          </table:table-cell>
          <table:table-cell/>
          <table:table-cell table:formula="of:=[.C376]+[.$A$2]-1" office:value-type="float" office:value="60159" calcext:value-type="float">
            <text:p>60159</text:p>
          </table:table-cell>
          <table:table-cell table:style-name="ce2" table:formula="of:=BASE([.F376];2;16)" office:value-type="string" office:string-value="1110101011111111" calcext:value-type="string">
            <text:p>1110101011111111</text:p>
          </table:table-cell>
          <table:table-cell table:number-columns-repeated="1017"/>
        </table:table-row>
        <table:table-row table:style-name="ro1">
          <table:table-cell/>
          <table:table-cell table:formula="of:=[.B376]+1" office:value-type="float" office:value="375" calcext:value-type="float">
            <text:p>375</text:p>
          </table:table-cell>
          <table:table-cell table:formula="of:=TRUNC([.B377]/2)*[.$A$2]" office:value-type="float" office:value="59840" calcext:value-type="float">
            <text:p>59840</text:p>
          </table:table-cell>
          <table:table-cell table:formula="of:=BASE([.C377];2;16)" office:value-type="string" office:string-value="1110100111000000" calcext:value-type="string">
            <text:p>1110100111000000</text:p>
          </table:table-cell>
          <table:table-cell/>
          <table:table-cell table:formula="of:=[.C377]+[.$A$2]-1" office:value-type="float" office:value="60159" calcext:value-type="float">
            <text:p>60159</text:p>
          </table:table-cell>
          <table:table-cell table:style-name="ce2" table:formula="of:=BASE([.F377];2;16)" office:value-type="string" office:string-value="1110101011111111" calcext:value-type="string">
            <text:p>1110101011111111</text:p>
          </table:table-cell>
          <table:table-cell table:number-columns-repeated="1017"/>
        </table:table-row>
        <table:table-row table:style-name="ro1">
          <table:table-cell/>
          <table:table-cell table:formula="of:=[.B377]+1" office:value-type="float" office:value="376" calcext:value-type="float">
            <text:p>376</text:p>
          </table:table-cell>
          <table:table-cell table:formula="of:=TRUNC([.B378]/2)*[.$A$2]" office:value-type="float" office:value="60160" calcext:value-type="float">
            <text:p>60160</text:p>
          </table:table-cell>
          <table:table-cell table:formula="of:=BASE([.C378];2;16)" office:value-type="string" office:string-value="1110101100000000" calcext:value-type="string">
            <text:p>1110101100000000</text:p>
          </table:table-cell>
          <table:table-cell/>
          <table:table-cell table:formula="of:=[.C378]+[.$A$2]-1" office:value-type="float" office:value="60479" calcext:value-type="float">
            <text:p>60479</text:p>
          </table:table-cell>
          <table:table-cell table:style-name="ce2" table:formula="of:=BASE([.F378];2;16)" office:value-type="string" office:string-value="1110110000111111" calcext:value-type="string">
            <text:p>1110110000111111</text:p>
          </table:table-cell>
          <table:table-cell table:number-columns-repeated="1017"/>
        </table:table-row>
        <table:table-row table:style-name="ro1">
          <table:table-cell/>
          <table:table-cell table:formula="of:=[.B378]+1" office:value-type="float" office:value="377" calcext:value-type="float">
            <text:p>377</text:p>
          </table:table-cell>
          <table:table-cell table:formula="of:=TRUNC([.B379]/2)*[.$A$2]" office:value-type="float" office:value="60160" calcext:value-type="float">
            <text:p>60160</text:p>
          </table:table-cell>
          <table:table-cell table:formula="of:=BASE([.C379];2;16)" office:value-type="string" office:string-value="1110101100000000" calcext:value-type="string">
            <text:p>1110101100000000</text:p>
          </table:table-cell>
          <table:table-cell/>
          <table:table-cell table:formula="of:=[.C379]+[.$A$2]-1" office:value-type="float" office:value="60479" calcext:value-type="float">
            <text:p>60479</text:p>
          </table:table-cell>
          <table:table-cell table:style-name="ce2" table:formula="of:=BASE([.F379];2;16)" office:value-type="string" office:string-value="1110110000111111" calcext:value-type="string">
            <text:p>1110110000111111</text:p>
          </table:table-cell>
          <table:table-cell table:number-columns-repeated="1017"/>
        </table:table-row>
        <table:table-row table:style-name="ro1">
          <table:table-cell/>
          <table:table-cell table:formula="of:=[.B379]+1" office:value-type="float" office:value="378" calcext:value-type="float">
            <text:p>378</text:p>
          </table:table-cell>
          <table:table-cell table:formula="of:=TRUNC([.B380]/2)*[.$A$2]" office:value-type="float" office:value="60480" calcext:value-type="float">
            <text:p>60480</text:p>
          </table:table-cell>
          <table:table-cell table:formula="of:=BASE([.C380];2;16)" office:value-type="string" office:string-value="1110110001000000" calcext:value-type="string">
            <text:p>1110110001000000</text:p>
          </table:table-cell>
          <table:table-cell/>
          <table:table-cell table:formula="of:=[.C380]+[.$A$2]-1" office:value-type="float" office:value="60799" calcext:value-type="float">
            <text:p>60799</text:p>
          </table:table-cell>
          <table:table-cell table:style-name="ce2" table:formula="of:=BASE([.F380];2;16)" office:value-type="string" office:string-value="1110110101111111" calcext:value-type="string">
            <text:p>1110110101111111</text:p>
          </table:table-cell>
          <table:table-cell table:number-columns-repeated="1017"/>
        </table:table-row>
        <table:table-row table:style-name="ro1">
          <table:table-cell/>
          <table:table-cell table:formula="of:=[.B380]+1" office:value-type="float" office:value="379" calcext:value-type="float">
            <text:p>379</text:p>
          </table:table-cell>
          <table:table-cell table:formula="of:=TRUNC([.B381]/2)*[.$A$2]" office:value-type="float" office:value="60480" calcext:value-type="float">
            <text:p>60480</text:p>
          </table:table-cell>
          <table:table-cell table:formula="of:=BASE([.C381];2;16)" office:value-type="string" office:string-value="1110110001000000" calcext:value-type="string">
            <text:p>1110110001000000</text:p>
          </table:table-cell>
          <table:table-cell/>
          <table:table-cell table:formula="of:=[.C381]+[.$A$2]-1" office:value-type="float" office:value="60799" calcext:value-type="float">
            <text:p>60799</text:p>
          </table:table-cell>
          <table:table-cell table:style-name="ce2" table:formula="of:=BASE([.F381];2;16)" office:value-type="string" office:string-value="1110110101111111" calcext:value-type="string">
            <text:p>1110110101111111</text:p>
          </table:table-cell>
          <table:table-cell table:number-columns-repeated="1017"/>
        </table:table-row>
        <table:table-row table:style-name="ro1">
          <table:table-cell/>
          <table:table-cell table:formula="of:=[.B381]+1" office:value-type="float" office:value="380" calcext:value-type="float">
            <text:p>380</text:p>
          </table:table-cell>
          <table:table-cell table:formula="of:=TRUNC([.B382]/2)*[.$A$2]" office:value-type="float" office:value="60800" calcext:value-type="float">
            <text:p>60800</text:p>
          </table:table-cell>
          <table:table-cell table:formula="of:=BASE([.C382];2;16)" office:value-type="string" office:string-value="1110110110000000" calcext:value-type="string">
            <text:p>1110110110000000</text:p>
          </table:table-cell>
          <table:table-cell/>
          <table:table-cell table:formula="of:=[.C382]+[.$A$2]-1" office:value-type="float" office:value="61119" calcext:value-type="float">
            <text:p>61119</text:p>
          </table:table-cell>
          <table:table-cell table:style-name="ce2" table:formula="of:=BASE([.F382];2;16)" office:value-type="string" office:string-value="1110111010111111" calcext:value-type="string">
            <text:p>1110111010111111</text:p>
          </table:table-cell>
          <table:table-cell table:number-columns-repeated="1017"/>
        </table:table-row>
        <table:table-row table:style-name="ro1">
          <table:table-cell/>
          <table:table-cell table:formula="of:=[.B382]+1" office:value-type="float" office:value="381" calcext:value-type="float">
            <text:p>381</text:p>
          </table:table-cell>
          <table:table-cell table:formula="of:=TRUNC([.B383]/2)*[.$A$2]" office:value-type="float" office:value="60800" calcext:value-type="float">
            <text:p>60800</text:p>
          </table:table-cell>
          <table:table-cell table:formula="of:=BASE([.C383];2;16)" office:value-type="string" office:string-value="1110110110000000" calcext:value-type="string">
            <text:p>1110110110000000</text:p>
          </table:table-cell>
          <table:table-cell/>
          <table:table-cell table:formula="of:=[.C383]+[.$A$2]-1" office:value-type="float" office:value="61119" calcext:value-type="float">
            <text:p>61119</text:p>
          </table:table-cell>
          <table:table-cell table:style-name="ce2" table:formula="of:=BASE([.F383];2;16)" office:value-type="string" office:string-value="1110111010111111" calcext:value-type="string">
            <text:p>1110111010111111</text:p>
          </table:table-cell>
          <table:table-cell table:number-columns-repeated="1017"/>
        </table:table-row>
        <table:table-row table:style-name="ro1">
          <table:table-cell/>
          <table:table-cell table:formula="of:=[.B383]+1" office:value-type="float" office:value="382" calcext:value-type="float">
            <text:p>382</text:p>
          </table:table-cell>
          <table:table-cell table:formula="of:=TRUNC([.B384]/2)*[.$A$2]" office:value-type="float" office:value="61120" calcext:value-type="float">
            <text:p>61120</text:p>
          </table:table-cell>
          <table:table-cell table:formula="of:=BASE([.C384];2;16)" office:value-type="string" office:string-value="1110111011000000" calcext:value-type="string">
            <text:p>1110111011000000</text:p>
          </table:table-cell>
          <table:table-cell/>
          <table:table-cell table:formula="of:=[.C384]+[.$A$2]-1" office:value-type="float" office:value="61439" calcext:value-type="float">
            <text:p>61439</text:p>
          </table:table-cell>
          <table:table-cell table:style-name="ce2" table:formula="of:=BASE([.F384];2;16)" office:value-type="string" office:string-value="1110111111111111" calcext:value-type="string">
            <text:p>1110111111111111</text:p>
          </table:table-cell>
          <table:table-cell table:number-columns-repeated="1017"/>
        </table:table-row>
        <table:table-row table:style-name="ro1">
          <table:table-cell/>
          <table:table-cell table:formula="of:=[.B384]+1" office:value-type="float" office:value="383" calcext:value-type="float">
            <text:p>383</text:p>
          </table:table-cell>
          <table:table-cell table:formula="of:=TRUNC([.B385]/2)*[.$A$2]" office:value-type="float" office:value="61120" calcext:value-type="float">
            <text:p>61120</text:p>
          </table:table-cell>
          <table:table-cell table:formula="of:=BASE([.C385];2;16)" office:value-type="string" office:string-value="1110111011000000" calcext:value-type="string">
            <text:p>1110111011000000</text:p>
          </table:table-cell>
          <table:table-cell/>
          <table:table-cell table:formula="of:=[.C385]+[.$A$2]-1" office:value-type="float" office:value="61439" calcext:value-type="float">
            <text:p>61439</text:p>
          </table:table-cell>
          <table:table-cell table:style-name="ce2" table:formula="of:=BASE([.F385];2;16)" office:value-type="string" office:string-value="1110111111111111" calcext:value-type="string">
            <text:p>1110111111111111</text:p>
          </table:table-cell>
          <table:table-cell table:number-columns-repeated="1017"/>
        </table:table-row>
        <table:table-row table:style-name="ro1">
          <table:table-cell/>
          <table:table-cell table:formula="of:=[.B385]+1" office:value-type="float" office:value="384" calcext:value-type="float">
            <text:p>384</text:p>
          </table:table-cell>
          <table:table-cell table:formula="of:=TRUNC([.B386]/2)*[.$A$2]" office:value-type="float" office:value="61440" calcext:value-type="float">
            <text:p>61440</text:p>
          </table:table-cell>
          <table:table-cell table:formula="of:=BASE([.C386];2;16)" office:value-type="string" office:string-value="1111000000000000" calcext:value-type="string">
            <text:p>1111000000000000</text:p>
          </table:table-cell>
          <table:table-cell/>
          <table:table-cell table:formula="of:=[.C386]+[.$A$2]-1" office:value-type="float" office:value="61759" calcext:value-type="float">
            <text:p>61759</text:p>
          </table:table-cell>
          <table:table-cell table:style-name="ce2" table:formula="of:=BASE([.F386];2;16)" office:value-type="string" office:string-value="1111000100111111" calcext:value-type="string">
            <text:p>1111000100111111</text:p>
          </table:table-cell>
          <table:table-cell table:number-columns-repeated="1017"/>
        </table:table-row>
        <table:table-row table:style-name="ro1">
          <table:table-cell/>
          <table:table-cell table:formula="of:=[.B386]+1" office:value-type="float" office:value="385" calcext:value-type="float">
            <text:p>385</text:p>
          </table:table-cell>
          <table:table-cell table:formula="of:=TRUNC([.B387]/2)*[.$A$2]" office:value-type="float" office:value="61440" calcext:value-type="float">
            <text:p>61440</text:p>
          </table:table-cell>
          <table:table-cell table:formula="of:=BASE([.C387];2;16)" office:value-type="string" office:string-value="1111000000000000" calcext:value-type="string">
            <text:p>1111000000000000</text:p>
          </table:table-cell>
          <table:table-cell/>
          <table:table-cell table:formula="of:=[.C387]+[.$A$2]-1" office:value-type="float" office:value="61759" calcext:value-type="float">
            <text:p>61759</text:p>
          </table:table-cell>
          <table:table-cell table:style-name="ce2" table:formula="of:=BASE([.F387];2;16)" office:value-type="string" office:string-value="1111000100111111" calcext:value-type="string">
            <text:p>1111000100111111</text:p>
          </table:table-cell>
          <table:table-cell table:number-columns-repeated="1017"/>
        </table:table-row>
        <table:table-row table:style-name="ro1">
          <table:table-cell/>
          <table:table-cell table:formula="of:=[.B387]+1" office:value-type="float" office:value="386" calcext:value-type="float">
            <text:p>386</text:p>
          </table:table-cell>
          <table:table-cell table:formula="of:=TRUNC([.B388]/2)*[.$A$2]" office:value-type="float" office:value="61760" calcext:value-type="float">
            <text:p>61760</text:p>
          </table:table-cell>
          <table:table-cell table:formula="of:=BASE([.C388];2;16)" office:value-type="string" office:string-value="1111000101000000" calcext:value-type="string">
            <text:p>1111000101000000</text:p>
          </table:table-cell>
          <table:table-cell/>
          <table:table-cell table:formula="of:=[.C388]+[.$A$2]-1" office:value-type="float" office:value="62079" calcext:value-type="float">
            <text:p>62079</text:p>
          </table:table-cell>
          <table:table-cell table:style-name="ce2" table:formula="of:=BASE([.F388];2;16)" office:value-type="string" office:string-value="1111001001111111" calcext:value-type="string">
            <text:p>1111001001111111</text:p>
          </table:table-cell>
          <table:table-cell table:number-columns-repeated="1017"/>
        </table:table-row>
        <table:table-row table:style-name="ro1">
          <table:table-cell/>
          <table:table-cell table:formula="of:=[.B388]+1" office:value-type="float" office:value="387" calcext:value-type="float">
            <text:p>387</text:p>
          </table:table-cell>
          <table:table-cell table:formula="of:=TRUNC([.B389]/2)*[.$A$2]" office:value-type="float" office:value="61760" calcext:value-type="float">
            <text:p>61760</text:p>
          </table:table-cell>
          <table:table-cell table:formula="of:=BASE([.C389];2;16)" office:value-type="string" office:string-value="1111000101000000" calcext:value-type="string">
            <text:p>1111000101000000</text:p>
          </table:table-cell>
          <table:table-cell/>
          <table:table-cell table:formula="of:=[.C389]+[.$A$2]-1" office:value-type="float" office:value="62079" calcext:value-type="float">
            <text:p>62079</text:p>
          </table:table-cell>
          <table:table-cell table:style-name="ce2" table:formula="of:=BASE([.F389];2;16)" office:value-type="string" office:string-value="1111001001111111" calcext:value-type="string">
            <text:p>1111001001111111</text:p>
          </table:table-cell>
          <table:table-cell table:number-columns-repeated="1017"/>
        </table:table-row>
        <table:table-row table:style-name="ro1">
          <table:table-cell/>
          <table:table-cell table:formula="of:=[.B389]+1" office:value-type="float" office:value="388" calcext:value-type="float">
            <text:p>388</text:p>
          </table:table-cell>
          <table:table-cell table:formula="of:=TRUNC([.B390]/2)*[.$A$2]" office:value-type="float" office:value="62080" calcext:value-type="float">
            <text:p>62080</text:p>
          </table:table-cell>
          <table:table-cell table:formula="of:=BASE([.C390];2;16)" office:value-type="string" office:string-value="1111001010000000" calcext:value-type="string">
            <text:p>1111001010000000</text:p>
          </table:table-cell>
          <table:table-cell/>
          <table:table-cell table:formula="of:=[.C390]+[.$A$2]-1" office:value-type="float" office:value="62399" calcext:value-type="float">
            <text:p>62399</text:p>
          </table:table-cell>
          <table:table-cell table:style-name="ce2" table:formula="of:=BASE([.F390];2;16)" office:value-type="string" office:string-value="1111001110111111" calcext:value-type="string">
            <text:p>1111001110111111</text:p>
          </table:table-cell>
          <table:table-cell table:number-columns-repeated="1017"/>
        </table:table-row>
        <table:table-row table:style-name="ro1">
          <table:table-cell/>
          <table:table-cell table:formula="of:=[.B390]+1" office:value-type="float" office:value="389" calcext:value-type="float">
            <text:p>389</text:p>
          </table:table-cell>
          <table:table-cell table:formula="of:=TRUNC([.B391]/2)*[.$A$2]" office:value-type="float" office:value="62080" calcext:value-type="float">
            <text:p>62080</text:p>
          </table:table-cell>
          <table:table-cell table:formula="of:=BASE([.C391];2;16)" office:value-type="string" office:string-value="1111001010000000" calcext:value-type="string">
            <text:p>1111001010000000</text:p>
          </table:table-cell>
          <table:table-cell/>
          <table:table-cell table:formula="of:=[.C391]+[.$A$2]-1" office:value-type="float" office:value="62399" calcext:value-type="float">
            <text:p>62399</text:p>
          </table:table-cell>
          <table:table-cell table:style-name="ce2" table:formula="of:=BASE([.F391];2;16)" office:value-type="string" office:string-value="1111001110111111" calcext:value-type="string">
            <text:p>1111001110111111</text:p>
          </table:table-cell>
          <table:table-cell table:number-columns-repeated="1017"/>
        </table:table-row>
        <table:table-row table:style-name="ro1">
          <table:table-cell/>
          <table:table-cell table:formula="of:=[.B391]+1" office:value-type="float" office:value="390" calcext:value-type="float">
            <text:p>390</text:p>
          </table:table-cell>
          <table:table-cell table:formula="of:=TRUNC([.B392]/2)*[.$A$2]" office:value-type="float" office:value="62400" calcext:value-type="float">
            <text:p>62400</text:p>
          </table:table-cell>
          <table:table-cell table:formula="of:=BASE([.C392];2;16)" office:value-type="string" office:string-value="1111001111000000" calcext:value-type="string">
            <text:p>1111001111000000</text:p>
          </table:table-cell>
          <table:table-cell/>
          <table:table-cell table:formula="of:=[.C392]+[.$A$2]-1" office:value-type="float" office:value="62719" calcext:value-type="float">
            <text:p>62719</text:p>
          </table:table-cell>
          <table:table-cell table:style-name="ce2" table:formula="of:=BASE([.F392];2;16)" office:value-type="string" office:string-value="1111010011111111" calcext:value-type="string">
            <text:p>1111010011111111</text:p>
          </table:table-cell>
          <table:table-cell table:number-columns-repeated="1017"/>
        </table:table-row>
        <table:table-row table:style-name="ro1">
          <table:table-cell/>
          <table:table-cell table:formula="of:=[.B392]+1" office:value-type="float" office:value="391" calcext:value-type="float">
            <text:p>391</text:p>
          </table:table-cell>
          <table:table-cell table:formula="of:=TRUNC([.B393]/2)*[.$A$2]" office:value-type="float" office:value="62400" calcext:value-type="float">
            <text:p>62400</text:p>
          </table:table-cell>
          <table:table-cell table:formula="of:=BASE([.C393];2;16)" office:value-type="string" office:string-value="1111001111000000" calcext:value-type="string">
            <text:p>1111001111000000</text:p>
          </table:table-cell>
          <table:table-cell/>
          <table:table-cell table:formula="of:=[.C393]+[.$A$2]-1" office:value-type="float" office:value="62719" calcext:value-type="float">
            <text:p>62719</text:p>
          </table:table-cell>
          <table:table-cell table:style-name="ce2" table:formula="of:=BASE([.F393];2;16)" office:value-type="string" office:string-value="1111010011111111" calcext:value-type="string">
            <text:p>1111010011111111</text:p>
          </table:table-cell>
          <table:table-cell table:number-columns-repeated="1017"/>
        </table:table-row>
        <table:table-row table:style-name="ro1">
          <table:table-cell/>
          <table:table-cell table:formula="of:=[.B393]+1" office:value-type="float" office:value="392" calcext:value-type="float">
            <text:p>392</text:p>
          </table:table-cell>
          <table:table-cell table:formula="of:=TRUNC([.B394]/2)*[.$A$2]" office:value-type="float" office:value="62720" calcext:value-type="float">
            <text:p>62720</text:p>
          </table:table-cell>
          <table:table-cell table:formula="of:=BASE([.C394];2;16)" office:value-type="string" office:string-value="1111010100000000" calcext:value-type="string">
            <text:p>1111010100000000</text:p>
          </table:table-cell>
          <table:table-cell/>
          <table:table-cell table:formula="of:=[.C394]+[.$A$2]-1" office:value-type="float" office:value="63039" calcext:value-type="float">
            <text:p>63039</text:p>
          </table:table-cell>
          <table:table-cell table:style-name="ce2" table:formula="of:=BASE([.F394];2;16)" office:value-type="string" office:string-value="1111011000111111" calcext:value-type="string">
            <text:p>1111011000111111</text:p>
          </table:table-cell>
          <table:table-cell table:number-columns-repeated="1017"/>
        </table:table-row>
        <table:table-row table:style-name="ro1">
          <table:table-cell/>
          <table:table-cell table:formula="of:=[.B394]+1" office:value-type="float" office:value="393" calcext:value-type="float">
            <text:p>393</text:p>
          </table:table-cell>
          <table:table-cell table:formula="of:=TRUNC([.B395]/2)*[.$A$2]" office:value-type="float" office:value="62720" calcext:value-type="float">
            <text:p>62720</text:p>
          </table:table-cell>
          <table:table-cell table:formula="of:=BASE([.C395];2;16)" office:value-type="string" office:string-value="1111010100000000" calcext:value-type="string">
            <text:p>1111010100000000</text:p>
          </table:table-cell>
          <table:table-cell/>
          <table:table-cell table:formula="of:=[.C395]+[.$A$2]-1" office:value-type="float" office:value="63039" calcext:value-type="float">
            <text:p>63039</text:p>
          </table:table-cell>
          <table:table-cell table:style-name="ce2" table:formula="of:=BASE([.F395];2;16)" office:value-type="string" office:string-value="1111011000111111" calcext:value-type="string">
            <text:p>1111011000111111</text:p>
          </table:table-cell>
          <table:table-cell table:number-columns-repeated="1017"/>
        </table:table-row>
        <table:table-row table:style-name="ro1">
          <table:table-cell/>
          <table:table-cell table:formula="of:=[.B395]+1" office:value-type="float" office:value="394" calcext:value-type="float">
            <text:p>394</text:p>
          </table:table-cell>
          <table:table-cell table:formula="of:=TRUNC([.B396]/2)*[.$A$2]" office:value-type="float" office:value="63040" calcext:value-type="float">
            <text:p>63040</text:p>
          </table:table-cell>
          <table:table-cell table:formula="of:=BASE([.C396];2;16)" office:value-type="string" office:string-value="1111011001000000" calcext:value-type="string">
            <text:p>1111011001000000</text:p>
          </table:table-cell>
          <table:table-cell/>
          <table:table-cell table:formula="of:=[.C396]+[.$A$2]-1" office:value-type="float" office:value="63359" calcext:value-type="float">
            <text:p>63359</text:p>
          </table:table-cell>
          <table:table-cell table:style-name="ce2" table:formula="of:=BASE([.F396];2;16)" office:value-type="string" office:string-value="1111011101111111" calcext:value-type="string">
            <text:p>1111011101111111</text:p>
          </table:table-cell>
          <table:table-cell table:number-columns-repeated="1017"/>
        </table:table-row>
        <table:table-row table:style-name="ro1">
          <table:table-cell/>
          <table:table-cell table:formula="of:=[.B396]+1" office:value-type="float" office:value="395" calcext:value-type="float">
            <text:p>395</text:p>
          </table:table-cell>
          <table:table-cell table:formula="of:=TRUNC([.B397]/2)*[.$A$2]" office:value-type="float" office:value="63040" calcext:value-type="float">
            <text:p>63040</text:p>
          </table:table-cell>
          <table:table-cell table:formula="of:=BASE([.C397];2;16)" office:value-type="string" office:string-value="1111011001000000" calcext:value-type="string">
            <text:p>1111011001000000</text:p>
          </table:table-cell>
          <table:table-cell/>
          <table:table-cell table:formula="of:=[.C397]+[.$A$2]-1" office:value-type="float" office:value="63359" calcext:value-type="float">
            <text:p>63359</text:p>
          </table:table-cell>
          <table:table-cell table:style-name="ce2" table:formula="of:=BASE([.F397];2;16)" office:value-type="string" office:string-value="1111011101111111" calcext:value-type="string">
            <text:p>1111011101111111</text:p>
          </table:table-cell>
          <table:table-cell table:number-columns-repeated="1017"/>
        </table:table-row>
        <table:table-row table:style-name="ro1">
          <table:table-cell/>
          <table:table-cell table:formula="of:=[.B397]+1" office:value-type="float" office:value="396" calcext:value-type="float">
            <text:p>396</text:p>
          </table:table-cell>
          <table:table-cell table:formula="of:=TRUNC([.B398]/2)*[.$A$2]" office:value-type="float" office:value="63360" calcext:value-type="float">
            <text:p>63360</text:p>
          </table:table-cell>
          <table:table-cell table:formula="of:=BASE([.C398];2;16)" office:value-type="string" office:string-value="1111011110000000" calcext:value-type="string">
            <text:p>1111011110000000</text:p>
          </table:table-cell>
          <table:table-cell/>
          <table:table-cell table:formula="of:=[.C398]+[.$A$2]-1" office:value-type="float" office:value="63679" calcext:value-type="float">
            <text:p>63679</text:p>
          </table:table-cell>
          <table:table-cell table:style-name="ce2" table:formula="of:=BASE([.F398];2;16)" office:value-type="string" office:string-value="1111100010111111" calcext:value-type="string">
            <text:p>1111100010111111</text:p>
          </table:table-cell>
          <table:table-cell table:number-columns-repeated="1017"/>
        </table:table-row>
        <table:table-row table:style-name="ro1">
          <table:table-cell/>
          <table:table-cell table:formula="of:=[.B398]+1" office:value-type="float" office:value="397" calcext:value-type="float">
            <text:p>397</text:p>
          </table:table-cell>
          <table:table-cell table:formula="of:=TRUNC([.B399]/2)*[.$A$2]" office:value-type="float" office:value="63360" calcext:value-type="float">
            <text:p>63360</text:p>
          </table:table-cell>
          <table:table-cell table:formula="of:=BASE([.C399];2;16)" office:value-type="string" office:string-value="1111011110000000" calcext:value-type="string">
            <text:p>1111011110000000</text:p>
          </table:table-cell>
          <table:table-cell/>
          <table:table-cell table:formula="of:=[.C399]+[.$A$2]-1" office:value-type="float" office:value="63679" calcext:value-type="float">
            <text:p>63679</text:p>
          </table:table-cell>
          <table:table-cell table:style-name="ce2" table:formula="of:=BASE([.F399];2;16)" office:value-type="string" office:string-value="1111100010111111" calcext:value-type="string">
            <text:p>1111100010111111</text:p>
          </table:table-cell>
          <table:table-cell table:number-columns-repeated="1017"/>
        </table:table-row>
        <table:table-row table:style-name="ro1">
          <table:table-cell/>
          <table:table-cell table:formula="of:=[.B399]+1" office:value-type="float" office:value="398" calcext:value-type="float">
            <text:p>398</text:p>
          </table:table-cell>
          <table:table-cell table:formula="of:=TRUNC([.B400]/2)*[.$A$2]" office:value-type="float" office:value="63680" calcext:value-type="float">
            <text:p>63680</text:p>
          </table:table-cell>
          <table:table-cell table:formula="of:=BASE([.C400];2;16)" office:value-type="string" office:string-value="1111100011000000" calcext:value-type="string">
            <text:p>1111100011000000</text:p>
          </table:table-cell>
          <table:table-cell/>
          <table:table-cell table:formula="of:=[.C400]+[.$A$2]-1" office:value-type="float" office:value="63999" calcext:value-type="float">
            <text:p>63999</text:p>
          </table:table-cell>
          <table:table-cell table:style-name="ce2" table:formula="of:=BASE([.F400];2;16)" office:value-type="string" office:string-value="1111100111111111" calcext:value-type="string">
            <text:p>1111100111111111</text:p>
          </table:table-cell>
          <table:table-cell table:number-columns-repeated="1017"/>
        </table:table-row>
        <table:table-row table:style-name="ro1">
          <table:table-cell/>
          <table:table-cell table:formula="of:=[.B400]+1" office:value-type="float" office:value="399" calcext:value-type="float">
            <text:p>399</text:p>
          </table:table-cell>
          <table:table-cell table:formula="of:=TRUNC([.B401]/2)*[.$A$2]" office:value-type="float" office:value="63680" calcext:value-type="float">
            <text:p>63680</text:p>
          </table:table-cell>
          <table:table-cell table:formula="of:=BASE([.C401];2;16)" office:value-type="string" office:string-value="1111100011000000" calcext:value-type="string">
            <text:p>1111100011000000</text:p>
          </table:table-cell>
          <table:table-cell/>
          <table:table-cell table:formula="of:=[.C401]+[.$A$2]-1" office:value-type="float" office:value="63999" calcext:value-type="float">
            <text:p>63999</text:p>
          </table:table-cell>
          <table:table-cell table:style-name="ce2" table:formula="of:=BASE([.F401];2;16)" office:value-type="string" office:string-value="1111100111111111" calcext:value-type="string">
            <text:p>1111100111111111</text:p>
          </table:table-cell>
          <table:table-cell table:number-columns-repeated="1017"/>
        </table:table-row>
        <table:table-row table:style-name="ro1">
          <table:table-cell/>
          <table:table-cell table:formula="of:=[.B401]+1" office:value-type="float" office:value="400" calcext:value-type="float">
            <text:p>400</text:p>
          </table:table-cell>
          <table:table-cell table:formula="of:=TRUNC([.B402]/2)*[.$A$2]" office:value-type="float" office:value="64000" calcext:value-type="float">
            <text:p>64000</text:p>
          </table:table-cell>
          <table:table-cell table:formula="of:=BASE([.C402];2;16)" office:value-type="string" office:string-value="1111101000000000" calcext:value-type="string">
            <text:p>1111101000000000</text:p>
          </table:table-cell>
          <table:table-cell/>
          <table:table-cell table:formula="of:=[.C402]+[.$A$2]-1" office:value-type="float" office:value="64319" calcext:value-type="float">
            <text:p>64319</text:p>
          </table:table-cell>
          <table:table-cell table:style-name="ce2" table:formula="of:=BASE([.F402];2;16)" office:value-type="string" office:string-value="1111101100111111" calcext:value-type="string">
            <text:p>1111101100111111</text:p>
          </table:table-cell>
          <table:table-cell table:number-columns-repeated="1017"/>
        </table:table-row>
        <table:table-row table:style-name="ro1">
          <table:table-cell/>
          <table:table-cell table:formula="of:=[.B402]+1" office:value-type="float" office:value="401" calcext:value-type="float">
            <text:p>401</text:p>
          </table:table-cell>
          <table:table-cell table:formula="of:=TRUNC([.B403]/2)*[.$A$2]" office:value-type="float" office:value="64000" calcext:value-type="float">
            <text:p>64000</text:p>
          </table:table-cell>
          <table:table-cell table:formula="of:=BASE([.C403];2;16)" office:value-type="string" office:string-value="1111101000000000" calcext:value-type="string">
            <text:p>1111101000000000</text:p>
          </table:table-cell>
          <table:table-cell/>
          <table:table-cell table:formula="of:=[.C403]+[.$A$2]-1" office:value-type="float" office:value="64319" calcext:value-type="float">
            <text:p>64319</text:p>
          </table:table-cell>
          <table:table-cell table:style-name="ce2" table:formula="of:=BASE([.F403];2;16)" office:value-type="string" office:string-value="1111101100111111" calcext:value-type="string">
            <text:p>1111101100111111</text:p>
          </table:table-cell>
          <table:table-cell table:number-columns-repeated="1017"/>
        </table:table-row>
        <table:table-row table:style-name="ro1">
          <table:table-cell/>
          <table:table-cell table:formula="of:=[.B403]+1" office:value-type="float" office:value="402" calcext:value-type="float">
            <text:p>402</text:p>
          </table:table-cell>
          <table:table-cell table:formula="of:=TRUNC([.B404]/2)*[.$A$2]" office:value-type="float" office:value="64320" calcext:value-type="float">
            <text:p>64320</text:p>
          </table:table-cell>
          <table:table-cell table:formula="of:=BASE([.C404];2;16)" office:value-type="string" office:string-value="1111101101000000" calcext:value-type="string">
            <text:p>1111101101000000</text:p>
          </table:table-cell>
          <table:table-cell/>
          <table:table-cell table:formula="of:=[.C404]+[.$A$2]-1" office:value-type="float" office:value="64639" calcext:value-type="float">
            <text:p>64639</text:p>
          </table:table-cell>
          <table:table-cell table:style-name="ce2" table:formula="of:=BASE([.F404];2;16)" office:value-type="string" office:string-value="1111110001111111" calcext:value-type="string">
            <text:p>1111110001111111</text:p>
          </table:table-cell>
          <table:table-cell table:number-columns-repeated="1017"/>
        </table:table-row>
        <table:table-row table:style-name="ro1">
          <table:table-cell/>
          <table:table-cell table:formula="of:=[.B404]+1" office:value-type="float" office:value="403" calcext:value-type="float">
            <text:p>403</text:p>
          </table:table-cell>
          <table:table-cell table:formula="of:=TRUNC([.B405]/2)*[.$A$2]" office:value-type="float" office:value="64320" calcext:value-type="float">
            <text:p>64320</text:p>
          </table:table-cell>
          <table:table-cell table:formula="of:=BASE([.C405];2;16)" office:value-type="string" office:string-value="1111101101000000" calcext:value-type="string">
            <text:p>1111101101000000</text:p>
          </table:table-cell>
          <table:table-cell/>
          <table:table-cell table:formula="of:=[.C405]+[.$A$2]-1" office:value-type="float" office:value="64639" calcext:value-type="float">
            <text:p>64639</text:p>
          </table:table-cell>
          <table:table-cell table:style-name="ce2" table:formula="of:=BASE([.F405];2;16)" office:value-type="string" office:string-value="1111110001111111" calcext:value-type="string">
            <text:p>1111110001111111</text:p>
          </table:table-cell>
          <table:table-cell table:number-columns-repeated="1017"/>
        </table:table-row>
        <table:table-row table:style-name="ro1">
          <table:table-cell/>
          <table:table-cell table:formula="of:=[.B405]+1" office:value-type="float" office:value="404" calcext:value-type="float">
            <text:p>404</text:p>
          </table:table-cell>
          <table:table-cell table:formula="of:=TRUNC([.B406]/2)*[.$A$2]" office:value-type="float" office:value="64640" calcext:value-type="float">
            <text:p>64640</text:p>
          </table:table-cell>
          <table:table-cell table:formula="of:=BASE([.C406];2;16)" office:value-type="string" office:string-value="1111110010000000" calcext:value-type="string">
            <text:p>1111110010000000</text:p>
          </table:table-cell>
          <table:table-cell/>
          <table:table-cell table:formula="of:=[.C406]+[.$A$2]-1" office:value-type="float" office:value="64959" calcext:value-type="float">
            <text:p>64959</text:p>
          </table:table-cell>
          <table:table-cell table:style-name="ce2" table:formula="of:=BASE([.F406];2;16)" office:value-type="string" office:string-value="1111110110111111" calcext:value-type="string">
            <text:p>1111110110111111</text:p>
          </table:table-cell>
          <table:table-cell table:number-columns-repeated="1017"/>
        </table:table-row>
        <table:table-row table:style-name="ro1">
          <table:table-cell/>
          <table:table-cell table:formula="of:=[.B406]+1" office:value-type="float" office:value="405" calcext:value-type="float">
            <text:p>405</text:p>
          </table:table-cell>
          <table:table-cell table:formula="of:=TRUNC([.B407]/2)*[.$A$2]" office:value-type="float" office:value="64640" calcext:value-type="float">
            <text:p>64640</text:p>
          </table:table-cell>
          <table:table-cell table:formula="of:=BASE([.C407];2;16)" office:value-type="string" office:string-value="1111110010000000" calcext:value-type="string">
            <text:p>1111110010000000</text:p>
          </table:table-cell>
          <table:table-cell/>
          <table:table-cell table:formula="of:=[.C407]+[.$A$2]-1" office:value-type="float" office:value="64959" calcext:value-type="float">
            <text:p>64959</text:p>
          </table:table-cell>
          <table:table-cell table:style-name="ce2" table:formula="of:=BASE([.F407];2;16)" office:value-type="string" office:string-value="1111110110111111" calcext:value-type="string">
            <text:p>1111110110111111</text:p>
          </table:table-cell>
          <table:table-cell table:number-columns-repeated="1017"/>
        </table:table-row>
        <table:table-row table:style-name="ro1">
          <table:table-cell/>
          <table:table-cell table:formula="of:=[.B407]+1" office:value-type="float" office:value="406" calcext:value-type="float">
            <text:p>406</text:p>
          </table:table-cell>
          <table:table-cell table:formula="of:=TRUNC([.B408]/2)*[.$A$2]" office:value-type="float" office:value="64960" calcext:value-type="float">
            <text:p>64960</text:p>
          </table:table-cell>
          <table:table-cell table:formula="of:=BASE([.C408];2;16)" office:value-type="string" office:string-value="1111110111000000" calcext:value-type="string">
            <text:p>1111110111000000</text:p>
          </table:table-cell>
          <table:table-cell/>
          <table:table-cell table:formula="of:=[.C408]+[.$A$2]-1" office:value-type="float" office:value="65279" calcext:value-type="float">
            <text:p>65279</text:p>
          </table:table-cell>
          <table:table-cell table:style-name="ce2" table:formula="of:=BASE([.F408];2;16)" office:value-type="string" office:string-value="1111111011111111" calcext:value-type="string">
            <text:p>1111111011111111</text:p>
          </table:table-cell>
          <table:table-cell table:number-columns-repeated="1017"/>
        </table:table-row>
        <table:table-row table:style-name="ro1">
          <table:table-cell/>
          <table:table-cell table:formula="of:=[.B408]+1" office:value-type="float" office:value="407" calcext:value-type="float">
            <text:p>407</text:p>
          </table:table-cell>
          <table:table-cell table:formula="of:=TRUNC([.B409]/2)*[.$A$2]" office:value-type="float" office:value="64960" calcext:value-type="float">
            <text:p>64960</text:p>
          </table:table-cell>
          <table:table-cell table:formula="of:=BASE([.C409];2;16)" office:value-type="string" office:string-value="1111110111000000" calcext:value-type="string">
            <text:p>1111110111000000</text:p>
          </table:table-cell>
          <table:table-cell/>
          <table:table-cell table:formula="of:=[.C409]+[.$A$2]-1" office:value-type="float" office:value="65279" calcext:value-type="float">
            <text:p>65279</text:p>
          </table:table-cell>
          <table:table-cell table:style-name="ce2" table:formula="of:=BASE([.F409];2;16)" office:value-type="string" office:string-value="1111111011111111" calcext:value-type="string">
            <text:p>1111111011111111</text:p>
          </table:table-cell>
          <table:table-cell table:number-columns-repeated="1017"/>
        </table:table-row>
        <table:table-row table:style-name="ro1">
          <table:table-cell/>
          <table:table-cell table:formula="of:=[.B409]+1" office:value-type="float" office:value="408" calcext:value-type="float">
            <text:p>408</text:p>
          </table:table-cell>
          <table:table-cell table:formula="of:=TRUNC([.B410]/2)*[.$A$2]" office:value-type="float" office:value="65280" calcext:value-type="float">
            <text:p>65280</text:p>
          </table:table-cell>
          <table:table-cell table:formula="of:=BASE([.C410];2;16)" office:value-type="string" office:string-value="1111111100000000" calcext:value-type="string">
            <text:p>1111111100000000</text:p>
          </table:table-cell>
          <table:table-cell/>
          <table:table-cell table:formula="of:=[.C410]+[.$A$2]-1" office:value-type="float" office:value="65599" calcext:value-type="float">
            <text:p>65599</text:p>
          </table:table-cell>
          <table:table-cell table:style-name="ce2" table:formula="of:=BASE([.F410];2;16)" office:value-type="string" office:string-value="10000000000111111" calcext:value-type="string">
            <text:p>10000000000111111</text:p>
          </table:table-cell>
          <table:table-cell table:number-columns-repeated="1017"/>
        </table:table-row>
        <table:table-row table:style-name="ro1">
          <table:table-cell/>
          <table:table-cell table:formula="of:=[.B410]+1" office:value-type="float" office:value="409" calcext:value-type="float">
            <text:p>409</text:p>
          </table:table-cell>
          <table:table-cell table:formula="of:=TRUNC([.B411]/2)*[.$A$2]" office:value-type="float" office:value="65280" calcext:value-type="float">
            <text:p>65280</text:p>
          </table:table-cell>
          <table:table-cell table:formula="of:=BASE([.C411];2;16)" office:value-type="string" office:string-value="1111111100000000" calcext:value-type="string">
            <text:p>1111111100000000</text:p>
          </table:table-cell>
          <table:table-cell/>
          <table:table-cell table:formula="of:=[.C411]+[.$A$2]-1" office:value-type="float" office:value="65599" calcext:value-type="float">
            <text:p>65599</text:p>
          </table:table-cell>
          <table:table-cell table:style-name="ce2" table:formula="of:=BASE([.F411];2;16)" office:value-type="string" office:string-value="10000000000111111" calcext:value-type="string">
            <text:p>10000000000111111</text:p>
          </table:table-cell>
          <table:table-cell table:number-columns-repeated="1017"/>
        </table:table-row>
        <table:table-row table:style-name="ro1">
          <table:table-cell/>
          <table:table-cell table:formula="of:=[.B411]+1" office:value-type="float" office:value="410" calcext:value-type="float">
            <text:p>410</text:p>
          </table:table-cell>
          <table:table-cell table:formula="of:=TRUNC([.B412]/2)*[.$A$2]" office:value-type="float" office:value="65600" calcext:value-type="float">
            <text:p>65600</text:p>
          </table:table-cell>
          <table:table-cell table:formula="of:=BASE([.C412];2;16)" office:value-type="string" office:string-value="10000000001000000" calcext:value-type="string">
            <text:p>10000000001000000</text:p>
          </table:table-cell>
          <table:table-cell/>
          <table:table-cell table:formula="of:=[.C412]+[.$A$2]-1" office:value-type="float" office:value="65919" calcext:value-type="float">
            <text:p>65919</text:p>
          </table:table-cell>
          <table:table-cell table:style-name="ce2" table:formula="of:=BASE([.F412];2;16)" office:value-type="string" office:string-value="10000000101111111" calcext:value-type="string">
            <text:p>10000000101111111</text:p>
          </table:table-cell>
          <table:table-cell table:number-columns-repeated="1017"/>
        </table:table-row>
        <table:table-row table:style-name="ro1">
          <table:table-cell/>
          <table:table-cell table:formula="of:=[.B412]+1" office:value-type="float" office:value="411" calcext:value-type="float">
            <text:p>411</text:p>
          </table:table-cell>
          <table:table-cell table:formula="of:=TRUNC([.B413]/2)*[.$A$2]" office:value-type="float" office:value="65600" calcext:value-type="float">
            <text:p>65600</text:p>
          </table:table-cell>
          <table:table-cell table:formula="of:=BASE([.C413];2;16)" office:value-type="string" office:string-value="10000000001000000" calcext:value-type="string">
            <text:p>10000000001000000</text:p>
          </table:table-cell>
          <table:table-cell/>
          <table:table-cell table:formula="of:=[.C413]+[.$A$2]-1" office:value-type="float" office:value="65919" calcext:value-type="float">
            <text:p>65919</text:p>
          </table:table-cell>
          <table:table-cell table:style-name="ce2" table:formula="of:=BASE([.F413];2;16)" office:value-type="string" office:string-value="10000000101111111" calcext:value-type="string">
            <text:p>10000000101111111</text:p>
          </table:table-cell>
          <table:table-cell table:number-columns-repeated="1017"/>
        </table:table-row>
        <table:table-row table:style-name="ro1">
          <table:table-cell/>
          <table:table-cell table:formula="of:=[.B413]+1" office:value-type="float" office:value="412" calcext:value-type="float">
            <text:p>412</text:p>
          </table:table-cell>
          <table:table-cell table:formula="of:=TRUNC([.B414]/2)*[.$A$2]" office:value-type="float" office:value="65920" calcext:value-type="float">
            <text:p>65920</text:p>
          </table:table-cell>
          <table:table-cell table:formula="of:=BASE([.C414];2;16)" office:value-type="string" office:string-value="10000000110000000" calcext:value-type="string">
            <text:p>10000000110000000</text:p>
          </table:table-cell>
          <table:table-cell/>
          <table:table-cell table:formula="of:=[.C414]+[.$A$2]-1" office:value-type="float" office:value="66239" calcext:value-type="float">
            <text:p>66239</text:p>
          </table:table-cell>
          <table:table-cell table:style-name="ce2" table:formula="of:=BASE([.F414];2;16)" office:value-type="string" office:string-value="10000001010111111" calcext:value-type="string">
            <text:p>10000001010111111</text:p>
          </table:table-cell>
          <table:table-cell table:number-columns-repeated="1017"/>
        </table:table-row>
        <table:table-row table:style-name="ro1">
          <table:table-cell/>
          <table:table-cell table:formula="of:=[.B414]+1" office:value-type="float" office:value="413" calcext:value-type="float">
            <text:p>413</text:p>
          </table:table-cell>
          <table:table-cell table:formula="of:=TRUNC([.B415]/2)*[.$A$2]" office:value-type="float" office:value="65920" calcext:value-type="float">
            <text:p>65920</text:p>
          </table:table-cell>
          <table:table-cell table:formula="of:=BASE([.C415];2;16)" office:value-type="string" office:string-value="10000000110000000" calcext:value-type="string">
            <text:p>10000000110000000</text:p>
          </table:table-cell>
          <table:table-cell/>
          <table:table-cell table:formula="of:=[.C415]+[.$A$2]-1" office:value-type="float" office:value="66239" calcext:value-type="float">
            <text:p>66239</text:p>
          </table:table-cell>
          <table:table-cell table:style-name="ce2" table:formula="of:=BASE([.F415];2;16)" office:value-type="string" office:string-value="10000001010111111" calcext:value-type="string">
            <text:p>10000001010111111</text:p>
          </table:table-cell>
          <table:table-cell table:number-columns-repeated="1017"/>
        </table:table-row>
        <table:table-row table:style-name="ro1">
          <table:table-cell/>
          <table:table-cell table:formula="of:=[.B415]+1" office:value-type="float" office:value="414" calcext:value-type="float">
            <text:p>414</text:p>
          </table:table-cell>
          <table:table-cell table:formula="of:=TRUNC([.B416]/2)*[.$A$2]" office:value-type="float" office:value="66240" calcext:value-type="float">
            <text:p>66240</text:p>
          </table:table-cell>
          <table:table-cell table:formula="of:=BASE([.C416];2;16)" office:value-type="string" office:string-value="10000001011000000" calcext:value-type="string">
            <text:p>10000001011000000</text:p>
          </table:table-cell>
          <table:table-cell/>
          <table:table-cell table:formula="of:=[.C416]+[.$A$2]-1" office:value-type="float" office:value="66559" calcext:value-type="float">
            <text:p>66559</text:p>
          </table:table-cell>
          <table:table-cell table:style-name="ce2" table:formula="of:=BASE([.F416];2;16)" office:value-type="string" office:string-value="10000001111111111" calcext:value-type="string">
            <text:p>10000001111111111</text:p>
          </table:table-cell>
          <table:table-cell table:number-columns-repeated="1017"/>
        </table:table-row>
        <table:table-row table:style-name="ro1">
          <table:table-cell/>
          <table:table-cell table:formula="of:=[.B416]+1" office:value-type="float" office:value="415" calcext:value-type="float">
            <text:p>415</text:p>
          </table:table-cell>
          <table:table-cell table:formula="of:=TRUNC([.B417]/2)*[.$A$2]" office:value-type="float" office:value="66240" calcext:value-type="float">
            <text:p>66240</text:p>
          </table:table-cell>
          <table:table-cell table:formula="of:=BASE([.C417];2;16)" office:value-type="string" office:string-value="10000001011000000" calcext:value-type="string">
            <text:p>10000001011000000</text:p>
          </table:table-cell>
          <table:table-cell/>
          <table:table-cell table:formula="of:=[.C417]+[.$A$2]-1" office:value-type="float" office:value="66559" calcext:value-type="float">
            <text:p>66559</text:p>
          </table:table-cell>
          <table:table-cell table:style-name="ce2" table:formula="of:=BASE([.F417];2;16)" office:value-type="string" office:string-value="10000001111111111" calcext:value-type="string">
            <text:p>10000001111111111</text:p>
          </table:table-cell>
          <table:table-cell table:number-columns-repeated="1017"/>
        </table:table-row>
        <table:table-row table:style-name="ro1">
          <table:table-cell/>
          <table:table-cell table:formula="of:=[.B417]+1" office:value-type="float" office:value="416" calcext:value-type="float">
            <text:p>416</text:p>
          </table:table-cell>
          <table:table-cell table:formula="of:=TRUNC([.B418]/2)*[.$A$2]" office:value-type="float" office:value="66560" calcext:value-type="float">
            <text:p>66560</text:p>
          </table:table-cell>
          <table:table-cell table:formula="of:=BASE([.C418];2;16)" office:value-type="string" office:string-value="10000010000000000" calcext:value-type="string">
            <text:p>10000010000000000</text:p>
          </table:table-cell>
          <table:table-cell/>
          <table:table-cell table:formula="of:=[.C418]+[.$A$2]-1" office:value-type="float" office:value="66879" calcext:value-type="float">
            <text:p>66879</text:p>
          </table:table-cell>
          <table:table-cell table:style-name="ce2" table:formula="of:=BASE([.F418];2;16)" office:value-type="string" office:string-value="10000010100111111" calcext:value-type="string">
            <text:p>10000010100111111</text:p>
          </table:table-cell>
          <table:table-cell table:number-columns-repeated="1017"/>
        </table:table-row>
        <table:table-row table:style-name="ro1">
          <table:table-cell/>
          <table:table-cell table:formula="of:=[.B418]+1" office:value-type="float" office:value="417" calcext:value-type="float">
            <text:p>417</text:p>
          </table:table-cell>
          <table:table-cell table:formula="of:=TRUNC([.B419]/2)*[.$A$2]" office:value-type="float" office:value="66560" calcext:value-type="float">
            <text:p>66560</text:p>
          </table:table-cell>
          <table:table-cell table:formula="of:=BASE([.C419];2;16)" office:value-type="string" office:string-value="10000010000000000" calcext:value-type="string">
            <text:p>10000010000000000</text:p>
          </table:table-cell>
          <table:table-cell/>
          <table:table-cell table:formula="of:=[.C419]+[.$A$2]-1" office:value-type="float" office:value="66879" calcext:value-type="float">
            <text:p>66879</text:p>
          </table:table-cell>
          <table:table-cell table:style-name="ce2" table:formula="of:=BASE([.F419];2;16)" office:value-type="string" office:string-value="10000010100111111" calcext:value-type="string">
            <text:p>10000010100111111</text:p>
          </table:table-cell>
          <table:table-cell table:number-columns-repeated="1017"/>
        </table:table-row>
        <table:table-row table:style-name="ro1">
          <table:table-cell/>
          <table:table-cell table:formula="of:=[.B419]+1" office:value-type="float" office:value="418" calcext:value-type="float">
            <text:p>418</text:p>
          </table:table-cell>
          <table:table-cell table:formula="of:=TRUNC([.B420]/2)*[.$A$2]" office:value-type="float" office:value="66880" calcext:value-type="float">
            <text:p>66880</text:p>
          </table:table-cell>
          <table:table-cell table:formula="of:=BASE([.C420];2;16)" office:value-type="string" office:string-value="10000010101000000" calcext:value-type="string">
            <text:p>10000010101000000</text:p>
          </table:table-cell>
          <table:table-cell/>
          <table:table-cell table:formula="of:=[.C420]+[.$A$2]-1" office:value-type="float" office:value="67199" calcext:value-type="float">
            <text:p>67199</text:p>
          </table:table-cell>
          <table:table-cell table:style-name="ce2" table:formula="of:=BASE([.F420];2;16)" office:value-type="string" office:string-value="10000011001111111" calcext:value-type="string">
            <text:p>10000011001111111</text:p>
          </table:table-cell>
          <table:table-cell table:number-columns-repeated="1017"/>
        </table:table-row>
        <table:table-row table:style-name="ro1">
          <table:table-cell/>
          <table:table-cell table:formula="of:=[.B420]+1" office:value-type="float" office:value="419" calcext:value-type="float">
            <text:p>419</text:p>
          </table:table-cell>
          <table:table-cell table:formula="of:=TRUNC([.B421]/2)*[.$A$2]" office:value-type="float" office:value="66880" calcext:value-type="float">
            <text:p>66880</text:p>
          </table:table-cell>
          <table:table-cell table:formula="of:=BASE([.C421];2;16)" office:value-type="string" office:string-value="10000010101000000" calcext:value-type="string">
            <text:p>10000010101000000</text:p>
          </table:table-cell>
          <table:table-cell/>
          <table:table-cell table:formula="of:=[.C421]+[.$A$2]-1" office:value-type="float" office:value="67199" calcext:value-type="float">
            <text:p>67199</text:p>
          </table:table-cell>
          <table:table-cell table:style-name="ce2" table:formula="of:=BASE([.F421];2;16)" office:value-type="string" office:string-value="10000011001111111" calcext:value-type="string">
            <text:p>10000011001111111</text:p>
          </table:table-cell>
          <table:table-cell table:number-columns-repeated="1017"/>
        </table:table-row>
        <table:table-row table:style-name="ro1">
          <table:table-cell/>
          <table:table-cell table:formula="of:=[.B421]+1" office:value-type="float" office:value="420" calcext:value-type="float">
            <text:p>420</text:p>
          </table:table-cell>
          <table:table-cell table:formula="of:=TRUNC([.B422]/2)*[.$A$2]" office:value-type="float" office:value="67200" calcext:value-type="float">
            <text:p>67200</text:p>
          </table:table-cell>
          <table:table-cell table:formula="of:=BASE([.C422];2;16)" office:value-type="string" office:string-value="10000011010000000" calcext:value-type="string">
            <text:p>10000011010000000</text:p>
          </table:table-cell>
          <table:table-cell/>
          <table:table-cell table:formula="of:=[.C422]+[.$A$2]-1" office:value-type="float" office:value="67519" calcext:value-type="float">
            <text:p>67519</text:p>
          </table:table-cell>
          <table:table-cell table:style-name="ce2" table:formula="of:=BASE([.F422];2;16)" office:value-type="string" office:string-value="10000011110111111" calcext:value-type="string">
            <text:p>10000011110111111</text:p>
          </table:table-cell>
          <table:table-cell table:number-columns-repeated="1017"/>
        </table:table-row>
        <table:table-row table:style-name="ro1">
          <table:table-cell/>
          <table:table-cell table:formula="of:=[.B422]+1" office:value-type="float" office:value="421" calcext:value-type="float">
            <text:p>421</text:p>
          </table:table-cell>
          <table:table-cell table:formula="of:=TRUNC([.B423]/2)*[.$A$2]" office:value-type="float" office:value="67200" calcext:value-type="float">
            <text:p>67200</text:p>
          </table:table-cell>
          <table:table-cell table:formula="of:=BASE([.C423];2;16)" office:value-type="string" office:string-value="10000011010000000" calcext:value-type="string">
            <text:p>10000011010000000</text:p>
          </table:table-cell>
          <table:table-cell/>
          <table:table-cell table:formula="of:=[.C423]+[.$A$2]-1" office:value-type="float" office:value="67519" calcext:value-type="float">
            <text:p>67519</text:p>
          </table:table-cell>
          <table:table-cell table:style-name="ce2" table:formula="of:=BASE([.F423];2;16)" office:value-type="string" office:string-value="10000011110111111" calcext:value-type="string">
            <text:p>10000011110111111</text:p>
          </table:table-cell>
          <table:table-cell table:number-columns-repeated="1017"/>
        </table:table-row>
        <table:table-row table:style-name="ro1">
          <table:table-cell/>
          <table:table-cell table:formula="of:=[.B423]+1" office:value-type="float" office:value="422" calcext:value-type="float">
            <text:p>422</text:p>
          </table:table-cell>
          <table:table-cell table:formula="of:=TRUNC([.B424]/2)*[.$A$2]" office:value-type="float" office:value="67520" calcext:value-type="float">
            <text:p>67520</text:p>
          </table:table-cell>
          <table:table-cell table:formula="of:=BASE([.C424];2;16)" office:value-type="string" office:string-value="10000011111000000" calcext:value-type="string">
            <text:p>10000011111000000</text:p>
          </table:table-cell>
          <table:table-cell/>
          <table:table-cell table:formula="of:=[.C424]+[.$A$2]-1" office:value-type="float" office:value="67839" calcext:value-type="float">
            <text:p>67839</text:p>
          </table:table-cell>
          <table:table-cell table:style-name="ce2" table:formula="of:=BASE([.F424];2;16)" office:value-type="string" office:string-value="10000100011111111" calcext:value-type="string">
            <text:p>10000100011111111</text:p>
          </table:table-cell>
          <table:table-cell table:number-columns-repeated="1017"/>
        </table:table-row>
        <table:table-row table:style-name="ro1">
          <table:table-cell/>
          <table:table-cell table:formula="of:=[.B424]+1" office:value-type="float" office:value="423" calcext:value-type="float">
            <text:p>423</text:p>
          </table:table-cell>
          <table:table-cell table:formula="of:=TRUNC([.B425]/2)*[.$A$2]" office:value-type="float" office:value="67520" calcext:value-type="float">
            <text:p>67520</text:p>
          </table:table-cell>
          <table:table-cell table:formula="of:=BASE([.C425];2;16)" office:value-type="string" office:string-value="10000011111000000" calcext:value-type="string">
            <text:p>10000011111000000</text:p>
          </table:table-cell>
          <table:table-cell/>
          <table:table-cell table:formula="of:=[.C425]+[.$A$2]-1" office:value-type="float" office:value="67839" calcext:value-type="float">
            <text:p>67839</text:p>
          </table:table-cell>
          <table:table-cell table:style-name="ce2" table:formula="of:=BASE([.F425];2;16)" office:value-type="string" office:string-value="10000100011111111" calcext:value-type="string">
            <text:p>10000100011111111</text:p>
          </table:table-cell>
          <table:table-cell table:number-columns-repeated="1017"/>
        </table:table-row>
        <table:table-row table:style-name="ro1">
          <table:table-cell/>
          <table:table-cell table:formula="of:=[.B425]+1" office:value-type="float" office:value="424" calcext:value-type="float">
            <text:p>424</text:p>
          </table:table-cell>
          <table:table-cell table:formula="of:=TRUNC([.B426]/2)*[.$A$2]" office:value-type="float" office:value="67840" calcext:value-type="float">
            <text:p>67840</text:p>
          </table:table-cell>
          <table:table-cell table:formula="of:=BASE([.C426];2;16)" office:value-type="string" office:string-value="10000100100000000" calcext:value-type="string">
            <text:p>10000100100000000</text:p>
          </table:table-cell>
          <table:table-cell/>
          <table:table-cell table:formula="of:=[.C426]+[.$A$2]-1" office:value-type="float" office:value="68159" calcext:value-type="float">
            <text:p>68159</text:p>
          </table:table-cell>
          <table:table-cell table:style-name="ce2" table:formula="of:=BASE([.F426];2;16)" office:value-type="string" office:string-value="10000101000111111" calcext:value-type="string">
            <text:p>10000101000111111</text:p>
          </table:table-cell>
          <table:table-cell table:number-columns-repeated="1017"/>
        </table:table-row>
        <table:table-row table:style-name="ro1">
          <table:table-cell/>
          <table:table-cell table:formula="of:=[.B426]+1" office:value-type="float" office:value="425" calcext:value-type="float">
            <text:p>425</text:p>
          </table:table-cell>
          <table:table-cell table:formula="of:=TRUNC([.B427]/2)*[.$A$2]" office:value-type="float" office:value="67840" calcext:value-type="float">
            <text:p>67840</text:p>
          </table:table-cell>
          <table:table-cell table:formula="of:=BASE([.C427];2;16)" office:value-type="string" office:string-value="10000100100000000" calcext:value-type="string">
            <text:p>10000100100000000</text:p>
          </table:table-cell>
          <table:table-cell/>
          <table:table-cell table:formula="of:=[.C427]+[.$A$2]-1" office:value-type="float" office:value="68159" calcext:value-type="float">
            <text:p>68159</text:p>
          </table:table-cell>
          <table:table-cell table:style-name="ce2" table:formula="of:=BASE([.F427];2;16)" office:value-type="string" office:string-value="10000101000111111" calcext:value-type="string">
            <text:p>10000101000111111</text:p>
          </table:table-cell>
          <table:table-cell table:number-columns-repeated="1017"/>
        </table:table-row>
        <table:table-row table:style-name="ro1">
          <table:table-cell/>
          <table:table-cell table:formula="of:=[.B427]+1" office:value-type="float" office:value="426" calcext:value-type="float">
            <text:p>426</text:p>
          </table:table-cell>
          <table:table-cell table:formula="of:=TRUNC([.B428]/2)*[.$A$2]" office:value-type="float" office:value="68160" calcext:value-type="float">
            <text:p>68160</text:p>
          </table:table-cell>
          <table:table-cell table:formula="of:=BASE([.C428];2;16)" office:value-type="string" office:string-value="10000101001000000" calcext:value-type="string">
            <text:p>10000101001000000</text:p>
          </table:table-cell>
          <table:table-cell/>
          <table:table-cell table:formula="of:=[.C428]+[.$A$2]-1" office:value-type="float" office:value="68479" calcext:value-type="float">
            <text:p>68479</text:p>
          </table:table-cell>
          <table:table-cell table:style-name="ce2" table:formula="of:=BASE([.F428];2;16)" office:value-type="string" office:string-value="10000101101111111" calcext:value-type="string">
            <text:p>10000101101111111</text:p>
          </table:table-cell>
          <table:table-cell table:number-columns-repeated="1017"/>
        </table:table-row>
        <table:table-row table:style-name="ro1">
          <table:table-cell/>
          <table:table-cell table:formula="of:=[.B428]+1" office:value-type="float" office:value="427" calcext:value-type="float">
            <text:p>427</text:p>
          </table:table-cell>
          <table:table-cell table:formula="of:=TRUNC([.B429]/2)*[.$A$2]" office:value-type="float" office:value="68160" calcext:value-type="float">
            <text:p>68160</text:p>
          </table:table-cell>
          <table:table-cell table:formula="of:=BASE([.C429];2;16)" office:value-type="string" office:string-value="10000101001000000" calcext:value-type="string">
            <text:p>10000101001000000</text:p>
          </table:table-cell>
          <table:table-cell/>
          <table:table-cell table:formula="of:=[.C429]+[.$A$2]-1" office:value-type="float" office:value="68479" calcext:value-type="float">
            <text:p>68479</text:p>
          </table:table-cell>
          <table:table-cell table:style-name="ce2" table:formula="of:=BASE([.F429];2;16)" office:value-type="string" office:string-value="10000101101111111" calcext:value-type="string">
            <text:p>10000101101111111</text:p>
          </table:table-cell>
          <table:table-cell table:number-columns-repeated="1017"/>
        </table:table-row>
        <table:table-row table:style-name="ro1">
          <table:table-cell/>
          <table:table-cell table:formula="of:=[.B429]+1" office:value-type="float" office:value="428" calcext:value-type="float">
            <text:p>428</text:p>
          </table:table-cell>
          <table:table-cell table:formula="of:=TRUNC([.B430]/2)*[.$A$2]" office:value-type="float" office:value="68480" calcext:value-type="float">
            <text:p>68480</text:p>
          </table:table-cell>
          <table:table-cell table:formula="of:=BASE([.C430];2;16)" office:value-type="string" office:string-value="10000101110000000" calcext:value-type="string">
            <text:p>10000101110000000</text:p>
          </table:table-cell>
          <table:table-cell/>
          <table:table-cell table:formula="of:=[.C430]+[.$A$2]-1" office:value-type="float" office:value="68799" calcext:value-type="float">
            <text:p>68799</text:p>
          </table:table-cell>
          <table:table-cell table:style-name="ce2" table:formula="of:=BASE([.F430];2;16)" office:value-type="string" office:string-value="10000110010111111" calcext:value-type="string">
            <text:p>10000110010111111</text:p>
          </table:table-cell>
          <table:table-cell table:number-columns-repeated="1017"/>
        </table:table-row>
        <table:table-row table:style-name="ro1">
          <table:table-cell/>
          <table:table-cell table:formula="of:=[.B430]+1" office:value-type="float" office:value="429" calcext:value-type="float">
            <text:p>429</text:p>
          </table:table-cell>
          <table:table-cell table:formula="of:=TRUNC([.B431]/2)*[.$A$2]" office:value-type="float" office:value="68480" calcext:value-type="float">
            <text:p>68480</text:p>
          </table:table-cell>
          <table:table-cell table:formula="of:=BASE([.C431];2;16)" office:value-type="string" office:string-value="10000101110000000" calcext:value-type="string">
            <text:p>10000101110000000</text:p>
          </table:table-cell>
          <table:table-cell/>
          <table:table-cell table:formula="of:=[.C431]+[.$A$2]-1" office:value-type="float" office:value="68799" calcext:value-type="float">
            <text:p>68799</text:p>
          </table:table-cell>
          <table:table-cell table:style-name="ce2" table:formula="of:=BASE([.F431];2;16)" office:value-type="string" office:string-value="10000110010111111" calcext:value-type="string">
            <text:p>10000110010111111</text:p>
          </table:table-cell>
          <table:table-cell table:number-columns-repeated="1017"/>
        </table:table-row>
        <table:table-row table:style-name="ro1">
          <table:table-cell/>
          <table:table-cell table:formula="of:=[.B431]+1" office:value-type="float" office:value="430" calcext:value-type="float">
            <text:p>430</text:p>
          </table:table-cell>
          <table:table-cell table:formula="of:=TRUNC([.B432]/2)*[.$A$2]" office:value-type="float" office:value="68800" calcext:value-type="float">
            <text:p>68800</text:p>
          </table:table-cell>
          <table:table-cell table:formula="of:=BASE([.C432];2;16)" office:value-type="string" office:string-value="10000110011000000" calcext:value-type="string">
            <text:p>10000110011000000</text:p>
          </table:table-cell>
          <table:table-cell/>
          <table:table-cell table:formula="of:=[.C432]+[.$A$2]-1" office:value-type="float" office:value="69119" calcext:value-type="float">
            <text:p>69119</text:p>
          </table:table-cell>
          <table:table-cell table:style-name="ce2" table:formula="of:=BASE([.F432];2;16)" office:value-type="string" office:string-value="10000110111111111" calcext:value-type="string">
            <text:p>10000110111111111</text:p>
          </table:table-cell>
          <table:table-cell table:number-columns-repeated="1017"/>
        </table:table-row>
        <table:table-row table:style-name="ro1">
          <table:table-cell/>
          <table:table-cell table:formula="of:=[.B432]+1" office:value-type="float" office:value="431" calcext:value-type="float">
            <text:p>431</text:p>
          </table:table-cell>
          <table:table-cell table:formula="of:=TRUNC([.B433]/2)*[.$A$2]" office:value-type="float" office:value="68800" calcext:value-type="float">
            <text:p>68800</text:p>
          </table:table-cell>
          <table:table-cell table:formula="of:=BASE([.C433];2;16)" office:value-type="string" office:string-value="10000110011000000" calcext:value-type="string">
            <text:p>10000110011000000</text:p>
          </table:table-cell>
          <table:table-cell/>
          <table:table-cell table:formula="of:=[.C433]+[.$A$2]-1" office:value-type="float" office:value="69119" calcext:value-type="float">
            <text:p>69119</text:p>
          </table:table-cell>
          <table:table-cell table:style-name="ce2" table:formula="of:=BASE([.F433];2;16)" office:value-type="string" office:string-value="10000110111111111" calcext:value-type="string">
            <text:p>10000110111111111</text:p>
          </table:table-cell>
          <table:table-cell table:number-columns-repeated="1017"/>
        </table:table-row>
        <table:table-row table:style-name="ro1">
          <table:table-cell/>
          <table:table-cell table:formula="of:=[.B433]+1" office:value-type="float" office:value="432" calcext:value-type="float">
            <text:p>432</text:p>
          </table:table-cell>
          <table:table-cell table:formula="of:=TRUNC([.B434]/2)*[.$A$2]" office:value-type="float" office:value="69120" calcext:value-type="float">
            <text:p>69120</text:p>
          </table:table-cell>
          <table:table-cell table:formula="of:=BASE([.C434];2;16)" office:value-type="string" office:string-value="10000111000000000" calcext:value-type="string">
            <text:p>10000111000000000</text:p>
          </table:table-cell>
          <table:table-cell/>
          <table:table-cell table:formula="of:=[.C434]+[.$A$2]-1" office:value-type="float" office:value="69439" calcext:value-type="float">
            <text:p>69439</text:p>
          </table:table-cell>
          <table:table-cell table:style-name="ce2" table:formula="of:=BASE([.F434];2;16)" office:value-type="string" office:string-value="10000111100111111" calcext:value-type="string">
            <text:p>10000111100111111</text:p>
          </table:table-cell>
          <table:table-cell table:number-columns-repeated="1017"/>
        </table:table-row>
        <table:table-row table:style-name="ro1">
          <table:table-cell/>
          <table:table-cell table:formula="of:=[.B434]+1" office:value-type="float" office:value="433" calcext:value-type="float">
            <text:p>433</text:p>
          </table:table-cell>
          <table:table-cell table:formula="of:=TRUNC([.B435]/2)*[.$A$2]" office:value-type="float" office:value="69120" calcext:value-type="float">
            <text:p>69120</text:p>
          </table:table-cell>
          <table:table-cell table:formula="of:=BASE([.C435];2;16)" office:value-type="string" office:string-value="10000111000000000" calcext:value-type="string">
            <text:p>10000111000000000</text:p>
          </table:table-cell>
          <table:table-cell/>
          <table:table-cell table:formula="of:=[.C435]+[.$A$2]-1" office:value-type="float" office:value="69439" calcext:value-type="float">
            <text:p>69439</text:p>
          </table:table-cell>
          <table:table-cell table:style-name="ce2" table:formula="of:=BASE([.F435];2;16)" office:value-type="string" office:string-value="10000111100111111" calcext:value-type="string">
            <text:p>10000111100111111</text:p>
          </table:table-cell>
          <table:table-cell table:number-columns-repeated="1017"/>
        </table:table-row>
        <table:table-row table:style-name="ro1">
          <table:table-cell/>
          <table:table-cell table:formula="of:=[.B435]+1" office:value-type="float" office:value="434" calcext:value-type="float">
            <text:p>434</text:p>
          </table:table-cell>
          <table:table-cell table:formula="of:=TRUNC([.B436]/2)*[.$A$2]" office:value-type="float" office:value="69440" calcext:value-type="float">
            <text:p>69440</text:p>
          </table:table-cell>
          <table:table-cell table:formula="of:=BASE([.C436];2;16)" office:value-type="string" office:string-value="10000111101000000" calcext:value-type="string">
            <text:p>10000111101000000</text:p>
          </table:table-cell>
          <table:table-cell/>
          <table:table-cell table:formula="of:=[.C436]+[.$A$2]-1" office:value-type="float" office:value="69759" calcext:value-type="float">
            <text:p>69759</text:p>
          </table:table-cell>
          <table:table-cell table:style-name="ce2" table:formula="of:=BASE([.F436];2;16)" office:value-type="string" office:string-value="10001000001111111" calcext:value-type="string">
            <text:p>10001000001111111</text:p>
          </table:table-cell>
          <table:table-cell table:number-columns-repeated="1017"/>
        </table:table-row>
        <table:table-row table:style-name="ro1">
          <table:table-cell/>
          <table:table-cell table:formula="of:=[.B436]+1" office:value-type="float" office:value="435" calcext:value-type="float">
            <text:p>435</text:p>
          </table:table-cell>
          <table:table-cell table:formula="of:=TRUNC([.B437]/2)*[.$A$2]" office:value-type="float" office:value="69440" calcext:value-type="float">
            <text:p>69440</text:p>
          </table:table-cell>
          <table:table-cell table:formula="of:=BASE([.C437];2;16)" office:value-type="string" office:string-value="10000111101000000" calcext:value-type="string">
            <text:p>10000111101000000</text:p>
          </table:table-cell>
          <table:table-cell/>
          <table:table-cell table:formula="of:=[.C437]+[.$A$2]-1" office:value-type="float" office:value="69759" calcext:value-type="float">
            <text:p>69759</text:p>
          </table:table-cell>
          <table:table-cell table:style-name="ce2" table:formula="of:=BASE([.F437];2;16)" office:value-type="string" office:string-value="10001000001111111" calcext:value-type="string">
            <text:p>10001000001111111</text:p>
          </table:table-cell>
          <table:table-cell table:number-columns-repeated="1017"/>
        </table:table-row>
        <table:table-row table:style-name="ro1">
          <table:table-cell/>
          <table:table-cell table:formula="of:=[.B437]+1" office:value-type="float" office:value="436" calcext:value-type="float">
            <text:p>436</text:p>
          </table:table-cell>
          <table:table-cell table:formula="of:=TRUNC([.B438]/2)*[.$A$2]" office:value-type="float" office:value="69760" calcext:value-type="float">
            <text:p>69760</text:p>
          </table:table-cell>
          <table:table-cell table:formula="of:=BASE([.C438];2;16)" office:value-type="string" office:string-value="10001000010000000" calcext:value-type="string">
            <text:p>10001000010000000</text:p>
          </table:table-cell>
          <table:table-cell/>
          <table:table-cell table:formula="of:=[.C438]+[.$A$2]-1" office:value-type="float" office:value="70079" calcext:value-type="float">
            <text:p>70079</text:p>
          </table:table-cell>
          <table:table-cell table:style-name="ce2" table:formula="of:=BASE([.F438];2;16)" office:value-type="string" office:string-value="10001000110111111" calcext:value-type="string">
            <text:p>10001000110111111</text:p>
          </table:table-cell>
          <table:table-cell table:number-columns-repeated="1017"/>
        </table:table-row>
        <table:table-row table:style-name="ro1">
          <table:table-cell/>
          <table:table-cell table:formula="of:=[.B438]+1" office:value-type="float" office:value="437" calcext:value-type="float">
            <text:p>437</text:p>
          </table:table-cell>
          <table:table-cell table:formula="of:=TRUNC([.B439]/2)*[.$A$2]" office:value-type="float" office:value="69760" calcext:value-type="float">
            <text:p>69760</text:p>
          </table:table-cell>
          <table:table-cell table:formula="of:=BASE([.C439];2;16)" office:value-type="string" office:string-value="10001000010000000" calcext:value-type="string">
            <text:p>10001000010000000</text:p>
          </table:table-cell>
          <table:table-cell/>
          <table:table-cell table:formula="of:=[.C439]+[.$A$2]-1" office:value-type="float" office:value="70079" calcext:value-type="float">
            <text:p>70079</text:p>
          </table:table-cell>
          <table:table-cell table:style-name="ce2" table:formula="of:=BASE([.F439];2;16)" office:value-type="string" office:string-value="10001000110111111" calcext:value-type="string">
            <text:p>10001000110111111</text:p>
          </table:table-cell>
          <table:table-cell table:number-columns-repeated="1017"/>
        </table:table-row>
        <table:table-row table:style-name="ro1">
          <table:table-cell/>
          <table:table-cell table:formula="of:=[.B439]+1" office:value-type="float" office:value="438" calcext:value-type="float">
            <text:p>438</text:p>
          </table:table-cell>
          <table:table-cell table:formula="of:=TRUNC([.B440]/2)*[.$A$2]" office:value-type="float" office:value="70080" calcext:value-type="float">
            <text:p>70080</text:p>
          </table:table-cell>
          <table:table-cell table:formula="of:=BASE([.C440];2;16)" office:value-type="string" office:string-value="10001000111000000" calcext:value-type="string">
            <text:p>10001000111000000</text:p>
          </table:table-cell>
          <table:table-cell/>
          <table:table-cell table:formula="of:=[.C440]+[.$A$2]-1" office:value-type="float" office:value="70399" calcext:value-type="float">
            <text:p>70399</text:p>
          </table:table-cell>
          <table:table-cell table:style-name="ce2" table:formula="of:=BASE([.F440];2;16)" office:value-type="string" office:string-value="10001001011111111" calcext:value-type="string">
            <text:p>10001001011111111</text:p>
          </table:table-cell>
          <table:table-cell table:number-columns-repeated="1017"/>
        </table:table-row>
        <table:table-row table:style-name="ro1">
          <table:table-cell/>
          <table:table-cell table:formula="of:=[.B440]+1" office:value-type="float" office:value="439" calcext:value-type="float">
            <text:p>439</text:p>
          </table:table-cell>
          <table:table-cell table:formula="of:=TRUNC([.B441]/2)*[.$A$2]" office:value-type="float" office:value="70080" calcext:value-type="float">
            <text:p>70080</text:p>
          </table:table-cell>
          <table:table-cell table:formula="of:=BASE([.C441];2;16)" office:value-type="string" office:string-value="10001000111000000" calcext:value-type="string">
            <text:p>10001000111000000</text:p>
          </table:table-cell>
          <table:table-cell/>
          <table:table-cell table:formula="of:=[.C441]+[.$A$2]-1" office:value-type="float" office:value="70399" calcext:value-type="float">
            <text:p>70399</text:p>
          </table:table-cell>
          <table:table-cell table:style-name="ce2" table:formula="of:=BASE([.F441];2;16)" office:value-type="string" office:string-value="10001001011111111" calcext:value-type="string">
            <text:p>10001001011111111</text:p>
          </table:table-cell>
          <table:table-cell table:number-columns-repeated="1017"/>
        </table:table-row>
        <table:table-row table:style-name="ro1">
          <table:table-cell/>
          <table:table-cell table:formula="of:=[.B441]+1" office:value-type="float" office:value="440" calcext:value-type="float">
            <text:p>440</text:p>
          </table:table-cell>
          <table:table-cell table:formula="of:=TRUNC([.B442]/2)*[.$A$2]" office:value-type="float" office:value="70400" calcext:value-type="float">
            <text:p>70400</text:p>
          </table:table-cell>
          <table:table-cell table:formula="of:=BASE([.C442];2;16)" office:value-type="string" office:string-value="10001001100000000" calcext:value-type="string">
            <text:p>10001001100000000</text:p>
          </table:table-cell>
          <table:table-cell/>
          <table:table-cell table:formula="of:=[.C442]+[.$A$2]-1" office:value-type="float" office:value="70719" calcext:value-type="float">
            <text:p>70719</text:p>
          </table:table-cell>
          <table:table-cell table:style-name="ce2" table:formula="of:=BASE([.F442];2;16)" office:value-type="string" office:string-value="10001010000111111" calcext:value-type="string">
            <text:p>10001010000111111</text:p>
          </table:table-cell>
          <table:table-cell table:number-columns-repeated="1017"/>
        </table:table-row>
        <table:table-row table:style-name="ro1">
          <table:table-cell/>
          <table:table-cell table:formula="of:=[.B442]+1" office:value-type="float" office:value="441" calcext:value-type="float">
            <text:p>441</text:p>
          </table:table-cell>
          <table:table-cell table:formula="of:=TRUNC([.B443]/2)*[.$A$2]" office:value-type="float" office:value="70400" calcext:value-type="float">
            <text:p>70400</text:p>
          </table:table-cell>
          <table:table-cell table:formula="of:=BASE([.C443];2;16)" office:value-type="string" office:string-value="10001001100000000" calcext:value-type="string">
            <text:p>10001001100000000</text:p>
          </table:table-cell>
          <table:table-cell/>
          <table:table-cell table:formula="of:=[.C443]+[.$A$2]-1" office:value-type="float" office:value="70719" calcext:value-type="float">
            <text:p>70719</text:p>
          </table:table-cell>
          <table:table-cell table:style-name="ce2" table:formula="of:=BASE([.F443];2;16)" office:value-type="string" office:string-value="10001010000111111" calcext:value-type="string">
            <text:p>10001010000111111</text:p>
          </table:table-cell>
          <table:table-cell table:number-columns-repeated="1017"/>
        </table:table-row>
        <table:table-row table:style-name="ro1">
          <table:table-cell/>
          <table:table-cell table:formula="of:=[.B443]+1" office:value-type="float" office:value="442" calcext:value-type="float">
            <text:p>442</text:p>
          </table:table-cell>
          <table:table-cell table:formula="of:=TRUNC([.B444]/2)*[.$A$2]" office:value-type="float" office:value="70720" calcext:value-type="float">
            <text:p>70720</text:p>
          </table:table-cell>
          <table:table-cell table:formula="of:=BASE([.C444];2;16)" office:value-type="string" office:string-value="10001010001000000" calcext:value-type="string">
            <text:p>10001010001000000</text:p>
          </table:table-cell>
          <table:table-cell/>
          <table:table-cell table:formula="of:=[.C444]+[.$A$2]-1" office:value-type="float" office:value="71039" calcext:value-type="float">
            <text:p>71039</text:p>
          </table:table-cell>
          <table:table-cell table:style-name="ce2" table:formula="of:=BASE([.F444];2;16)" office:value-type="string" office:string-value="10001010101111111" calcext:value-type="string">
            <text:p>10001010101111111</text:p>
          </table:table-cell>
          <table:table-cell table:number-columns-repeated="1017"/>
        </table:table-row>
        <table:table-row table:style-name="ro1">
          <table:table-cell/>
          <table:table-cell table:formula="of:=[.B444]+1" office:value-type="float" office:value="443" calcext:value-type="float">
            <text:p>443</text:p>
          </table:table-cell>
          <table:table-cell table:formula="of:=TRUNC([.B445]/2)*[.$A$2]" office:value-type="float" office:value="70720" calcext:value-type="float">
            <text:p>70720</text:p>
          </table:table-cell>
          <table:table-cell table:formula="of:=BASE([.C445];2;16)" office:value-type="string" office:string-value="10001010001000000" calcext:value-type="string">
            <text:p>10001010001000000</text:p>
          </table:table-cell>
          <table:table-cell/>
          <table:table-cell table:formula="of:=[.C445]+[.$A$2]-1" office:value-type="float" office:value="71039" calcext:value-type="float">
            <text:p>71039</text:p>
          </table:table-cell>
          <table:table-cell table:style-name="ce2" table:formula="of:=BASE([.F445];2;16)" office:value-type="string" office:string-value="10001010101111111" calcext:value-type="string">
            <text:p>10001010101111111</text:p>
          </table:table-cell>
          <table:table-cell table:number-columns-repeated="1017"/>
        </table:table-row>
        <table:table-row table:style-name="ro1">
          <table:table-cell/>
          <table:table-cell table:formula="of:=[.B445]+1" office:value-type="float" office:value="444" calcext:value-type="float">
            <text:p>444</text:p>
          </table:table-cell>
          <table:table-cell table:formula="of:=TRUNC([.B446]/2)*[.$A$2]" office:value-type="float" office:value="71040" calcext:value-type="float">
            <text:p>71040</text:p>
          </table:table-cell>
          <table:table-cell table:formula="of:=BASE([.C446];2;16)" office:value-type="string" office:string-value="10001010110000000" calcext:value-type="string">
            <text:p>10001010110000000</text:p>
          </table:table-cell>
          <table:table-cell/>
          <table:table-cell table:formula="of:=[.C446]+[.$A$2]-1" office:value-type="float" office:value="71359" calcext:value-type="float">
            <text:p>71359</text:p>
          </table:table-cell>
          <table:table-cell table:style-name="ce2" table:formula="of:=BASE([.F446];2;16)" office:value-type="string" office:string-value="10001011010111111" calcext:value-type="string">
            <text:p>10001011010111111</text:p>
          </table:table-cell>
          <table:table-cell table:number-columns-repeated="1017"/>
        </table:table-row>
        <table:table-row table:style-name="ro1">
          <table:table-cell/>
          <table:table-cell table:formula="of:=[.B446]+1" office:value-type="float" office:value="445" calcext:value-type="float">
            <text:p>445</text:p>
          </table:table-cell>
          <table:table-cell table:formula="of:=TRUNC([.B447]/2)*[.$A$2]" office:value-type="float" office:value="71040" calcext:value-type="float">
            <text:p>71040</text:p>
          </table:table-cell>
          <table:table-cell table:formula="of:=BASE([.C447];2;16)" office:value-type="string" office:string-value="10001010110000000" calcext:value-type="string">
            <text:p>10001010110000000</text:p>
          </table:table-cell>
          <table:table-cell/>
          <table:table-cell table:formula="of:=[.C447]+[.$A$2]-1" office:value-type="float" office:value="71359" calcext:value-type="float">
            <text:p>71359</text:p>
          </table:table-cell>
          <table:table-cell table:style-name="ce2" table:formula="of:=BASE([.F447];2;16)" office:value-type="string" office:string-value="10001011010111111" calcext:value-type="string">
            <text:p>10001011010111111</text:p>
          </table:table-cell>
          <table:table-cell table:number-columns-repeated="1017"/>
        </table:table-row>
        <table:table-row table:style-name="ro1">
          <table:table-cell/>
          <table:table-cell table:formula="of:=[.B447]+1" office:value-type="float" office:value="446" calcext:value-type="float">
            <text:p>446</text:p>
          </table:table-cell>
          <table:table-cell table:formula="of:=TRUNC([.B448]/2)*[.$A$2]" office:value-type="float" office:value="71360" calcext:value-type="float">
            <text:p>71360</text:p>
          </table:table-cell>
          <table:table-cell table:formula="of:=BASE([.C448];2;16)" office:value-type="string" office:string-value="10001011011000000" calcext:value-type="string">
            <text:p>10001011011000000</text:p>
          </table:table-cell>
          <table:table-cell/>
          <table:table-cell table:formula="of:=[.C448]+[.$A$2]-1" office:value-type="float" office:value="71679" calcext:value-type="float">
            <text:p>71679</text:p>
          </table:table-cell>
          <table:table-cell table:style-name="ce2" table:formula="of:=BASE([.F448];2;16)" office:value-type="string" office:string-value="10001011111111111" calcext:value-type="string">
            <text:p>10001011111111111</text:p>
          </table:table-cell>
          <table:table-cell table:number-columns-repeated="1017"/>
        </table:table-row>
        <table:table-row table:style-name="ro1">
          <table:table-cell/>
          <table:table-cell table:formula="of:=[.B448]+1" office:value-type="float" office:value="447" calcext:value-type="float">
            <text:p>447</text:p>
          </table:table-cell>
          <table:table-cell table:formula="of:=TRUNC([.B449]/2)*[.$A$2]" office:value-type="float" office:value="71360" calcext:value-type="float">
            <text:p>71360</text:p>
          </table:table-cell>
          <table:table-cell table:formula="of:=BASE([.C449];2;16)" office:value-type="string" office:string-value="10001011011000000" calcext:value-type="string">
            <text:p>10001011011000000</text:p>
          </table:table-cell>
          <table:table-cell/>
          <table:table-cell table:formula="of:=[.C449]+[.$A$2]-1" office:value-type="float" office:value="71679" calcext:value-type="float">
            <text:p>71679</text:p>
          </table:table-cell>
          <table:table-cell table:style-name="ce2" table:formula="of:=BASE([.F449];2;16)" office:value-type="string" office:string-value="10001011111111111" calcext:value-type="string">
            <text:p>10001011111111111</text:p>
          </table:table-cell>
          <table:table-cell table:number-columns-repeated="1017"/>
        </table:table-row>
        <table:table-row table:style-name="ro1">
          <table:table-cell/>
          <table:table-cell table:formula="of:=[.B449]+1" office:value-type="float" office:value="448" calcext:value-type="float">
            <text:p>448</text:p>
          </table:table-cell>
          <table:table-cell table:formula="of:=TRUNC([.B450]/2)*[.$A$2]" office:value-type="float" office:value="71680" calcext:value-type="float">
            <text:p>71680</text:p>
          </table:table-cell>
          <table:table-cell table:formula="of:=BASE([.C450];2;16)" office:value-type="string" office:string-value="10001100000000000" calcext:value-type="string">
            <text:p>10001100000000000</text:p>
          </table:table-cell>
          <table:table-cell/>
          <table:table-cell table:formula="of:=[.C450]+[.$A$2]-1" office:value-type="float" office:value="71999" calcext:value-type="float">
            <text:p>71999</text:p>
          </table:table-cell>
          <table:table-cell table:style-name="ce2" table:formula="of:=BASE([.F450];2;16)" office:value-type="string" office:string-value="10001100100111111" calcext:value-type="string">
            <text:p>10001100100111111</text:p>
          </table:table-cell>
          <table:table-cell table:number-columns-repeated="1017"/>
        </table:table-row>
        <table:table-row table:style-name="ro1">
          <table:table-cell/>
          <table:table-cell table:formula="of:=[.B450]+1" office:value-type="float" office:value="449" calcext:value-type="float">
            <text:p>449</text:p>
          </table:table-cell>
          <table:table-cell table:formula="of:=TRUNC([.B451]/2)*[.$A$2]" office:value-type="float" office:value="71680" calcext:value-type="float">
            <text:p>71680</text:p>
          </table:table-cell>
          <table:table-cell table:formula="of:=BASE([.C451];2;16)" office:value-type="string" office:string-value="10001100000000000" calcext:value-type="string">
            <text:p>10001100000000000</text:p>
          </table:table-cell>
          <table:table-cell/>
          <table:table-cell table:formula="of:=[.C451]+[.$A$2]-1" office:value-type="float" office:value="71999" calcext:value-type="float">
            <text:p>71999</text:p>
          </table:table-cell>
          <table:table-cell table:style-name="ce2" table:formula="of:=BASE([.F451];2;16)" office:value-type="string" office:string-value="10001100100111111" calcext:value-type="string">
            <text:p>10001100100111111</text:p>
          </table:table-cell>
          <table:table-cell table:number-columns-repeated="1017"/>
        </table:table-row>
        <table:table-row table:style-name="ro1">
          <table:table-cell/>
          <table:table-cell table:formula="of:=[.B451]+1" office:value-type="float" office:value="450" calcext:value-type="float">
            <text:p>450</text:p>
          </table:table-cell>
          <table:table-cell table:formula="of:=TRUNC([.B452]/2)*[.$A$2]" office:value-type="float" office:value="72000" calcext:value-type="float">
            <text:p>72000</text:p>
          </table:table-cell>
          <table:table-cell table:formula="of:=BASE([.C452];2;16)" office:value-type="string" office:string-value="10001100101000000" calcext:value-type="string">
            <text:p>10001100101000000</text:p>
          </table:table-cell>
          <table:table-cell/>
          <table:table-cell table:formula="of:=[.C452]+[.$A$2]-1" office:value-type="float" office:value="72319" calcext:value-type="float">
            <text:p>72319</text:p>
          </table:table-cell>
          <table:table-cell table:style-name="ce2" table:formula="of:=BASE([.F452];2;16)" office:value-type="string" office:string-value="10001101001111111" calcext:value-type="string">
            <text:p>10001101001111111</text:p>
          </table:table-cell>
          <table:table-cell table:number-columns-repeated="1017"/>
        </table:table-row>
        <table:table-row table:style-name="ro1">
          <table:table-cell/>
          <table:table-cell table:formula="of:=[.B452]+1" office:value-type="float" office:value="451" calcext:value-type="float">
            <text:p>451</text:p>
          </table:table-cell>
          <table:table-cell table:formula="of:=TRUNC([.B453]/2)*[.$A$2]" office:value-type="float" office:value="72000" calcext:value-type="float">
            <text:p>72000</text:p>
          </table:table-cell>
          <table:table-cell table:formula="of:=BASE([.C453];2;16)" office:value-type="string" office:string-value="10001100101000000" calcext:value-type="string">
            <text:p>10001100101000000</text:p>
          </table:table-cell>
          <table:table-cell/>
          <table:table-cell table:formula="of:=[.C453]+[.$A$2]-1" office:value-type="float" office:value="72319" calcext:value-type="float">
            <text:p>72319</text:p>
          </table:table-cell>
          <table:table-cell table:style-name="ce2" table:formula="of:=BASE([.F453];2;16)" office:value-type="string" office:string-value="10001101001111111" calcext:value-type="string">
            <text:p>10001101001111111</text:p>
          </table:table-cell>
          <table:table-cell table:number-columns-repeated="1017"/>
        </table:table-row>
        <table:table-row table:style-name="ro1">
          <table:table-cell/>
          <table:table-cell table:formula="of:=[.B453]+1" office:value-type="float" office:value="452" calcext:value-type="float">
            <text:p>452</text:p>
          </table:table-cell>
          <table:table-cell table:formula="of:=TRUNC([.B454]/2)*[.$A$2]" office:value-type="float" office:value="72320" calcext:value-type="float">
            <text:p>72320</text:p>
          </table:table-cell>
          <table:table-cell table:formula="of:=BASE([.C454];2;16)" office:value-type="string" office:string-value="10001101010000000" calcext:value-type="string">
            <text:p>10001101010000000</text:p>
          </table:table-cell>
          <table:table-cell/>
          <table:table-cell table:formula="of:=[.C454]+[.$A$2]-1" office:value-type="float" office:value="72639" calcext:value-type="float">
            <text:p>72639</text:p>
          </table:table-cell>
          <table:table-cell table:style-name="ce2" table:formula="of:=BASE([.F454];2;16)" office:value-type="string" office:string-value="10001101110111111" calcext:value-type="string">
            <text:p>10001101110111111</text:p>
          </table:table-cell>
          <table:table-cell table:number-columns-repeated="1017"/>
        </table:table-row>
        <table:table-row table:style-name="ro1">
          <table:table-cell/>
          <table:table-cell table:formula="of:=[.B454]+1" office:value-type="float" office:value="453" calcext:value-type="float">
            <text:p>453</text:p>
          </table:table-cell>
          <table:table-cell table:formula="of:=TRUNC([.B455]/2)*[.$A$2]" office:value-type="float" office:value="72320" calcext:value-type="float">
            <text:p>72320</text:p>
          </table:table-cell>
          <table:table-cell table:formula="of:=BASE([.C455];2;16)" office:value-type="string" office:string-value="10001101010000000" calcext:value-type="string">
            <text:p>10001101010000000</text:p>
          </table:table-cell>
          <table:table-cell/>
          <table:table-cell table:formula="of:=[.C455]+[.$A$2]-1" office:value-type="float" office:value="72639" calcext:value-type="float">
            <text:p>72639</text:p>
          </table:table-cell>
          <table:table-cell table:style-name="ce2" table:formula="of:=BASE([.F455];2;16)" office:value-type="string" office:string-value="10001101110111111" calcext:value-type="string">
            <text:p>10001101110111111</text:p>
          </table:table-cell>
          <table:table-cell table:number-columns-repeated="1017"/>
        </table:table-row>
        <table:table-row table:style-name="ro1">
          <table:table-cell/>
          <table:table-cell table:formula="of:=[.B455]+1" office:value-type="float" office:value="454" calcext:value-type="float">
            <text:p>454</text:p>
          </table:table-cell>
          <table:table-cell table:formula="of:=TRUNC([.B456]/2)*[.$A$2]" office:value-type="float" office:value="72640" calcext:value-type="float">
            <text:p>72640</text:p>
          </table:table-cell>
          <table:table-cell table:formula="of:=BASE([.C456];2;16)" office:value-type="string" office:string-value="10001101111000000" calcext:value-type="string">
            <text:p>10001101111000000</text:p>
          </table:table-cell>
          <table:table-cell/>
          <table:table-cell table:formula="of:=[.C456]+[.$A$2]-1" office:value-type="float" office:value="72959" calcext:value-type="float">
            <text:p>72959</text:p>
          </table:table-cell>
          <table:table-cell table:style-name="ce2" table:formula="of:=BASE([.F456];2;16)" office:value-type="string" office:string-value="10001110011111111" calcext:value-type="string">
            <text:p>10001110011111111</text:p>
          </table:table-cell>
          <table:table-cell table:number-columns-repeated="1017"/>
        </table:table-row>
        <table:table-row table:style-name="ro1">
          <table:table-cell/>
          <table:table-cell table:formula="of:=[.B456]+1" office:value-type="float" office:value="455" calcext:value-type="float">
            <text:p>455</text:p>
          </table:table-cell>
          <table:table-cell table:formula="of:=TRUNC([.B457]/2)*[.$A$2]" office:value-type="float" office:value="72640" calcext:value-type="float">
            <text:p>72640</text:p>
          </table:table-cell>
          <table:table-cell table:formula="of:=BASE([.C457];2;16)" office:value-type="string" office:string-value="10001101111000000" calcext:value-type="string">
            <text:p>10001101111000000</text:p>
          </table:table-cell>
          <table:table-cell/>
          <table:table-cell table:formula="of:=[.C457]+[.$A$2]-1" office:value-type="float" office:value="72959" calcext:value-type="float">
            <text:p>72959</text:p>
          </table:table-cell>
          <table:table-cell table:style-name="ce2" table:formula="of:=BASE([.F457];2;16)" office:value-type="string" office:string-value="10001110011111111" calcext:value-type="string">
            <text:p>10001110011111111</text:p>
          </table:table-cell>
          <table:table-cell table:number-columns-repeated="1017"/>
        </table:table-row>
        <table:table-row table:style-name="ro1">
          <table:table-cell/>
          <table:table-cell table:formula="of:=[.B457]+1" office:value-type="float" office:value="456" calcext:value-type="float">
            <text:p>456</text:p>
          </table:table-cell>
          <table:table-cell table:formula="of:=TRUNC([.B458]/2)*[.$A$2]" office:value-type="float" office:value="72960" calcext:value-type="float">
            <text:p>72960</text:p>
          </table:table-cell>
          <table:table-cell table:formula="of:=BASE([.C458];2;16)" office:value-type="string" office:string-value="10001110100000000" calcext:value-type="string">
            <text:p>10001110100000000</text:p>
          </table:table-cell>
          <table:table-cell/>
          <table:table-cell table:formula="of:=[.C458]+[.$A$2]-1" office:value-type="float" office:value="73279" calcext:value-type="float">
            <text:p>73279</text:p>
          </table:table-cell>
          <table:table-cell table:style-name="ce2" table:formula="of:=BASE([.F458];2;16)" office:value-type="string" office:string-value="10001111000111111" calcext:value-type="string">
            <text:p>10001111000111111</text:p>
          </table:table-cell>
          <table:table-cell table:number-columns-repeated="1017"/>
        </table:table-row>
        <table:table-row table:style-name="ro1">
          <table:table-cell/>
          <table:table-cell table:formula="of:=[.B458]+1" office:value-type="float" office:value="457" calcext:value-type="float">
            <text:p>457</text:p>
          </table:table-cell>
          <table:table-cell table:formula="of:=TRUNC([.B459]/2)*[.$A$2]" office:value-type="float" office:value="72960" calcext:value-type="float">
            <text:p>72960</text:p>
          </table:table-cell>
          <table:table-cell table:formula="of:=BASE([.C459];2;16)" office:value-type="string" office:string-value="10001110100000000" calcext:value-type="string">
            <text:p>10001110100000000</text:p>
          </table:table-cell>
          <table:table-cell/>
          <table:table-cell table:formula="of:=[.C459]+[.$A$2]-1" office:value-type="float" office:value="73279" calcext:value-type="float">
            <text:p>73279</text:p>
          </table:table-cell>
          <table:table-cell table:style-name="ce2" table:formula="of:=BASE([.F459];2;16)" office:value-type="string" office:string-value="10001111000111111" calcext:value-type="string">
            <text:p>10001111000111111</text:p>
          </table:table-cell>
          <table:table-cell table:number-columns-repeated="1017"/>
        </table:table-row>
        <table:table-row table:style-name="ro1">
          <table:table-cell/>
          <table:table-cell table:formula="of:=[.B459]+1" office:value-type="float" office:value="458" calcext:value-type="float">
            <text:p>458</text:p>
          </table:table-cell>
          <table:table-cell table:formula="of:=TRUNC([.B460]/2)*[.$A$2]" office:value-type="float" office:value="73280" calcext:value-type="float">
            <text:p>73280</text:p>
          </table:table-cell>
          <table:table-cell table:formula="of:=BASE([.C460];2;16)" office:value-type="string" office:string-value="10001111001000000" calcext:value-type="string">
            <text:p>10001111001000000</text:p>
          </table:table-cell>
          <table:table-cell/>
          <table:table-cell table:formula="of:=[.C460]+[.$A$2]-1" office:value-type="float" office:value="73599" calcext:value-type="float">
            <text:p>73599</text:p>
          </table:table-cell>
          <table:table-cell table:style-name="ce2" table:formula="of:=BASE([.F460];2;16)" office:value-type="string" office:string-value="10001111101111111" calcext:value-type="string">
            <text:p>10001111101111111</text:p>
          </table:table-cell>
          <table:table-cell table:number-columns-repeated="1017"/>
        </table:table-row>
        <table:table-row table:style-name="ro1">
          <table:table-cell/>
          <table:table-cell table:formula="of:=[.B460]+1" office:value-type="float" office:value="459" calcext:value-type="float">
            <text:p>459</text:p>
          </table:table-cell>
          <table:table-cell table:formula="of:=TRUNC([.B461]/2)*[.$A$2]" office:value-type="float" office:value="73280" calcext:value-type="float">
            <text:p>73280</text:p>
          </table:table-cell>
          <table:table-cell table:formula="of:=BASE([.C461];2;16)" office:value-type="string" office:string-value="10001111001000000" calcext:value-type="string">
            <text:p>10001111001000000</text:p>
          </table:table-cell>
          <table:table-cell/>
          <table:table-cell table:formula="of:=[.C461]+[.$A$2]-1" office:value-type="float" office:value="73599" calcext:value-type="float">
            <text:p>73599</text:p>
          </table:table-cell>
          <table:table-cell table:style-name="ce2" table:formula="of:=BASE([.F461];2;16)" office:value-type="string" office:string-value="10001111101111111" calcext:value-type="string">
            <text:p>10001111101111111</text:p>
          </table:table-cell>
          <table:table-cell table:number-columns-repeated="1017"/>
        </table:table-row>
        <table:table-row table:style-name="ro1">
          <table:table-cell/>
          <table:table-cell table:formula="of:=[.B461]+1" office:value-type="float" office:value="460" calcext:value-type="float">
            <text:p>460</text:p>
          </table:table-cell>
          <table:table-cell table:formula="of:=TRUNC([.B462]/2)*[.$A$2]" office:value-type="float" office:value="73600" calcext:value-type="float">
            <text:p>73600</text:p>
          </table:table-cell>
          <table:table-cell table:formula="of:=BASE([.C462];2;16)" office:value-type="string" office:string-value="10001111110000000" calcext:value-type="string">
            <text:p>10001111110000000</text:p>
          </table:table-cell>
          <table:table-cell/>
          <table:table-cell table:formula="of:=[.C462]+[.$A$2]-1" office:value-type="float" office:value="73919" calcext:value-type="float">
            <text:p>73919</text:p>
          </table:table-cell>
          <table:table-cell table:style-name="ce2" table:formula="of:=BASE([.F462];2;16)" office:value-type="string" office:string-value="10010000010111111" calcext:value-type="string">
            <text:p>10010000010111111</text:p>
          </table:table-cell>
          <table:table-cell table:number-columns-repeated="1017"/>
        </table:table-row>
        <table:table-row table:style-name="ro1">
          <table:table-cell/>
          <table:table-cell table:formula="of:=[.B462]+1" office:value-type="float" office:value="461" calcext:value-type="float">
            <text:p>461</text:p>
          </table:table-cell>
          <table:table-cell table:formula="of:=TRUNC([.B463]/2)*[.$A$2]" office:value-type="float" office:value="73600" calcext:value-type="float">
            <text:p>73600</text:p>
          </table:table-cell>
          <table:table-cell table:formula="of:=BASE([.C463];2;16)" office:value-type="string" office:string-value="10001111110000000" calcext:value-type="string">
            <text:p>10001111110000000</text:p>
          </table:table-cell>
          <table:table-cell/>
          <table:table-cell table:formula="of:=[.C463]+[.$A$2]-1" office:value-type="float" office:value="73919" calcext:value-type="float">
            <text:p>73919</text:p>
          </table:table-cell>
          <table:table-cell table:style-name="ce2" table:formula="of:=BASE([.F463];2;16)" office:value-type="string" office:string-value="10010000010111111" calcext:value-type="string">
            <text:p>10010000010111111</text:p>
          </table:table-cell>
          <table:table-cell table:number-columns-repeated="1017"/>
        </table:table-row>
        <table:table-row table:style-name="ro1">
          <table:table-cell/>
          <table:table-cell table:formula="of:=[.B463]+1" office:value-type="float" office:value="462" calcext:value-type="float">
            <text:p>462</text:p>
          </table:table-cell>
          <table:table-cell table:formula="of:=TRUNC([.B464]/2)*[.$A$2]" office:value-type="float" office:value="73920" calcext:value-type="float">
            <text:p>73920</text:p>
          </table:table-cell>
          <table:table-cell table:formula="of:=BASE([.C464];2;16)" office:value-type="string" office:string-value="10010000011000000" calcext:value-type="string">
            <text:p>10010000011000000</text:p>
          </table:table-cell>
          <table:table-cell/>
          <table:table-cell table:formula="of:=[.C464]+[.$A$2]-1" office:value-type="float" office:value="74239" calcext:value-type="float">
            <text:p>74239</text:p>
          </table:table-cell>
          <table:table-cell table:style-name="ce2" table:formula="of:=BASE([.F464];2;16)" office:value-type="string" office:string-value="10010000111111111" calcext:value-type="string">
            <text:p>10010000111111111</text:p>
          </table:table-cell>
          <table:table-cell table:number-columns-repeated="1017"/>
        </table:table-row>
        <table:table-row table:style-name="ro1">
          <table:table-cell/>
          <table:table-cell table:formula="of:=[.B464]+1" office:value-type="float" office:value="463" calcext:value-type="float">
            <text:p>463</text:p>
          </table:table-cell>
          <table:table-cell table:formula="of:=TRUNC([.B465]/2)*[.$A$2]" office:value-type="float" office:value="73920" calcext:value-type="float">
            <text:p>73920</text:p>
          </table:table-cell>
          <table:table-cell table:formula="of:=BASE([.C465];2;16)" office:value-type="string" office:string-value="10010000011000000" calcext:value-type="string">
            <text:p>10010000011000000</text:p>
          </table:table-cell>
          <table:table-cell/>
          <table:table-cell table:formula="of:=[.C465]+[.$A$2]-1" office:value-type="float" office:value="74239" calcext:value-type="float">
            <text:p>74239</text:p>
          </table:table-cell>
          <table:table-cell table:style-name="ce2" table:formula="of:=BASE([.F465];2;16)" office:value-type="string" office:string-value="10010000111111111" calcext:value-type="string">
            <text:p>10010000111111111</text:p>
          </table:table-cell>
          <table:table-cell table:number-columns-repeated="1017"/>
        </table:table-row>
        <table:table-row table:style-name="ro1">
          <table:table-cell/>
          <table:table-cell table:formula="of:=[.B465]+1" office:value-type="float" office:value="464" calcext:value-type="float">
            <text:p>464</text:p>
          </table:table-cell>
          <table:table-cell table:formula="of:=TRUNC([.B466]/2)*[.$A$2]" office:value-type="float" office:value="74240" calcext:value-type="float">
            <text:p>74240</text:p>
          </table:table-cell>
          <table:table-cell table:formula="of:=BASE([.C466];2;16)" office:value-type="string" office:string-value="10010001000000000" calcext:value-type="string">
            <text:p>10010001000000000</text:p>
          </table:table-cell>
          <table:table-cell/>
          <table:table-cell table:formula="of:=[.C466]+[.$A$2]-1" office:value-type="float" office:value="74559" calcext:value-type="float">
            <text:p>74559</text:p>
          </table:table-cell>
          <table:table-cell table:style-name="ce2" table:formula="of:=BASE([.F466];2;16)" office:value-type="string" office:string-value="10010001100111111" calcext:value-type="string">
            <text:p>10010001100111111</text:p>
          </table:table-cell>
          <table:table-cell table:number-columns-repeated="1017"/>
        </table:table-row>
        <table:table-row table:style-name="ro1">
          <table:table-cell/>
          <table:table-cell table:formula="of:=[.B466]+1" office:value-type="float" office:value="465" calcext:value-type="float">
            <text:p>465</text:p>
          </table:table-cell>
          <table:table-cell table:formula="of:=TRUNC([.B467]/2)*[.$A$2]" office:value-type="float" office:value="74240" calcext:value-type="float">
            <text:p>74240</text:p>
          </table:table-cell>
          <table:table-cell table:formula="of:=BASE([.C467];2;16)" office:value-type="string" office:string-value="10010001000000000" calcext:value-type="string">
            <text:p>10010001000000000</text:p>
          </table:table-cell>
          <table:table-cell/>
          <table:table-cell table:formula="of:=[.C467]+[.$A$2]-1" office:value-type="float" office:value="74559" calcext:value-type="float">
            <text:p>74559</text:p>
          </table:table-cell>
          <table:table-cell table:style-name="ce2" table:formula="of:=BASE([.F467];2;16)" office:value-type="string" office:string-value="10010001100111111" calcext:value-type="string">
            <text:p>10010001100111111</text:p>
          </table:table-cell>
          <table:table-cell table:number-columns-repeated="1017"/>
        </table:table-row>
        <table:table-row table:style-name="ro1">
          <table:table-cell/>
          <table:table-cell table:formula="of:=[.B467]+1" office:value-type="float" office:value="466" calcext:value-type="float">
            <text:p>466</text:p>
          </table:table-cell>
          <table:table-cell table:formula="of:=TRUNC([.B468]/2)*[.$A$2]" office:value-type="float" office:value="74560" calcext:value-type="float">
            <text:p>74560</text:p>
          </table:table-cell>
          <table:table-cell table:formula="of:=BASE([.C468];2;16)" office:value-type="string" office:string-value="10010001101000000" calcext:value-type="string">
            <text:p>10010001101000000</text:p>
          </table:table-cell>
          <table:table-cell/>
          <table:table-cell table:formula="of:=[.C468]+[.$A$2]-1" office:value-type="float" office:value="74879" calcext:value-type="float">
            <text:p>74879</text:p>
          </table:table-cell>
          <table:table-cell table:style-name="ce2" table:formula="of:=BASE([.F468];2;16)" office:value-type="string" office:string-value="10010010001111111" calcext:value-type="string">
            <text:p>10010010001111111</text:p>
          </table:table-cell>
          <table:table-cell table:number-columns-repeated="1017"/>
        </table:table-row>
        <table:table-row table:style-name="ro1">
          <table:table-cell/>
          <table:table-cell table:formula="of:=[.B468]+1" office:value-type="float" office:value="467" calcext:value-type="float">
            <text:p>467</text:p>
          </table:table-cell>
          <table:table-cell table:formula="of:=TRUNC([.B469]/2)*[.$A$2]" office:value-type="float" office:value="74560" calcext:value-type="float">
            <text:p>74560</text:p>
          </table:table-cell>
          <table:table-cell table:formula="of:=BASE([.C469];2;16)" office:value-type="string" office:string-value="10010001101000000" calcext:value-type="string">
            <text:p>10010001101000000</text:p>
          </table:table-cell>
          <table:table-cell/>
          <table:table-cell table:formula="of:=[.C469]+[.$A$2]-1" office:value-type="float" office:value="74879" calcext:value-type="float">
            <text:p>74879</text:p>
          </table:table-cell>
          <table:table-cell table:style-name="ce2" table:formula="of:=BASE([.F469];2;16)" office:value-type="string" office:string-value="10010010001111111" calcext:value-type="string">
            <text:p>10010010001111111</text:p>
          </table:table-cell>
          <table:table-cell table:number-columns-repeated="1017"/>
        </table:table-row>
        <table:table-row table:style-name="ro1">
          <table:table-cell/>
          <table:table-cell table:formula="of:=[.B469]+1" office:value-type="float" office:value="468" calcext:value-type="float">
            <text:p>468</text:p>
          </table:table-cell>
          <table:table-cell table:formula="of:=TRUNC([.B470]/2)*[.$A$2]" office:value-type="float" office:value="74880" calcext:value-type="float">
            <text:p>74880</text:p>
          </table:table-cell>
          <table:table-cell table:formula="of:=BASE([.C470];2;16)" office:value-type="string" office:string-value="10010010010000000" calcext:value-type="string">
            <text:p>10010010010000000</text:p>
          </table:table-cell>
          <table:table-cell/>
          <table:table-cell table:formula="of:=[.C470]+[.$A$2]-1" office:value-type="float" office:value="75199" calcext:value-type="float">
            <text:p>75199</text:p>
          </table:table-cell>
          <table:table-cell table:style-name="ce2" table:formula="of:=BASE([.F470];2;16)" office:value-type="string" office:string-value="10010010110111111" calcext:value-type="string">
            <text:p>10010010110111111</text:p>
          </table:table-cell>
          <table:table-cell table:number-columns-repeated="1017"/>
        </table:table-row>
        <table:table-row table:style-name="ro1">
          <table:table-cell/>
          <table:table-cell table:formula="of:=[.B470]+1" office:value-type="float" office:value="469" calcext:value-type="float">
            <text:p>469</text:p>
          </table:table-cell>
          <table:table-cell table:formula="of:=TRUNC([.B471]/2)*[.$A$2]" office:value-type="float" office:value="74880" calcext:value-type="float">
            <text:p>74880</text:p>
          </table:table-cell>
          <table:table-cell table:formula="of:=BASE([.C471];2;16)" office:value-type="string" office:string-value="10010010010000000" calcext:value-type="string">
            <text:p>10010010010000000</text:p>
          </table:table-cell>
          <table:table-cell/>
          <table:table-cell table:formula="of:=[.C471]+[.$A$2]-1" office:value-type="float" office:value="75199" calcext:value-type="float">
            <text:p>75199</text:p>
          </table:table-cell>
          <table:table-cell table:style-name="ce2" table:formula="of:=BASE([.F471];2;16)" office:value-type="string" office:string-value="10010010110111111" calcext:value-type="string">
            <text:p>10010010110111111</text:p>
          </table:table-cell>
          <table:table-cell table:number-columns-repeated="1017"/>
        </table:table-row>
        <table:table-row table:style-name="ro1">
          <table:table-cell/>
          <table:table-cell table:formula="of:=[.B471]+1" office:value-type="float" office:value="470" calcext:value-type="float">
            <text:p>470</text:p>
          </table:table-cell>
          <table:table-cell table:formula="of:=TRUNC([.B472]/2)*[.$A$2]" office:value-type="float" office:value="75200" calcext:value-type="float">
            <text:p>75200</text:p>
          </table:table-cell>
          <table:table-cell table:formula="of:=BASE([.C472];2;16)" office:value-type="string" office:string-value="10010010111000000" calcext:value-type="string">
            <text:p>10010010111000000</text:p>
          </table:table-cell>
          <table:table-cell/>
          <table:table-cell table:formula="of:=[.C472]+[.$A$2]-1" office:value-type="float" office:value="75519" calcext:value-type="float">
            <text:p>75519</text:p>
          </table:table-cell>
          <table:table-cell table:style-name="ce2" table:formula="of:=BASE([.F472];2;16)" office:value-type="string" office:string-value="10010011011111111" calcext:value-type="string">
            <text:p>10010011011111111</text:p>
          </table:table-cell>
          <table:table-cell table:number-columns-repeated="1017"/>
        </table:table-row>
        <table:table-row table:style-name="ro1">
          <table:table-cell/>
          <table:table-cell table:formula="of:=[.B472]+1" office:value-type="float" office:value="471" calcext:value-type="float">
            <text:p>471</text:p>
          </table:table-cell>
          <table:table-cell table:formula="of:=TRUNC([.B473]/2)*[.$A$2]" office:value-type="float" office:value="75200" calcext:value-type="float">
            <text:p>75200</text:p>
          </table:table-cell>
          <table:table-cell table:formula="of:=BASE([.C473];2;16)" office:value-type="string" office:string-value="10010010111000000" calcext:value-type="string">
            <text:p>10010010111000000</text:p>
          </table:table-cell>
          <table:table-cell/>
          <table:table-cell table:formula="of:=[.C473]+[.$A$2]-1" office:value-type="float" office:value="75519" calcext:value-type="float">
            <text:p>75519</text:p>
          </table:table-cell>
          <table:table-cell table:style-name="ce2" table:formula="of:=BASE([.F473];2;16)" office:value-type="string" office:string-value="10010011011111111" calcext:value-type="string">
            <text:p>10010011011111111</text:p>
          </table:table-cell>
          <table:table-cell table:number-columns-repeated="1017"/>
        </table:table-row>
        <table:table-row table:style-name="ro1">
          <table:table-cell/>
          <table:table-cell table:formula="of:=[.B473]+1" office:value-type="float" office:value="472" calcext:value-type="float">
            <text:p>472</text:p>
          </table:table-cell>
          <table:table-cell table:formula="of:=TRUNC([.B474]/2)*[.$A$2]" office:value-type="float" office:value="75520" calcext:value-type="float">
            <text:p>75520</text:p>
          </table:table-cell>
          <table:table-cell table:formula="of:=BASE([.C474];2;16)" office:value-type="string" office:string-value="10010011100000000" calcext:value-type="string">
            <text:p>10010011100000000</text:p>
          </table:table-cell>
          <table:table-cell/>
          <table:table-cell table:formula="of:=[.C474]+[.$A$2]-1" office:value-type="float" office:value="75839" calcext:value-type="float">
            <text:p>75839</text:p>
          </table:table-cell>
          <table:table-cell table:style-name="ce2" table:formula="of:=BASE([.F474];2;16)" office:value-type="string" office:string-value="10010100000111111" calcext:value-type="string">
            <text:p>10010100000111111</text:p>
          </table:table-cell>
          <table:table-cell table:number-columns-repeated="1017"/>
        </table:table-row>
        <table:table-row table:style-name="ro1">
          <table:table-cell/>
          <table:table-cell table:formula="of:=[.B474]+1" office:value-type="float" office:value="473" calcext:value-type="float">
            <text:p>473</text:p>
          </table:table-cell>
          <table:table-cell table:formula="of:=TRUNC([.B475]/2)*[.$A$2]" office:value-type="float" office:value="75520" calcext:value-type="float">
            <text:p>75520</text:p>
          </table:table-cell>
          <table:table-cell table:formula="of:=BASE([.C475];2;16)" office:value-type="string" office:string-value="10010011100000000" calcext:value-type="string">
            <text:p>10010011100000000</text:p>
          </table:table-cell>
          <table:table-cell/>
          <table:table-cell table:formula="of:=[.C475]+[.$A$2]-1" office:value-type="float" office:value="75839" calcext:value-type="float">
            <text:p>75839</text:p>
          </table:table-cell>
          <table:table-cell table:style-name="ce2" table:formula="of:=BASE([.F475];2;16)" office:value-type="string" office:string-value="10010100000111111" calcext:value-type="string">
            <text:p>10010100000111111</text:p>
          </table:table-cell>
          <table:table-cell table:number-columns-repeated="1017"/>
        </table:table-row>
        <table:table-row table:style-name="ro1">
          <table:table-cell/>
          <table:table-cell table:formula="of:=[.B475]+1" office:value-type="float" office:value="474" calcext:value-type="float">
            <text:p>474</text:p>
          </table:table-cell>
          <table:table-cell table:formula="of:=TRUNC([.B476]/2)*[.$A$2]" office:value-type="float" office:value="75840" calcext:value-type="float">
            <text:p>75840</text:p>
          </table:table-cell>
          <table:table-cell table:formula="of:=BASE([.C476];2;16)" office:value-type="string" office:string-value="10010100001000000" calcext:value-type="string">
            <text:p>10010100001000000</text:p>
          </table:table-cell>
          <table:table-cell/>
          <table:table-cell table:formula="of:=[.C476]+[.$A$2]-1" office:value-type="float" office:value="76159" calcext:value-type="float">
            <text:p>76159</text:p>
          </table:table-cell>
          <table:table-cell table:style-name="ce2" table:formula="of:=BASE([.F476];2;16)" office:value-type="string" office:string-value="10010100101111111" calcext:value-type="string">
            <text:p>10010100101111111</text:p>
          </table:table-cell>
          <table:table-cell table:number-columns-repeated="1017"/>
        </table:table-row>
        <table:table-row table:style-name="ro1">
          <table:table-cell/>
          <table:table-cell table:formula="of:=[.B476]+1" office:value-type="float" office:value="475" calcext:value-type="float">
            <text:p>475</text:p>
          </table:table-cell>
          <table:table-cell table:formula="of:=TRUNC([.B477]/2)*[.$A$2]" office:value-type="float" office:value="75840" calcext:value-type="float">
            <text:p>75840</text:p>
          </table:table-cell>
          <table:table-cell table:formula="of:=BASE([.C477];2;16)" office:value-type="string" office:string-value="10010100001000000" calcext:value-type="string">
            <text:p>10010100001000000</text:p>
          </table:table-cell>
          <table:table-cell/>
          <table:table-cell table:formula="of:=[.C477]+[.$A$2]-1" office:value-type="float" office:value="76159" calcext:value-type="float">
            <text:p>76159</text:p>
          </table:table-cell>
          <table:table-cell table:style-name="ce2" table:formula="of:=BASE([.F477];2;16)" office:value-type="string" office:string-value="10010100101111111" calcext:value-type="string">
            <text:p>10010100101111111</text:p>
          </table:table-cell>
          <table:table-cell table:number-columns-repeated="1017"/>
        </table:table-row>
        <table:table-row table:style-name="ro1">
          <table:table-cell/>
          <table:table-cell table:formula="of:=[.B477]+1" office:value-type="float" office:value="476" calcext:value-type="float">
            <text:p>476</text:p>
          </table:table-cell>
          <table:table-cell table:formula="of:=TRUNC([.B478]/2)*[.$A$2]" office:value-type="float" office:value="76160" calcext:value-type="float">
            <text:p>76160</text:p>
          </table:table-cell>
          <table:table-cell table:formula="of:=BASE([.C478];2;16)" office:value-type="string" office:string-value="10010100110000000" calcext:value-type="string">
            <text:p>10010100110000000</text:p>
          </table:table-cell>
          <table:table-cell/>
          <table:table-cell table:formula="of:=[.C478]+[.$A$2]-1" office:value-type="float" office:value="76479" calcext:value-type="float">
            <text:p>76479</text:p>
          </table:table-cell>
          <table:table-cell table:style-name="ce2" table:formula="of:=BASE([.F478];2;16)" office:value-type="string" office:string-value="10010101010111111" calcext:value-type="string">
            <text:p>10010101010111111</text:p>
          </table:table-cell>
          <table:table-cell table:number-columns-repeated="1017"/>
        </table:table-row>
        <table:table-row table:style-name="ro1">
          <table:table-cell/>
          <table:table-cell table:formula="of:=[.B478]+1" office:value-type="float" office:value="477" calcext:value-type="float">
            <text:p>477</text:p>
          </table:table-cell>
          <table:table-cell table:formula="of:=TRUNC([.B479]/2)*[.$A$2]" office:value-type="float" office:value="76160" calcext:value-type="float">
            <text:p>76160</text:p>
          </table:table-cell>
          <table:table-cell table:formula="of:=BASE([.C479];2;16)" office:value-type="string" office:string-value="10010100110000000" calcext:value-type="string">
            <text:p>10010100110000000</text:p>
          </table:table-cell>
          <table:table-cell/>
          <table:table-cell table:formula="of:=[.C479]+[.$A$2]-1" office:value-type="float" office:value="76479" calcext:value-type="float">
            <text:p>76479</text:p>
          </table:table-cell>
          <table:table-cell table:style-name="ce2" table:formula="of:=BASE([.F479];2;16)" office:value-type="string" office:string-value="10010101010111111" calcext:value-type="string">
            <text:p>10010101010111111</text:p>
          </table:table-cell>
          <table:table-cell table:number-columns-repeated="1017"/>
        </table:table-row>
        <table:table-row table:style-name="ro1">
          <table:table-cell/>
          <table:table-cell table:formula="of:=[.B479]+1" office:value-type="float" office:value="478" calcext:value-type="float">
            <text:p>478</text:p>
          </table:table-cell>
          <table:table-cell table:formula="of:=TRUNC([.B480]/2)*[.$A$2]" office:value-type="float" office:value="76480" calcext:value-type="float">
            <text:p>76480</text:p>
          </table:table-cell>
          <table:table-cell table:formula="of:=BASE([.C480];2;16)" office:value-type="string" office:string-value="10010101011000000" calcext:value-type="string">
            <text:p>10010101011000000</text:p>
          </table:table-cell>
          <table:table-cell/>
          <table:table-cell table:formula="of:=[.C480]+[.$A$2]-1" office:value-type="float" office:value="76799" calcext:value-type="float">
            <text:p>76799</text:p>
          </table:table-cell>
          <table:table-cell table:style-name="ce2" table:formula="of:=BASE([.F480];2;16)" office:value-type="string" office:string-value="10010101111111111" calcext:value-type="string">
            <text:p>10010101111111111</text:p>
          </table:table-cell>
          <table:table-cell table:number-columns-repeated="1017"/>
        </table:table-row>
        <table:table-row table:style-name="ro1" table:number-rows-repeated="10480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5T10:26:07.502000000</meta:creation-date>
    <dc:date>2024-04-05T10:48:12.254000000</dc:date>
    <meta:editing-duration>PT1M44S</meta:editing-duration>
    <meta:editing-cycles>1</meta:editing-cycles>
    <meta:document-statistic meta:table-count="1" meta:cell-count="2403" meta:object-count="0"/>
    <meta:generator>LibreOffice/7.3.4.2$Windows_X86_64 LibreOffice_project/728fec16bd5f605073805c3c9e7c4212a0120dc5</meta:generator>
  </office:meta>
</office:document-meta>
</file>